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130ee"/>
    </style:style>
    <style:style style:name="P2" style:family="paragraph" style:parent-style-name="Text_20_body">
      <style:text-properties officeooo:rsid="0010fb0d" officeooo:paragraph-rsid="0010fb0d"/>
    </style:style>
    <style:style style:name="P3" style:family="paragraph" style:parent-style-name="Text_20_body">
      <style:text-properties officeooo:rsid="0010fb0d" officeooo:paragraph-rsid="00122fa6"/>
    </style:style>
    <style:style style:name="P4" style:family="paragraph" style:parent-style-name="Text_20_body">
      <style:text-properties officeooo:rsid="0013c400" officeooo:paragraph-rsid="0013c400"/>
    </style:style>
    <style:style style:name="P5" style:family="paragraph" style:parent-style-name="Text_20_body">
      <style:text-properties officeooo:rsid="0013c400" officeooo:paragraph-rsid="0042039b"/>
    </style:style>
    <style:style style:name="P6" style:family="paragraph" style:parent-style-name="Text_20_body">
      <style:text-properties officeooo:rsid="001499dd" officeooo:paragraph-rsid="001499dd"/>
    </style:style>
    <style:style style:name="P7" style:family="paragraph" style:parent-style-name="Text_20_body">
      <style:text-properties officeooo:rsid="00122fa6" officeooo:paragraph-rsid="00122fa6"/>
    </style:style>
    <style:style style:name="P8" style:family="paragraph" style:parent-style-name="Text_20_body">
      <style:text-properties officeooo:paragraph-rsid="0029eb6d"/>
    </style:style>
    <style:style style:name="P9" style:family="paragraph" style:parent-style-name="Text_20_body">
      <style:text-properties officeooo:paragraph-rsid="002b2ee4"/>
    </style:style>
    <style:style style:name="P10" style:family="paragraph" style:parent-style-name="Text_20_body">
      <style:text-properties officeooo:rsid="00313446" officeooo:paragraph-rsid="00313446"/>
    </style:style>
    <style:style style:name="P11" style:family="paragraph" style:parent-style-name="Text_20_body">
      <style:text-properties officeooo:paragraph-rsid="00313446"/>
    </style:style>
    <style:style style:name="P12" style:family="paragraph" style:parent-style-name="Text_20_body">
      <style:text-properties officeooo:rsid="003d1257" officeooo:paragraph-rsid="003d1257"/>
    </style:style>
    <style:style style:name="P13" style:family="paragraph" style:parent-style-name="Text_20_body">
      <style:text-properties officeooo:paragraph-rsid="003d1257"/>
    </style:style>
    <style:style style:name="P14" style:family="paragraph" style:parent-style-name="Text_20_body">
      <style:text-properties officeooo:rsid="0042039b" officeooo:paragraph-rsid="0042039b"/>
    </style:style>
    <style:style style:name="P15" style:family="paragraph" style:parent-style-name="Text_20_body">
      <style:text-properties officeooo:rsid="002b2ee4" officeooo:paragraph-rsid="002b2ee4"/>
    </style:style>
    <style:style style:name="P16" style:family="paragraph" style:parent-style-name="Text_20_body">
      <style:text-properties officeooo:paragraph-rsid="0043ff87"/>
    </style:style>
    <style:style style:name="P17" style:family="paragraph" style:parent-style-name="Text_20_body">
      <style:text-properties officeooo:rsid="0043ff87" officeooo:paragraph-rsid="0043ff87"/>
    </style:style>
    <style:style style:name="P18" style:family="paragraph" style:parent-style-name="Text_20_body">
      <style:text-properties officeooo:paragraph-rsid="004a4584"/>
    </style:style>
    <style:style style:name="P19" style:family="paragraph" style:parent-style-name="Text_20_body">
      <style:text-properties officeooo:paragraph-rsid="005015b3"/>
    </style:style>
    <style:style style:name="P20" style:family="paragraph" style:parent-style-name="Text_20_body">
      <style:text-properties officeooo:rsid="005015b3" officeooo:paragraph-rsid="0051b04d"/>
    </style:style>
    <style:style style:name="P21" style:family="paragraph" style:parent-style-name="Text_20_body">
      <style:text-properties officeooo:paragraph-rsid="0051f709"/>
    </style:style>
    <style:style style:name="P22" style:family="paragraph" style:parent-style-name="Text_20_body">
      <style:text-properties officeooo:paragraph-rsid="00568538"/>
    </style:style>
    <style:style style:name="P23" style:family="paragraph" style:parent-style-name="Text_20_body">
      <style:text-properties officeooo:rsid="00570aa1" officeooo:paragraph-rsid="00570aa1"/>
    </style:style>
    <style:style style:name="P24" style:family="paragraph" style:parent-style-name="Text_20_body">
      <style:text-properties officeooo:rsid="00570aa1" officeooo:paragraph-rsid="0057123c"/>
    </style:style>
    <style:style style:name="P25" style:family="paragraph" style:parent-style-name="Text_20_body">
      <style:text-properties officeooo:paragraph-rsid="0057123c"/>
    </style:style>
    <style:style style:name="P26" style:family="paragraph" style:parent-style-name="Text_20_body">
      <style:text-properties officeooo:paragraph-rsid="0058a1df"/>
    </style:style>
    <style:style style:name="P27" style:family="paragraph" style:parent-style-name="Text_20_body">
      <style:text-properties officeooo:rsid="0058a1df" officeooo:paragraph-rsid="0058a1df"/>
    </style:style>
    <style:style style:name="P28" style:family="paragraph" style:parent-style-name="Text_20_body">
      <style:text-properties officeooo:rsid="005ad355" officeooo:paragraph-rsid="005ad355"/>
    </style:style>
    <style:style style:name="P29" style:family="paragraph" style:parent-style-name="Text_20_body">
      <style:text-properties officeooo:rsid="005e9d95" officeooo:paragraph-rsid="005e9d95"/>
    </style:style>
    <style:style style:name="P30" style:family="paragraph" style:parent-style-name="Text_20_body">
      <style:text-properties officeooo:rsid="005e9d95" officeooo:paragraph-rsid="007bd5eb"/>
    </style:style>
    <style:style style:name="P31" style:family="paragraph" style:parent-style-name="Text_20_body">
      <style:text-properties officeooo:rsid="005f9a91" officeooo:paragraph-rsid="005f9a91"/>
    </style:style>
    <style:style style:name="P32" style:family="paragraph" style:parent-style-name="Text_20_body">
      <style:text-properties officeooo:rsid="00604ad1" officeooo:paragraph-rsid="00604ad1"/>
    </style:style>
    <style:style style:name="P33" style:family="paragraph" style:parent-style-name="Text_20_body">
      <style:text-properties officeooo:rsid="00604ad1" officeooo:paragraph-rsid="00619175"/>
    </style:style>
    <style:style style:name="P34" style:family="paragraph" style:parent-style-name="Text_20_body">
      <style:text-properties officeooo:paragraph-rsid="00619175"/>
    </style:style>
    <style:style style:name="P35" style:family="paragraph" style:parent-style-name="Text_20_body">
      <style:text-properties officeooo:rsid="00619175" officeooo:paragraph-rsid="00619175"/>
    </style:style>
    <style:style style:name="P36" style:family="paragraph" style:parent-style-name="Text_20_body">
      <style:text-properties officeooo:paragraph-rsid="00635a7a"/>
    </style:style>
    <style:style style:name="P37" style:family="paragraph" style:parent-style-name="Text_20_body">
      <style:text-properties officeooo:paragraph-rsid="006602ff"/>
    </style:style>
    <style:style style:name="P38" style:family="paragraph" style:parent-style-name="Text_20_body">
      <style:text-properties officeooo:paragraph-rsid="00673f41"/>
    </style:style>
    <style:style style:name="P39" style:family="paragraph" style:parent-style-name="Text_20_body">
      <style:text-properties officeooo:rsid="0068529d" officeooo:paragraph-rsid="0068529d"/>
    </style:style>
    <style:style style:name="P40" style:family="paragraph" style:parent-style-name="Text_20_body">
      <style:text-properties officeooo:paragraph-rsid="0068529d"/>
    </style:style>
    <style:style style:name="P41" style:family="paragraph" style:parent-style-name="Text_20_body">
      <style:text-properties officeooo:rsid="006ec955" officeooo:paragraph-rsid="006ec955"/>
    </style:style>
    <style:style style:name="P42" style:family="paragraph" style:parent-style-name="Text_20_body">
      <style:text-properties officeooo:rsid="0070168a" officeooo:paragraph-rsid="0070168a"/>
    </style:style>
    <style:style style:name="P43" style:family="paragraph" style:parent-style-name="Text_20_body">
      <style:text-properties officeooo:rsid="0070168a" officeooo:paragraph-rsid="007779d2"/>
    </style:style>
    <style:style style:name="P44" style:family="paragraph" style:parent-style-name="Text_20_body">
      <style:text-properties officeooo:rsid="0068a506" officeooo:paragraph-rsid="0068a506"/>
    </style:style>
    <style:style style:name="P45" style:family="paragraph" style:parent-style-name="Text_20_body">
      <style:text-properties officeooo:rsid="007779d2" officeooo:paragraph-rsid="007779d2"/>
    </style:style>
    <style:style style:name="P46" style:family="paragraph" style:parent-style-name="Text_20_body">
      <style:text-properties officeooo:rsid="007779d2" officeooo:paragraph-rsid="00c4936f"/>
    </style:style>
    <style:style style:name="P47" style:family="paragraph" style:parent-style-name="Text_20_body">
      <style:text-properties officeooo:rsid="007779d2" officeooo:paragraph-rsid="00c63d55"/>
    </style:style>
    <style:style style:name="P48" style:family="paragraph" style:parent-style-name="Text_20_body">
      <style:text-properties officeooo:rsid="007779d2" officeooo:paragraph-rsid="00cefcf2"/>
    </style:style>
    <style:style style:name="P49" style:family="paragraph" style:parent-style-name="Text_20_body">
      <style:text-properties officeooo:rsid="007779d2" officeooo:paragraph-rsid="00cf365d"/>
    </style:style>
    <style:style style:name="P50" style:family="paragraph" style:parent-style-name="Text_20_body">
      <style:text-properties officeooo:rsid="007779d2" officeooo:paragraph-rsid="00cfc237"/>
    </style:style>
    <style:style style:name="P51" style:family="paragraph" style:parent-style-name="Text_20_body">
      <style:text-properties officeooo:rsid="007779d2" officeooo:paragraph-rsid="00d24cc4"/>
    </style:style>
    <style:style style:name="P52" style:family="paragraph" style:parent-style-name="Text_20_body">
      <style:text-properties officeooo:rsid="007779d2" officeooo:paragraph-rsid="00d2fda5"/>
    </style:style>
    <style:style style:name="P53" style:family="paragraph" style:parent-style-name="Text_20_body">
      <style:text-properties officeooo:rsid="007ab62e" officeooo:paragraph-rsid="007ab62e"/>
    </style:style>
    <style:style style:name="P54" style:family="paragraph" style:parent-style-name="Text_20_body">
      <style:text-properties officeooo:paragraph-rsid="007db556"/>
    </style:style>
    <style:style style:name="P55" style:family="paragraph" style:parent-style-name="Text_20_body">
      <style:text-properties officeooo:paragraph-rsid="007e44ea"/>
    </style:style>
    <style:style style:name="P56" style:family="paragraph" style:parent-style-name="Text_20_body">
      <style:text-properties officeooo:paragraph-rsid="007f7d38"/>
    </style:style>
    <style:style style:name="P57" style:family="paragraph" style:parent-style-name="Text_20_body">
      <style:text-properties officeooo:rsid="007f7d38" officeooo:paragraph-rsid="007f7d38"/>
    </style:style>
    <style:style style:name="P58" style:family="paragraph" style:parent-style-name="Text_20_body">
      <style:text-properties officeooo:paragraph-rsid="0081ca51"/>
    </style:style>
    <style:style style:name="P59" style:family="paragraph" style:parent-style-name="Text_20_body">
      <style:text-properties officeooo:paragraph-rsid="00837c87"/>
    </style:style>
    <style:style style:name="P60" style:family="paragraph" style:parent-style-name="Text_20_body">
      <style:text-properties officeooo:paragraph-rsid="00847254"/>
    </style:style>
    <style:style style:name="P61" style:family="paragraph" style:parent-style-name="Text_20_body">
      <style:text-properties officeooo:rsid="008585fe" officeooo:paragraph-rsid="008585fe"/>
    </style:style>
    <style:style style:name="P62" style:family="paragraph" style:parent-style-name="Text_20_body">
      <style:text-properties officeooo:paragraph-rsid="008585fe"/>
    </style:style>
    <style:style style:name="P63" style:family="paragraph" style:parent-style-name="Text_20_body">
      <style:text-properties officeooo:rsid="0086b1dd" officeooo:paragraph-rsid="0086b1dd"/>
    </style:style>
    <style:style style:name="P64" style:family="paragraph" style:parent-style-name="Text_20_body">
      <style:text-properties officeooo:paragraph-rsid="0086b1dd"/>
    </style:style>
    <style:style style:name="P65" style:family="paragraph" style:parent-style-name="Text_20_body">
      <style:text-properties officeooo:paragraph-rsid="008aaf02"/>
    </style:style>
    <style:style style:name="P66" style:family="paragraph" style:parent-style-name="Text_20_body">
      <style:text-properties officeooo:paragraph-rsid="008cabc7"/>
    </style:style>
    <style:style style:name="P67" style:family="paragraph" style:parent-style-name="Text_20_body">
      <style:text-properties officeooo:paragraph-rsid="0094fc21"/>
    </style:style>
    <style:style style:name="P68" style:family="paragraph" style:parent-style-name="Text_20_body">
      <style:text-properties officeooo:paragraph-rsid="00960b08"/>
    </style:style>
    <style:style style:name="P69" style:family="paragraph" style:parent-style-name="Text_20_body">
      <style:text-properties officeooo:paragraph-rsid="00962aec"/>
    </style:style>
    <style:style style:name="P70" style:family="paragraph" style:parent-style-name="Text_20_body">
      <style:text-properties officeooo:paragraph-rsid="009f40c8"/>
    </style:style>
    <style:style style:name="P71" style:family="paragraph" style:parent-style-name="Text_20_body">
      <style:text-properties officeooo:paragraph-rsid="00a740e2"/>
    </style:style>
    <style:style style:name="P72" style:family="paragraph" style:parent-style-name="Text_20_body">
      <style:text-properties officeooo:rsid="007db556" officeooo:paragraph-rsid="007db556"/>
    </style:style>
    <style:style style:name="P73" style:family="paragraph" style:parent-style-name="Text_20_body">
      <style:text-properties officeooo:rsid="008aaf02" officeooo:paragraph-rsid="008aaf02"/>
    </style:style>
    <style:style style:name="P74" style:family="paragraph" style:parent-style-name="Text_20_body">
      <style:text-properties officeooo:rsid="0094fc21" officeooo:paragraph-rsid="0094fc21"/>
    </style:style>
    <style:style style:name="P75" style:family="paragraph" style:parent-style-name="Text_20_body">
      <style:text-properties officeooo:rsid="00b39d41" officeooo:paragraph-rsid="00b39d41"/>
    </style:style>
    <style:style style:name="P76" style:family="paragraph" style:parent-style-name="Text_20_body">
      <style:text-properties officeooo:rsid="00b48b8c" officeooo:paragraph-rsid="00b48b8c"/>
    </style:style>
    <style:style style:name="P77" style:family="paragraph" style:parent-style-name="Text_20_body">
      <style:text-properties officeooo:rsid="00b48b8c" officeooo:paragraph-rsid="00d60ed9"/>
    </style:style>
    <style:style style:name="P78" style:family="paragraph" style:parent-style-name="Text_20_body">
      <style:text-properties officeooo:rsid="00b48b8c" officeooo:paragraph-rsid="00d77a23"/>
    </style:style>
    <style:style style:name="P79" style:family="paragraph" style:parent-style-name="Text_20_body">
      <style:text-properties officeooo:rsid="00b48b8c" officeooo:paragraph-rsid="00d8857c"/>
    </style:style>
    <style:style style:name="P80" style:family="paragraph" style:parent-style-name="Text_20_body">
      <style:text-properties officeooo:rsid="00b48b8c" officeooo:paragraph-rsid="00d8ede3"/>
    </style:style>
    <style:style style:name="P81" style:family="paragraph" style:parent-style-name="Text_20_body">
      <style:text-properties officeooo:rsid="00b48b8c" officeooo:paragraph-rsid="00da5e28"/>
    </style:style>
    <style:style style:name="P82" style:family="paragraph" style:parent-style-name="Text_20_body">
      <style:text-properties officeooo:rsid="00b48b8c" officeooo:paragraph-rsid="00dd8f99"/>
    </style:style>
    <style:style style:name="P83" style:family="paragraph" style:parent-style-name="Text_20_body">
      <style:text-properties officeooo:rsid="00b48b8c" officeooo:paragraph-rsid="00df1f6e"/>
    </style:style>
    <style:style style:name="P84" style:family="paragraph" style:parent-style-name="Text_20_body">
      <style:text-properties officeooo:rsid="00b48b8c" officeooo:paragraph-rsid="00e1fb44"/>
    </style:style>
    <style:style style:name="P85" style:family="paragraph" style:parent-style-name="Text_20_body">
      <style:text-properties officeooo:rsid="00b48b8c" officeooo:paragraph-rsid="00e34657"/>
    </style:style>
    <style:style style:name="P86" style:family="paragraph" style:parent-style-name="Text_20_body">
      <style:text-properties officeooo:rsid="00b86f09" officeooo:paragraph-rsid="00bb4343"/>
    </style:style>
    <style:style style:name="P87" style:family="paragraph" style:parent-style-name="Text_20_body">
      <style:text-properties officeooo:rsid="00beb855" officeooo:paragraph-rsid="00bb4343"/>
    </style:style>
    <style:style style:name="P88" style:family="paragraph" style:parent-style-name="Text_20_body">
      <style:text-properties officeooo:rsid="00c5056d" officeooo:paragraph-rsid="00bb4343"/>
    </style:style>
    <style:style style:name="P89" style:family="paragraph" style:parent-style-name="Text_20_body">
      <style:text-properties officeooo:rsid="00ca2be0" officeooo:paragraph-rsid="00bb4343"/>
    </style:style>
    <style:style style:name="P90" style:family="paragraph" style:parent-style-name="Text_20_body">
      <style:text-properties officeooo:rsid="00d3c663" officeooo:paragraph-rsid="00bb4343"/>
    </style:style>
    <style:style style:name="P91" style:family="paragraph" style:parent-style-name="Text_20_body">
      <style:text-properties officeooo:rsid="00d5bf4e" officeooo:paragraph-rsid="00bb4343"/>
    </style:style>
    <style:style style:name="P92" style:family="paragraph" style:parent-style-name="Text_20_body">
      <style:text-properties officeooo:rsid="00d78a87" officeooo:paragraph-rsid="00bb4343"/>
    </style:style>
    <style:style style:name="P93" style:family="paragraph" style:parent-style-name="Text_20_body">
      <style:text-properties officeooo:rsid="00dad434" officeooo:paragraph-rsid="00bb4343"/>
    </style:style>
    <style:style style:name="P94" style:family="paragraph" style:parent-style-name="Text_20_body">
      <style:text-properties officeooo:rsid="00dd97ba" officeooo:paragraph-rsid="00bb4343"/>
    </style:style>
    <style:style style:name="P95" style:family="paragraph" style:parent-style-name="Text_20_body">
      <style:text-properties officeooo:rsid="00e97094" officeooo:paragraph-rsid="00bb4343"/>
    </style:style>
    <style:style style:name="P96" style:family="paragraph" style:parent-style-name="Text_20_body">
      <style:text-properties officeooo:rsid="00eb0a66" officeooo:paragraph-rsid="00bb4343"/>
    </style:style>
    <style:style style:name="P97" style:family="paragraph" style:parent-style-name="Text_20_body">
      <style:text-properties officeooo:rsid="00ec64cd" officeooo:paragraph-rsid="00bb4343"/>
    </style:style>
    <style:style style:name="P98" style:family="paragraph" style:parent-style-name="Text_20_body">
      <style:text-properties officeooo:rsid="00edda53" officeooo:paragraph-rsid="00bb4343"/>
    </style:style>
    <style:style style:name="P99" style:family="paragraph" style:parent-style-name="Text_20_body">
      <style:text-properties officeooo:rsid="00ee0bfd" officeooo:paragraph-rsid="00bb4343"/>
    </style:style>
    <style:style style:name="P100" style:family="paragraph" style:parent-style-name="Text_20_body">
      <style:text-properties officeooo:rsid="00f5ac73" officeooo:paragraph-rsid="00bb4343"/>
    </style:style>
    <style:style style:name="P101" style:family="paragraph" style:parent-style-name="Text_20_body">
      <style:text-properties officeooo:rsid="00f03c0c" officeooo:paragraph-rsid="00bb4343"/>
    </style:style>
    <style:style style:name="P102" style:family="paragraph" style:parent-style-name="Text_20_body">
      <style:text-properties officeooo:rsid="00f1e6a6" officeooo:paragraph-rsid="00bb4343"/>
    </style:style>
    <style:style style:name="P103" style:family="paragraph" style:parent-style-name="Text_20_body">
      <style:text-properties officeooo:rsid="00f21ec1" officeooo:paragraph-rsid="00bb4343"/>
    </style:style>
    <style:style style:name="P104" style:family="paragraph" style:parent-style-name="Text_20_body">
      <style:text-properties officeooo:rsid="00f4506e" officeooo:paragraph-rsid="00bb4343"/>
    </style:style>
    <style:style style:name="P105" style:family="paragraph" style:parent-style-name="Text_20_body">
      <style:text-properties officeooo:rsid="00f46b16" officeooo:paragraph-rsid="00bb4343"/>
    </style:style>
    <style:style style:name="P106" style:family="paragraph" style:parent-style-name="Text_20_body">
      <style:text-properties officeooo:rsid="00f6408a" officeooo:paragraph-rsid="00bb4343"/>
    </style:style>
    <style:style style:name="P107" style:family="paragraph" style:parent-style-name="Text_20_body">
      <style:text-properties officeooo:rsid="00f7279a" officeooo:paragraph-rsid="00bb4343"/>
    </style:style>
    <style:style style:name="P108" style:family="paragraph" style:parent-style-name="Text_20_body">
      <style:text-properties officeooo:rsid="00f957b2" officeooo:paragraph-rsid="00bb4343"/>
    </style:style>
    <style:style style:name="P109" style:family="paragraph" style:parent-style-name="Text_20_body">
      <style:text-properties officeooo:rsid="00facce0" officeooo:paragraph-rsid="00bb4343"/>
    </style:style>
    <style:style style:name="P110" style:family="paragraph" style:parent-style-name="Text_20_body">
      <style:text-properties officeooo:rsid="00fc4485" officeooo:paragraph-rsid="00bb4343"/>
    </style:style>
    <style:style style:name="P111" style:family="paragraph" style:parent-style-name="Text_20_body">
      <style:text-properties officeooo:rsid="00fcbabc" officeooo:paragraph-rsid="00bb4343"/>
    </style:style>
    <style:style style:name="P112" style:family="paragraph" style:parent-style-name="Text_20_body">
      <style:text-properties officeooo:rsid="00fcbabc" officeooo:paragraph-rsid="00eb11e4"/>
    </style:style>
    <style:style style:name="P113" style:family="paragraph" style:parent-style-name="Text_20_body">
      <style:text-properties officeooo:rsid="00fdf993" officeooo:paragraph-rsid="00bb4343"/>
    </style:style>
    <style:style style:name="P114" style:family="paragraph" style:parent-style-name="Text_20_body">
      <style:text-properties officeooo:rsid="01004bcb" officeooo:paragraph-rsid="00bb4343"/>
    </style:style>
    <style:style style:name="P115" style:family="paragraph" style:parent-style-name="Text_20_body">
      <style:text-properties officeooo:rsid="0100fc62" officeooo:paragraph-rsid="00bb4343"/>
    </style:style>
    <style:style style:name="P116" style:family="paragraph" style:parent-style-name="Text_20_body">
      <style:text-properties officeooo:rsid="01032cf6" officeooo:paragraph-rsid="00bb4343"/>
    </style:style>
    <style:style style:name="P117" style:family="paragraph" style:parent-style-name="Text_20_body">
      <style:text-properties officeooo:rsid="010aac11" officeooo:paragraph-rsid="00bb4343"/>
    </style:style>
    <style:style style:name="P118" style:family="paragraph" style:parent-style-name="Text_20_body">
      <style:text-properties officeooo:rsid="010bca9c" officeooo:paragraph-rsid="00bb4343"/>
    </style:style>
    <style:style style:name="P119" style:family="paragraph" style:parent-style-name="Text_20_body">
      <style:text-properties officeooo:rsid="010d2437" officeooo:paragraph-rsid="00bb4343"/>
    </style:style>
    <style:style style:name="P120" style:family="paragraph" style:parent-style-name="Text_20_body">
      <style:text-properties officeooo:rsid="010f1532" officeooo:paragraph-rsid="00bb4343"/>
    </style:style>
    <style:style style:name="P121" style:family="paragraph" style:parent-style-name="Text_20_body">
      <style:text-properties officeooo:rsid="0111a45f" officeooo:paragraph-rsid="00bb4343"/>
    </style:style>
    <style:style style:name="P122" style:family="paragraph" style:parent-style-name="Text_20_body">
      <style:text-properties officeooo:rsid="01131d14" officeooo:paragraph-rsid="00bb4343"/>
    </style:style>
    <style:style style:name="P123" style:family="paragraph" style:parent-style-name="Text_20_body">
      <style:text-properties officeooo:rsid="0115a919" officeooo:paragraph-rsid="00bb4343"/>
    </style:style>
    <style:style style:name="P124" style:family="paragraph" style:parent-style-name="Text_20_body">
      <style:text-properties officeooo:rsid="0117a3c8" officeooo:paragraph-rsid="00bb4343"/>
    </style:style>
    <style:style style:name="P125" style:family="paragraph" style:parent-style-name="Text_20_body">
      <style:text-properties officeooo:rsid="011d2c5a" officeooo:paragraph-rsid="00bb4343"/>
    </style:style>
    <style:style style:name="P126" style:family="paragraph" style:parent-style-name="Text_20_body">
      <style:text-properties officeooo:rsid="011ebc43" officeooo:paragraph-rsid="00bb4343"/>
    </style:style>
    <style:style style:name="P127" style:family="paragraph" style:parent-style-name="Text_20_body">
      <style:text-properties officeooo:rsid="011e355d" officeooo:paragraph-rsid="00bb4343"/>
    </style:style>
    <style:style style:name="P128" style:family="paragraph" style:parent-style-name="Text_20_body">
      <style:text-properties officeooo:rsid="011efd3b" officeooo:paragraph-rsid="00bb4343"/>
    </style:style>
    <style:style style:name="P129" style:family="paragraph" style:parent-style-name="Text_20_body">
      <style:text-properties officeooo:rsid="011f5abe" officeooo:paragraph-rsid="00bb4343"/>
    </style:style>
    <style:style style:name="P130" style:family="paragraph" style:parent-style-name="Text_20_body">
      <style:text-properties officeooo:rsid="0125566c" officeooo:paragraph-rsid="00bb4343"/>
    </style:style>
    <style:style style:name="P131" style:family="paragraph" style:parent-style-name="Text_20_body">
      <style:text-properties officeooo:rsid="012e14a7" officeooo:paragraph-rsid="00bb4343"/>
    </style:style>
    <style:style style:name="P132" style:family="paragraph" style:parent-style-name="Text_20_body">
      <style:text-properties officeooo:rsid="012e14a7" officeooo:paragraph-rsid="0163c8f8"/>
    </style:style>
    <style:style style:name="P133" style:family="paragraph" style:parent-style-name="Text_20_body">
      <style:text-properties officeooo:rsid="012e14a7" officeooo:paragraph-rsid="016406a8"/>
    </style:style>
    <style:style style:name="P134" style:family="paragraph" style:parent-style-name="Text_20_body">
      <style:text-properties officeooo:rsid="0127fcd6" officeooo:paragraph-rsid="00bb4343"/>
    </style:style>
    <style:style style:name="P135" style:family="paragraph" style:parent-style-name="Text_20_body">
      <style:text-properties officeooo:rsid="01293cea" officeooo:paragraph-rsid="00bb4343"/>
    </style:style>
    <style:style style:name="P136" style:family="paragraph" style:parent-style-name="Text_20_body">
      <style:text-properties officeooo:rsid="012ac87c" officeooo:paragraph-rsid="00bb4343"/>
    </style:style>
    <style:style style:name="P137" style:family="paragraph" style:parent-style-name="Text_20_body">
      <style:text-properties officeooo:rsid="012bd0b4" officeooo:paragraph-rsid="00bb4343"/>
    </style:style>
    <style:style style:name="P138" style:family="paragraph" style:parent-style-name="Text_20_body">
      <style:text-properties officeooo:rsid="00cfc237" officeooo:paragraph-rsid="00cfc237"/>
    </style:style>
    <style:style style:name="P139" style:family="paragraph" style:parent-style-name="Text_20_body">
      <style:text-properties officeooo:rsid="00d24cc4" officeooo:paragraph-rsid="00d24cc4"/>
    </style:style>
    <style:style style:name="P140" style:family="paragraph" style:parent-style-name="Text_20_body">
      <style:text-properties officeooo:rsid="00d60ed9" officeooo:paragraph-rsid="00d60ed9"/>
    </style:style>
    <style:style style:name="P141" style:family="paragraph" style:parent-style-name="Text_20_body">
      <style:text-properties officeooo:rsid="00da5e28" officeooo:paragraph-rsid="00db1b10"/>
    </style:style>
    <style:style style:name="P142" style:family="paragraph" style:parent-style-name="Text_20_body">
      <style:text-properties officeooo:rsid="00dc3eaf" officeooo:paragraph-rsid="00dc3eaf"/>
    </style:style>
    <style:style style:name="P143" style:family="paragraph" style:parent-style-name="Text_20_body">
      <style:text-properties officeooo:rsid="00e34657" officeooo:paragraph-rsid="00e34657"/>
    </style:style>
    <style:style style:name="P144" style:family="paragraph" style:parent-style-name="Text_20_body">
      <style:text-properties officeooo:rsid="00e76d57" officeooo:paragraph-rsid="00e76d57"/>
    </style:style>
    <style:style style:name="P145" style:family="paragraph" style:parent-style-name="Text_20_body">
      <style:text-properties officeooo:rsid="00eb11e4" officeooo:paragraph-rsid="00eb11e4"/>
    </style:style>
    <style:style style:name="P146" style:family="paragraph" style:parent-style-name="Text_20_body">
      <style:text-properties officeooo:rsid="00eb11e4" officeooo:paragraph-rsid="00ecf06e"/>
    </style:style>
    <style:style style:name="P147" style:family="paragraph" style:parent-style-name="Text_20_body">
      <style:text-properties officeooo:rsid="00ecf06e" officeooo:paragraph-rsid="00ed2a7c"/>
    </style:style>
    <style:style style:name="P148" style:family="paragraph" style:parent-style-name="Text_20_body">
      <style:text-properties officeooo:rsid="00ed2a7c" officeooo:paragraph-rsid="00ed2a7c"/>
    </style:style>
    <style:style style:name="P149" style:family="paragraph" style:parent-style-name="Text_20_body">
      <style:text-properties officeooo:rsid="00ed2a7c" officeooo:paragraph-rsid="00ed9059"/>
    </style:style>
    <style:style style:name="P150" style:family="paragraph" style:parent-style-name="Text_20_body">
      <style:text-properties officeooo:rsid="00ed9059" officeooo:paragraph-rsid="00ed9059"/>
    </style:style>
    <style:style style:name="P151" style:family="paragraph" style:parent-style-name="Text_20_body">
      <style:text-properties officeooo:rsid="00ed9059" officeooo:paragraph-rsid="00eeab3c"/>
    </style:style>
    <style:style style:name="P152" style:family="paragraph" style:parent-style-name="Text_20_body">
      <style:text-properties officeooo:rsid="00eeab3c" officeooo:paragraph-rsid="00eeab3c"/>
    </style:style>
    <style:style style:name="P153" style:family="paragraph" style:parent-style-name="Text_20_body">
      <style:text-properties officeooo:rsid="00d77a23" officeooo:paragraph-rsid="00d77a23"/>
    </style:style>
    <style:style style:name="P154" style:family="paragraph" style:parent-style-name="Text_20_body">
      <style:text-properties officeooo:rsid="00f51118" officeooo:paragraph-rsid="00f51118"/>
    </style:style>
    <style:style style:name="P155" style:family="paragraph" style:parent-style-name="Text_20_body">
      <style:text-properties officeooo:rsid="00f51118" officeooo:paragraph-rsid="00f66979"/>
    </style:style>
    <style:style style:name="P156" style:family="paragraph" style:parent-style-name="Text_20_body">
      <style:text-properties officeooo:rsid="00f78578" officeooo:paragraph-rsid="011309e7"/>
    </style:style>
    <style:style style:name="P157" style:family="paragraph" style:parent-style-name="Text_20_body">
      <style:text-properties officeooo:paragraph-rsid="00fa443e"/>
    </style:style>
    <style:style style:name="P158" style:family="paragraph" style:parent-style-name="Text_20_body">
      <style:text-properties officeooo:rsid="011309e7" officeooo:paragraph-rsid="011309e7"/>
    </style:style>
    <style:style style:name="P159" style:family="paragraph" style:parent-style-name="Text_20_body">
      <style:text-properties officeooo:rsid="01132b9e" officeooo:paragraph-rsid="01132b9e"/>
    </style:style>
    <style:style style:name="P160" style:family="paragraph" style:parent-style-name="Text_20_body">
      <style:text-properties officeooo:rsid="01132b9e" officeooo:paragraph-rsid="0123cf46"/>
    </style:style>
    <style:style style:name="P161" style:family="paragraph" style:parent-style-name="Text_20_body">
      <style:text-properties officeooo:rsid="0127a718" officeooo:paragraph-rsid="0127a718"/>
    </style:style>
    <style:style style:name="P162" style:family="paragraph" style:parent-style-name="Text_20_body">
      <style:text-properties officeooo:rsid="0127a718" officeooo:paragraph-rsid="012c2d6e"/>
    </style:style>
    <style:style style:name="P163" style:family="paragraph" style:parent-style-name="Text_20_body">
      <style:text-properties officeooo:rsid="012defeb" officeooo:paragraph-rsid="012defeb"/>
    </style:style>
    <style:style style:name="P164" style:family="paragraph" style:parent-style-name="Text_20_body">
      <style:text-properties officeooo:rsid="012defeb" officeooo:paragraph-rsid="0132b401"/>
    </style:style>
    <style:style style:name="P165" style:family="paragraph" style:parent-style-name="Text_20_body">
      <style:text-properties officeooo:rsid="012e35d0" officeooo:paragraph-rsid="0132b401"/>
    </style:style>
    <style:style style:name="P166" style:family="paragraph" style:parent-style-name="Text_20_body">
      <style:text-properties officeooo:rsid="013153c6" officeooo:paragraph-rsid="013153c6"/>
    </style:style>
    <style:style style:name="P167" style:family="paragraph" style:parent-style-name="Text_20_body">
      <style:text-properties officeooo:rsid="01369ca9" officeooo:paragraph-rsid="01369ca9"/>
    </style:style>
    <style:style style:name="P168" style:family="paragraph" style:parent-style-name="Text_20_body">
      <style:text-properties officeooo:rsid="01399c31" officeooo:paragraph-rsid="01399c31"/>
    </style:style>
    <style:style style:name="P169" style:family="paragraph" style:parent-style-name="Text_20_body">
      <style:text-properties officeooo:rsid="01399c31" officeooo:paragraph-rsid="013ad894"/>
    </style:style>
    <style:style style:name="P170" style:family="paragraph" style:parent-style-name="Text_20_body">
      <style:text-properties officeooo:rsid="01399c31" officeooo:paragraph-rsid="014a814c"/>
    </style:style>
    <style:style style:name="P171" style:family="paragraph" style:parent-style-name="Text_20_body">
      <style:text-properties officeooo:rsid="013ad894" officeooo:paragraph-rsid="013ad894"/>
    </style:style>
    <style:style style:name="P172" style:family="paragraph" style:parent-style-name="Text_20_body">
      <style:text-properties officeooo:rsid="013ad894" officeooo:paragraph-rsid="013ea24f"/>
    </style:style>
    <style:style style:name="P173" style:family="paragraph" style:parent-style-name="Text_20_body">
      <style:text-properties officeooo:rsid="013ea24f" officeooo:paragraph-rsid="013ea24f"/>
    </style:style>
    <style:style style:name="P174" style:family="paragraph" style:parent-style-name="Text_20_body">
      <style:text-properties officeooo:rsid="013fee2d" officeooo:paragraph-rsid="013fee2d"/>
    </style:style>
    <style:style style:name="P175" style:family="paragraph" style:parent-style-name="Text_20_body">
      <style:text-properties officeooo:rsid="01400016" officeooo:paragraph-rsid="01400016"/>
    </style:style>
    <style:style style:name="P176" style:family="paragraph" style:parent-style-name="Text_20_body">
      <style:text-properties officeooo:rsid="01419e7a" officeooo:paragraph-rsid="01419e7a"/>
    </style:style>
    <style:style style:name="P177" style:family="paragraph" style:parent-style-name="Text_20_body">
      <style:text-properties officeooo:rsid="014a814c" officeooo:paragraph-rsid="014a814c"/>
    </style:style>
    <style:style style:name="P178" style:family="paragraph" style:parent-style-name="Text_20_body">
      <style:text-properties officeooo:rsid="012c2d6e" officeooo:paragraph-rsid="012c2d6e"/>
    </style:style>
    <style:style style:name="P179" style:family="paragraph" style:parent-style-name="Text_20_body">
      <style:text-properties officeooo:rsid="01544b90" officeooo:paragraph-rsid="015591c9"/>
    </style:style>
    <style:style style:name="P180" style:family="paragraph" style:parent-style-name="Text_20_body">
      <style:text-properties officeooo:rsid="01546a90" officeooo:paragraph-rsid="01546a90"/>
    </style:style>
    <style:style style:name="P181" style:family="paragraph" style:parent-style-name="Text_20_body">
      <style:text-properties officeooo:rsid="015591c9" officeooo:paragraph-rsid="015591c9"/>
    </style:style>
    <style:style style:name="P182" style:family="paragraph" style:parent-style-name="Text_20_body">
      <style:text-properties officeooo:rsid="0146a083" officeooo:paragraph-rsid="0157eb2c"/>
    </style:style>
    <style:style style:name="P183" style:family="paragraph" style:parent-style-name="Text_20_body">
      <style:text-properties officeooo:rsid="015bf200" officeooo:paragraph-rsid="000130ee"/>
    </style:style>
    <style:style style:name="P184" style:family="paragraph" style:parent-style-name="Text_20_body">
      <style:text-properties officeooo:rsid="016406a8" officeooo:paragraph-rsid="016406a8"/>
    </style:style>
    <style:style style:name="P185" style:family="paragraph" style:parent-style-name="Text_20_body">
      <style:text-properties officeooo:rsid="016406a8" officeooo:paragraph-rsid="01649c21"/>
    </style:style>
    <style:style style:name="P186" style:family="paragraph" style:parent-style-name="Text_20_body">
      <style:text-properties officeooo:rsid="01649c21" officeooo:paragraph-rsid="01649c21"/>
    </style:style>
    <style:style style:name="P187" style:family="paragraph" style:parent-style-name="Text_20_body">
      <style:text-properties officeooo:rsid="0165b9da" officeooo:paragraph-rsid="0165b9da"/>
    </style:style>
    <style:style style:name="P188" style:family="paragraph" style:parent-style-name="Text_20_body">
      <style:text-properties officeooo:rsid="01668db5" officeooo:paragraph-rsid="01668db5"/>
    </style:style>
    <style:style style:name="P189" style:family="paragraph" style:parent-style-name="Text_20_body">
      <style:text-properties officeooo:rsid="0147b406" officeooo:paragraph-rsid="0148226a"/>
    </style:style>
    <style:style style:name="P190" style:family="paragraph" style:parent-style-name="Text_20_body">
      <style:text-properties officeooo:rsid="0147b406" officeooo:paragraph-rsid="016cab04"/>
    </style:style>
    <style:style style:name="P191" style:family="paragraph" style:parent-style-name="Text_20_body">
      <style:text-properties officeooo:rsid="016cab04" officeooo:paragraph-rsid="016cab04"/>
    </style:style>
    <style:style style:name="P192" style:family="paragraph" style:parent-style-name="Text_20_body">
      <style:text-properties officeooo:rsid="016188f8" officeooo:paragraph-rsid="016e07fa"/>
    </style:style>
    <style:style style:name="P193" style:family="paragraph" style:parent-style-name="Text_20_body">
      <style:text-properties officeooo:rsid="016188f8" officeooo:paragraph-rsid="017e8c65"/>
    </style:style>
    <style:style style:name="P194" style:family="paragraph" style:parent-style-name="Text_20_body">
      <style:text-properties officeooo:rsid="016188f8" officeooo:paragraph-rsid="0182e95a"/>
    </style:style>
    <style:style style:name="P195" style:family="paragraph" style:parent-style-name="Text_20_body">
      <style:text-properties officeooo:rsid="01498204" officeooo:paragraph-rsid="016e07fa"/>
    </style:style>
    <style:style style:name="P196" style:family="paragraph" style:parent-style-name="Text_20_body">
      <style:text-properties officeooo:rsid="014c35c7" officeooo:paragraph-rsid="016e07fa"/>
    </style:style>
    <style:style style:name="P197" style:family="paragraph" style:parent-style-name="Text_20_body">
      <style:text-properties officeooo:rsid="01565d48" officeooo:paragraph-rsid="016e07fa"/>
    </style:style>
    <style:style style:name="P198" style:family="paragraph" style:parent-style-name="Text_20_body">
      <style:text-properties officeooo:rsid="0157595e" officeooo:paragraph-rsid="016e07fa"/>
    </style:style>
    <style:style style:name="P199" style:family="paragraph" style:parent-style-name="Text_20_body">
      <style:text-properties officeooo:rsid="015ba150" officeooo:paragraph-rsid="016e07fa"/>
    </style:style>
    <style:style style:name="P200" style:family="paragraph" style:parent-style-name="Text_20_body">
      <style:text-properties officeooo:rsid="0159662a" officeooo:paragraph-rsid="016e07fa"/>
    </style:style>
    <style:style style:name="P201" style:family="paragraph" style:parent-style-name="Text_20_body">
      <style:text-properties officeooo:rsid="015d9637" officeooo:paragraph-rsid="016e07fa"/>
    </style:style>
    <style:style style:name="P202" style:family="paragraph" style:parent-style-name="Text_20_body">
      <style:text-properties officeooo:rsid="015fac78" officeooo:paragraph-rsid="016e07fa"/>
    </style:style>
    <style:style style:name="P203" style:family="paragraph" style:parent-style-name="Text_20_body">
      <style:text-properties officeooo:rsid="01604d5e" officeooo:paragraph-rsid="016e07fa"/>
    </style:style>
    <style:style style:name="P204" style:family="paragraph" style:parent-style-name="Text_20_body">
      <style:text-properties officeooo:rsid="01630fcc" officeooo:paragraph-rsid="016e07fa"/>
    </style:style>
    <style:style style:name="P205" style:family="paragraph" style:parent-style-name="Text_20_body">
      <style:text-properties officeooo:rsid="01630fcc" officeooo:paragraph-rsid="016e6889"/>
    </style:style>
    <style:style style:name="P206" style:family="paragraph" style:parent-style-name="Text_20_body">
      <style:text-properties officeooo:rsid="0163f204" officeooo:paragraph-rsid="016e07fa"/>
    </style:style>
    <style:style style:name="P207" style:family="paragraph" style:parent-style-name="Text_20_body">
      <style:text-properties officeooo:rsid="016534d7" officeooo:paragraph-rsid="016e07fa"/>
    </style:style>
    <style:style style:name="P208" style:family="paragraph" style:parent-style-name="Text_20_body">
      <style:text-properties officeooo:rsid="01678b7e" officeooo:paragraph-rsid="016e07fa"/>
    </style:style>
    <style:style style:name="P209" style:family="paragraph" style:parent-style-name="Text_20_body">
      <style:text-properties officeooo:rsid="016977a1" officeooo:paragraph-rsid="016e07fa"/>
    </style:style>
    <style:style style:name="P210" style:family="paragraph" style:parent-style-name="Text_20_body">
      <style:text-properties officeooo:rsid="016977a1" officeooo:paragraph-rsid="0170b2ed"/>
    </style:style>
    <style:style style:name="P211" style:family="paragraph" style:parent-style-name="Text_20_body">
      <style:text-properties officeooo:rsid="016977a1" officeooo:paragraph-rsid="0179f6ee"/>
    </style:style>
    <style:style style:name="P212" style:family="paragraph" style:parent-style-name="Text_20_body">
      <style:text-properties officeooo:rsid="016977a1" officeooo:paragraph-rsid="01982ddf"/>
    </style:style>
    <style:style style:name="P213" style:family="paragraph" style:parent-style-name="Text_20_body">
      <style:text-properties officeooo:rsid="016e07fa" officeooo:paragraph-rsid="016e07fa"/>
    </style:style>
    <style:style style:name="P214" style:family="paragraph" style:parent-style-name="Text_20_body">
      <style:text-properties officeooo:rsid="016e6889" officeooo:paragraph-rsid="016e6889"/>
    </style:style>
    <style:style style:name="P215" style:family="paragraph" style:parent-style-name="Text_20_body">
      <style:text-properties officeooo:rsid="016e6889" officeooo:paragraph-rsid="016f9eb2"/>
    </style:style>
    <style:style style:name="P216" style:family="paragraph" style:parent-style-name="Text_20_body">
      <style:text-properties officeooo:rsid="016f9eb2" officeooo:paragraph-rsid="016f9eb2"/>
    </style:style>
    <style:style style:name="P217" style:family="paragraph" style:parent-style-name="Text_20_body">
      <style:text-properties officeooo:rsid="0170b2ed" officeooo:paragraph-rsid="0170b2ed"/>
    </style:style>
    <style:style style:name="P218" style:family="paragraph" style:parent-style-name="Text_20_body">
      <style:text-properties officeooo:rsid="016afc6b" officeooo:paragraph-rsid="0171777d"/>
    </style:style>
    <style:style style:name="P219" style:family="paragraph" style:parent-style-name="Text_20_body">
      <style:text-properties officeooo:rsid="016afc6b" officeooo:paragraph-rsid="0176009e"/>
    </style:style>
    <style:style style:name="P220" style:family="paragraph" style:parent-style-name="Text_20_body">
      <style:text-properties officeooo:rsid="0176009e" officeooo:paragraph-rsid="0176009e"/>
    </style:style>
    <style:style style:name="P221" style:family="paragraph" style:parent-style-name="Text_20_body">
      <style:text-properties officeooo:rsid="0178bc7b" officeooo:paragraph-rsid="0178bc7b"/>
    </style:style>
    <style:style style:name="P222" style:family="paragraph" style:parent-style-name="Text_20_body">
      <style:text-properties officeooo:rsid="016ca433" officeooo:paragraph-rsid="0179f6ee"/>
    </style:style>
    <style:style style:name="P223" style:family="paragraph" style:parent-style-name="Text_20_body">
      <style:text-properties officeooo:rsid="016e16af" officeooo:paragraph-rsid="0179f6ee"/>
    </style:style>
    <style:style style:name="P224" style:family="paragraph" style:parent-style-name="Text_20_body">
      <style:text-properties officeooo:rsid="016e16af" officeooo:paragraph-rsid="017bd353"/>
    </style:style>
    <style:style style:name="P225" style:family="paragraph" style:parent-style-name="Text_20_body">
      <style:text-properties officeooo:rsid="016e16af" officeooo:paragraph-rsid="017cb369"/>
    </style:style>
    <style:style style:name="P226" style:family="paragraph" style:parent-style-name="Text_20_body">
      <style:text-properties officeooo:rsid="017cb369" officeooo:paragraph-rsid="017cb369"/>
    </style:style>
    <style:style style:name="P227" style:family="paragraph" style:parent-style-name="Text_20_body">
      <style:text-properties officeooo:rsid="017e8c65" officeooo:paragraph-rsid="017e8c65"/>
    </style:style>
    <style:style style:name="P228" style:family="paragraph" style:parent-style-name="Text_20_body">
      <style:text-properties officeooo:rsid="0171777d" officeooo:paragraph-rsid="0171777d"/>
    </style:style>
    <style:style style:name="P229" style:family="paragraph" style:parent-style-name="Text_20_body">
      <style:text-properties officeooo:rsid="0184a7ce" officeooo:paragraph-rsid="0184a7ce"/>
    </style:style>
    <style:style style:name="P230" style:family="paragraph" style:parent-style-name="Text_20_body">
      <style:text-properties officeooo:rsid="0184a7ce" officeooo:paragraph-rsid="0185c7f0"/>
    </style:style>
    <style:style style:name="P231" style:family="paragraph" style:parent-style-name="Text_20_body">
      <style:text-properties officeooo:rsid="0184a7ce" officeooo:paragraph-rsid="018a1024"/>
    </style:style>
    <style:style style:name="P232" style:family="paragraph" style:parent-style-name="Text_20_body">
      <style:text-properties officeooo:rsid="018970ce" officeooo:paragraph-rsid="018970ce"/>
    </style:style>
    <style:style style:name="P233" style:family="paragraph" style:parent-style-name="Text_20_body">
      <style:text-properties officeooo:rsid="018a1024" officeooo:paragraph-rsid="018a1024"/>
    </style:style>
    <style:style style:name="P234" style:family="paragraph" style:parent-style-name="Text_20_body">
      <style:text-properties officeooo:rsid="018a3016" officeooo:paragraph-rsid="018a3016"/>
    </style:style>
    <style:style style:name="P235" style:family="paragraph" style:parent-style-name="Text_20_body">
      <style:text-properties officeooo:rsid="018bb359" officeooo:paragraph-rsid="018cc574"/>
    </style:style>
    <style:style style:name="P236" style:family="paragraph" style:parent-style-name="Text_20_body">
      <style:text-properties officeooo:rsid="018bb359" officeooo:paragraph-rsid="018e8a41"/>
    </style:style>
    <style:style style:name="P237" style:family="paragraph" style:parent-style-name="Text_20_body">
      <style:text-properties officeooo:rsid="018fcdf9" officeooo:paragraph-rsid="018fcdf9"/>
    </style:style>
    <style:style style:name="P238" style:family="paragraph" style:parent-style-name="Text_20_body">
      <style:text-properties officeooo:rsid="018fcdf9" officeooo:paragraph-rsid="01907007"/>
    </style:style>
    <style:style style:name="P239" style:family="paragraph" style:parent-style-name="Text_20_body">
      <style:text-properties officeooo:rsid="018fcdf9" officeooo:paragraph-rsid="019177c2"/>
    </style:style>
    <style:style style:name="P240" style:family="paragraph" style:parent-style-name="Text_20_body">
      <style:text-properties officeooo:rsid="019177c2" officeooo:paragraph-rsid="019177c2"/>
    </style:style>
    <style:style style:name="P241" style:family="paragraph" style:parent-style-name="Text_20_body">
      <style:text-properties officeooo:rsid="01929c0c" officeooo:paragraph-rsid="01929c0c"/>
    </style:style>
    <style:style style:name="P242" style:family="paragraph" style:parent-style-name="Text_20_body">
      <style:text-properties officeooo:rsid="0193c14b" officeooo:paragraph-rsid="0193c14b"/>
    </style:style>
    <style:style style:name="P243" style:family="paragraph" style:parent-style-name="Text_20_body">
      <style:text-properties officeooo:rsid="016d56f0" officeooo:paragraph-rsid="016d56f0"/>
    </style:style>
    <style:style style:name="P244" style:family="paragraph" style:parent-style-name="Text_20_body">
      <style:text-properties officeooo:rsid="018e8a41" officeooo:paragraph-rsid="018e8a41"/>
    </style:style>
    <style:style style:name="P245" style:family="paragraph" style:parent-style-name="Text_20_body">
      <style:text-properties officeooo:rsid="01982ddf" officeooo:paragraph-rsid="01982ddf"/>
    </style:style>
    <style:style style:name="P246" style:family="paragraph" style:parent-style-name="Text_20_body">
      <style:text-properties officeooo:rsid="01982ddf" officeooo:paragraph-rsid="019a23d5"/>
    </style:style>
    <style:style style:name="P247" style:family="paragraph" style:parent-style-name="Text_20_body">
      <style:text-properties officeooo:rsid="019a23d5" officeooo:paragraph-rsid="019a23d5"/>
    </style:style>
    <style:style style:name="P248" style:family="paragraph" style:parent-style-name="Text_20_body">
      <style:text-properties officeooo:rsid="019a23d5" officeooo:paragraph-rsid="019b6907"/>
    </style:style>
    <style:style style:name="P249" style:family="paragraph" style:parent-style-name="Text_20_body">
      <style:text-properties officeooo:rsid="019b6907" officeooo:paragraph-rsid="019b6907"/>
    </style:style>
    <style:style style:name="P250" style:family="paragraph" style:parent-style-name="Text_20_body">
      <style:text-properties officeooo:rsid="019db9ab" officeooo:paragraph-rsid="019db9ab"/>
    </style:style>
    <style:style style:name="P251" style:family="paragraph" style:parent-style-name="Text_20_body">
      <style:text-properties officeooo:rsid="019db9ab" officeooo:paragraph-rsid="019dbf46"/>
    </style:style>
    <style:style style:name="P252" style:family="paragraph" style:parent-style-name="Text_20_body">
      <style:text-properties officeooo:rsid="019e6955" officeooo:paragraph-rsid="019f0371"/>
    </style:style>
    <style:style style:name="P253" style:family="paragraph" style:parent-style-name="Text_20_body">
      <style:text-properties officeooo:rsid="019f0371" officeooo:paragraph-rsid="019f0371"/>
    </style:style>
    <style:style style:name="P254" style:family="paragraph" style:parent-style-name="Text_20_body">
      <style:text-properties officeooo:rsid="01a05d6b" officeooo:paragraph-rsid="01a05d6b"/>
    </style:style>
    <style:style style:name="P255" style:family="paragraph" style:parent-style-name="Text_20_body">
      <style:text-properties officeooo:rsid="01a05d6b" officeooo:paragraph-rsid="01a93d98"/>
    </style:style>
    <style:style style:name="P256" style:family="paragraph" style:parent-style-name="Text_20_body">
      <style:text-properties officeooo:rsid="01a0d93f" officeooo:paragraph-rsid="01aa0042"/>
    </style:style>
    <style:style style:name="P257" style:family="paragraph" style:parent-style-name="Text_20_body">
      <style:text-properties officeooo:rsid="01a14fff" officeooo:paragraph-rsid="01a14fff"/>
    </style:style>
    <style:style style:name="P258" style:family="paragraph" style:parent-style-name="Text_20_body">
      <style:text-properties officeooo:rsid="01a33259" officeooo:paragraph-rsid="01a33259"/>
    </style:style>
    <style:style style:name="P259" style:family="paragraph" style:parent-style-name="Text_20_body">
      <style:text-properties officeooo:rsid="01a528a9" officeooo:paragraph-rsid="01a528a9"/>
    </style:style>
    <style:style style:name="P260" style:family="paragraph" style:parent-style-name="Text_20_body">
      <style:text-properties officeooo:rsid="01a6cbb8" officeooo:paragraph-rsid="01a6cbb8"/>
    </style:style>
    <style:style style:name="P261" style:family="paragraph" style:parent-style-name="Text_20_body">
      <style:text-properties officeooo:rsid="01a6cbb8" officeooo:paragraph-rsid="01a8c347"/>
    </style:style>
    <style:style style:name="P262" style:family="paragraph" style:parent-style-name="Text_20_body">
      <style:text-properties officeooo:rsid="01a8c347" officeooo:paragraph-rsid="01a8c347"/>
    </style:style>
    <style:style style:name="P263" style:family="paragraph" style:parent-style-name="Text_20_body">
      <style:text-properties officeooo:rsid="01adb461" officeooo:paragraph-rsid="01b192b5"/>
    </style:style>
    <style:style style:name="P264" style:family="paragraph" style:parent-style-name="Text_20_body">
      <style:text-properties officeooo:rsid="01b192b5" officeooo:paragraph-rsid="01b192b5"/>
    </style:style>
    <style:style style:name="P265" style:family="paragraph" style:parent-style-name="Text_20_body">
      <style:text-properties officeooo:rsid="01b192b5" officeooo:paragraph-rsid="01b2d5f3"/>
    </style:style>
    <style:style style:name="P266" style:family="paragraph" style:parent-style-name="Text_20_body">
      <style:text-properties officeooo:rsid="01b2d5f3" officeooo:paragraph-rsid="01b2d5f3"/>
    </style:style>
    <style:style style:name="P267" style:family="paragraph" style:parent-style-name="Text_20_body">
      <style:text-properties officeooo:rsid="01b2d5f3" officeooo:paragraph-rsid="01b5393d"/>
    </style:style>
    <style:style style:name="P268" style:family="paragraph" style:parent-style-name="Text_20_body">
      <style:text-properties officeooo:rsid="019c6ad8" officeooo:paragraph-rsid="019b6907"/>
    </style:style>
    <style:style style:name="P269" style:family="paragraph" style:parent-style-name="Text_20_body">
      <style:text-properties officeooo:rsid="019dbf46" officeooo:paragraph-rsid="019dbf46"/>
    </style:style>
    <style:style style:name="P270" style:family="paragraph" style:parent-style-name="Text_20_body">
      <style:text-properties officeooo:rsid="019dbf46" officeooo:paragraph-rsid="01a6cbb8"/>
    </style:style>
    <style:style style:name="P271" style:family="paragraph" style:parent-style-name="Text_20_body">
      <style:text-properties officeooo:rsid="01b59440" officeooo:paragraph-rsid="01b59440"/>
    </style:style>
    <style:style style:name="P272" style:family="paragraph" style:parent-style-name="Text_20_body">
      <style:text-properties officeooo:rsid="01b6f0ff" officeooo:paragraph-rsid="01b6f0ff"/>
    </style:style>
    <style:style style:name="P273" style:family="paragraph" style:parent-style-name="Text_20_body">
      <style:text-properties officeooo:rsid="01b8d916" officeooo:paragraph-rsid="01b8d916"/>
    </style:style>
    <style:style style:name="P274" style:family="paragraph" style:parent-style-name="Text_20_body">
      <style:text-properties officeooo:rsid="01ba8263" officeooo:paragraph-rsid="01ba8263"/>
    </style:style>
    <style:style style:name="P275" style:family="paragraph" style:parent-style-name="Text_20_body">
      <style:text-properties officeooo:rsid="01bcd04f" officeooo:paragraph-rsid="01bcd04f"/>
    </style:style>
    <style:style style:name="P276" style:family="paragraph" style:parent-style-name="Text_20_body">
      <style:text-properties officeooo:rsid="01bcd04f" officeooo:paragraph-rsid="01bfd7a9"/>
    </style:style>
    <style:style style:name="P277" style:family="paragraph" style:parent-style-name="Text_20_body">
      <style:text-properties officeooo:rsid="01bfd7a9" officeooo:paragraph-rsid="01bfd7a9"/>
    </style:style>
    <style:style style:name="P278" style:family="paragraph" style:parent-style-name="Text_20_body">
      <style:text-properties officeooo:rsid="01bfd7a9" officeooo:paragraph-rsid="01c42751"/>
    </style:style>
    <style:style style:name="P279" style:family="paragraph" style:parent-style-name="Text_20_body">
      <style:text-properties officeooo:rsid="01c42751" officeooo:paragraph-rsid="01c42751"/>
    </style:style>
    <style:style style:name="P280" style:family="paragraph" style:parent-style-name="Text_20_body">
      <style:text-properties officeooo:rsid="01c4fa80" officeooo:paragraph-rsid="01c4fa80"/>
    </style:style>
    <style:style style:name="P281" style:family="paragraph" style:parent-style-name="Text_20_body">
      <style:text-properties officeooo:rsid="01c4fa80" officeooo:paragraph-rsid="01c4fbb0"/>
    </style:style>
    <style:style style:name="P282" style:family="paragraph" style:parent-style-name="Text_20_body">
      <style:text-properties officeooo:rsid="01c4fbb0" officeooo:paragraph-rsid="01c4fbb0"/>
    </style:style>
    <style:style style:name="P283" style:family="paragraph" style:parent-style-name="Text_20_body">
      <style:text-properties officeooo:rsid="01c4fbb0" officeooo:paragraph-rsid="01cbdc32"/>
    </style:style>
    <style:style style:name="P284" style:family="paragraph" style:parent-style-name="Text_20_body">
      <style:text-properties officeooo:rsid="01cbdc32" officeooo:paragraph-rsid="01cbdc32"/>
    </style:style>
    <style:style style:name="P285" style:family="paragraph" style:parent-style-name="Text_20_body">
      <style:text-properties officeooo:rsid="01cbdc32" officeooo:paragraph-rsid="01cc7562"/>
    </style:style>
    <style:style style:name="P286" style:family="paragraph" style:parent-style-name="Text_20_body">
      <style:text-properties officeooo:rsid="01ce2bc8" officeooo:paragraph-rsid="01ce2bc8"/>
    </style:style>
    <style:style style:name="P287" style:family="paragraph" style:parent-style-name="Text_20_body">
      <style:text-properties officeooo:rsid="01ce2bc8" officeooo:paragraph-rsid="01d10e4d"/>
    </style:style>
    <style:style style:name="P288" style:family="paragraph" style:parent-style-name="Text_20_body">
      <style:text-properties officeooo:rsid="01d10e4d" officeooo:paragraph-rsid="01d10e4d"/>
    </style:style>
    <style:style style:name="P289" style:family="paragraph" style:parent-style-name="Text_20_body">
      <style:text-properties officeooo:rsid="01d10e4d" officeooo:paragraph-rsid="01d25180"/>
    </style:style>
    <style:style style:name="P290" style:family="paragraph" style:parent-style-name="Text_20_body">
      <style:text-properties officeooo:rsid="01d25180" officeooo:paragraph-rsid="01d25180"/>
    </style:style>
    <style:style style:name="P291" style:family="paragraph" style:parent-style-name="Text_20_body">
      <style:text-properties officeooo:rsid="01d3fe15" officeooo:paragraph-rsid="01d81d92"/>
    </style:style>
    <style:style style:name="P292" style:family="paragraph" style:parent-style-name="Text_20_body">
      <style:text-properties officeooo:rsid="01d4dfdc" officeooo:paragraph-rsid="01d4dfdc"/>
    </style:style>
    <style:style style:name="P293" style:family="paragraph" style:parent-style-name="Text_20_body">
      <style:text-properties officeooo:rsid="01d5981f" officeooo:paragraph-rsid="01d5981f"/>
    </style:style>
    <style:style style:name="P294" style:family="paragraph" style:parent-style-name="Text_20_body">
      <style:text-properties officeooo:rsid="01d81d92" officeooo:paragraph-rsid="01d81d92"/>
    </style:style>
    <style:style style:name="P295" style:family="paragraph" style:parent-style-name="Text_20_body">
      <style:text-properties officeooo:rsid="01d81d92" officeooo:paragraph-rsid="01dbc0dd"/>
    </style:style>
    <style:style style:name="P296" style:family="paragraph" style:parent-style-name="Text_20_body">
      <style:text-properties officeooo:rsid="01dbc0dd" officeooo:paragraph-rsid="01dbc0dd"/>
    </style:style>
    <style:style style:name="P297" style:family="paragraph" style:parent-style-name="Text_20_body">
      <style:text-properties officeooo:rsid="01dbc0dd" officeooo:paragraph-rsid="01de6559"/>
    </style:style>
    <style:style style:name="P298" style:family="paragraph" style:parent-style-name="Text_20_body">
      <style:text-properties officeooo:rsid="01de6559" officeooo:paragraph-rsid="01de6559"/>
    </style:style>
    <style:style style:name="P299" style:family="paragraph" style:parent-style-name="Text_20_body">
      <style:text-properties officeooo:rsid="01e16ddf" officeooo:paragraph-rsid="01e16ddf"/>
    </style:style>
    <style:style style:name="P300" style:family="paragraph" style:parent-style-name="Text_20_body">
      <style:text-properties officeooo:rsid="01e16ddf" officeooo:paragraph-rsid="01ed0f38"/>
    </style:style>
    <style:style style:name="P301" style:family="paragraph" style:parent-style-name="Text_20_body">
      <style:text-properties officeooo:rsid="01e16ddf" officeooo:paragraph-rsid="01ef04f3"/>
    </style:style>
    <style:style style:name="P302" style:family="paragraph" style:parent-style-name="Text_20_body">
      <style:text-properties officeooo:rsid="01e16ddf" officeooo:paragraph-rsid="01f19baa"/>
    </style:style>
    <style:style style:name="P303" style:family="paragraph" style:parent-style-name="Text_20_body">
      <style:text-properties officeooo:rsid="01e35367" officeooo:paragraph-rsid="01e35367"/>
    </style:style>
    <style:style style:name="P304" style:family="paragraph" style:parent-style-name="Text_20_body">
      <style:text-properties officeooo:rsid="01e35367" officeooo:paragraph-rsid="01e43b17"/>
    </style:style>
    <style:style style:name="P305" style:family="paragraph" style:parent-style-name="Text_20_body">
      <style:text-properties officeooo:rsid="01e35367" officeooo:paragraph-rsid="01e97e4d"/>
    </style:style>
    <style:style style:name="P306" style:family="paragraph" style:parent-style-name="Text_20_body">
      <style:text-properties officeooo:rsid="01e54eef" officeooo:paragraph-rsid="01e54eef"/>
    </style:style>
    <style:style style:name="P307" style:family="paragraph" style:parent-style-name="Text_20_body">
      <style:text-properties officeooo:rsid="01ed0f38" officeooo:paragraph-rsid="01ed0f38"/>
    </style:style>
    <style:style style:name="P308" style:family="paragraph" style:parent-style-name="Text_20_body">
      <style:text-properties officeooo:rsid="01ed0f38" officeooo:paragraph-rsid="01ef04f3"/>
    </style:style>
    <style:style style:name="P309" style:family="paragraph" style:parent-style-name="Text_20_body">
      <style:text-properties officeooo:rsid="01f19baa" officeooo:paragraph-rsid="01f19baa"/>
    </style:style>
    <style:style style:name="P310" style:family="paragraph" style:parent-style-name="Text_20_body">
      <style:text-properties officeooo:rsid="01e43b17" officeooo:paragraph-rsid="01e43b17"/>
    </style:style>
    <style:style style:name="P311" style:family="paragraph" style:parent-style-name="Text_20_body">
      <style:text-properties officeooo:rsid="01e97e4d" officeooo:paragraph-rsid="01e97e4d"/>
    </style:style>
    <style:style style:name="P312" style:family="paragraph" style:parent-style-name="Text_20_body">
      <style:text-properties officeooo:rsid="01ef04f3" officeooo:paragraph-rsid="01ef04f3"/>
    </style:style>
    <style:style style:name="P313" style:family="paragraph" style:parent-style-name="Text_20_body">
      <style:text-properties officeooo:rsid="01e259a8" officeooo:paragraph-rsid="01f2e79f"/>
    </style:style>
    <style:style style:name="P314" style:family="paragraph" style:parent-style-name="Text_20_body">
      <style:text-properties officeooo:rsid="01e6c382" officeooo:paragraph-rsid="01f2e79f"/>
    </style:style>
    <style:style style:name="P315" style:family="paragraph" style:parent-style-name="Text_20_body">
      <style:text-properties officeooo:rsid="01e81603" officeooo:paragraph-rsid="01f2e79f"/>
    </style:style>
    <style:style style:name="P316" style:family="paragraph" style:parent-style-name="Text_20_body">
      <style:text-properties officeooo:rsid="01e8c8f4" officeooo:paragraph-rsid="01f2e79f"/>
    </style:style>
    <style:style style:name="P317" style:family="paragraph" style:parent-style-name="Text_20_body">
      <style:text-properties officeooo:rsid="01ea4c44" officeooo:paragraph-rsid="01f2e79f"/>
    </style:style>
    <style:style style:name="P318" style:family="paragraph" style:parent-style-name="Text_20_body">
      <style:text-properties officeooo:rsid="01eaf94e" officeooo:paragraph-rsid="01f2e79f"/>
    </style:style>
    <style:style style:name="P319" style:family="paragraph" style:parent-style-name="Text_20_body">
      <style:text-properties officeooo:rsid="01ec42c9" officeooo:paragraph-rsid="01f2e79f"/>
    </style:style>
    <style:style style:name="P320" style:family="paragraph" style:parent-style-name="Standard">
      <style:text-properties officeooo:rsid="01ec42c9" officeooo:paragraph-rsid="01f2e79f"/>
    </style:style>
    <style:style style:name="P321" style:family="paragraph" style:parent-style-name="Text_20_body">
      <style:text-properties officeooo:rsid="01eb54ab" officeooo:paragraph-rsid="01f50cf9"/>
    </style:style>
    <style:style style:name="P322" style:family="paragraph" style:parent-style-name="Text_20_body">
      <style:text-properties officeooo:rsid="01eb54ab" officeooo:paragraph-rsid="01f64012"/>
    </style:style>
    <style:style style:name="P323" style:family="paragraph" style:parent-style-name="Text_20_body">
      <style:text-properties officeooo:rsid="01eb54ab" officeooo:paragraph-rsid="01f70c95"/>
    </style:style>
    <style:style style:name="P324" style:family="paragraph" style:parent-style-name="Text_20_body">
      <style:text-properties officeooo:rsid="01f64012" officeooo:paragraph-rsid="01f64012"/>
    </style:style>
    <style:style style:name="P325" style:family="paragraph" style:parent-style-name="Text_20_body">
      <style:paragraph-properties fo:margin-left="0in" fo:margin-right="0in" fo:line-height="115%" fo:text-align="start" style:justify-single-word="false" fo:text-indent="0.2in" style:auto-text-indent="false" style:writing-mode="lr-tb"/>
    </style:style>
    <style:style style:name="P326" style:family="paragraph" style:parent-style-name="Text_20_body">
      <style:paragraph-properties fo:margin-left="0in" fo:margin-right="0in" fo:line-height="115%" fo:text-align="start" style:justify-single-word="false" fo:text-indent="0.2in" style:auto-text-indent="false" style:writing-mode="lr-tb"/>
      <style:text-properties style:font-name="Liberation Serif"/>
    </style:style>
    <style:style style:name="P327" style:family="paragraph" style:parent-style-name="Text_20_body">
      <style:paragraph-properties fo:margin-left="0in" fo:margin-right="0in" fo:line-height="115%" fo:text-align="start" style:justify-single-word="false" fo:text-indent="0.2in" style:auto-text-indent="false" style:writing-mode="lr-tb"/>
      <style:text-properties style:font-name="Liberation Serif" officeooo:rsid="01f98270" officeooo:paragraph-rsid="01f98270"/>
    </style:style>
    <style:style style:name="P328" style:family="paragraph" style:parent-style-name="Text_20_body">
      <style:text-properties officeooo:paragraph-rsid="02070bcb"/>
    </style:style>
    <style:style style:name="P329" style:family="paragraph" style:parent-style-name="Text_20_body">
      <style:text-properties officeooo:paragraph-rsid="020c8c7c"/>
    </style:style>
    <style:style style:name="P330" style:family="paragraph" style:parent-style-name="Text_20_body">
      <style:text-properties officeooo:paragraph-rsid="020cf179"/>
    </style:style>
    <style:style style:name="P331" style:family="paragraph" style:parent-style-name="Text_20_body">
      <style:text-properties officeooo:rsid="020cf179" officeooo:paragraph-rsid="020ed8f8"/>
    </style:style>
    <style:style style:name="P332" style:family="paragraph" style:parent-style-name="Text_20_body">
      <style:text-properties officeooo:paragraph-rsid="021018cb"/>
    </style:style>
    <style:style style:name="P333" style:family="paragraph" style:parent-style-name="Text_20_body">
      <style:text-properties officeooo:rsid="021018cb" officeooo:paragraph-rsid="021018cb"/>
    </style:style>
    <style:style style:name="P334" style:family="paragraph" style:parent-style-name="Text_20_body">
      <style:text-properties officeooo:rsid="0210740c" officeooo:paragraph-rsid="0210740c"/>
    </style:style>
    <style:style style:name="P335" style:family="paragraph" style:parent-style-name="Text_20_body">
      <style:text-properties officeooo:paragraph-rsid="02124324"/>
    </style:style>
    <style:style style:name="P336" style:family="paragraph" style:parent-style-name="Text_20_body">
      <style:text-properties officeooo:paragraph-rsid="02130e9d"/>
    </style:style>
    <style:style style:name="P337" style:family="paragraph" style:parent-style-name="Text_20_body">
      <style:text-properties officeooo:paragraph-rsid="02167843"/>
    </style:style>
    <style:style style:name="P338" style:family="paragraph" style:parent-style-name="Text_20_body">
      <style:text-properties officeooo:paragraph-rsid="00fce0e1"/>
    </style:style>
    <style:style style:name="P339" style:family="paragraph" style:parent-style-name="Text_20_body">
      <style:text-properties officeooo:rsid="0217fdb9" officeooo:paragraph-rsid="0217fdb9"/>
    </style:style>
    <style:style style:name="P340" style:family="paragraph" style:parent-style-name="Text_20_body">
      <style:text-properties officeooo:paragraph-rsid="021a6d1c"/>
    </style:style>
    <style:style style:name="P341" style:family="paragraph" style:parent-style-name="Text_20_body">
      <style:text-properties officeooo:paragraph-rsid="021d8650"/>
    </style:style>
    <style:style style:name="P342" style:family="paragraph" style:parent-style-name="Text_20_body">
      <style:text-properties officeooo:paragraph-rsid="021fb822"/>
    </style:style>
    <style:style style:name="P343" style:family="paragraph" style:parent-style-name="Text_20_body">
      <style:text-properties officeooo:paragraph-rsid="0222fa0b"/>
    </style:style>
    <style:style style:name="P344" style:family="paragraph" style:parent-style-name="Text_20_body">
      <style:text-properties officeooo:rsid="02281fed" officeooo:paragraph-rsid="02281fed"/>
    </style:style>
    <style:style style:name="P345" style:family="paragraph" style:parent-style-name="Text_20_body">
      <style:text-properties officeooo:rsid="022958f9" officeooo:paragraph-rsid="022958f9"/>
    </style:style>
    <style:style style:name="P346" style:family="paragraph" style:parent-style-name="Text_20_body">
      <style:text-properties officeooo:rsid="022b4beb" officeooo:paragraph-rsid="022b4beb"/>
    </style:style>
    <style:style style:name="P347" style:family="paragraph" style:parent-style-name="Text_20_body">
      <style:text-properties officeooo:rsid="022b4beb" officeooo:paragraph-rsid="022be84c"/>
    </style:style>
    <style:style style:name="P348" style:family="paragraph" style:parent-style-name="Text_20_body">
      <style:text-properties officeooo:paragraph-rsid="022b4beb"/>
    </style:style>
    <style:style style:name="P349" style:family="paragraph" style:parent-style-name="Text_20_body">
      <style:text-properties officeooo:rsid="022be84c" officeooo:paragraph-rsid="022be84c"/>
    </style:style>
    <style:style style:name="P350" style:family="paragraph" style:parent-style-name="Text_20_body">
      <style:text-properties officeooo:rsid="022fe3c5" officeooo:paragraph-rsid="022fe3c5"/>
    </style:style>
    <style:style style:name="P351" style:family="paragraph" style:parent-style-name="Text_20_body">
      <style:text-properties officeooo:rsid="02130e9d" officeooo:paragraph-rsid="02130e9d"/>
    </style:style>
    <style:style style:name="P352" style:family="paragraph" style:parent-style-name="Text_20_body">
      <style:text-properties officeooo:rsid="021d8650" officeooo:paragraph-rsid="021d8650"/>
    </style:style>
    <style:style style:name="P353" style:family="paragraph" style:parent-style-name="Text_20_body">
      <style:text-properties officeooo:rsid="0222fa0b" officeooo:paragraph-rsid="0222fa0b"/>
    </style:style>
    <style:style style:name="P354" style:family="paragraph" style:parent-style-name="Text_20_body">
      <style:text-properties officeooo:rsid="022ba383" officeooo:paragraph-rsid="022be84c"/>
    </style:style>
    <style:style style:name="P355" style:family="paragraph" style:parent-style-name="Text_20_body">
      <style:text-properties officeooo:rsid="023d0e25" officeooo:paragraph-rsid="024319f0"/>
    </style:style>
    <style:style style:name="P356" style:family="paragraph" style:parent-style-name="Text_20_body">
      <style:text-properties officeooo:rsid="02436f7e" officeooo:paragraph-rsid="02436f7e"/>
    </style:style>
    <style:style style:name="P357" style:family="paragraph" style:parent-style-name="Text_20_body">
      <style:text-properties officeooo:rsid="0235e926" officeooo:paragraph-rsid="02436f7e"/>
    </style:style>
    <style:style style:name="P358" style:family="paragraph" style:parent-style-name="Text_20_body">
      <style:text-properties officeooo:rsid="02458477" officeooo:paragraph-rsid="02458477"/>
    </style:style>
    <style:style style:name="P359" style:family="paragraph" style:parent-style-name="Text_20_body">
      <style:text-properties officeooo:rsid="02458477" officeooo:paragraph-rsid="02496282"/>
    </style:style>
    <style:style style:name="P360" style:family="paragraph" style:parent-style-name="Text_20_body">
      <style:text-properties officeooo:rsid="0248e656" officeooo:paragraph-rsid="0248e656"/>
    </style:style>
    <style:style style:name="P361" style:family="paragraph" style:parent-style-name="Text_20_body">
      <style:text-properties officeooo:rsid="024ad51a" officeooo:paragraph-rsid="024ad51a"/>
    </style:style>
    <style:style style:name="P362" style:family="paragraph" style:parent-style-name="Text_20_body">
      <style:text-properties officeooo:paragraph-rsid="024ad51a"/>
    </style:style>
    <style:style style:name="P363" style:family="paragraph" style:parent-style-name="Text_20_body">
      <style:text-properties officeooo:paragraph-rsid="0254bc9e"/>
    </style:style>
    <style:style style:name="P364" style:family="paragraph" style:parent-style-name="Text_20_body">
      <style:text-properties officeooo:paragraph-rsid="025e7a6b"/>
    </style:style>
    <style:style style:name="P365" style:family="paragraph" style:parent-style-name="Text_20_body">
      <style:text-properties officeooo:paragraph-rsid="0260792d"/>
    </style:style>
    <style:style style:name="P366" style:family="paragraph" style:parent-style-name="Text_20_body">
      <style:text-properties officeooo:paragraph-rsid="02653b00"/>
    </style:style>
    <style:style style:name="P367" style:family="paragraph" style:parent-style-name="Text_20_body">
      <style:text-properties officeooo:rsid="02653b00" officeooo:paragraph-rsid="02680529"/>
    </style:style>
    <style:style style:name="P368" style:family="paragraph" style:parent-style-name="Text_20_body">
      <style:text-properties officeooo:paragraph-rsid="0269a7eb"/>
    </style:style>
    <style:style style:name="P369" style:family="paragraph" style:parent-style-name="Text_20_body">
      <style:text-properties officeooo:paragraph-rsid="026b58c5"/>
    </style:style>
    <style:style style:name="P370" style:family="paragraph" style:parent-style-name="Text_20_body">
      <style:text-properties officeooo:rsid="026d3674" officeooo:paragraph-rsid="026d3674"/>
    </style:style>
    <style:style style:name="P371" style:family="paragraph" style:parent-style-name="Text_20_body">
      <style:text-properties officeooo:rsid="026d3674" officeooo:paragraph-rsid="026f37bf"/>
    </style:style>
    <style:style style:name="P372" style:family="paragraph" style:parent-style-name="Text_20_body">
      <style:text-properties officeooo:paragraph-rsid="0271e5c0"/>
    </style:style>
    <style:style style:name="P373" style:family="paragraph" style:parent-style-name="Text_20_body">
      <style:text-properties officeooo:rsid="0271e5c0" officeooo:paragraph-rsid="0271e5c0"/>
    </style:style>
    <style:style style:name="P374" style:family="paragraph" style:parent-style-name="Text_20_body">
      <style:text-properties officeooo:paragraph-rsid="0276ee1f"/>
    </style:style>
    <style:style style:name="P375" style:family="paragraph" style:parent-style-name="Text_20_body">
      <style:text-properties officeooo:rsid="0276ee1f" officeooo:paragraph-rsid="0276ee1f"/>
    </style:style>
    <style:style style:name="P376" style:family="paragraph" style:parent-style-name="Text_20_body">
      <style:text-properties officeooo:paragraph-rsid="027d22ed"/>
    </style:style>
    <style:style style:name="P377" style:family="paragraph" style:parent-style-name="Text_20_body">
      <style:text-properties officeooo:paragraph-rsid="028167eb"/>
    </style:style>
    <style:style style:name="P378" style:family="paragraph" style:parent-style-name="Text_20_body">
      <style:text-properties officeooo:paragraph-rsid="0281d7ce"/>
    </style:style>
    <style:style style:name="P379" style:family="paragraph" style:parent-style-name="Text_20_body">
      <style:text-properties officeooo:paragraph-rsid="02828974"/>
    </style:style>
    <style:style style:name="P380" style:family="paragraph" style:parent-style-name="Text_20_body">
      <style:text-properties officeooo:rsid="02864eca" officeooo:paragraph-rsid="02864eca"/>
    </style:style>
    <style:style style:name="P381" style:family="paragraph" style:parent-style-name="Text_20_body">
      <style:text-properties officeooo:paragraph-rsid="02868208"/>
    </style:style>
    <style:style style:name="P382" style:family="paragraph" style:parent-style-name="Text_20_body">
      <style:text-properties officeooo:rsid="0286b62b" officeooo:paragraph-rsid="0286b62b"/>
    </style:style>
    <style:style style:name="P383" style:family="paragraph" style:parent-style-name="Text_20_body">
      <style:text-properties officeooo:paragraph-rsid="02886ba0"/>
    </style:style>
    <style:style style:name="P384" style:family="paragraph" style:parent-style-name="Text_20_body">
      <style:text-properties officeooo:paragraph-rsid="028a480f"/>
    </style:style>
    <style:style style:name="P385" style:family="paragraph" style:parent-style-name="Text_20_body">
      <style:text-properties officeooo:rsid="028fb85a" officeooo:paragraph-rsid="028fb85a"/>
    </style:style>
    <style:style style:name="P386" style:family="paragraph" style:parent-style-name="Text_20_body">
      <style:text-properties officeooo:rsid="02905a85" officeooo:paragraph-rsid="02905a85"/>
    </style:style>
    <style:style style:name="P387" style:family="paragraph" style:parent-style-name="Text_20_body">
      <style:text-properties officeooo:rsid="02905a85" officeooo:paragraph-rsid="029250b4"/>
    </style:style>
    <style:style style:name="P388" style:family="paragraph" style:parent-style-name="Text_20_body">
      <style:text-properties officeooo:rsid="02932808" officeooo:paragraph-rsid="02932808"/>
    </style:style>
    <style:style style:name="P389" style:family="paragraph" style:parent-style-name="Text_20_body">
      <style:text-properties officeooo:rsid="0297a495" officeooo:paragraph-rsid="0297a495"/>
    </style:style>
    <style:style style:name="P390" style:family="paragraph" style:parent-style-name="Text_20_body">
      <style:text-properties officeooo:paragraph-rsid="0297a495"/>
    </style:style>
    <style:style style:name="P391" style:family="paragraph" style:parent-style-name="Text_20_body">
      <style:text-properties officeooo:paragraph-rsid="02992087"/>
    </style:style>
    <style:style style:name="P392" style:family="paragraph" style:parent-style-name="Heading_20_1">
      <style:text-properties officeooo:paragraph-rsid="000130ee"/>
    </style:style>
    <style:style style:name="P393" style:family="paragraph" style:parent-style-name="Heading_20_1">
      <style:text-properties officeooo:paragraph-rsid="00bb4343"/>
    </style:style>
    <style:style style:name="P394" style:family="paragraph" style:parent-style-name="Text_20_body">
      <style:text-properties officeooo:rsid="026f37bf" officeooo:paragraph-rsid="026f37bf"/>
    </style:style>
    <style:style style:name="P395" style:family="paragraph" style:parent-style-name="Text_20_body">
      <style:text-properties officeooo:rsid="0276ee1f" officeooo:paragraph-rsid="0276ee1f"/>
    </style:style>
    <style:style style:name="P396" style:family="paragraph" style:parent-style-name="Text_20_body">
      <style:text-properties officeooo:rsid="02886ba0" officeooo:paragraph-rsid="02886ba0"/>
    </style:style>
    <style:style style:name="P397" style:family="paragraph" style:parent-style-name="Text_20_body">
      <style:text-properties officeooo:rsid="029250b4" officeooo:paragraph-rsid="029250b4"/>
    </style:style>
    <style:style style:name="P398" style:family="paragraph" style:parent-style-name="Text_20_body">
      <style:text-properties officeooo:rsid="02932808" officeooo:paragraph-rsid="02932808"/>
    </style:style>
    <style:style style:name="P399" style:family="paragraph" style:parent-style-name="Text_20_body">
      <style:text-properties officeooo:rsid="02932808" officeooo:paragraph-rsid="029d2da5"/>
    </style:style>
    <style:style style:name="P400" style:family="paragraph" style:parent-style-name="Text_20_body">
      <style:text-properties officeooo:rsid="02932808" officeooo:paragraph-rsid="029dde7b"/>
    </style:style>
    <style:style style:name="P401" style:family="paragraph" style:parent-style-name="Text_20_body">
      <style:text-properties officeooo:rsid="029d2da5" officeooo:paragraph-rsid="029d2da5"/>
    </style:style>
    <style:style style:name="P402" style:family="paragraph" style:parent-style-name="Text_20_body">
      <style:text-properties officeooo:rsid="029dde7b" officeooo:paragraph-rsid="029dde7b"/>
    </style:style>
    <style:style style:name="P403" style:family="paragraph" style:parent-style-name="Text_20_body">
      <style:text-properties officeooo:rsid="0297a495" officeooo:paragraph-rsid="029eb5b8"/>
    </style:style>
    <style:style style:name="P404" style:family="paragraph" style:parent-style-name="Text_20_body">
      <style:text-properties officeooo:rsid="0297a495" officeooo:paragraph-rsid="029fc28f"/>
    </style:style>
    <style:style style:name="P405" style:family="paragraph" style:parent-style-name="Text_20_body">
      <style:text-properties officeooo:rsid="0297a495" officeooo:paragraph-rsid="0297a495"/>
    </style:style>
    <style:style style:name="P406" style:family="paragraph" style:parent-style-name="Text_20_body">
      <style:text-properties officeooo:rsid="02a1231f" officeooo:paragraph-rsid="02a1231f"/>
    </style:style>
    <style:style style:name="P407" style:family="paragraph" style:parent-style-name="Text_20_body">
      <style:text-properties officeooo:rsid="02a1231f" officeooo:paragraph-rsid="02a3bf3c"/>
    </style:style>
    <style:style style:name="P408" style:family="paragraph" style:parent-style-name="Text_20_body">
      <style:text-properties officeooo:rsid="02992087" officeooo:paragraph-rsid="02a3bf3c"/>
    </style:style>
    <style:style style:name="P409" style:family="paragraph" style:parent-style-name="Text_20_body">
      <style:text-properties officeooo:rsid="02a575f4" officeooo:paragraph-rsid="02a575f4"/>
    </style:style>
    <style:style style:name="P410" style:family="paragraph" style:parent-style-name="Text_20_body">
      <style:text-properties officeooo:rsid="02a6a027" officeooo:paragraph-rsid="02a6a027"/>
    </style:style>
    <style:style style:name="P411" style:family="paragraph" style:parent-style-name="Text_20_body">
      <style:text-properties officeooo:rsid="02a82368" officeooo:paragraph-rsid="02a82368"/>
    </style:style>
    <style:style style:name="P412" style:family="paragraph" style:parent-style-name="Text_20_body">
      <style:text-properties officeooo:rsid="02a975a1" officeooo:paragraph-rsid="02a975a1"/>
    </style:style>
    <style:style style:name="P413" style:family="paragraph" style:parent-style-name="Text_20_body">
      <style:text-properties officeooo:paragraph-rsid="02a975a1"/>
    </style:style>
    <style:style style:name="P4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08acdb"/>
    </style:style>
    <style:style style:name="T2" style:family="text">
      <style:text-properties officeooo:rsid="00122fa6"/>
    </style:style>
    <style:style style:name="T3" style:family="text">
      <style:text-properties officeooo:rsid="001499dd"/>
    </style:style>
    <style:style style:name="T4" style:family="text">
      <style:text-properties officeooo:rsid="00178c1b"/>
    </style:style>
    <style:style style:name="T5" style:family="text">
      <style:text-properties officeooo:rsid="00196a8d"/>
    </style:style>
    <style:style style:name="T6" style:family="text">
      <style:text-properties officeooo:rsid="001b4b81"/>
    </style:style>
    <style:style style:name="T7" style:family="text">
      <style:text-properties officeooo:rsid="001c5960"/>
    </style:style>
    <style:style style:name="T8" style:family="text">
      <style:text-properties officeooo:rsid="001dbcb2"/>
    </style:style>
    <style:style style:name="T9" style:family="text">
      <style:text-properties officeooo:rsid="001f76b2"/>
    </style:style>
    <style:style style:name="T10" style:family="text">
      <style:text-properties officeooo:rsid="00201c9e"/>
    </style:style>
    <style:style style:name="T11" style:family="text">
      <style:text-properties officeooo:rsid="0021479b"/>
    </style:style>
    <style:style style:name="T12" style:family="text">
      <style:text-properties officeooo:rsid="0024c690"/>
    </style:style>
    <style:style style:name="T13" style:family="text">
      <style:text-properties officeooo:rsid="00263e81"/>
    </style:style>
    <style:style style:name="T14" style:family="text">
      <style:text-properties officeooo:rsid="0026a09a"/>
    </style:style>
    <style:style style:name="T15" style:family="text">
      <style:text-properties officeooo:rsid="00286138"/>
    </style:style>
    <style:style style:name="T16" style:family="text">
      <style:text-properties officeooo:rsid="0029b075"/>
    </style:style>
    <style:style style:name="T17" style:family="text">
      <style:text-properties officeooo:rsid="0029eb6d"/>
    </style:style>
    <style:style style:name="T18" style:family="text">
      <style:text-properties officeooo:rsid="002ad366"/>
    </style:style>
    <style:style style:name="T19" style:family="text">
      <style:text-properties officeooo:rsid="002b2ee4"/>
    </style:style>
    <style:style style:name="T20" style:family="text">
      <style:text-properties officeooo:rsid="002caf4a"/>
    </style:style>
    <style:style style:name="T21" style:family="text">
      <style:text-properties officeooo:rsid="002ddd73"/>
    </style:style>
    <style:style style:name="T22" style:family="text">
      <style:text-properties officeooo:rsid="002f7ed4"/>
    </style:style>
    <style:style style:name="T23" style:family="text">
      <style:text-properties officeooo:rsid="00313446"/>
    </style:style>
    <style:style style:name="T24" style:family="text">
      <style:text-properties officeooo:rsid="00341c17"/>
    </style:style>
    <style:style style:name="T25" style:family="text">
      <style:text-properties officeooo:rsid="003608d0"/>
    </style:style>
    <style:style style:name="T26" style:family="text">
      <style:text-properties officeooo:rsid="003798f4"/>
    </style:style>
    <style:style style:name="T27" style:family="text">
      <style:text-properties officeooo:rsid="0038a859"/>
    </style:style>
    <style:style style:name="T28" style:family="text">
      <style:text-properties officeooo:rsid="0039994c"/>
    </style:style>
    <style:style style:name="T29" style:family="text">
      <style:text-properties officeooo:rsid="003ae285"/>
    </style:style>
    <style:style style:name="T30" style:family="text">
      <style:text-properties officeooo:rsid="003b78f1"/>
    </style:style>
    <style:style style:name="T31" style:family="text">
      <style:text-properties officeooo:rsid="003d1257"/>
    </style:style>
    <style:style style:name="T32" style:family="text">
      <style:text-properties officeooo:rsid="003ee3cc"/>
    </style:style>
    <style:style style:name="T33" style:family="text">
      <style:text-properties officeooo:rsid="003f37e7"/>
    </style:style>
    <style:style style:name="T34" style:family="text">
      <style:text-properties officeooo:rsid="0042039b"/>
    </style:style>
    <style:style style:name="T35" style:family="text">
      <style:text-properties officeooo:rsid="0013c400"/>
    </style:style>
    <style:style style:name="T36" style:family="text">
      <style:text-properties officeooo:rsid="0043ff87"/>
    </style:style>
    <style:style style:name="T37" style:family="text">
      <style:text-properties officeooo:rsid="004746db"/>
    </style:style>
    <style:style style:name="T38" style:family="text">
      <style:text-properties officeooo:rsid="0048fa23"/>
    </style:style>
    <style:style style:name="T39" style:family="text">
      <style:text-properties officeooo:rsid="004a4584"/>
    </style:style>
    <style:style style:name="T40" style:family="text">
      <style:text-properties officeooo:rsid="004a91bb"/>
    </style:style>
    <style:style style:name="T41" style:family="text">
      <style:text-properties officeooo:rsid="004c446a"/>
    </style:style>
    <style:style style:name="T42" style:family="text">
      <style:text-properties officeooo:rsid="004d6cac"/>
    </style:style>
    <style:style style:name="T43" style:family="text">
      <style:text-properties officeooo:rsid="004ee64f"/>
    </style:style>
    <style:style style:name="T44" style:family="text">
      <style:text-properties officeooo:rsid="004f1a2e"/>
    </style:style>
    <style:style style:name="T45" style:family="text">
      <style:text-properties officeooo:rsid="005015b3"/>
    </style:style>
    <style:style style:name="T46" style:family="text">
      <style:text-properties officeooo:rsid="0051b04d"/>
    </style:style>
    <style:style style:name="T47" style:family="text">
      <style:text-properties officeooo:rsid="0051f709"/>
    </style:style>
    <style:style style:name="T48" style:family="text">
      <style:text-properties officeooo:rsid="00568538"/>
    </style:style>
    <style:style style:name="T49" style:family="text">
      <style:text-properties officeooo:rsid="00570aa1"/>
    </style:style>
    <style:style style:name="T50" style:family="text">
      <style:text-properties officeooo:rsid="0057123c"/>
    </style:style>
    <style:style style:name="T51" style:family="text">
      <style:text-properties officeooo:rsid="0058a1df"/>
    </style:style>
    <style:style style:name="T52" style:family="text">
      <style:text-properties officeooo:rsid="005a17a5"/>
    </style:style>
    <style:style style:name="T53" style:family="text">
      <style:text-properties officeooo:rsid="005ad355"/>
    </style:style>
    <style:style style:name="T54" style:family="text">
      <style:text-properties officeooo:rsid="005c6f8f"/>
    </style:style>
    <style:style style:name="T55" style:family="text">
      <style:text-properties officeooo:rsid="005e9d95"/>
    </style:style>
    <style:style style:name="T56" style:family="text">
      <style:text-properties officeooo:rsid="005f9a91"/>
    </style:style>
    <style:style style:name="T57" style:family="text">
      <style:text-properties officeooo:rsid="00604ad1"/>
    </style:style>
    <style:style style:name="T58" style:family="text">
      <style:text-properties officeooo:rsid="00619175"/>
    </style:style>
    <style:style style:name="T59" style:family="text">
      <style:text-properties officeooo:rsid="00630a28"/>
    </style:style>
    <style:style style:name="T60" style:family="text">
      <style:text-properties officeooo:rsid="00635a7a"/>
    </style:style>
    <style:style style:name="T61" style:family="text">
      <style:text-properties officeooo:rsid="0064842e"/>
    </style:style>
    <style:style style:name="T62" style:family="text">
      <style:text-properties officeooo:rsid="006602ff"/>
    </style:style>
    <style:style style:name="T63" style:family="text">
      <style:text-properties officeooo:rsid="00673f41"/>
    </style:style>
    <style:style style:name="T64" style:family="text">
      <style:text-properties officeooo:rsid="0068529d"/>
    </style:style>
    <style:style style:name="T65" style:family="text">
      <style:text-properties officeooo:rsid="0068a506"/>
    </style:style>
    <style:style style:name="T66" style:family="text">
      <style:text-properties officeooo:rsid="006a8a6f"/>
    </style:style>
    <style:style style:name="T67" style:family="text">
      <style:text-properties officeooo:rsid="006d4e94"/>
    </style:style>
    <style:style style:name="T68" style:family="text">
      <style:text-properties officeooo:rsid="006ec1b0"/>
    </style:style>
    <style:style style:name="T69" style:family="text">
      <style:text-properties officeooo:rsid="007779d2"/>
    </style:style>
    <style:style style:name="T70" style:family="text">
      <style:text-properties officeooo:rsid="007db556"/>
    </style:style>
    <style:style style:name="T71" style:family="text">
      <style:text-properties officeooo:rsid="007e44ea"/>
    </style:style>
    <style:style style:name="T72" style:family="text">
      <style:text-properties officeooo:rsid="007f7d38"/>
    </style:style>
    <style:style style:name="T73" style:family="text">
      <style:text-properties officeooo:rsid="0081ca51"/>
    </style:style>
    <style:style style:name="T74" style:family="text">
      <style:text-properties officeooo:rsid="00837c87"/>
    </style:style>
    <style:style style:name="T75" style:family="text">
      <style:text-properties officeooo:rsid="00847254"/>
    </style:style>
    <style:style style:name="T76" style:family="text">
      <style:text-properties officeooo:rsid="008585fe"/>
    </style:style>
    <style:style style:name="T77" style:family="text">
      <style:text-properties officeooo:rsid="0086b1dd"/>
    </style:style>
    <style:style style:name="T78" style:family="text">
      <style:text-properties officeooo:rsid="0087b063"/>
    </style:style>
    <style:style style:name="T79" style:family="text">
      <style:text-properties officeooo:rsid="0087f42e"/>
    </style:style>
    <style:style style:name="T80" style:family="text">
      <style:text-properties officeooo:rsid="008aaf02"/>
    </style:style>
    <style:style style:name="T81" style:family="text">
      <style:text-properties officeooo:rsid="008cabc7"/>
    </style:style>
    <style:style style:name="T82" style:family="text">
      <style:text-properties officeooo:rsid="0092ac32"/>
    </style:style>
    <style:style style:name="T83" style:family="text">
      <style:text-properties officeooo:rsid="0094fc21"/>
    </style:style>
    <style:style style:name="T84" style:family="text">
      <style:text-properties officeooo:rsid="00960b08"/>
    </style:style>
    <style:style style:name="T85" style:family="text">
      <style:text-properties officeooo:rsid="00962aec"/>
    </style:style>
    <style:style style:name="T86" style:family="text">
      <style:text-properties officeooo:rsid="009939df"/>
    </style:style>
    <style:style style:name="T87" style:family="text">
      <style:text-properties officeooo:rsid="0099dedd"/>
    </style:style>
    <style:style style:name="T88" style:family="text">
      <style:text-properties officeooo:rsid="009a2c80"/>
    </style:style>
    <style:style style:name="T89" style:family="text">
      <style:text-properties officeooo:rsid="009bf574"/>
    </style:style>
    <style:style style:name="T90" style:family="text">
      <style:text-properties officeooo:rsid="009e15c0"/>
    </style:style>
    <style:style style:name="T91" style:family="text">
      <style:text-properties officeooo:rsid="009f40c8"/>
    </style:style>
    <style:style style:name="T92" style:family="text">
      <style:text-properties officeooo:rsid="00a0126d"/>
    </style:style>
    <style:style style:name="T93" style:family="text">
      <style:text-properties officeooo:rsid="00a36e89"/>
    </style:style>
    <style:style style:name="T94" style:family="text">
      <style:text-properties officeooo:rsid="00a740e2"/>
    </style:style>
    <style:style style:name="T95" style:family="text">
      <style:text-properties officeooo:rsid="00a88660"/>
    </style:style>
    <style:style style:name="T96" style:family="text">
      <style:text-properties officeooo:rsid="00a96441"/>
    </style:style>
    <style:style style:name="T97" style:family="text">
      <style:text-properties officeooo:rsid="00aa80a4"/>
    </style:style>
    <style:style style:name="T98" style:family="text">
      <style:text-properties officeooo:rsid="0121ef98"/>
    </style:style>
    <style:style style:name="T99" style:family="text">
      <style:text-properties officeooo:rsid="012033fd"/>
    </style:style>
    <style:style style:name="T100" style:family="text">
      <style:text-properties officeooo:rsid="00bcc5ca"/>
    </style:style>
    <style:style style:name="T101" style:family="text">
      <style:text-properties officeooo:rsid="00bcd2b7"/>
    </style:style>
    <style:style style:name="T102" style:family="text">
      <style:text-properties officeooo:rsid="00beb855"/>
    </style:style>
    <style:style style:name="T103" style:family="text">
      <style:text-properties officeooo:rsid="00bf6718"/>
    </style:style>
    <style:style style:name="T104" style:family="text">
      <style:text-properties officeooo:rsid="00c201ff"/>
    </style:style>
    <style:style style:name="T105" style:family="text">
      <style:text-properties officeooo:rsid="00c3f682"/>
    </style:style>
    <style:style style:name="T106" style:family="text">
      <style:text-properties officeooo:rsid="00c43952"/>
    </style:style>
    <style:style style:name="T107" style:family="text">
      <style:text-properties officeooo:rsid="00c5056d"/>
    </style:style>
    <style:style style:name="T108" style:family="text">
      <style:text-properties officeooo:rsid="00c58891"/>
    </style:style>
    <style:style style:name="T109" style:family="text">
      <style:text-properties officeooo:rsid="00c6e58b"/>
    </style:style>
    <style:style style:name="T110" style:family="text">
      <style:text-properties officeooo:rsid="00c65bdd"/>
    </style:style>
    <style:style style:name="T111" style:family="text">
      <style:text-properties officeooo:rsid="00c74930"/>
    </style:style>
    <style:style style:name="T112" style:family="text">
      <style:text-properties officeooo:rsid="00c89306"/>
    </style:style>
    <style:style style:name="T113" style:family="text">
      <style:text-properties officeooo:rsid="00c9b275"/>
    </style:style>
    <style:style style:name="T114" style:family="text">
      <style:text-properties officeooo:rsid="00ca2be0"/>
    </style:style>
    <style:style style:name="T115" style:family="text">
      <style:text-properties officeooo:rsid="00cafa82"/>
    </style:style>
    <style:style style:name="T116" style:family="text">
      <style:text-properties officeooo:rsid="00cc7d0f"/>
    </style:style>
    <style:style style:name="T117" style:family="text">
      <style:text-properties officeooo:rsid="00ce1c22"/>
    </style:style>
    <style:style style:name="T118" style:family="text">
      <style:text-properties officeooo:rsid="00ce699e"/>
    </style:style>
    <style:style style:name="T119" style:family="text">
      <style:text-properties officeooo:rsid="00cfe9d2"/>
    </style:style>
    <style:style style:name="T120" style:family="text">
      <style:text-properties officeooo:rsid="00d1cba9"/>
    </style:style>
    <style:style style:name="T121" style:family="text">
      <style:text-properties officeooo:rsid="00d3c663"/>
    </style:style>
    <style:style style:name="T122" style:family="text">
      <style:text-properties officeooo:rsid="00d5bf4e"/>
    </style:style>
    <style:style style:name="T123" style:family="text">
      <style:text-properties officeooo:rsid="00d78a87"/>
    </style:style>
    <style:style style:name="T124" style:family="text">
      <style:text-properties officeooo:rsid="00dad434"/>
    </style:style>
    <style:style style:name="T125" style:family="text">
      <style:text-properties officeooo:rsid="00dca230"/>
    </style:style>
    <style:style style:name="T126" style:family="text">
      <style:text-properties officeooo:rsid="00dd97ba"/>
    </style:style>
    <style:style style:name="T127" style:family="text">
      <style:text-properties officeooo:rsid="00e14693"/>
    </style:style>
    <style:style style:name="T128" style:family="text">
      <style:text-properties officeooo:rsid="00e2ab11"/>
    </style:style>
    <style:style style:name="T129" style:family="text">
      <style:text-properties officeooo:rsid="00e36ffd"/>
    </style:style>
    <style:style style:name="T130" style:family="text">
      <style:text-properties officeooo:rsid="00ec64cd"/>
    </style:style>
    <style:style style:name="T131" style:family="text">
      <style:text-properties officeooo:rsid="00edda53"/>
    </style:style>
    <style:style style:name="T132" style:family="text">
      <style:text-properties officeooo:rsid="00e6fa33"/>
    </style:style>
    <style:style style:name="T133" style:family="text">
      <style:text-properties officeooo:rsid="00ee0bfd"/>
    </style:style>
    <style:style style:name="T134" style:family="text">
      <style:text-properties officeooo:rsid="00ef5099"/>
    </style:style>
    <style:style style:name="T135" style:family="text">
      <style:text-properties officeooo:rsid="00b86f09"/>
    </style:style>
    <style:style style:name="T136" style:family="text">
      <style:text-properties officeooo:rsid="00ef9b09"/>
    </style:style>
    <style:style style:name="T137" style:family="text">
      <style:text-properties officeooo:rsid="00f03c0c"/>
    </style:style>
    <style:style style:name="T138" style:family="text">
      <style:text-properties officeooo:rsid="00f1e6a6"/>
    </style:style>
    <style:style style:name="T139" style:family="text">
      <style:text-properties officeooo:rsid="00f21ec1"/>
    </style:style>
    <style:style style:name="T140" style:family="text">
      <style:text-properties officeooo:rsid="00f390df"/>
    </style:style>
    <style:style style:name="T141" style:family="text">
      <style:text-properties officeooo:rsid="00f4506e"/>
    </style:style>
    <style:style style:name="T142" style:family="text">
      <style:text-properties officeooo:rsid="00f46b16"/>
    </style:style>
    <style:style style:name="T143" style:family="text">
      <style:text-properties officeooo:rsid="00f5ac73"/>
    </style:style>
    <style:style style:name="T144" style:family="text">
      <style:text-properties officeooo:rsid="00f6408a"/>
    </style:style>
    <style:style style:name="T145" style:family="text">
      <style:text-properties officeooo:rsid="00f7279a"/>
    </style:style>
    <style:style style:name="T146" style:family="text">
      <style:text-properties officeooo:rsid="00f957b2"/>
    </style:style>
    <style:style style:name="T147" style:family="text">
      <style:text-properties officeooo:rsid="00fc4485"/>
    </style:style>
    <style:style style:name="T148" style:family="text">
      <style:text-properties officeooo:rsid="00fcbabc"/>
    </style:style>
    <style:style style:name="T149" style:family="text">
      <style:text-properties officeooo:rsid="00fe6ed8"/>
    </style:style>
    <style:style style:name="T150" style:family="text">
      <style:text-properties officeooo:rsid="01131d14"/>
    </style:style>
    <style:style style:name="T151" style:family="text">
      <style:text-properties officeooo:rsid="00ff7bb4"/>
    </style:style>
    <style:style style:name="T152" style:family="text">
      <style:text-properties officeooo:rsid="00ffc445"/>
    </style:style>
    <style:style style:name="T153" style:family="text">
      <style:text-properties officeooo:rsid="01004bcb"/>
    </style:style>
    <style:style style:name="T154" style:family="text">
      <style:text-properties officeooo:rsid="0100fc62"/>
    </style:style>
    <style:style style:name="T155" style:family="text">
      <style:text-properties officeooo:rsid="01032cf6"/>
    </style:style>
    <style:style style:name="T156" style:family="text">
      <style:text-properties officeooo:rsid="0102894a"/>
    </style:style>
    <style:style style:name="T157" style:family="text">
      <style:text-properties officeooo:rsid="0104314c"/>
    </style:style>
    <style:style style:name="T158" style:family="text">
      <style:text-properties officeooo:rsid="01049f2a"/>
    </style:style>
    <style:style style:name="T159" style:family="text">
      <style:text-properties officeooo:rsid="010f1532"/>
    </style:style>
    <style:style style:name="T160" style:family="text">
      <style:text-properties officeooo:rsid="0105f23e"/>
    </style:style>
    <style:style style:name="T161" style:family="text">
      <style:text-properties officeooo:rsid="010905ff"/>
    </style:style>
    <style:style style:name="T162" style:family="text">
      <style:text-properties officeooo:rsid="010aac11"/>
    </style:style>
    <style:style style:name="T163" style:family="text">
      <style:text-properties officeooo:rsid="010bca9c"/>
    </style:style>
    <style:style style:name="T164" style:family="text">
      <style:text-properties officeooo:rsid="010d2437"/>
    </style:style>
    <style:style style:name="T165" style:family="text">
      <style:text-properties officeooo:rsid="010c792f"/>
    </style:style>
    <style:style style:name="T166" style:family="text">
      <style:text-properties officeooo:rsid="010e2c78"/>
    </style:style>
    <style:style style:name="T167" style:family="text">
      <style:text-properties officeooo:rsid="01101378"/>
    </style:style>
    <style:style style:name="T168" style:family="text">
      <style:text-properties officeooo:rsid="0110b30f"/>
    </style:style>
    <style:style style:name="T169" style:family="text">
      <style:text-properties officeooo:rsid="0111a45f"/>
    </style:style>
    <style:style style:name="T170" style:family="text">
      <style:text-properties officeooo:rsid="0115a919"/>
    </style:style>
    <style:style style:name="T171" style:family="text">
      <style:text-properties officeooo:rsid="0117a3c8"/>
    </style:style>
    <style:style style:name="T172" style:family="text">
      <style:text-properties officeooo:rsid="0119716c"/>
    </style:style>
    <style:style style:name="T173" style:family="text">
      <style:text-properties officeooo:rsid="011c137f"/>
    </style:style>
    <style:style style:name="T174" style:family="text">
      <style:text-properties officeooo:rsid="011e355d"/>
    </style:style>
    <style:style style:name="T175" style:family="text">
      <style:text-properties officeooo:rsid="011ebc43"/>
    </style:style>
    <style:style style:name="T176" style:family="text">
      <style:text-properties officeooo:rsid="011efd3b"/>
    </style:style>
    <style:style style:name="T177" style:family="text">
      <style:text-properties officeooo:rsid="011f5abe"/>
    </style:style>
    <style:style style:name="T178" style:family="text">
      <style:text-properties officeooo:rsid="01239614"/>
    </style:style>
    <style:style style:name="T179" style:family="text">
      <style:text-properties officeooo:rsid="0126409f"/>
    </style:style>
    <style:style style:name="T180" style:family="text">
      <style:text-properties officeooo:rsid="0125566c"/>
    </style:style>
    <style:style style:name="T181" style:family="text">
      <style:text-properties officeooo:rsid="0127fcd6"/>
    </style:style>
    <style:style style:name="T182" style:family="text">
      <style:text-properties officeooo:rsid="012e14a7"/>
    </style:style>
    <style:style style:name="T183" style:family="text">
      <style:text-properties officeooo:rsid="01293cea"/>
    </style:style>
    <style:style style:name="T184" style:family="text">
      <style:text-properties officeooo:rsid="012a0fb8"/>
    </style:style>
    <style:style style:name="T185" style:family="text">
      <style:text-properties officeooo:rsid="012ac87c"/>
    </style:style>
    <style:style style:name="T186" style:family="text">
      <style:text-properties officeooo:rsid="012af21f"/>
    </style:style>
    <style:style style:name="T187" style:family="text">
      <style:text-properties officeooo:rsid="00c3f7f1"/>
    </style:style>
    <style:style style:name="T188" style:family="text">
      <style:text-properties officeooo:rsid="00c4936f"/>
    </style:style>
    <style:style style:name="T189" style:family="text">
      <style:text-properties officeooo:rsid="00c63d55"/>
    </style:style>
    <style:style style:name="T190" style:family="text">
      <style:text-properties officeooo:rsid="00c69555"/>
    </style:style>
    <style:style style:name="T191" style:family="text">
      <style:text-properties officeooo:rsid="00c77f12"/>
    </style:style>
    <style:style style:name="T192" style:family="text">
      <style:text-properties officeooo:rsid="00c8e8d4"/>
    </style:style>
    <style:style style:name="T193" style:family="text">
      <style:text-properties officeooo:rsid="00cba6ff"/>
    </style:style>
    <style:style style:name="T194" style:family="text">
      <style:text-properties officeooo:rsid="00cd2835"/>
    </style:style>
    <style:style style:name="T195" style:family="text">
      <style:text-properties officeooo:rsid="00cefcf2"/>
    </style:style>
    <style:style style:name="T196" style:family="text">
      <style:text-properties officeooo:rsid="00cf365d"/>
    </style:style>
    <style:style style:name="T197" style:family="text">
      <style:text-properties officeooo:rsid="00cfc237"/>
    </style:style>
    <style:style style:name="T198" style:family="text">
      <style:text-properties officeooo:rsid="00d24cc4"/>
    </style:style>
    <style:style style:name="T199" style:family="text">
      <style:text-properties officeooo:rsid="00d2fda5"/>
    </style:style>
    <style:style style:name="T200" style:family="text">
      <style:text-properties officeooo:rsid="00d53ef2"/>
    </style:style>
    <style:style style:name="T201" style:family="text">
      <style:text-properties officeooo:rsid="00d60ed9"/>
    </style:style>
    <style:style style:name="T202" style:family="text">
      <style:text-properties officeooo:rsid="00d77a23"/>
    </style:style>
    <style:style style:name="T203" style:family="text">
      <style:text-properties officeooo:rsid="00d8857c"/>
    </style:style>
    <style:style style:name="T204" style:family="text">
      <style:text-properties officeooo:rsid="00d8ede3"/>
    </style:style>
    <style:style style:name="T205" style:family="text">
      <style:text-properties officeooo:rsid="00da5e28"/>
    </style:style>
    <style:style style:name="T206" style:family="text">
      <style:text-properties officeooo:rsid="00db02da"/>
    </style:style>
    <style:style style:name="T207" style:family="text">
      <style:text-properties officeooo:rsid="00db1b10"/>
    </style:style>
    <style:style style:name="T208" style:family="text">
      <style:text-properties officeooo:rsid="00dd8f99"/>
    </style:style>
    <style:style style:name="T209" style:family="text">
      <style:text-properties officeooo:rsid="00df1f6e"/>
    </style:style>
    <style:style style:name="T210" style:family="text">
      <style:text-properties officeooo:rsid="00e10799"/>
    </style:style>
    <style:style style:name="T211" style:family="text">
      <style:text-properties officeooo:rsid="00e1fb44"/>
    </style:style>
    <style:style style:name="T212" style:family="text">
      <style:text-properties officeooo:rsid="00e76d57"/>
    </style:style>
    <style:style style:name="T213" style:family="text">
      <style:text-properties officeooo:rsid="00ecf06e"/>
    </style:style>
    <style:style style:name="T214" style:family="text">
      <style:text-properties officeooo:rsid="00ed2a7c"/>
    </style:style>
    <style:style style:name="T215" style:family="text">
      <style:text-properties officeooo:rsid="00ed9059"/>
    </style:style>
    <style:style style:name="T216" style:family="text">
      <style:text-properties officeooo:rsid="00eeab3c"/>
    </style:style>
    <style:style style:name="T217" style:family="text">
      <style:text-properties officeooo:rsid="00f51118"/>
    </style:style>
    <style:style style:name="T218" style:family="text">
      <style:text-properties officeooo:rsid="00f66979"/>
    </style:style>
    <style:style style:name="T219" style:family="text">
      <style:text-properties officeooo:rsid="00f78578"/>
    </style:style>
    <style:style style:name="T220" style:family="text">
      <style:text-properties officeooo:rsid="00f875fe"/>
    </style:style>
    <style:style style:name="T221" style:family="text">
      <style:text-properties officeooo:rsid="00fa443e"/>
    </style:style>
    <style:style style:name="T222" style:family="text">
      <style:text-properties officeooo:rsid="00fb43ea"/>
    </style:style>
    <style:style style:name="T223" style:family="text">
      <style:text-properties officeooo:rsid="00fce0e1"/>
    </style:style>
    <style:style style:name="T224" style:family="text">
      <style:text-properties officeooo:rsid="00fee849"/>
    </style:style>
    <style:style style:name="T225" style:family="text">
      <style:text-properties officeooo:rsid="00ff202d"/>
    </style:style>
    <style:style style:name="T226" style:family="text">
      <style:text-properties officeooo:rsid="01011fc1"/>
    </style:style>
    <style:style style:name="T227" style:family="text">
      <style:text-properties officeooo:rsid="010b8b76"/>
    </style:style>
    <style:style style:name="T228" style:family="text">
      <style:text-properties officeooo:rsid="010cdf48"/>
    </style:style>
    <style:style style:name="T229" style:family="text">
      <style:text-properties officeooo:rsid="010dc183"/>
    </style:style>
    <style:style style:name="T230" style:family="text">
      <style:text-properties officeooo:rsid="010fba0c"/>
    </style:style>
    <style:style style:name="T231" style:family="text">
      <style:text-properties officeooo:rsid="01105cf3"/>
    </style:style>
    <style:style style:name="T232" style:family="text">
      <style:text-properties officeooo:rsid="011309e7"/>
    </style:style>
    <style:style style:name="T233" style:family="text">
      <style:text-properties officeooo:rsid="0122a863"/>
    </style:style>
    <style:style style:name="T234" style:family="text">
      <style:text-properties officeooo:rsid="01235e82"/>
    </style:style>
    <style:style style:name="T235" style:family="text">
      <style:text-properties officeooo:rsid="0123cf46"/>
    </style:style>
    <style:style style:name="T236" style:family="text">
      <style:text-properties officeooo:rsid="01249847"/>
    </style:style>
    <style:style style:name="T237" style:family="text">
      <style:text-properties officeooo:rsid="01250fe9"/>
    </style:style>
    <style:style style:name="T238" style:family="text">
      <style:text-properties officeooo:rsid="01270df8"/>
    </style:style>
    <style:style style:name="T239" style:family="text">
      <style:text-properties officeooo:rsid="0127a718"/>
    </style:style>
    <style:style style:name="T240" style:family="text">
      <style:text-properties officeooo:rsid="01292c6c"/>
    </style:style>
    <style:style style:name="T241" style:family="text">
      <style:text-properties officeooo:rsid="012a8313"/>
    </style:style>
    <style:style style:name="T242" style:family="text">
      <style:text-properties officeooo:rsid="012defeb"/>
    </style:style>
    <style:style style:name="T243" style:family="text">
      <style:text-properties officeooo:rsid="012fccf1"/>
    </style:style>
    <style:style style:name="T244" style:family="text">
      <style:text-properties officeooo:rsid="01302111"/>
    </style:style>
    <style:style style:name="T245" style:family="text">
      <style:text-properties officeooo:rsid="0132b401"/>
    </style:style>
    <style:style style:name="T246" style:family="text">
      <style:text-properties officeooo:rsid="01335567"/>
    </style:style>
    <style:style style:name="T247" style:family="text">
      <style:text-properties officeooo:rsid="01354652"/>
    </style:style>
    <style:style style:name="T248" style:family="text">
      <style:text-properties officeooo:rsid="01369ca9"/>
    </style:style>
    <style:style style:name="T249" style:family="text">
      <style:text-properties officeooo:rsid="013889ea"/>
    </style:style>
    <style:style style:name="T250" style:family="text">
      <style:text-properties officeooo:rsid="01399c31"/>
    </style:style>
    <style:style style:name="T251" style:family="text">
      <style:text-properties officeooo:rsid="013ad894"/>
    </style:style>
    <style:style style:name="T252" style:family="text">
      <style:text-properties officeooo:rsid="013c6987"/>
    </style:style>
    <style:style style:name="T253" style:family="text">
      <style:text-properties officeooo:rsid="013d5daf"/>
    </style:style>
    <style:style style:name="T254" style:family="text">
      <style:text-properties officeooo:rsid="013ea24f"/>
    </style:style>
    <style:style style:name="T255" style:family="text">
      <style:text-properties officeooo:rsid="013fee2d"/>
    </style:style>
    <style:style style:name="T256" style:family="text">
      <style:text-properties officeooo:rsid="01400016"/>
    </style:style>
    <style:style style:name="T257" style:family="text">
      <style:text-properties officeooo:rsid="01419e7a"/>
    </style:style>
    <style:style style:name="T258" style:family="text">
      <style:text-properties officeooo:rsid="0144bdb1"/>
    </style:style>
    <style:style style:name="T259" style:family="text">
      <style:text-properties officeooo:rsid="01455166"/>
    </style:style>
    <style:style style:name="T260" style:family="text">
      <style:text-properties officeooo:rsid="01471fad"/>
    </style:style>
    <style:style style:name="T261" style:family="text">
      <style:text-properties officeooo:rsid="0148226a"/>
    </style:style>
    <style:style style:name="T262" style:family="text">
      <style:text-properties officeooo:rsid="014a814c"/>
    </style:style>
    <style:style style:name="T263" style:family="text">
      <style:text-properties officeooo:rsid="014bc807"/>
    </style:style>
    <style:style style:name="T264" style:family="text">
      <style:text-properties officeooo:rsid="014ca64e"/>
    </style:style>
    <style:style style:name="T265" style:family="text">
      <style:text-properties officeooo:rsid="014dfe29"/>
    </style:style>
    <style:style style:name="T266" style:family="text">
      <style:text-properties officeooo:rsid="014f3679"/>
    </style:style>
    <style:style style:name="T267" style:family="text">
      <style:text-properties officeooo:rsid="01534950"/>
    </style:style>
    <style:style style:name="T268" style:family="text">
      <style:text-properties officeooo:rsid="01546a90"/>
    </style:style>
    <style:style style:name="T269" style:family="text">
      <style:text-properties officeooo:rsid="015591c9"/>
    </style:style>
    <style:style style:name="T270" style:family="text">
      <style:text-properties officeooo:rsid="0157eb2c"/>
    </style:style>
    <style:style style:name="T271" style:family="text">
      <style:text-properties officeooo:rsid="0158e00b"/>
    </style:style>
    <style:style style:name="T272" style:family="text">
      <style:text-properties officeooo:rsid="015bf200"/>
    </style:style>
    <style:style style:name="T273" style:family="text">
      <style:text-properties officeooo:rsid="0163c8f8"/>
    </style:style>
    <style:style style:name="T274" style:family="text">
      <style:text-properties officeooo:rsid="016406a8"/>
    </style:style>
    <style:style style:name="T275" style:family="text">
      <style:text-properties officeooo:rsid="01649c21"/>
    </style:style>
    <style:style style:name="T276" style:family="text">
      <style:text-properties officeooo:rsid="01668db5"/>
    </style:style>
    <style:style style:name="T277" style:family="text">
      <style:text-properties officeooo:rsid="0167523d"/>
    </style:style>
    <style:style style:name="T278" style:family="text">
      <style:text-properties officeooo:rsid="01691adc"/>
    </style:style>
    <style:style style:name="T279" style:family="text">
      <style:text-properties officeooo:rsid="016ad48a"/>
    </style:style>
    <style:style style:name="T280" style:family="text">
      <style:text-properties officeooo:rsid="016cab04"/>
    </style:style>
    <style:style style:name="T281" style:family="text">
      <style:text-properties officeooo:rsid="014b2e4b"/>
    </style:style>
    <style:style style:name="T282" style:family="text">
      <style:text-properties officeooo:rsid="014c35c7"/>
    </style:style>
    <style:style style:name="T283" style:family="text">
      <style:text-properties officeooo:rsid="0159662a"/>
    </style:style>
    <style:style style:name="T284" style:family="text">
      <style:text-properties officeooo:rsid="015aade3"/>
    </style:style>
    <style:style style:name="T285" style:family="text">
      <style:text-properties officeooo:rsid="01565d48"/>
    </style:style>
    <style:style style:name="T286" style:family="text">
      <style:text-properties officeooo:rsid="015911e3"/>
    </style:style>
    <style:style style:name="T287" style:family="text">
      <style:text-properties officeooo:rsid="015ba150"/>
    </style:style>
    <style:style style:name="T288" style:family="text">
      <style:text-properties officeooo:rsid="015d9637"/>
    </style:style>
    <style:style style:name="T289" style:family="text">
      <style:text-properties officeooo:rsid="01604d5e"/>
    </style:style>
    <style:style style:name="T290" style:family="text">
      <style:text-properties officeooo:rsid="016188f8"/>
    </style:style>
    <style:style style:name="T291" style:family="text">
      <style:text-properties officeooo:rsid="0163f204"/>
    </style:style>
    <style:style style:name="T292" style:family="text">
      <style:text-properties officeooo:rsid="0166aaf9"/>
    </style:style>
    <style:style style:name="T293" style:family="text">
      <style:text-properties officeooo:rsid="01678b7e"/>
    </style:style>
    <style:style style:name="T294" style:family="text">
      <style:text-properties officeooo:rsid="016977a1"/>
    </style:style>
    <style:style style:name="T295" style:family="text">
      <style:text-properties officeooo:rsid="0162848d"/>
    </style:style>
    <style:style style:name="T296" style:family="text">
      <style:text-properties officeooo:rsid="016afc6b"/>
    </style:style>
    <style:style style:name="T297" style:family="text">
      <style:text-properties officeooo:rsid="016ca433"/>
    </style:style>
    <style:style style:name="T298" style:family="text">
      <style:text-properties officeooo:rsid="016e07fa"/>
    </style:style>
    <style:style style:name="T299" style:family="text">
      <style:text-properties officeooo:rsid="016e6889"/>
    </style:style>
    <style:style style:name="T300" style:family="text">
      <style:text-properties officeooo:rsid="016f9eb2"/>
    </style:style>
    <style:style style:name="T301" style:family="text">
      <style:text-properties officeooo:rsid="0170b2ed"/>
    </style:style>
    <style:style style:name="T302" style:family="text">
      <style:text-properties officeooo:rsid="0171777d"/>
    </style:style>
    <style:style style:name="T303" style:family="text">
      <style:text-properties officeooo:rsid="01728352"/>
    </style:style>
    <style:style style:name="T304" style:family="text">
      <style:text-properties officeooo:rsid="01747bc9"/>
    </style:style>
    <style:style style:name="T305" style:family="text">
      <style:text-properties officeooo:rsid="0175c7f1"/>
    </style:style>
    <style:style style:name="T306" style:family="text">
      <style:text-properties officeooo:rsid="0176009e"/>
    </style:style>
    <style:style style:name="T307" style:family="text">
      <style:text-properties officeooo:rsid="0178bc7b"/>
    </style:style>
    <style:style style:name="T308" style:family="text">
      <style:text-properties officeooo:rsid="0179f6ee"/>
    </style:style>
    <style:style style:name="T309" style:family="text">
      <style:text-properties officeooo:rsid="017bd353"/>
    </style:style>
    <style:style style:name="T310" style:family="text">
      <style:text-properties officeooo:rsid="017cb369"/>
    </style:style>
    <style:style style:name="T311" style:family="text">
      <style:text-properties officeooo:rsid="017e8c65"/>
    </style:style>
    <style:style style:name="T312" style:family="text">
      <style:text-properties officeooo:rsid="01812541"/>
    </style:style>
    <style:style style:name="T313" style:family="text">
      <style:text-properties officeooo:rsid="0182e95a"/>
    </style:style>
    <style:style style:name="T314" style:family="text">
      <style:text-properties officeooo:rsid="0185c7f0"/>
    </style:style>
    <style:style style:name="T315" style:family="text">
      <style:text-properties officeooo:rsid="018970ce"/>
    </style:style>
    <style:style style:name="T316" style:family="text">
      <style:text-properties officeooo:rsid="018a1024"/>
    </style:style>
    <style:style style:name="T317" style:family="text">
      <style:text-properties officeooo:rsid="018a3016"/>
    </style:style>
    <style:style style:name="T318" style:family="text">
      <style:text-properties officeooo:rsid="018cc574"/>
    </style:style>
    <style:style style:name="T319" style:family="text">
      <style:text-properties officeooo:rsid="018e8a41"/>
    </style:style>
    <style:style style:name="T320" style:family="text">
      <style:text-properties officeooo:rsid="018fcdf9"/>
    </style:style>
    <style:style style:name="T321" style:family="text">
      <style:text-properties officeooo:rsid="01907007"/>
    </style:style>
    <style:style style:name="T322" style:family="text">
      <style:text-properties officeooo:rsid="019177c2"/>
    </style:style>
    <style:style style:name="T323" style:family="text">
      <style:text-properties officeooo:rsid="01929c0c"/>
    </style:style>
    <style:style style:name="T324" style:family="text">
      <style:text-properties officeooo:rsid="01982ddf"/>
    </style:style>
    <style:style style:name="T325" style:family="text">
      <style:text-properties officeooo:rsid="019a23d5"/>
    </style:style>
    <style:style style:name="T326" style:family="text">
      <style:text-properties officeooo:rsid="019a3ecb"/>
    </style:style>
    <style:style style:name="T327" style:family="text">
      <style:text-properties officeooo:rsid="019dbf46"/>
    </style:style>
    <style:style style:name="T328" style:family="text">
      <style:text-properties officeooo:rsid="019e6955"/>
    </style:style>
    <style:style style:name="T329" style:family="text">
      <style:text-properties officeooo:rsid="019f0371"/>
    </style:style>
    <style:style style:name="T330" style:family="text">
      <style:text-properties officeooo:rsid="01a05d6b"/>
    </style:style>
    <style:style style:name="T331" style:family="text">
      <style:text-properties officeooo:rsid="01a14fff"/>
    </style:style>
    <style:style style:name="T332" style:family="text">
      <style:text-properties officeooo:rsid="01a33259"/>
    </style:style>
    <style:style style:name="T333" style:family="text">
      <style:text-properties officeooo:rsid="01a528a9"/>
    </style:style>
    <style:style style:name="T334" style:family="text">
      <style:text-properties officeooo:rsid="01a552e5"/>
    </style:style>
    <style:style style:name="T335" style:family="text">
      <style:text-properties officeooo:rsid="01a6cbb8"/>
    </style:style>
    <style:style style:name="T336" style:family="text">
      <style:text-properties officeooo:rsid="01a8c347"/>
    </style:style>
    <style:style style:name="T337" style:family="text">
      <style:text-properties officeooo:rsid="01a93d98"/>
    </style:style>
    <style:style style:name="T338" style:family="text">
      <style:text-properties officeooo:rsid="01aa0042"/>
    </style:style>
    <style:style style:name="T339" style:family="text">
      <style:text-properties officeooo:rsid="01abca30"/>
    </style:style>
    <style:style style:name="T340" style:family="text">
      <style:text-properties officeooo:rsid="01b192b5"/>
    </style:style>
    <style:style style:name="T341" style:family="text">
      <style:text-properties officeooo:rsid="01b2d5f3"/>
    </style:style>
    <style:style style:name="T342" style:family="text">
      <style:text-properties officeooo:rsid="01b3f3d4"/>
    </style:style>
    <style:style style:name="T343" style:family="text">
      <style:text-properties officeooo:rsid="01b5393d"/>
    </style:style>
    <style:style style:name="T344" style:family="text">
      <style:text-properties officeooo:rsid="01bcd04f"/>
    </style:style>
    <style:style style:name="T345" style:family="text">
      <style:text-properties officeooo:rsid="01be9fa7"/>
    </style:style>
    <style:style style:name="T346" style:family="text">
      <style:text-properties officeooo:rsid="01bfd7a9"/>
    </style:style>
    <style:style style:name="T347" style:family="text">
      <style:text-properties officeooo:rsid="01c14f28"/>
    </style:style>
    <style:style style:name="T348" style:family="text">
      <style:text-properties officeooo:rsid="01c1aed9"/>
    </style:style>
    <style:style style:name="T349" style:family="text">
      <style:text-properties officeooo:rsid="01c42751"/>
    </style:style>
    <style:style style:name="T350" style:family="text">
      <style:text-properties officeooo:rsid="01c4fa80"/>
    </style:style>
    <style:style style:name="T351" style:family="text">
      <style:text-properties officeooo:rsid="01c4fbb0"/>
    </style:style>
    <style:style style:name="T352" style:family="text">
      <style:text-properties officeooo:rsid="01cbba7e"/>
    </style:style>
    <style:style style:name="T353" style:family="text">
      <style:text-properties officeooo:rsid="01cbbb41"/>
    </style:style>
    <style:style style:name="T354" style:family="text">
      <style:text-properties officeooo:rsid="01cbdc32"/>
    </style:style>
    <style:style style:name="T355" style:family="text">
      <style:text-properties officeooo:rsid="01cc7562"/>
    </style:style>
    <style:style style:name="T356" style:family="text">
      <style:text-properties officeooo:rsid="01ce2bc8"/>
    </style:style>
    <style:style style:name="T357" style:family="text">
      <style:text-properties officeooo:rsid="01cf5d8f"/>
    </style:style>
    <style:style style:name="T358" style:family="text">
      <style:text-properties officeooo:rsid="01d10e4d"/>
    </style:style>
    <style:style style:name="T359" style:family="text">
      <style:text-properties officeooo:rsid="01d1808f"/>
    </style:style>
    <style:style style:name="T360" style:family="text">
      <style:text-properties officeooo:rsid="01d25180"/>
    </style:style>
    <style:style style:name="T361" style:family="text">
      <style:text-properties officeooo:rsid="01d4dfdc"/>
    </style:style>
    <style:style style:name="T362" style:family="text">
      <style:text-properties officeooo:rsid="01d5981f"/>
    </style:style>
    <style:style style:name="T363" style:family="text">
      <style:text-properties officeooo:rsid="01d6a06a"/>
    </style:style>
    <style:style style:name="T364" style:family="text">
      <style:text-properties officeooo:rsid="01d70c11"/>
    </style:style>
    <style:style style:name="T365" style:family="text">
      <style:text-properties officeooo:rsid="01d81d92"/>
    </style:style>
    <style:style style:name="T366" style:family="text">
      <style:text-properties officeooo:rsid="01dbc0dd"/>
    </style:style>
    <style:style style:name="T367" style:family="text">
      <style:text-properties officeooo:rsid="01de6559"/>
    </style:style>
    <style:style style:name="T368" style:family="text">
      <style:text-properties officeooo:rsid="01df73b5"/>
    </style:style>
    <style:style style:name="T369" style:family="text">
      <style:text-properties officeooo:rsid="01e16ddf"/>
    </style:style>
    <style:style style:name="T370" style:family="text">
      <style:text-properties officeooo:rsid="01e35367"/>
    </style:style>
    <style:style style:name="T371" style:family="text">
      <style:text-properties officeooo:rsid="01e43b17"/>
    </style:style>
    <style:style style:name="T372" style:family="text">
      <style:text-properties officeooo:rsid="01e54eef"/>
    </style:style>
    <style:style style:name="T373" style:family="text">
      <style:text-properties officeooo:rsid="01e86d8b"/>
    </style:style>
    <style:style style:name="T374" style:family="text">
      <style:text-properties officeooo:rsid="01e97e4d"/>
    </style:style>
    <style:style style:name="T375" style:family="text">
      <style:text-properties officeooo:rsid="01e98e8a"/>
    </style:style>
    <style:style style:name="T376" style:family="text">
      <style:text-properties officeooo:rsid="01ed0f38"/>
    </style:style>
    <style:style style:name="T377" style:family="text">
      <style:text-properties officeooo:rsid="01eeb5d3"/>
    </style:style>
    <style:style style:name="T378" style:family="text">
      <style:text-properties officeooo:rsid="01ef04a9"/>
    </style:style>
    <style:style style:name="T379" style:family="text">
      <style:text-properties officeooo:rsid="01ef04f3"/>
    </style:style>
    <style:style style:name="T380" style:family="text">
      <style:text-properties officeooo:rsid="01efbd26"/>
    </style:style>
    <style:style style:name="T381" style:family="text">
      <style:text-properties officeooo:rsid="01f19baa"/>
    </style:style>
    <style:style style:name="T382" style:family="text">
      <style:text-properties officeooo:rsid="01e474aa"/>
    </style:style>
    <style:style style:name="T383" style:family="text">
      <style:text-properties officeooo:rsid="01e2ac56"/>
    </style:style>
    <style:style style:name="T384" style:family="text">
      <style:text-properties officeooo:rsid="01e66944"/>
    </style:style>
    <style:style style:name="T385" style:family="text">
      <style:text-properties officeooo:rsid="01e8b013"/>
    </style:style>
    <style:style style:name="T386" style:family="text">
      <style:text-properties officeooo:rsid="01e8c8f4"/>
    </style:style>
    <style:style style:name="T387" style:family="text">
      <style:text-properties officeooo:rsid="01ea4c44"/>
    </style:style>
    <style:style style:name="T388" style:family="text">
      <style:text-properties officeooo:rsid="01eaf94e"/>
    </style:style>
    <style:style style:name="T389" style:family="text">
      <style:text-properties officeooo:rsid="01f50cf9"/>
    </style:style>
    <style:style style:name="T390" style:family="text">
      <style:text-properties officeooo:rsid="01f64012"/>
    </style:style>
    <style:style style:name="T391" style:family="text">
      <style:text-properties officeooo:rsid="01f70c95"/>
    </style:style>
    <style:style style:name="T392" style:family="text">
      <style:text-properties style:font-name="Liberation Serif"/>
    </style:style>
    <style:style style:name="T393" style:family="text">
      <style:text-properties style:text-position="super 58%" style:font-name="Liberation Serif"/>
    </style:style>
    <style:style style:name="T394" style:family="text">
      <style:text-properties officeooo:rsid="01fe7b75"/>
    </style:style>
    <style:style style:name="T395" style:family="text">
      <style:text-properties officeooo:rsid="02015b32"/>
    </style:style>
    <style:style style:name="T396" style:family="text">
      <style:text-properties officeooo:rsid="02028f5a"/>
    </style:style>
    <style:style style:name="T397" style:family="text">
      <style:text-properties officeooo:rsid="0204893b"/>
    </style:style>
    <style:style style:name="T398" style:family="text">
      <style:text-properties officeooo:rsid="02052a79"/>
    </style:style>
    <style:style style:name="T399" style:family="text">
      <style:text-properties officeooo:rsid="02063ccd"/>
    </style:style>
    <style:style style:name="T400" style:family="text">
      <style:text-properties officeooo:rsid="0206779a"/>
    </style:style>
    <style:style style:name="T401" style:family="text">
      <style:text-properties officeooo:rsid="02070bcb"/>
    </style:style>
    <style:style style:name="T402" style:family="text">
      <style:text-properties officeooo:rsid="02092e7f"/>
    </style:style>
    <style:style style:name="T403" style:family="text">
      <style:text-properties officeooo:rsid="020b2ea4"/>
    </style:style>
    <style:style style:name="T404" style:family="text">
      <style:text-properties officeooo:rsid="020c1598"/>
    </style:style>
    <style:style style:name="T405" style:family="text">
      <style:text-properties officeooo:rsid="020c8c7c"/>
    </style:style>
    <style:style style:name="T406" style:family="text">
      <style:text-properties officeooo:rsid="020cf179"/>
    </style:style>
    <style:style style:name="T407" style:family="text">
      <style:text-properties officeooo:rsid="020ed8f8"/>
    </style:style>
    <style:style style:name="T408" style:family="text">
      <style:text-properties officeooo:rsid="021018cb"/>
    </style:style>
    <style:style style:name="T409" style:family="text">
      <style:text-properties officeooo:rsid="02102b7e"/>
    </style:style>
    <style:style style:name="T410" style:family="text">
      <style:text-properties officeooo:rsid="0210740c"/>
    </style:style>
    <style:style style:name="T411" style:family="text">
      <style:text-properties officeooo:rsid="0211e7a2"/>
    </style:style>
    <style:style style:name="T412" style:family="text">
      <style:text-properties officeooo:rsid="02124324"/>
    </style:style>
    <style:style style:name="T413" style:family="text">
      <style:text-properties officeooo:rsid="02130e9d"/>
    </style:style>
    <style:style style:name="T414" style:family="text">
      <style:text-properties officeooo:rsid="02167843"/>
    </style:style>
    <style:style style:name="T415" style:family="text">
      <style:text-properties officeooo:rsid="0217fdb9"/>
    </style:style>
    <style:style style:name="T416" style:family="text">
      <style:text-properties officeooo:rsid="02197cb0"/>
    </style:style>
    <style:style style:name="T417" style:family="text">
      <style:text-properties officeooo:rsid="021a6d1c"/>
    </style:style>
    <style:style style:name="T418" style:family="text">
      <style:text-properties officeooo:rsid="021d8650"/>
    </style:style>
    <style:style style:name="T419" style:family="text">
      <style:text-properties officeooo:rsid="021dd6ae"/>
    </style:style>
    <style:style style:name="T420" style:family="text">
      <style:text-properties officeooo:rsid="021fb822"/>
    </style:style>
    <style:style style:name="T421" style:family="text">
      <style:text-properties officeooo:rsid="02214617"/>
    </style:style>
    <style:style style:name="T422" style:family="text">
      <style:text-properties officeooo:rsid="0222fa0b"/>
    </style:style>
    <style:style style:name="T423" style:family="text">
      <style:text-properties officeooo:rsid="02232eb4"/>
    </style:style>
    <style:style style:name="T424" style:family="text">
      <style:text-properties officeooo:rsid="0223aa1f"/>
    </style:style>
    <style:style style:name="T425" style:family="text">
      <style:text-properties officeooo:rsid="02250c06"/>
    </style:style>
    <style:style style:name="T426" style:family="text">
      <style:text-properties officeooo:rsid="022958f9"/>
    </style:style>
    <style:style style:name="T427" style:family="text">
      <style:text-properties officeooo:rsid="022aa81d"/>
    </style:style>
    <style:style style:name="T428" style:family="text">
      <style:text-properties officeooo:rsid="022b4beb"/>
    </style:style>
    <style:style style:name="T429" style:family="text">
      <style:text-properties officeooo:rsid="022ba383"/>
    </style:style>
    <style:style style:name="T430" style:family="text">
      <style:text-properties officeooo:rsid="022be84c"/>
    </style:style>
    <style:style style:name="T431" style:family="text">
      <style:text-properties officeooo:rsid="022d14f4"/>
    </style:style>
    <style:style style:name="T432" style:family="text">
      <style:text-properties officeooo:rsid="022ef7f3"/>
    </style:style>
    <style:style style:name="T433" style:family="text">
      <style:text-properties officeooo:rsid="022ffb98"/>
    </style:style>
    <style:style style:name="T434" style:family="text">
      <style:text-properties officeooo:rsid="02311bd0"/>
    </style:style>
    <style:style style:name="T435" style:family="text">
      <style:text-properties officeooo:rsid="0234f0e4"/>
    </style:style>
    <style:style style:name="T436" style:family="text">
      <style:text-properties officeooo:rsid="0237e0f3"/>
    </style:style>
    <style:style style:name="T437" style:family="text">
      <style:text-properties officeooo:rsid="02390d3f"/>
    </style:style>
    <style:style style:name="T438" style:family="text">
      <style:text-properties officeooo:rsid="023f06c5"/>
    </style:style>
    <style:style style:name="T439" style:family="text">
      <style:text-properties officeooo:rsid="02406e03"/>
    </style:style>
    <style:style style:name="T440" style:family="text">
      <style:text-properties officeooo:rsid="024319f0"/>
    </style:style>
    <style:style style:name="T441" style:family="text">
      <style:text-properties officeooo:rsid="02451480"/>
    </style:style>
    <style:style style:name="T442" style:family="text">
      <style:text-properties officeooo:rsid="02458477"/>
    </style:style>
    <style:style style:name="T443" style:family="text">
      <style:text-properties officeooo:rsid="0246ff5d"/>
    </style:style>
    <style:style style:name="T444" style:family="text">
      <style:text-properties officeooo:rsid="0248e656"/>
    </style:style>
    <style:style style:name="T445" style:family="text">
      <style:text-properties officeooo:rsid="02496282"/>
    </style:style>
    <style:style style:name="T446" style:family="text">
      <style:text-properties officeooo:rsid="024ad51a"/>
    </style:style>
    <style:style style:name="T447" style:family="text">
      <style:text-properties officeooo:rsid="024e7513"/>
    </style:style>
    <style:style style:name="T448" style:family="text">
      <style:text-properties officeooo:rsid="024ee2fe"/>
    </style:style>
    <style:style style:name="T449" style:family="text">
      <style:text-properties officeooo:rsid="0251dc78"/>
    </style:style>
    <style:style style:name="T450" style:family="text">
      <style:text-properties officeooo:rsid="02583364"/>
    </style:style>
    <style:style style:name="T451" style:family="text">
      <style:text-properties officeooo:rsid="0259c623"/>
    </style:style>
    <style:style style:name="T452" style:family="text">
      <style:text-properties officeooo:rsid="025e7a6b"/>
    </style:style>
    <style:style style:name="T453" style:family="text">
      <style:text-properties officeooo:rsid="02620a80"/>
    </style:style>
    <style:style style:name="T454" style:family="text">
      <style:text-properties officeooo:rsid="02653b00"/>
    </style:style>
    <style:style style:name="T455" style:family="text">
      <style:text-properties officeooo:rsid="0266b1ba"/>
    </style:style>
    <style:style style:name="T456" style:family="text">
      <style:text-properties officeooo:rsid="02680529"/>
    </style:style>
    <style:style style:name="T457" style:family="text">
      <style:text-properties officeooo:rsid="0269a7eb"/>
    </style:style>
    <style:style style:name="T458" style:family="text">
      <style:text-properties officeooo:rsid="026b58c5"/>
    </style:style>
    <style:style style:name="T459" style:family="text">
      <style:text-properties officeooo:rsid="026d3674"/>
    </style:style>
    <style:style style:name="T460" style:family="text">
      <style:text-properties officeooo:rsid="026e0c14"/>
    </style:style>
    <style:style style:name="T461" style:family="text">
      <style:text-properties officeooo:rsid="026f37bf"/>
    </style:style>
    <style:style style:name="T462" style:family="text">
      <style:text-properties officeooo:rsid="0271e5c0"/>
    </style:style>
    <style:style style:name="T463" style:family="text">
      <style:text-properties officeooo:rsid="0272f854"/>
    </style:style>
    <style:style style:name="T464" style:family="text">
      <style:text-properties officeooo:rsid="0272fbcf"/>
    </style:style>
    <style:style style:name="T465" style:family="text">
      <style:text-properties officeooo:rsid="0275bc54"/>
    </style:style>
    <style:style style:name="T466" style:family="text">
      <style:text-properties officeooo:rsid="0276ee1f"/>
    </style:style>
    <style:style style:name="T467" style:family="text">
      <style:text-properties officeooo:rsid="027a95cc"/>
    </style:style>
    <style:style style:name="T468" style:family="text">
      <style:text-properties officeooo:rsid="027b4aae"/>
    </style:style>
    <style:style style:name="T469" style:family="text">
      <style:text-properties officeooo:rsid="027d22ed"/>
    </style:style>
    <style:style style:name="T470" style:family="text">
      <style:text-properties officeooo:rsid="027e942d"/>
    </style:style>
    <style:style style:name="T471" style:family="text">
      <style:text-properties officeooo:rsid="028167eb"/>
    </style:style>
    <style:style style:name="T472" style:family="text">
      <style:text-properties officeooo:rsid="0281d7ce"/>
    </style:style>
    <style:style style:name="T473" style:family="text">
      <style:text-properties officeooo:rsid="02828974"/>
    </style:style>
    <style:style style:name="T474" style:family="text">
      <style:text-properties officeooo:rsid="02842871"/>
    </style:style>
    <style:style style:name="T475" style:family="text">
      <style:text-properties officeooo:rsid="02864eca"/>
    </style:style>
    <style:style style:name="T476" style:family="text">
      <style:text-properties officeooo:rsid="02868208"/>
    </style:style>
    <style:style style:name="T477" style:family="text">
      <style:text-properties officeooo:rsid="0286b62b"/>
    </style:style>
    <style:style style:name="T478" style:family="text">
      <style:text-properties officeooo:rsid="0286b9e7"/>
    </style:style>
    <style:style style:name="T479" style:family="text">
      <style:text-properties officeooo:rsid="02886ba0"/>
    </style:style>
    <style:style style:name="T480" style:family="text">
      <style:text-properties officeooo:rsid="028a480f"/>
    </style:style>
    <style:style style:name="T481" style:family="text">
      <style:text-properties officeooo:rsid="028acb63"/>
    </style:style>
    <style:style style:name="T482" style:family="text">
      <style:text-properties officeooo:rsid="028dd613"/>
    </style:style>
    <style:style style:name="T483" style:family="text">
      <style:text-properties officeooo:rsid="028fb85a"/>
    </style:style>
    <style:style style:name="T484" style:family="text">
      <style:text-properties officeooo:rsid="02905a85"/>
    </style:style>
    <style:style style:name="T485" style:family="text">
      <style:text-properties officeooo:rsid="029250b4"/>
    </style:style>
    <style:style style:name="T486" style:family="text">
      <style:text-properties officeooo:rsid="02935bf5"/>
    </style:style>
    <style:style style:name="T487" style:family="text">
      <style:text-properties officeooo:rsid="0293e55e"/>
    </style:style>
    <style:style style:name="T488" style:family="text">
      <style:text-properties officeooo:rsid="02967397"/>
    </style:style>
    <style:style style:name="T489" style:family="text">
      <style:text-properties officeooo:rsid="0297a495"/>
    </style:style>
    <style:style style:name="T490" style:family="text">
      <style:text-properties officeooo:rsid="0298f813"/>
    </style:style>
    <style:style style:name="T491" style:family="text">
      <style:text-properties officeooo:rsid="029a824c"/>
    </style:style>
    <style:style style:name="T492" style:family="text">
      <style:text-properties officeooo:rsid="029bfc3e"/>
    </style:style>
    <style:style style:name="T493" style:family="text">
      <style:text-properties officeooo:rsid="029d2da5"/>
    </style:style>
    <style:style style:name="T494" style:family="text">
      <style:text-properties officeooo:rsid="02932808"/>
    </style:style>
    <style:style style:name="T495" style:family="text">
      <style:text-properties officeooo:rsid="029dde7b"/>
    </style:style>
    <style:style style:name="T496" style:family="text">
      <style:text-properties officeooo:rsid="029eb5b8"/>
    </style:style>
    <style:style style:name="T497" style:family="text">
      <style:text-properties officeooo:rsid="029fc28f"/>
    </style:style>
    <style:style style:name="T498" style:family="text">
      <style:text-properties officeooo:rsid="02a1231f"/>
    </style:style>
    <style:style style:name="T499" style:family="text">
      <style:text-properties officeooo:rsid="02a26091"/>
    </style:style>
    <style:style style:name="T500" style:family="text">
      <style:text-properties officeooo:rsid="02a3bf3c"/>
    </style:style>
    <style:style style:name="T501" style:family="text">
      <style:text-properties officeooo:rsid="02a4397a"/>
    </style:style>
    <style:style style:name="T502" style:family="text">
      <style:text-properties officeooo:rsid="02a6a027"/>
    </style:style>
    <style:style style:name="T503" style:family="text">
      <style:text-properties officeooo:rsid="02a82368"/>
    </style:style>
    <style:style style:name="T504" style:family="text">
      <style:text-properties officeooo:rsid="02a975a1"/>
    </style:style>
    <style:style style:name="T505" style:family="text">
      <style:text-properties fo:font-variant="normal" fo:text-transform="none" fo:color="#000000" loext:opacity="1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2" text:outline-level="1">Chapter 0: Intro</text:h>
      <text:p text:style-name="P1">Era of Gods is a horror fantasy set in a virtual game world known as Era of Gods. It tells the story of glory and conquest that its inhabitants experience as they do their best to survive in a world determined to kill them. Will they live? Or, will they die? Only time will tell.</text:p>
      <text:p text:style-name="P1">This second book continues from the last and leads up to on the journey of Mary, a true hyper-scaler that exists to win the game.</text:p>
      <text:p text:style-name="P1">This book begins with a lot more technical detail than the last, because it’s simply necessary to explain everything in detail to fully flesh out the perk systems. But, after the first chapter, things will chill out once again.</text:p>
      <text:h text:style-name="Heading_20_1" text:outline-level="1">Chapter 1: Era of Gods</text:h>
      <text:p text:style-name="P1">“Greetings, Mary,” a familiar voice greets Mary.</text:p>
      <text:p text:style-name="P1">“Ahhh, to be back,” Mary thinks as she stretches.</text:p>
      <text:p text:style-name="P1">She is once more within the character creation wizard of the game and is able to pick perks to start her next adventure. In front of her is her Host, a butler by the name of Al. He stands in a light bow politely with his black tux with a white undershirt and trim.</text:p>
      <text:p text:style-name="P1">“Indeed. It’s good to have the winner of the <text:span text:style-name="T394">beta</text:span> session back!</text:p>
      <text:p text:style-name="P1">But, don’t think that things will be as easy this time around. There have been quite a few notable changes.”</text:p>
      <text:p text:style-name="P1">“Like?” Mary asks as she ends her stretch. She smiles lightly, pleased that <text:span text:style-name="T395">her custom AI assistant, Alfred, is ‘</text:span>getting down to business' right from the start.</text:p>
      <text:p text:style-name="P1">“Well, the first thing is that you absolutely can’t get additional perks through perks. The days of having hundreds of perks are gone.”</text:p>
      <text:p text:style-name="P1">“Damn, that’s unfortunate. But, <text:span text:style-name="T396">entirely</text:span> reasonable,” Mary responds.</text:p>
      <text:p text:style-name="P1">“Indeed. Another thing is that certain values that <text:span text:style-name="T397">could</text:span> multiply to ridiculous values have been reduced. For instance, Personal Home Domain has been reduced to only grant 100% of your stats as bonus stats per rank instead of the old 1000%.”</text:p>
      <text:p text:style-name="P1">“Hmm, well, I suppose that’s fair,” Mary responds.</text:p>
      <text:p text:style-name="P328">“Indeed. This massive effectiveness nerf carries over into its other <text:span text:style-name="T398">perk properties too. </text:span>For instance, <text:span text:style-name="T399">the personal home domain perk’s former 20% resource regeneration per second per rank is now only 2%. And, percentage-</text:span><text:span text:style-name="T400">based</text:span><text:span text:style-name="T399"> increases </text:span><text:span text:style-name="T401">may even </text:span><text:span text:style-name="T399">have diminishing returns. </text:span><text:span text:style-name="T401">As you can imagine, this will make certain crazy exponential scaling setups a lot less attractive and much more balanced.</text:span>"</text:p>
      <text:p text:style-name="P1">"Is there compensation for this?" Mary asks. "<text:span text:style-name="T402">That’s a lot of power to take away. </text:span>Will we get more perk points <text:span text:style-name="T402">while leveling?</text:span>"</text:p>
      <text:p text:style-name="P1">“<text:span text:style-name="T403">There is some compensation,” Alfred responds. “All perks are now stronger from level 1 and </text:span><text:span text:style-name="T435">many passive-only perks from the past may not include an active component at no cost. </text:span><text:span text:style-name="T404">There are exceptions to these rules, of course. But, in general, you can expect your overall perk selections to be stronger from the start.”</text:span></text:p>
      <text:p text:style-name="P1">"Fine, what else?" Mary inquires, <text:span text:style-name="T404">disregarding Alfred’s lack of response to her second inquiry.</text:span></text:p>
      <text:p text:style-name="P329">"Empire perks have been changed to require more manual labor and integration to gain prosperity: you can’t simply AFK to grow a massive empire or absorb a<text:span text:style-name="T405">n existing one to instantly become OP.</text:span></text:p>
      <text:p text:style-name="P329"><text:span text:style-name="T405">The magic system has been entirely adjusted. Martial techniques have been buffed and given a </text:span><text:soft-page-break/><text:span text:style-name="T405">stronger identity. And, well, you’ll really have to play to see what else is to come.”</text:span></text:p>
      <text:p text:style-name="P329">“<text:span text:style-name="T405">So, my former perks are nerfed,” Mary comments.</text:span></text:p>
      <text:p text:style-name="P329">“<text:span text:style-name="T405">I’m only highlighting perks that you had that were nerfed. There were others too,” Alfred states. “Though, I will admit that because you choose mostly overpowered perks, there is a large degree of overlap between your selections and perks that were nerfed.”</text:span></text:p>
      <text:p text:style-name="P1">“Damn, that is pretty harsh,” Mary responds as she puts her hand to her chin. “What about Origin Force? Is my knowledge still relevant?”</text:p>
      <text:p text:style-name="P157">“Perhaps,” <text:span text:style-name="T406">her host</text:span> states ambiguously. “<text:span text:style-name="T221">Only through your own efforts can you answer that question.”</text:span></text:p>
      <text:p text:style-name="P1">“Ah, this is definitely going to be a big do-over then. Interesting. Very interesting,” Mary responds as she begins to think of her best perk choices.</text:p>
      <text:p text:style-name="P1">“Do I still have the usual month to pick perks?”</text:p>
      <text:p text:style-name="P1">“Yes,” her host replies.</text:p>
      <text:p text:style-name="P330">“Fine, then I’ll begin <text:span text:style-name="T406">to create my character.”</text:span></text:p>
      <text:p text:style-name="P1">“That sounds ideal."</text:p>
      <text:p text:style-name="P1"><text:span text:style-name="T222">At the same time, </text:span>a digital clock interface appears in a window next to Mary that counts down her 30 day limit.</text:p>
      <text:p text:style-name="P331">[ 29 : 23 : 59 : 59 ]</text:p>
      <text:p text:style-name="P331">[ 29 : 23 : 59 : 5<text:span text:style-name="T407">8</text:span> ]</text:p>
      <text:p text:style-name="P331">[ 29 : 23 : 59 : 5<text:span text:style-name="T407">7</text:span> ]</text:p>
      <text:p text:style-name="P1">“First things first, I want to take advantage of the practice tool,” Mary states. “Give me Mana Master V with every negative trait possible to maximize its effect while not impeding my ability to use magic.”</text:p>
      <text:p text:style-name="P332">“Ah, actually, <text:span text:style-name="T408">specifically negative traits have been removed too. You can still specialize effects with modifiers, just not purely negative ones,</text:span>" <text:span text:style-name="T408">Alfred</text:span> replies.</text:p>
      <text:p text:style-name="P1">“<text:span text:style-name="T408">That seems really… gray. If I choose a spell to shrink the size of a fireball for more damage, doesn’t shrinking the spell count as a negative for more benefit? Are you saying that such a setup would be disallowed?” Mary asks.</text:span></text:p>
      <text:p text:style-name="P1">“<text:span text:style-name="T408">As expected of you Mary,” Alfred responds. “You immediately determine the flaw with that wording.</text:span></text:p>
      <text:p text:style-name="P333">In truth, the system operates on a case by case basis to determine if any single perk configuration should be allowed. And, for non-standard creative perks, The Judge will determine if they should be <text:soft-page-break/>allowed or not individually too.</text:p>
      <text:p text:style-name="P333">The idea is that we don’t want people to pick excessively purely negative or non-impacting effects in exchange for ludicrous power. <text:span text:style-name="T409">There has to be limits.”</text:span></text:p>
      <text:p text:style-name="P332"><text:span text:style-name="T408">“</text:span><text:span text:style-name="T409">Limits is definitely the theme of this round </text:span><text:span text:style-name="T410">it seems</text:span><text:span text:style-name="T409">,” Mary groans.</text:span></text:p>
      <text:p text:style-name="P1">She had already made plans for her character before coming into this second game session. However, now? She feels like she'll have to throw them all away.</text:p>
      <text:p text:style-name="P334">This situation is frustrating. However, at the same time, she can’t be made at the changes that were made because, in truth, they are all fair. If the balance of the beta session were to persist into this main game session, then with the knowledge that she and others have, the entire universe would likely be broken in only a few days. That’s simply how crazy the exponential scaling potential was. And, Mary’s win alone was a testament to how <text:span text:style-name="T411">many balance problems the beta had in comparison to now.</text:span></text:p>
      <text:p text:style-name="P334">“<text:span text:style-name="T412">Fine. Dynamically scale my individual spell casts to be as powerful as possible on a case by case basis within the limits that you and The Judge have prescribed using perk points. Also, enable infinite mana, quick casts and make some portion of my perk points auto-adapt to support my training intentions at maximal effect,” Mary commands Alfred.</text:span></text:p>
      <text:p text:style-name="P335">“Done," <text:span text:style-name="T412">Alfred</text:span> replies instantly without hesitation.</text:p>
      <text:p text:style-name="P336">Mary then begins to manipulate her <text:span text:style-name="T413">magic</text:span> sense, the mystical sixth sense of this game that defies the real world to control mana and <text:span text:style-name="T413">begin to cast a spell.</text:span></text:p>
      <text:p text:style-name="P351">The heart is the core for one’s magic sense and it is also the primary catalyst to allow players to cast spells. Mana flows along the same pathways as blood and concentrates mostly at the core. Thus, to cast a spell, Mary controls the mana within her system to move toward a single point within her right hand.</text:p>
      <text:p text:style-name="P336">And, sure enough, she immediately realizes that the sensory requirements to cast spells have all been shuffled up.</text:p>
      <text:p text:style-name="P1">'Bastards! All of the spell formula have been shuffled!' she groans.</text:p>
      <text:p text:style-name="P1">But, Mary wielded a T20 <text:span text:style-name="T413">Cosmic Divine</text:span> spell in the prior game to achieve her victory. <text:span text:style-name="T413">She lived for thousands of years and accumulated knowledge far beyond that of an ordinary human.</text:span> Even with spells being shuffled, her insight into <text:span text:style-name="T413">magic and spellcasting</text:span> is too profound. How could a roadblock at this level impede her for long?</text:p>
      <text:p text:style-name="P1">It can't.</text:p>
      <text:p text:style-name="P337">Thus, with a bit of trial and error, she manages to stumble upon an introductory spell as the mana within her palm <text:span text:style-name="T414">catalyzes with her magic core to produce an effect.</text:span></text:p>
      <text:p text:style-name="P338"><text:span text:style-name="T414">Though, another difference appears that causes her to frown soon after. Her hand glows lightly as the mana responds to her actions and ignites into a spell</text:span>.</text:p>
      <text:p text:style-name="P338">‘<text:span text:style-name="T415">Residual mana converts to light,’ Mary comments as she accepts this new mechanic and continues </text:span><text:soft-page-break/><text:span text:style-name="T415">her cast.</text:span></text:p>
      <text:p text:style-name="P339">A small pebble of metal slowly expands above her palm as the introductory element synthesis is successfully cast for the metal element. <text:span text:style-name="T416">Specifically, the metal in her palm should be lithium.</text:span></text:p>
      <text:p text:style-name="P340"><text:span text:style-name="T416">There is a direct correlation between difficulty of synthesis and </text:span><text:span text:style-name="T417">an elements atomic number when it comes to creating matter from </text:span><text:span text:style-name="T418">mana</text:span><text:span text:style-name="T417">. Elements with more subatomic particles are harder to produce, while those with fewer particles are easier. </text:span><text:span text:style-name="T418">As a result, the first metallic element that one will usually produce when using solely metal spells will be lithium.</text:span></text:p>
      <text:p text:style-name="P341">"<text:span text:style-name="T418">Damn</text:span>. The bridge between intent, mana manipulation and spell casting <text:span text:style-name="T418">have all been obfuscated.</text:span></text:p>
      <text:p text:style-name="P352">The fundamental logic remains the same and I could even theoretically cast a Cosmic spell with the right information. However, to do that, I would need to decode all of the spell formulas and work my way up to that point again from scratch.</text:p>
      <text:p text:style-name="P1"><text:span text:style-name="T418">W</text:span><text:span text:style-name="T223">hat a pain.</text:span>”</text:p>
      <text:p text:style-name="P341">She then looks to <text:span text:style-name="T412">Alfred</text:span> and asks, “Where is my prior knowledge, experience and memories with spells?”</text:p>
      <text:p text:style-name="P1">“Similar to when you left your home domain in the prior game session, which <text:span text:style-name="T223">caused all of your stats to decrease </text:span>dramatically, <text:span text:style-name="T223">your</text:span> memories have been stored within virtual space. <text:span text:style-name="T225">Your memories will return if and when the relevant stats </text:span><text:span text:style-name="T419">achieve</text:span><text:span text:style-name="T225"> necessary thresholds</text:span><text:span text:style-name="T224">,</text:span>" Al replies.</text:p>
      <text:p text:style-name="P1">"But, Divine spells weren't necessary always complex. They adhered to a different grading scale. Since I know The Truth, I should at least be able to use the most trivial ones," Mary rebuts.</text:p>
      <text:p text:style-name="P342">“<text:span text:style-name="T226">Then, you only need to do what you believe,” </text:span><text:span text:style-name="T412">Alfred</text:span><text:span text:style-name="T226"> replies simply.</text:span></text:p>
      <text:p text:style-name="P342"><text:span text:style-name="T226">It’s clear that he has no intention of spilling any </text:span><text:span text:style-name="T420">additional </text:span><text:span text:style-name="T226">details.</text:span></text:p>
      <text:p text:style-name="P343">"That's all well and good. But, even still, this is too unfair. Even if I can't comprehend the entirety of The Truth at the deepest and most complete levels, I should be able to understand fragments. Or, at least <text:span text:style-name="T421">know </text:span>summaries. <text:span text:style-name="T422">How is it fair to wipe away all of my knowledge and leave me with nothing?”</text:span></text:p>
      <text:p text:style-name="P343"><text:span text:style-name="T422">M</text:span>ary continues to press because she knows that she is in the right. The knowledge that she earned was hard <text:span text:style-name="T422">earned</text:span>. And, imposing amnesia on her to this extent is simply not fair.</text:p>
      <text:p text:style-name="P343">“<text:span text:style-name="T422">That’s where you’re wrong,” Albert responds. “The knowledge hasn’t been wiped. You simply don’t have the stats to know it. You may recall fragments of what you knew before from time to time. However, without sufficient stats, you won’t be able to receive those fragments properly.</text:span></text:p>
      <text:p text:style-name="P353">If you aren’t able to grasp that information now, then it is only because you lack the abilities to understand, not because we are acting maliciously against you.”</text:p>
      <text:p text:style-name="P1">"Fine," Mary responds with reluctance.</text:p>
      <text:p text:style-name="P1">She knows that The Judge has definitely considered this situation seriously and in great detail and is <text:soft-page-break/>definitely too many intellectual steps ahead of her for her to gain any <text:span text:style-name="T424">meaningful </text:span>advantage through <text:span text:style-name="T423">words</text:span>. As such, she decides to shift her efforts toward more meaningful tasks that might actually produce benefits.</text:p>
      <text:p text:style-name="P1">"Then, I'll continue testing spells," Mary states as she begins to ponder her previous spell.</text:p>
      <text:p text:style-name="P1">The introductory spell that she cast <text:span text:style-name="T424">to produce Li</text:span> was definitely harder to cast than in the last game session. The mana required and even the actual complexity of the spell were <text:span text:style-name="T424">exactly the same</text:span>. But, the mental strain and difficulty of manipulating mana with her mana sense were both increased. This means that concentrating to cast spells will be a more prominent <text:span text:style-name="T424">change for this second round too and that successfully igniting a spellcast from mana will be harder as a result</text:span>. <text:span text:style-name="T424">These changes combined with all of the other changes to the magic system should result in spellcasting being much harder to succeed in overall with spells felling much more frequently without some form of aid.</text:span></text:p>
      <text:p text:style-name="P1">‘<text:span text:style-name="T425">This is all such a pain!’</text:span></text:p>
      <text:p text:style-name="P1">***</text:p>
      <text:p text:style-name="P344">Mary tests magic for several days until she learns all of the synthesis and telekinesis spells for every element. Now, she can create and remotely manipulate earth, fire, wind, water, ice, light, dark, lightning, metal, space, time and soul.</text:p>
      <text:p text:style-name="P344">‘Finally done,’ Mary breathes a sigh of relief. ‘Fortunately, my experience is too profound. Introductory spells are no challenge for me <text:span text:style-name="T426">to figure out.</text:span></text:p>
      <text:p text:style-name="P345">Unfortunately, the next grades of spells will all take exponentially longer to decode, so I can’t <text:span text:style-name="T427">afford</text:span> to worry about them now.</text:p>
      <text:p text:style-name="P345">Instead, I’ll focus on the next element of my character, perks.’</text:p>
      <text:p text:style-name="P346">A semi-transparent holographic light screen appears before her full of countless perk options for her to browse. She scrolls through the list by mentally manipulating the scroll bar at the side to enable her to read hundreds upon hundreds of perks. And, in doing this, she achieves a very thorough understanding of how powerful perks in this session can be.</text:p>
      <text:p text:style-name="P346">In the beta, level 5 perks were literally 5 times stronger than level 1 perks. A perk that granted 20% to some benefit at level 1 would grant 100% at level 5.</text:p>
      <text:p text:style-name="P346">In contrast, level 1 perks in this game session are as strong as level 5 perks from the last. A perk granting 20% at level 1 before now grants 100%. And, at level 5, that same perk would grant 180% benefit.</text:p>
      <text:p text:style-name="P348">‘The buffs and nerfs have created a brand new balance. The early game will likely be remarkably easy for most players with this much added power,’ <text:span text:style-name="T428">Mary thinks. ‘Even still, it looks like there are still quite a few obviously strong choices this time around.’</text:span></text:p>
      <text:p text:style-name="P347">In particular, her attention is on the Bonus Stats perk.</text:p>
      <text:p text:style-name="P349"><text:soft-page-break/>***</text:p>
      <text:p text:style-name="P349">Bonus Stats I – Gain +25 base stats immediately and +5 more base stats per level to spend freely. Gain the Stat Master I active ability. Stat Master can be <text:span text:style-name="T431">used once every 24 hours to increase all of your stats by </text:span><text:span text:style-name="T432">3</text:span><text:span text:style-name="T431"> [+1 per </text:span><text:span text:style-name="T432">2 levels</text:span><text:span text:style-name="T431">] for 10 minutes.</text:span></text:p>
      <text:p text:style-name="P350">***</text:p>
      <text:p text:style-name="P347">This is <text:span text:style-name="T429">THE</text:span> classic general purpose perk that grants +25 base stats <text:span text:style-name="T429">to spend freely</text:span> <text:span text:style-name="T429">immediately </text:span>and an additional <text:span text:style-name="T429">+</text:span>5 base stats <text:span text:style-name="T429">to spend freely </text:span>per level. <text:span text:style-name="T429">Since players start with 90 stat points in the beginning of the game and gain +10 stat points per level, the math works out to the perk holder obtaining a generous 27% more stats to start off with and 50% more stats gained every level </text:span><text:span text:style-name="T434">in the form of </text:span><text:span text:style-name="T433">115 starting stat points and +15 </text:span><text:span text:style-name="T434">more </text:span><text:span text:style-name="T433">per level</text:span><text:span text:style-name="T429">.</text:span></text:p>
      <text:p text:style-name="P354">At first glance, th<text:span text:style-name="T430">eses benefits</text:span> might not seem very impressive compared to all of the other flashy perks that one can get. <text:span text:style-name="T430">You can literally get perks to </text:span><text:span text:style-name="T431">create</text:span><text:span text:style-name="T430"> bombs, shoot energy beams and even fly after all. </text:span>However, <text:span text:style-name="T431">if you’re somebody like Mary, then you realize that this kind of perk is underrated. Stats aren’t flashy, but they are still very good. And, </text:span>the big appeal of this perk is that it offers base stats <text:span text:style-name="T430">instead of bonus stats.</text:span> <text:span text:style-name="T430">Unlike bonus stats, b</text:span>ase stats are typically extremely hard to raise <text:span text:style-name="T430">as they are core attributes of one’s in-game character </text:span>and synergize intrinsically with all other modifiers. In the last <text:span text:style-name="T430">game session</text:span>, the perk gave +2 to all stats per <text:span text:style-name="T430">character level</text:span>, so its clear that it<text:span text:style-name="T430">s usefulness was much too high before. </text:span><text:span text:style-name="T431">Though, it does have an active component now, so it did get a little bit of power back.</text:span></text:p>
      <text:p text:style-name="P355">And then there are the Super Form perks that have changed quite a bit compared to before. <text:span text:style-name="T438">They were ‘Have It All’ type of perks that came at the cost of having a short duration and only one use per 24 hours. However, now, </text:span><text:span text:style-name="T440">too wide of a spread of perk effects much more substantially reduces the effectiveness of each individual effect. This </text:span><text:span text:style-name="T438">incentiv</text:span><text:span text:style-name="T440">ize</text:span><text:span text:style-name="T438">s</text:span><text:span text:style-name="T440"> choosing more narrow perk effects to fit a theme.</text:span></text:p>
      <text:p text:style-name="P356">Still, she believes that Super Form <text:span text:style-name="T441">type </text:span>perks will undoubtedly <text:span text:style-name="T441">continue to be considered top-tier</text:span>. <text:span text:style-name="T442">This is because, w</text:span>hile you can’t gain a Super Form that grants <text:span text:style-name="T436">percentage damage resistance to everything, five different special attacks and a multitude of passive effects like flying, spell reflect and </text:span><text:span text:style-name="T437">a fear aura, </text:span><text:span text:style-name="T442">a perk like </text:span><text:span text:style-name="T439">Absolute Tank Form, </text:span>which grants <text:span text:style-name="T439">damage reduction, mind control resistance, regeneration and other tank-related effects, </text:span><text:span text:style-name="T442">is not too bad of an alternative</text:span><text:span text:style-name="T439">.</text:span></text:p>
      <text:p text:style-name="P357">‘<text:span text:style-name="T442">It’s very interesting how all perks operate within a fake power system,’ Mary ponders. ‘If The Judge thinks that a perk is balanced, then even instantly destroying a planet would be allowed.</text:span></text:p>
      <text:p text:style-name="P358">But, I guess things have to be this way, otherwise, there would be too many perk effects that would be completely inaccessible to players. And, that would really kill the RPG game vibe.”</text:p>
      <text:p text:style-name="P359">Strong Mass AoE effects, healing effects, teleportation effects and virtual space type effects are all effects that range from difficult to impossible to execute using vanilla in-game mechanics alone; <text:span text:style-name="T443">which is technically a fair and balanced game state. However, the developers wish for this game to be a fun </text:span><text:soft-page-break/><text:span text:style-name="T443">role-playing game to some extent, </text:span><text:span text:style-name="T444">so they allow for player </text:span><text:span text:style-name="T445">perks to provide access to certain effects that might otherwise be </text:span><text:span text:style-name="T446">difficult to learn and/or execute.</text:span></text:p>
      <text:p text:style-name="P360">Of course, this doesn’t come without consequence. <text:span text:style-name="T446">These types of effects are generally considered ‘Divine Effects’ by players and non-players alike and they don’t exist only among player perks. Strong foes and even certain items can even come to possess them. And, they are what add a high degree of randomness and chaos to the game world.</text:span></text:p>
      <text:p text:style-name="P361">‘I think a Class Specialization perk wouldn’t be bad either,’ Mary considers.</text:p>
      <text:p text:style-name="P361">Class specialization perks are right between totally passive perks like Stat Boost and fully active perks like Super Tank Form. They generally give a wide range of decently useful effects that enable one to embody the class that the perk intends to confer.</text:p>
      <text:p text:style-name="P361">For instance, the most popular, basic and generic perk of them all is likely the Warrior Class Specialization perk that provides bonus strength, weapon handling passives, armor handling passives and active abilities for use with swords and shields. It creates an extremely solid foundation for any other perks to build off of. So, some variant of it is typically selected among those that intend to fight in melee combat.</text:p>
      <text:p text:style-name="P362">‘<text:span text:style-name="T446">But, I really can’t afford to choose nice to haves. I need winning selections.’</text:span></text:p>
      <text:p text:style-name="P361">Since Mary isn’t satisfied with her choices, she continues her thoughts for another two days, until she finally comes up with what she believes would be ideal perk selections.</text:p>
      <text:p text:style-name="P1">***</text:p>
      <text:p text:style-name="P1">Perks:</text:p>
      <text:p text:style-name="P363"><text:span text:style-name="T449">Fatal </text:span>Survivor Class Specialization I: Gain passives and actives designed to aid with surviving fatal situations. Starts with <text:span text:style-name="T446">the </text:span>Fatal Dash and Fatal Dodge Roll <text:span text:style-name="T446">sub-perks</text:span>.</text:p>
      <text:p text:style-name="P1">Force Master I: Gain the ability to create, dissipate and redirect forces using the spell system. Forces require <text:span text:style-name="T447">50</text:span>% [50% + 10% per level] less concentration to interact with. Interactions occur <text:span text:style-name="T448">50</text:span>% [50% + 10% per level] faster than normal.</text:p>
      <text:p text:style-name="P1">Dormant Overlimit III: This perk originally does nothing. At level 100, this perk activates to grant you a semi-randomized Overlimit perk that has the preparation modifier and is somewhat synergistic with your build at the time of unlock.</text:p>
      <text:p text:style-name="P1">Sub-Perks:</text:p>
      <text:p text:style-name="P1">Fatal Dash: Increase your speed by 24% [(10% + 2% per level) x 2] when in a fatal situation. Has 2 uses that regenerate over 24 hours.</text:p>
      <text:p text:style-name="P1">Fatal Dodge Roll: Gain the ability to execute a high-speed dodge roll in any direction when in a fatal situation. Has 2 uses that regenerate over 24 hours.</text:p>
      <text:p text:style-name="P1">***</text:p>
      <text:p text:style-name="P364"><text:soft-page-break/>“Yeah, not bad,” Mary thinks as she reviews her selections.</text:p>
      <text:p text:style-name="P364"><text:span text:style-name="T452">In her opinion, all </text:span>abilities can be broadly split into 3 <text:span text:style-name="T227">broad</text:span> categories: Survival, Conquest and Scaling. Survival perks enable you to live, conquest perks overcome obstacles and scaling sets one up for the future. These categories can be further broken down into <text:span text:style-name="T228">others like </text:span>passive power, active power, lethality, idle time management and a whole slew of other terms. But, fundamentally, she believes that <text:span text:style-name="T228">there are 3 top-level categories that all players need to win.</text:span></text:p>
      <text:p text:style-name="P365"><text:span text:style-name="T229">And, o</text:span>f these, scaling is the most appealing perk category to splurge <text:span text:style-name="T230">on</text:span>. However, one can't win if one dies, so <text:span text:style-name="T231">one must get some amount of survival. And, if one can’t overcome challenges, then one won’t be able to scale. </text:span><text:span text:style-name="T450">The journey to unlocking scaling is long and difficult, so even though its tempting to go all-in on such perks, balanced selections are much more likely to be successful. </text:span><text:span text:style-name="T231">And, this is also why Mary </text:span><text:span text:style-name="T450">has</text:span><text:span text:style-name="T231"> chosen perks </text:span><text:span text:style-name="T451">that </text:span><text:span text:style-name="T231">specifically meet her beliefs. O</text:span>ne helps her survive, another helps her <text:span text:style-name="T231">to </text:span>conquer and the third, fourth and fifth let her scale.</text:p>
      <text:p text:style-name="P366"><text:span text:style-name="T449">Fatal </text:span>Survivor Class Specialization is her first perk and it grants her the ability to manage fatal situations through a variety of actives and passives. Its early sub-perks will grant her faster dodge rolls and speed buffs, while higher levels <text:span text:style-name="T454">could</text:span> improve danger awareness, grant automatic instant defenses and <text:span text:style-name="T453">even bestow</text:span> revival-type perks.</text:p>
      <text:p text:style-name="P367">The reason why she only knows that the perk ‘could’ provide such effects is because she is not explicitly defining <text:span text:style-name="T455">the abilities that the perk </text:span><text:span text:style-name="T456">will gain over time. This is a common feature of class specialization perks where there is a small degree of randomization involved. And, even though this bit of randomization can be overridden, most won’t because the granted abilities are generally good enough and there is also small effectiveness bonus granted in compensation for the slight randomness.</text:span></text:p>
      <text:p text:style-name="P368">Next, there is Force Master I, which is a bit of a creative choice chosen chosen to enable her to overcome as many scenarios as possible. <text:span text:style-name="T457">The usefulness of this perks entirely depends on the abilities of the user. And, it can be either extremely useful or extremely overpowered depending on how it is employed. Fortunately, Mary has ultimate confidence in herself, so she has chosen this perk over every other option.</text:span></text:p>
      <text:p text:style-name="P369">Finally, there is Dormant Overlimit III, which is her perk choice for <text:span text:style-name="T458">ultimate scaling. </text:span>With Dormant Powers no longer existing to grant bonus perk points <text:span text:style-name="T458">upon reaching a certain milestone</text:span>, <text:span text:style-name="T458">anybody looking to maximize scaling </text:span><text:span text:style-name="T459">is forced to instead choose a different effect to be unlocked.</text:span><text:span text:style-name="T458"> </text:span><text:span text:style-name="T459">And, of all of the possible effects to choose from, what could be better than the perk type that can be considered one of the strongest standalone?</text:span></text:p>
      <text:p text:style-name="P370">Overlimits are a type of Super Form that are meant to provide even more extreme benefits in exchange for a con. They are one of the relatively few ‘allowed’ types of pro for a con type of perks that have managed to persist into this next session and grant extreme strength with some major drawback.</text:p>
      <text:p text:style-name="P371">In Mary’s case, the form that her Overlimit perks will take is semi-randomized and she won’t necessarily know what effects that she will get from the perks on unlock. However, she doesn’t care. <text:soft-page-break/>They are Dormant Overlimits after all, so even if she <text:span text:style-name="T460">were to get</text:span> the notoriously comically bad “Pink Strengthening Technique” <text:span text:style-name="T460">three times over,</text:span> the overall effectiveness <text:span text:style-name="T460">of her granted abilities </text:span><text:span text:style-name="T461">would be so high that she’d find ample uses for them.</text:span></text:p>
      <text:p text:style-name="P394">Though, as a precaution, she did choose semi-randomization to avoid such a thing. Even though she could make Pinky Strengthing Overlimit III work… different options would certainly be much better, hence why she opted for the perk to include the “semi-randomness to suit her build” detail.</text:p>
      <text:p text:style-name="P1">"I think I'm good now," Mary states as she looks over to A<text:span text:style-name="T461">lfred.</text:span></text:p>
      <text:p text:style-name="P372"><text:span text:style-name="T462">Perk </text:span><text:span text:style-name="T461">s</text:span>ynergies, uptime, availability, utility, total power, total benefit, expected impact on victory...</text:p>
      <text:p text:style-name="P373">Other players picking Dormant Power perks themselves…</text:p>
      <text:p text:style-name="P373">The necessity of conquering powerful threats to continue leveling at higher levels….</text:p>
      <text:p text:style-name="P373">Nearly every factor that one can think of has been factored into her choices over the past month. One might see her actions as risky by choosing 3 dormant perks. However, to Mary, she thinks differently. This much risk is the bare minimum necessary to win. So, in reality, these perk selections are technically not risky at all. They are simply mandatory.</text:p>
      <text:p text:style-name="P1">“Dormant Overlimit III, eh? Always the ambitious one aren’t you?” Al<text:span text:style-name="T463">fred</text:span> comments as his frozen form begins to move once more.</text:p>
      <text:p text:style-name="P1">"I want to win. What can I say?" Mary responds. "And, this was a build that I came up with when I had superintelligence. So, surely it can't be that bad?"</text:p>
      <text:p text:style-name="P1">"As long as you don't die," Al<text:span text:style-name="T464">fred</text:span> <text:span text:style-name="T464">states in a </text:span><text:span text:style-name="T465">morose</text:span><text:span text:style-name="T464"> tone</text:span>. "But, in that case, I have to ask, will these be your final selections?"</text:p>
      <text:p text:style-name="P1">"Yes.”</text:p>
      <text:p text:style-name="P374">“<text:span text:style-name="T466">Do you agree to the games Terms and Conditions and Legal Disclaimers?” Alfred continues.</text:span></text:p>
      <text:p text:style-name="P375">At the same time, two holographic scrollable boxes appear that Mary can interact with.</text:p>
      <text:p text:style-name="P375">“I do,” she responds as she scrolls both to the bottom with her mind, causing the greyed out ‘Accept’ button at the bottom to turn bright blue.</text:p>
      <text:p text:style-name="P375">With a thought, she mentally clicks them both.</text:p>
      <text:p text:style-name="P1">“Then, best of luck in the game! I hope that you win! Try not to die!” Al<text:span text:style-name="T466">fred</text:span> replies <text:span text:style-name="T466">with a light smile.</text:span></text:p>
      <text:p text:style-name="P1">And, like that, Mary enters the game.</text:p>
      <text:p text:style-name="P1">***</text:p>
      <text:p text:style-name="P1">Mary’s vision unblurs and she finds herself standing near a fountain in the center of a well-built town that appears to be in <text:span text:style-name="T467">disrepair.</text:span></text:p>
      <text:p text:style-name="P1"><text:soft-page-break/>The roads are made from a mixed grey cobblestone, buildings have stone bases with painted wooden walls, people bustle around on foot and in carriages and there are many shops stocked with arts, clothes, jewelry and more on display.</text:p>
      <text:p text:style-name="P1">However, the air is tan-colored and musty. The clothing of the citizens appears to be in disarray. Some people appear to be starved or outright sick. And, even the fountain beside Mary appears to have been dried out for ages.</text:p>
      <text:p text:style-name="P1">The tan-colored shading of the atmosphere is definitely supernatural in nature and reminds her of some of the scenes that she saw in prior areas of the previous game session. Usually, they were caused by geographically induced magical forces. So, she wonders if that’s the case here.</text:p>
      <text:p text:style-name="P376">‘I guess the backlash from the <text:span text:style-name="T468">beta</text:span> was pretty severe,’ Mary thinks as she recalls some of <text:span text:style-name="T469">the post-beta commentary by the game’s developers.</text:span></text:p>
      <text:p text:style-name="P377">Many players complained about the unfair start in brutal wildernesses. Countless players died instantly without even getting to experience any of the game. <text:span text:style-name="T471">Thus, </text:span><text:span text:style-name="T470">the developers promised that players would have a more fair start than compared to before. </text:span><text:span text:style-name="T471">And, that is what Mary is witnessing now as she wouldn’t even dare to dream of spawning in a town if the odds were the same as in the beta.</text:span></text:p>
      <text:p text:style-name="P1">‘And not a beggar start either,’ Mary thinks as she checks her outfit and sees that she has a plain white shirt, plain <text:span text:style-name="T471">brown</text:span> pants and plain sandals. <text:span text:style-name="T472">The quality of her attire isn’t too good. But, it isn’t dirty rags like in the beta either.</text:span></text:p>
      <text:p text:style-name="P1">She then prepares to check her Status screen. But, before she can, a player standing next to her speaks.</text:p>
      <text:p text:style-name="P1">“This is nice!” <text:span text:style-name="T472">a man says, drawing her attention.</text:span></text:p>
      <text:p text:style-name="P378">3 other players have spawned by this fountain in the dying city <text:span text:style-name="T472">that look toward the one person who spoke.</text:span></text:p>
      <text:p text:style-name="P378"><text:span text:style-name="T472">Another guy says, </text:span>“Ah. <text:span text:style-name="T472">Friends! </text:span>It looks like we have all spawned in together. <text:span text:style-name="T472">Name’s Gondor, nice to meet you.”</text:span></text:p>
      <text:p text:style-name="P1">“Mary,” <text:span text:style-name="T472">Mary responds plainly.</text:span></text:p>
      <text:p text:style-name="P1">“I’m The Great Wizard Lavant!” the third person announces proudly. “<text:span text:style-name="T473">Fear me and tremble!”</text:span></text:p>
      <text:p text:style-name="P1">“I’m the Evil Sage Niagra,” the fourth person says.</text:p>
      <text:p text:style-name="P379">“You chose to play a girl?” Lavant <text:span text:style-name="T473">asks</text:span>. “Surprising. Just curious? Or, maybe <text:span text:style-name="T473">trying the seduction route?</text:span>” he asks warily <text:span text:style-name="T474">while squinting his eyes.</text:span></text:p>
      <text:p text:style-name="P1">“No, I’m actually a girl in real life. And, I’m not here to date,” Mary responds flatly.</text:p>
      <text:p text:style-name="P1">“Sure, sure. Well, it doesn’t matter, right? We all can be whatever we want here,” Lavant responds with a shrug. “But, I take it that you don’t plan to play the game very seriously if you chose to be a girl just to play a girl.”</text:p>
      <text:p text:style-name="P1"><text:soft-page-break/>Hearing this, Mary frowns and says, “Hmph. The first winner was a girl. So, who is to say that one won’t win again?”</text:p>
      <text:p text:style-name="P1">“That was due to bug abuse and luck,” Lavant replies. “I mean come on. Reincarnating as a 4-year-old? Ridiculous. Only a retard would do that. Won’t happen again.”</text:p>
      <text:p text:style-name="P1">Mary’s jaw drops in disbelief.</text:p>
      <text:p text:style-name="P1">Is this really how her win is perceived by others?</text:p>
      <text:p text:style-name="P380">Surely not… right?</text:p>
      <text:p text:style-name="P381"><text:span text:style-name="T475">“</text:span><text:span text:style-name="T476">Damn. Are they all newbs?” Gondor comments in a low voice to himself.</text:span></text:p>
      <text:p text:style-name="P381">“<text:span text:style-name="T476">Pfft, I probably made it farther than you,” Lavant responds.</text:span></text:p>
      <text:p text:style-name="P381">“<text:span text:style-name="T477">With the way you were talking, I doubt it,” Gondor states warily.</text:span></text:p>
      <text:p text:style-name="P382">Though, he quickly turns his attention to Niagra and advises, “You clearly are new. So, I’ll tell you flat out. Tone down the whole evil thing. People won’t like it.</text:p>
      <text:p text:style-name="P382">There is a grace period where Residents ignore you for a couple of minutes upon joining the game. However, it won’t last long. And, if you start talking about evil while they can recognize us, then it’s gonna start a whole lot of trouble. Do you catch my drift?”</text:p>
      <text:p text:style-name="P1">“Hmph! The Evil Sage Niagra bows to nobody!” Niagra states defiantly.</text:p>
      <text:p text:style-name="P1">“Hey you,” a group of three guards approach.</text:p>
      <text:p text:style-name="P1">These guards wear surprisingly well-maintained full <text:span text:style-name="T478">iron or steel</text:span> armor with open helmets and swords and shields holstered at their waists. <text:span text:style-name="T478">They have decently huge muscles given the proportions of their armor and builds and o</text:span>ne even has a bow and quiver on his back <text:span text:style-name="T478">which</text:span> fully demonstrates their readiness for any situation.</text:p>
      <text:p text:style-name="P1">“What did you just say?” the <text:span text:style-name="T478">guard</text:span> at the front asks.</text:p>
      <text:p text:style-name="P1">They have numerous scratches on their face and appear obviously hostile. One wrong move and there would likely be problems.</text:p>
      <text:p text:style-name="P1">“Hehe, my friend here was just playing a prank,” Gondor defends him quickly.</text:p>
      <text:p text:style-name="P1">The guards look at Gondor, then back at Niagra, who gets scared and says, “Haha, right, right! It was just a joke. Sorry!”</text:p>
      <text:p text:style-name="P1">“Hmph. Don’t let it happen again,” the guard states as he and the other turn to leave.</text:p>
      <text:p text:style-name="P1">“Well, it looks like they reduced that timer,” Lavant comments.</text:p>
      <text:p text:style-name="P1">“But, the friendliness and disregard are still in effect. Otherwise, heh, we’d be in trouble,” Mary notes.</text:p>
      <text:p text:style-name="P1"><text:soft-page-break/>“Anyway. Guys, I love playing buddy buddy and all of that. But, I’m honestly here just to win the cash prize. So, I’d like to get a move on. Is that cool?” Gondor asks.</text:p>
      <text:p text:style-name="P1">“I feel the same way,” Lavant agrees.</text:p>
      <text:p text:style-name="P1">“Fine,” Niagra comments.</text:p>
      <text:p text:style-name="P1">“Let’s go then,” Mary says as she points at a building close by. “That’s an adventurer’s guild, right? Looks like this area is entirely English too. Pretty convenient.”</text:p>
      <text:p text:style-name="P1">“Yup,” Gondor responds as he turns and begins walking.</text:p>
      <text:p text:style-name="P1">As they’re walking, Lavant moves over to Mary and asks, “So, your name is Mary and you seem to really think the last winner is hot shit. Is she your idol or something?”</text:p>
      <text:p text:style-name="P1">“Of course,” Mary responds with a fake smile. “The previous winner… well… won. What more is there to say? She was, and, until dethroned, is, the best player.”</text:p>
      <text:p text:style-name="P1">“<text:span text:style-name="T478">Yeah, but that was just a beta. That was unbalanced. It doesn’t count,” Lavant disagrees.</text:span></text:p>
      <text:p text:style-name="P1">“<text:span text:style-name="T478">Alpha. Beta. Release. Who cares? A winner is still a winner until they lose,” Mary replies with a sense of non-care.</text:span></text:p>
      <text:p text:style-name="P1">“<text:span text:style-name="T479">I care. There’s a big difference between a beta and release you know? It was buggy. You saw how many changes were made for this release, right? It was crazy how many changes got made.”</text:span></text:p>
      <text:p text:style-name="P1">“<text:span text:style-name="T479">Ugh,” Mary groans.</text:span></text:p>
      <text:p text:style-name="P383">“<text:span text:style-name="T479">Either way, I’m happy to hear this conversation,” Gonodr states. “If you two followed her adventure and still chose to play this game, then that means you both have guts.</text:span></text:p>
      <text:p text:style-name="P396">And, you probably learned some good stuff too.</text:p>
      <text:p text:style-name="P1">I know it’s a bit early, but let’s definitely chat more in private later. I think we could make a serious group.”</text:p>
      <text:p text:style-name="P1">“Sure,” Mary responds casually.</text:p>
      <text:p text:style-name="P1">“<text:span text:style-name="T479">If your skills are suitable, then I’ll consider it,” Lavant states. “I won’t party with anybody average.”</text:span></text:p>
      <text:p text:style-name="P1">“<text:span text:style-name="T479">Oh really?” Gondor responds with interest.</text:span></text:p>
      <text:p text:style-name="P383">“<text:span text:style-name="T479">I was rank 8,230 of the Universal Alliance guild,” Lavant brags.</text:span></text:p>
      <text:p text:style-name="P384">“Oh, that’s actually pretty good,” Gondor responds with <text:span text:style-name="T480">obvious pleasure</text:span>. “<text:span text:style-name="T480">What about you Mary?”</text:span></text:p>
      <text:p text:style-name="P384">“<text:span text:style-name="T480">Solo player,” she responds. “Though, I did make it fairly far on my own.”</text:span></text:p>
      <text:p text:style-name="P384">“<text:span text:style-name="T480">How far?” Gondor asks.</text:span></text:p>
      <text:p text:style-name="P384">“<text:span text:style-name="T480">Private,” she responds.</text:span></text:p>
      <text:p text:style-name="P384"><text:soft-page-break/>“<text:span text:style-name="T482">Private,” he frowns. “Ok. I won’t pry. E</text:span><text:span text:style-name="T480">ither way, it’s not easy to play solo. P</text:span>erhaps we lucked out with a good group here.</text:p>
      <text:p text:style-name="P1">That just leaves… Niagra.”</text:p>
      <text:p text:style-name="P1">“Don’t worry,” Niagra responds <text:span text:style-name="T480">confidentially.</text:span> “I’m no fool. I want the 100 million dollars too. I did my research. I picked perks that <text:span text:style-name="T480">will absolutely guarantee me good guild placements. </text:span>I can revive others, heal, conjure undead, <text:span text:style-name="T483">and </text:span>even use a variety of curses!”</text:p>
      <text:p text:style-name="P1">As he speaks, the others slap their foreheads with their hands.</text:p>
      <text:p text:style-name="P1">‘<text:span text:style-name="T480">Why must he speak so loudly!’ they all think </text:span><text:span text:style-name="T483">mentally in unison</text:span><text:span text:style-name="T480">.</text:span></text:p>
      <text:p text:style-name="P1">“Hey, hey, hey!” the guards from before approach with seriously concerned expression. “What’s this I’m hearing about death, undead and curses?”</text:p>
      <text:p text:style-name="P1">“<text:span text:style-name="T481">Sir, he was talking about a rumor he heard,” Gondor quickly improvises.</text:span></text:p>
      <text:p text:style-name="P385">Though, as Gondor states this, Mary and Lavant notice something unusual.</text:p>
      <text:p text:style-name="P1">“<text:span text:style-name="T483">You sense it?” Lavant asks as with a scrutinizing look toward Mary.</text:span></text:p>
      <text:p text:style-name="P1">‘<text:span text:style-name="T483">This guy is fairly perceptive,’ Mary thinks. ‘Gotta keep on my toes.’</text:span></text:p>
      <text:p text:style-name="P1">“<text:span text:style-name="T483">Indeed,” Mary responds passively.</text:span></text:p>
      <text:p text:style-name="P1">“<text:span text:style-name="T483">Interesting,” he responds.</text:span></text:p>
      <text:p text:style-name="P385">Meanwhile, the more charismatic guard asks, “A rumor? What kind or rumor? Maybe you want to tell us at the guard house about what you’ve heard?”</text:p>
      <text:p text:style-name="P385">“Sir, we meant no offense,” Gondor responds politely.</text:p>
      <text:p text:style-name="P385">“Come to think of it,” the other guard states, “I haven’t seen you two around here before. Those are some fairly nice clothes too. Where are you all from?”</text:p>
      <text:p text:style-name="P385">“I think there are more pressing matters to attend to,” Lavant comments at this point.</text:p>
      <text:p text:style-name="P385">“Huh!?” the guard asks with offense. “What is more pressing than what I say?”</text:p>
      <text:p text:style-name="P385">“That is,” Lavant states while pointing his finger forward.</text:p>
      <text:p text:style-name="P386">And, at the same time, the ground begins to rumble.</text:p>
      <text:p text:style-name="P387">*<text:span text:style-name="T485">rumble rumble rumble*</text:span></text:p>
      <text:p text:style-name="P385">The city is a large circle with a 50-foot stone wall <text:span text:style-name="T484">encircling it and seemingly endless tan-colored fields extending in every direction.</text:span></text:p>
      <text:p text:style-name="P386">There, several miles away from the city, loose mana flows over a vast area toward a single point where an anomaly occurs.</text:p>
      <text:p text:style-name="P386"><text:soft-page-break/>“What the hell,” the guards remark as they look to where Lavant has pointed.</text:p>
      <text:p text:style-name="P387">From their position, the guards and players can’t see what lies beyond the walls.</text:p>
      <text:p text:style-name="P397">But, this is only at first. As time passes, the ground rumbling becomes more intense and something entirely unbelievable occurs: <text:span text:style-name="T493">a</text:span><text:span text:style-name="T494"> spire </text:span><text:span text:style-name="T487">s</text:span><text:span text:style-name="T494">lowly rises up to above the tall city walls.</text:span></text:p>
      <text:p text:style-name="P400">The spire is made of organic material that beats with pulses at different <text:span text:style-name="T488">rates</text:span> and features slowly <text:span text:style-name="T486">modulating</text:span> light effects under thin layers of membrane. <text:span text:style-name="T488">A</text:span><text:span text:style-name="T487">ll kinds of liquids and goo </text:span><text:span text:style-name="T488">encompass its body almost like an infant being born into the world. And, as it rises to its zenith, </text:span><text:span text:style-name="T495">its thinnest and finest tip breaches the clouds. Everything above the monolithic structure seems completely inferior in comparison as it dominates above its surroundings.</text:span></text:p>
      <text:p text:style-name="P388">“<text:span text:style-name="T486">By Nora’s Light!” one guard remarks with terror </text:span><text:span text:style-name="T493">while lookin</text:span><text:span text:style-name="T495">g around.</text:span></text:p>
      <text:p text:style-name="P402">This tower isn’t the one to appear either as other spires can be seen rising up extremely far in the distance. <text:span text:style-name="T496">There aren’t too many of them that they can see. However, the fact that there is more than one does nothing to install confidence in their viewers.</text:span></text:p>
      <text:p text:style-name="P388">“<text:span text:style-name="T486">There’s no way that this is really happening, right?” Gondor comments himself as he looks to Lavant.</text:span></text:p>
      <text:p text:style-name="P388">“<text:span text:style-name="T486">It definitely is,” Lavant responds grimly.</text:span></text:p>
      <text:p text:style-name="P388">“<text:span text:style-name="T486">The developers said that they were making this session more beginner friendly, right? I’m not going crazy here, am I?” Gondor asks.</text:span></text:p>
      <text:p text:style-name="P388">“<text:span text:style-name="T488">They definitely did,” Lavant responds </text:span><text:span text:style-name="T491">morbidly.</text:span></text:p>
      <text:p text:style-name="P388">“<text:span text:style-name="T492">That’s not the same spire as from in the beta, though,” Mary comments.</text:span></text:p>
      <text:p text:style-name="P388">“<text:span text:style-name="T492">Yeah, it’s definitely a lot larger…,” Gondor comments.</text:span></text:p>
      <text:p text:style-name="P388">“<text:span text:style-name="T492">What the hell do you all mean?</text:span><text:span text:style-name="T488">” the initial guard asks with a serious look on his face.</text:span></text:p>
      <text:p text:style-name="P399">“<text:span text:style-name="T493">If our knowledge is correct, then the city will need to rally that spire. Quickly. </text:span><text:span text:style-name="T488">M</text:span><text:span text:style-name="T489">onsters</text:span><text:span text:style-name="T488"> come from spires. And, no</text:span><text:span text:style-name="T489">t</text:span><text:span text:style-name="T488"> weak ones either,” </text:span><text:span text:style-name="T493">Mary</text:span><text:span text:style-name="T489"> remarks.</text:span></text:p>
      <text:p text:style-name="P401">Though, even though she says all of this, she isn’t optimistic.</text:p>
      <text:p text:style-name="P403">In the beta there were spires. However, the progression leading up to them was entirely different. It took 50 years for monster invasions to begin. And, even then, it begin by monsters dropping down from portals in the sky. Only after a year of invasions did the invasion method change to spires. <text:span text:style-name="T496">And, with the change in method, can a substantial increase in strength, as powerful condensed hoards of creatures were constantly loosed upon the world.</text:span></text:p>
      <text:p text:style-name="P403"><text:span text:style-name="T496">But… a</text:span>t the time, such invasion<text:span text:style-name="T496">s</text:span> mattered little as players were decently high leveled by <text:span text:style-name="T496">then</text:span>. <text:span text:style-name="T496">In contrast, the players are only level 1 now, so those kinds of invasions would be </text:span>devastatingly lethal.</text:p>
      <text:p text:style-name="P403"><text:span text:style-name="T496">In fact, given her knowledge, she believes that the legality would be too unreasonable, so she comes </text:span><text:soft-page-break/><text:span text:style-name="T496">to a </text:span>conclusion with high confidence <text:span text:style-name="T496">very quickly.</text:span></text:p>
      <text:p text:style-name="P404">“<text:span text:style-name="T497">No, that shouldn’t be the case,” Mary corrects herself. “That would be too insane. The spires have to have weaker monsters right now.”</text:span></text:p>
      <text:p text:style-name="P389">“I agree,” Gondor responds. “They must have been rebalanced.”</text:p>
      <text:p text:style-name="P389">“<text:span text:style-name="T490">What should we do?” Niagra asks with concern. “We definitely can’t take on a spire as we are can we?”</text:span></text:p>
      <text:p text:style-name="P389">“<text:span text:style-name="T490">We might,” Lavant states. “Though, it really depends on how strong the monsters are.”</text:span></text:p>
      <text:p text:style-name="P389">“<text:span text:style-name="T498">It seems that the developers have other plans for us,” Mary states as she points at the spire and says, “Look.”</text:span></text:p>
      <text:p text:style-name="P406">From the top of the spire emerges a semi-transparent film shimmering with prismatic rainbow-colored light appearing like a bubble reflecting against the sun. This film enlarges and continues down with tremendous speed to reach the ground, expand and then solidify with more strongly colored rainbow-colored light effects.</text:p>
      <text:p text:style-name="P406">“A high level barrier?” Lavant speculates as he squints toward the barrier. “Now I’m really confused. If they can make a barrier that strong, why do they even need one? They could simply overrun us.”</text:p>
      <text:p text:style-name="P406">“There are clearly too many details that we don’t know,” <text:span text:style-name="T499">Gondor states. “It’s obvious that our knowledge from the beta is only get us so far this time around.”</text:span></text:p>
      <text:p text:style-name="P407">“<text:span text:style-name="T500">The silver lining to this situation is that that spire is really far away,’ Mary notes.</text:span></text:p>
      <text:p text:style-name="P407">“<text:span text:style-name="T500">Alright, alright, alright,” the initial guard interrupts. “I’ve had enough. You’re all coming with me to the guard house! We need to speak!”</text:span></text:p>
      <text:p text:style-name="P408">“<text:span text:style-name="T501">Tyson! Matt!” another guard shouts at him while approaching.</text:span></text:p>
      <text:p text:style-name="P408">“<text:span text:style-name="T501">Johnny? What is it?” Tyson asks.</text:span></text:p>
      <text:p text:style-name="P408">“<text:span text:style-name="T501">Demons! Lots of em. Captain is ordering us to gather </text:span><text:span text:style-name="T503">by</text:span><text:span text:style-name="T501"> the northern gates. We have to defend the city.”</text:span></text:p>
      <text:p text:style-name="P408">“<text:span text:style-name="T501">Grrr,” Tyson frowns as he looks at the players in silent contemplation.</text:span></text:p>
      <text:p text:style-name="P408">“<text:span text:style-name="T501">I’ll come with you all,” Mary offers as she looks to the others.</text:span></text:p>
      <text:p text:style-name="P408">“<text:span text:style-name="T501">Fine,” Gondor agrees. “I don’t want to cause any trouble.”</text:span></text:p>
      <text:p text:style-name="P408">“<text:span text:style-name="T501">Same,” Niagra agrees.</text:span></text:p>
      <text:p text:style-name="P408">“<text:span text:style-name="T501">Ok. Sure,” Lavant states.</text:span></text:p>
      <text:p text:style-name="P409">Tyson smiles as he hears this, as he pats Matt on the back and says, “Let’s hurry.”</text:p>
      <text:p text:style-name="P409"><text:soft-page-break/>Thus, the guards begin a small jog.</text:p>
      <text:p text:style-name="P409">And, Niagra even begins to join in with them.</text:p>
      <text:p text:style-name="P409">However, the other three players don’t try at all.</text:p>
      <text:p text:style-name="P409">“Hurry it up!” Tyson shouts back at them as Niagra awkwardly slows to a stop.</text:p>
      <text:p text:style-name="P409">“No can do,” Lavant immediately responds. “I’m a Mage. Not a warrior.”</text:p>
      <text:p text:style-name="P409">“A Mage!?” Tyson responds with surprise as both Matt and Johnny show surprise too. “Ok. Fine. We’ll walk,” he settles.</text:p>
      <text:p text:style-name="P409">And thus, the group walks, as they head toward the walls at a slow pace while watching their surroundings.</text:p>
      <text:p text:style-name="P409">A large horn blares in the distance with loud tunes as the city’s residents run through the streets to take cover.</text:p>
      <text:p text:style-name="P409">Guards can be seen running <text:span text:style-name="T502">toward the walls as well from far away streets as the entire city reacts to the appearance of the spires in some way.</text:span></text:p>
      <text:p text:style-name="P410">***</text:p>
      <text:p text:style-name="P410"><text:span text:style-name="T503">After nearly 20 minutes of travel</text:span>, their group reaches the gates where over 100 guards are amassed <text:span text:style-name="T503">by the hole in the wall that allows for </text:span>passage into and out of the city.</text:p>
      <text:p text:style-name="P411">Nobody is passing through the gate at this time. And there are many senior looking guards up front with various decorations on their attire.</text:p>
      <text:p text:style-name="P411">“Let’s wait here for the captain,” Johnny says, to which Tyson and Matt nod in agreement.</text:p>
      <text:p text:style-name="P411">“Now then,” Tyson turns his attention back to the group. “So, you’re a Mage?” he asks again toward Lavant.</text:p>
      <text:p text:style-name="P411">There is a hint of skepticism in his voice. However, his overall tone is very respectful.</text:p>
      <text:p text:style-name="P411">“Indeed,” Lavant responds.</text:p>
      <text:p text:style-name="P411">“Might you be willing to show me some of your magic then respected wizard?” Tyson requests.</text:p>
      <text:p text:style-name="P411">“Not a problem,” Lavant states as he points his palm at the guard and casts a spell.</text:p>
      <text:p text:style-name="P411">‘Gust,’ Lavant thinks, as magic funnels to his hand and ignites to produce a spell.</text:p>
      <text:p text:style-name="P411">The wind around his hand is thrust forward as telekinetic power controls the air to send forth a surge of air.</text:p>
      <text:p text:style-name="P411">“Woah” Tyson states as the air flows past his head, rustling his hair. “I thank you for your demonstration.</text:p>
      <text:p text:style-name="P411">I will treat you with the proper respect deserving of a Mage. However, there are still matters that we <text:soft-page-break/>need to settle. Your group mentioned several details regarding this invasion, so I need to know what you guys know about what is happening.”</text:p>
      <text:p text:style-name="P411">“Unfortunately, this information is above your pay grade,” Lavant responds plainly. “When your captain gets here, we’ll talk to him and he can decide what to do.”</text:p>
      <text:p text:style-name="P411">“That’s not going to cut it,” Tyson responds with a snort. “As guards, we have to protect public safety. If you are withholding information that could help prevent a crisis, then we’re have to…”</text:p>
      <text:p text:style-name="P411">As he is finishing his line, Lavant interrupts and sates, “You’ll do what? Arrest us? Put us in jail? Do that and then you’re dealing with that spire blind with no information.</text:p>
      <text:p text:style-name="P411">Look. We’re not here to start any problems. Just be patient and let the higher ups do their job.”</text:p>
      <text:p text:style-name="P411">And, with nearly perfect timing, a guard wearing ribbons on his iron armor approaches on horse back causing the attention of several guards to move to them and for them to shout enthusiastically, “Captain!”</text:p>
      <text:p text:style-name="P411">The Captain looks down at the group of players with the guards and tells them, “Tyson. Take our guests to the Golden Swan Inn nearby.”</text:p>
      <text:p text:style-name="P411">“But…,” he protests.</text:p>
      <text:p text:style-name="P411">“No buts,” the Captain says sternly while giving him a particular type of serious look.</text:p>
      <text:p text:style-name="P411">“Yes captain!” he responds.</text:p>
      <text:p text:style-name="P411">Then, Tyson turns to the players and <text:span text:style-name="T504">says while pointing</text:span>, “Come. We’re going to the inn over there.”</text:p>
      <text:p text:style-name="P411">“<text:span text:style-name="T504">What if I want to fight?” Lavant asks with one raised eyebrow.</text:span></text:p>
      <text:p text:style-name="P411">“<text:span text:style-name="T504">Captain’s orders,” Tyson responds simply.</text:span></text:p>
      <text:p text:style-name="P411">“<text:span text:style-name="T504">Don’t worry,” Gondor reassures. “There will be more than enough demons to fight.”</text:span></text:p>
      <text:p text:style-name="P411">“<text:span text:style-name="T504">Fine,” Lavant states.</text:span></text:p>
      <text:p text:style-name="P412">With this agreement reached, their group walks over to an inn situation on premium real estate near the city’s entrance. It isn’t the most lavish establishment. However, it is quite tall with three massive square floors, a dusted red roof that would likely be bright if well cleaned and dusted tan walls.</text:p>
      <text:p text:style-name="P412">Their group reaches the inn in seconds and steps inside where they find a woman standing behind a counter.</text:p>
      <text:p text:style-name="P413"/>
      <text:p text:style-name="P390"/>
      <text:p text:style-name="P1">*PHWREM*</text:p>
      <text:p text:style-name="P1"><text:soft-page-break/>A loud noise from distorted space echoes across everywhere as their actions are interrupted. The sky turns dark-red and black portals open up from above.</text:p>
      <text:p text:style-name="P1">“It’s like before,” Gondor states with a frown.</text:p>
      <text:p text:style-name="P1">“Yeah,” Mary responds.</text:p>
      <text:p text:style-name="P1">“Like before?” the guard responds as he and the others unsheathe their weapons and assume offensive stances.</text:p>
      <text:p text:style-name="P1">Black arms snap out of the portals, gripping onto the sides as black creatures pull themselves out and fall from the sky.</text:p>
      <text:p text:style-name="P1">There are easily thousands of these portals spanning the entirety of the sky for as far as one can see. So, within only a few moments, a massive number of these creatures have appeared.</text:p>
      <text:p text:style-name="P1">“Hey, hey, hey! What do you mean again!?” the guard shouts with increasing urgency as he looks at the players with fear.</text:p>
      <text:p text:style-name="P1">“It’s… hard to explain,” Mary responds. “Look alive! They’re coming!”</text:p>
      <text:p text:style-name="P1">The creatures have to fall quite far to reach the ground. And, their landings aren’t gentle either. Many crash into buildings, breaking through roofs or smashing onto the ground to form small cracks. Yet, even though they fell and take what clearly appears to be obviously fatal damage, none appear to have died and begin to stand up.</text:p>
      <text:p text:style-name="P1">These creatures are 3 feet tall, skinny and matte black with an odd dark-purple shine depending on the angle you look at them. They have human-like bodies that are perhaps too similarly so due to their naked bodies revealing brightly colored purple-pink genitalia. The only truly distinctive features they have apart from humans are their hands that bear unnaturally large claws, mouths that holds numerous rows of fangs and expression that appear both demonic and alien. It’s obvious from their fierce expressions and weapon-like appendages what purpose they have for existing.</text:p>
      <text:p text:style-name="P1">“EEEEEEEEE!!!!” one reveals a shrill scream, sticking a forked purple tongue into the air like some kind of deranged reptilian.</text:p>
      <text:p text:style-name="P1">“Demons!” the guards shout as they rush over to one to fight.</text:p>
      <text:p text:style-name="P1">The creature spots them and lunges, its clawed hand attempts an attack.</text:p>
      <text:p text:style-name="P1">Unfortunately, these are three well armored and well-armed guards. It doesn’t stand a chance.</text:p>
      <text:p text:style-name="P1">The first blocks the creature’s blade with a parry, dropping it down to the ground. Then, the other two guards slice it in half.</text:p>
      <text:p text:style-name="P1">Dark-purple blood splatters everywhere from the carnage.</text:p>
      <text:p text:style-name="P1">“AAAHHHH!!!” civilians shout as they run in a panic.</text:p>
      <text:p text:style-name="P1">This creature wasn’t the only one. And, it’s clear that there are a large number of threats to kill still.</text:p>
      <text:p text:style-name="P1"><text:soft-page-break/>“Split up!” one of the guards says, prompting the others to separate and for them to rush out to kill the creatures.</text:p>
      <text:p text:style-name="P1">In only a few seconds, the entire city has been plunged into chaos.</text:p>
      <text:p text:style-name="P1">“Should we fight?” Gondor asks the group.</text:p>
      <text:p text:style-name="P1">“I don’t believe in experience waste,” Mary responds cheekily as she opens her Status screen and begins to run toward a monster.</text:p>
      <text:p text:style-name="P1">Her vision augments with a transparent light-blue rectangular window that states:</text:p>
      <text:p text:style-name="P1">***</text:p>
      <text:p text:style-name="P1">Mary</text:p>
      <text:p text:style-name="P1">Race: Human Warrior</text:p>
      <text:p text:style-name="P1"/>
      <text:p text:style-name="P1">Stats:</text:p>
      <text:p text:style-name="P1">STR: 20, DEX: 10, VIT: 20, MAG: 20, INT: 10, WIS: 10, LUK: 0</text:p>
      <text:p text:style-name="P1"/>
      <text:p text:style-name="P1">Perks:</text:p>
      <text:p text:style-name="P1">[…]</text:p>
      <text:p text:style-name="P1">***</text:p>
      <text:p text:style-name="P1">‘Alright, everything is as I picked. Great,’ Mary thinks while closing her status screen.</text:p>
      <text:p text:style-name="P1">Fortunately, she didn’t suffer a rebalance by the Judge.</text:p>
      <text:p text:style-name="P1">Mary charges to a creature that spots her quickly and turns to face her.</text:p>
      <text:p text:style-name="P1">"Let's go bastard," she grunts as it charges back at her, and she prepares to fight.</text:p>
      <text:p text:style-name="P1">The two enter melee range and attack, it swinging its right claw down at her and she punching back at it with a fist.</text:p>
      <text:p text:style-name="P1">*SWOOSH*</text:p>
      <text:p text:style-name="P1">"HA!" Mary grunts loudly as she punches away the claw.</text:p>
      <text:p text:style-name="P1">The damage causes minor scratches to her. But, she isn’t concerned. In fact, she’s actually pleased, as small injuries can train vitality over a long enough period of time. Training in this game isn’t like in the real world and you can actually achieve unlimited stat growth with enough dedicated training. The catch, of course, is that training requires time, a resource that there is finite. Fortunately, it is possible to mix training into regular activities, such as the current circumstance where she trains vitality while <text:soft-page-break/>fighting.</text:p>
      <text:p text:style-name="P1">*SWOOSH SWOOSH SWOOSH SWOOSH SWOOSH*</text:p>
      <text:p text:style-name="P1">"HA HA HA HA HA!" Mary grunts loudly as she continues her assault.</text:p>
      <text:p text:style-name="P1">With its first blow deflected, the creature is vulnerable and is quickly overwhelmed by Mary's barrage of strong controlled blows. Bruises and bloody scratches form as her punches stagger it and cause its balance to remain unstable.</text:p>
      <text:p text:style-name="P1">As Mary fights, she quickly moves closer until close enough to grab the creature by its head and yank its head down onto her knee, smacking one against the other with tremendous concussive force.</text:p>
      <text:p text:style-name="P1">Though, because she lacks truly high power at the moment, she doesn't bust it open entirely, causing her to frown.</text:p>
      <text:p text:style-name="P1">'I really wish it would explode,' she thinks with a sigh as she grabs its shoulder and stabs through its neck with a stabbing chop. To make sure that she is successful, she uses the Martial Force systems to achieve a lethal strike.</text:p>
      <text:p text:style-name="P1">Martial Force remains the primary balancing system to give non-Mages a viable means of being competitive. By making use of the system, one is able consume more stamina than normal to achieve greater than normal physical feats. And, in Mary’s case, she used a short burst of Martial Force to accelerate her hand to improve its speed.</text:p>
      <text:p text:style-name="P1">Her hand penetrates the neck of the demon before she retracts it and slices it down sideways to the ground to shake off blood.</text:p>
      <text:p text:style-name="P1">Dark-purple blood shoots out from the demon’s neck and splatters to the ground from Mary’s violent actions as the demon collapses too.</text:p>
      <text:p text:style-name="P1">"Gross," Gondor states with fake disgust as he smiles widely and his body begins to let out dark-brown and dark-blue light. "Guess I have to show off a bit too."</text:p>
      <text:p text:style-name="P1">Gondor’s skin transitions to a brown stone color and a two-handed hammer take shape. On top of this, a faint light-blue light begins to cover his body.</text:p>
      <text:p text:style-name="P1">“HAAA!!!” he shouts as runs over to a demon, prompting it to turn, yell and charge.</text:p>
      <text:p text:style-name="P1">The demon reacts and claws forward. However, at the last second, he shouts, “Hehe, gotcha! BLINK STRIKE!” </text:p>
      <text:p text:style-name="P1">The blue light around him bursts out brightly at his current location and another as his body teleports to a position behind the demon. All of the inertial forces carrying him forward are reversed too as Gondor swings his mallet down, pulverizing the demon into the ground with overwhelming force.</text:p>
      <text:p text:style-name="P1">*BOOM PWOOF*</text:p>
      <text:p text:style-name="P1"><text:soft-page-break/>Cracks form in the ground and a shockwave of air is released as its body and blood genuinely ‘splat’, dying his plated feet in corpse matter.</text:p>
      <text:p text:style-name="P1">‘Hmm, he picked a non-scaling</text:p>
      <text:p text:style-name="P1"><text:s/>version,’ Mary analyzes in regards to that Blink Strike.</text:p>
      <text:p text:style-name="P1">Non-scaling perks will give you a large and complete benefit immediately. But, that benefit will usually be capped to a maximum power level of about 30 to 40 on average. This enables one to have a very easy early game, generally, but comes at the cost of worse-than-average late game scaling.</text:p>
      <text:p text:style-name="P1">Players have five perks, so only doing this for one perk can be considered a minor downside. However, for somebody like Mary, who is aiming for victory by min-maxing her strength to its absolute limit, she can't help but to think, ‘Kind of disappointing.’</text:p>
      <text:p text:style-name="P1">“Hey now! Hey now! Let me have some fun!” Lavant shouts as he raises his arms into the air.</text:p>
      <text:p text:style-name="P1">The changes to the magic system continue to be dramatically evident as his mana produces all kinds of fantastic effects. His body glows with light-grey light as light-grey streaks appear in the sky.</text:p>
      <text:p text:style-name="P1">“Wind Cutter!” he announces as furious wind blades manifest as glowing white lines that fly out toward a creature, slicing it into pieces.</text:p>
      <text:p text:style-name="P1">'Oh yeah he's good,' Mary thinks as she watches the gruesome effects of the spell.</text:p>
      <text:p text:style-name="P1">Wind Cutter is a popular spell because it is cheap and effective. The way that Lavant picked and used it without much thought is a clear indicator that he's genuinely experienced.</text:p>
      <text:p text:style-name="P1">“Me too!” Niagra announces.</text:p>
      <text:p text:style-name="P1">But, as he says this, the three shout out:</text:p>
      <text:p text:style-name="P1">"No!"</text:p>
      <text:p text:style-name="P1">"Stop!"</text:p>
      <text:p text:style-name="P1">"Don't do Anything!"</text:p>
      <text:p text:style-name="P1">"Erm," Niagra sighs while suppressing his enthusiasm.</text:p>
      <text:p text:style-name="P1">"Let's keep up the pace," Mary declares as she looks for another target.</text:p>
      <text:p text:style-name="P1">However, the reality of the situation is that there aren't any.</text:p>
      <text:p text:style-name="P1">And, that makes sense. The spawn portals were spaced decently far from each other and the members of this town are obviously decently capable in combat, as Mary and the others watch a group of men overpower one demon hundreds of feet away. Other than unpopulated areas, there likely are no more demons to hunt.</text:p>
      <text:p text:style-name="P1">"What a surprise," Gondor states as he and the others regroup by Mary. "The sky monsters are showing up on Day 1."</text:p>
      <text:p text:style-name="P1"><text:soft-page-break/>"Let's hope that's all we see for a while," Mary comments. "If the higher ranked one's start popping up, we're going to have real problems."</text:p>
      <text:p text:style-name="P1">"True. A boss at this stage could be life ending," Gondor agrees. “But, I doubt anything crazy will show up too soon. The devs wouldn’t be that maniacal.”</text:p>
      <text:p text:style-name="P1">"Ahh, I need levels first," Lavant panics. "Magic was already bad at low levels. But, with the nerfs, it’s even worse now."</text:p>
      <text:p text:style-name="P1">"Fair. I think the word you are looking for is fair," Gondor corrects.</text:p>
      <text:p text:style-name="P1">"The sky monsters mean more early experience and perhaps even items soon." Mary comments. "You should consider this a good thing."</text:p>
      <text:p text:style-name="P1">"I suppose," Lavant responds.</text:p>
      <text:p text:style-name="P1">“Hey, you three!” one of the guards from before rushes over, his sword and armor are dyed with splashes of dark-purple blood.</text:p>
      <text:p text:style-name="P1">These low-level sky monsters are like water balloons that stain everything that kills them. Gondor too was stained, though because he is wearing conjured stone armor, he’ll likely be as clean as Lavant and Niagra currently are.</text:p>
      <text:p text:style-name="P1">“Come with me to the barracks. We need to talk,” the leading guard demands.</text:p>
      <text:p text:style-name="P1">Lavant and Niagra look to Gondor for guidance. But, Mary states, “Sure, no problem,” and approaches.</text:p>
      <text:p text:style-name="P1">“Fine,” Gondor states.</text:p>
      <text:p text:style-name="P1">And, this causes Niagra and Lavant to follow the guard too. </text:p>
      <text:p text:style-name="P1">The guard leads them wordlessly through the city over to a large stone building where numerous guards have assembled at the front.</text:p>
      <text:p text:style-name="P1">They stand there and talk to guards that appear to have superior rank, as everybody discusses the situation and what to do.</text:p>
      <text:p text:style-name="P1">“Come with me. We’re going directly in,” the guard states as he guides them forward.</text:p>
      <text:p text:style-name="P1">As he does this, the other guards look at him, but none question his approach or words.</text:p>
      <text:p text:style-name="P1">Only once he reaches the fortress entrance does a senior guard that is standing there asks, “What’s going on Pete?”</text:p>
      <text:p text:style-name="P1">The difference between the lesser and senior guards is the thickness, shine and craftsmanship of their armor. The senior officers appear older, stronger, larger and more experienced in general. And, this one even has three large badges on the right breast area of his armor. He’s clearly quite important.</text:p>
      <text:p text:style-name="P1">Seeing all of these guards also enables Mary to begin to infer a bit more about the power dynamics <text:soft-page-break/>in this city. While the citizens appear to be barely getting by, the guards are all living a much better life. To her, this resembles one of those situations where wealth is hoarded by the powerful while the poor suffer.</text:p>
      <text:p text:style-name="P1">“These four fought the demons. They seem to know something about them too. And, they used strange powers to help us in the battle,” Pete states clearly.</text:p>
      <text:p text:style-name="P1">“What!?” the senior officer asks while looking at them. “Tell me more,” he asks while clearly directing his words at Gondor.</text:p>
      <text:p text:style-name="P1">“We’re four separate individuals that coincidentally grouped up at the town’s fountain. When the demon’s appeared, we grouped up and fought them,” he states calmly and clearly.</text:p>
      <text:p text:style-name="P1">“And, what is this about powers?” the senior officer asks.</text:p>
      <text:p text:style-name="P1">"Just consider them gifts from the gods. Or, powerful magic, ok?" Gondor responds.</text:p>
      <text:p text:style-name="P1">“Magic?" he is surprised. "Fine. As long as you’re on our side, I won’t pry into your background. Pete, escort our guests to an inn to get cleaned up. Bring them back later once this crisis is under control.”</text:p>
      <text:p text:style-name="P1">“Sir!” Pete responds with a salute by tapping his left should with his right arm.</text:p>
      <text:p text:style-name="P1">Pete then waves for them to follow him again as he leads them through the crowd of guards to the opposite end where the two other guards from earlier meet up with him.</text:p>
      <text:p text:style-name="P1">He talks to them to explain the situation, as Gondor asks, “So? What do you guys want to do now? I think it’s safe to say our best move is to stay grouped with Pete.”</text:p>
      <text:p text:style-name="P1">“I agree,” Mary agrees. “Would be the best way to possibly meet up with other players. And, going solo with sky invasions enabled sounds like suicide. Let’s remain grouped up temporarily.”</text:p>
      <text:p text:style-name="P1">“Temporarily? So cold,” Lavant comments. “But, I don’t dislike that. I’m in.”</text:p>
      <text:p text:style-name="P1">“Me too,” Niagra comments last.</text:p>
      <text:p text:style-name="P1">“Then, that’s that,” Gondor states as he looks to Pete whom finishes up his conversation and turns back to face them while the other guards rush off.</text:p>
      <text:p text:style-name="P1">“Alright fellas… and lady, I suppose,” Pete states. “Let’s go over to the Golden Swan Inn and get you set up for a while. If Officer Nate doesn’t care about your background, I don’t care either. But, I will need you all to stick around for a while.</text:p>
      <text:p text:style-name="P1">Come.”</text:p>
      <text:p text:style-name="P1">He then begins to lead them to their next destination, an inn not too far away.</text:p>
      <text:p text:style-name="P1">The Golden Swan Inn is a pretty average inn that is completely devoid of patrons. There is a dining area off to the side with a bar and booths lining a window, while the left area that they are in has a Greeter’s booth and stairs and hallways leading to other areas.</text:p>
      <text:p text:style-name="P1"><text:soft-page-break/>“Hello Pete,” an older woman greets from behind the booth. “Is everything ok?”</text:p>
      <text:p text:style-name="P1">“Hi Lynn. I need you to host myself and these four for a bit. Help them get fed and cleaned up.”</text:p>
      <text:p text:style-name="P1">“Not a problem. Make yourselves at home,” she says and then asks without missing a beat. “Is everything alright out there? Is that blood? I saw those monsters…”</text:p>
      <text:p text:style-name="P1">“Everything is under control ma’am,” Pete responds calmly as he guides the players. “Come on, let’s go sit over there.”</text:p>
      <text:p text:style-name="P1">They head into the dining area and have seats at the bar, where Pete says, “Please stay put. I’m going to go check on the surroundings.”</text:p>
      <text:p text:style-name="P1">“Sure, sure,” Gondor states while waving him away.</text:p>
      <text:p text:style-name="P1">Pete rushes off without hesitation as he attends to his duties.</text:p>
      <text:p text:style-name="P1">"Well, he didn't stick with us long," Mary comments.</text:p>
      <text:p text:style-name="P1">“Already back to waiting, haaaa,” Gondor sighs and yawns lightly.</text:p>
      <text:p text:style-name="P1">“Yeah,” Lavant agrees while stretching.</text:p>
      <text:p text:style-name="P1">“Rest is good. Gives you a break from the action when you need it to recover,” Mary states calmly as she closes her eyes.</text:p>
      <text:p text:style-name="P1">“Yeah, yeah, but it’s still boring,” Lavant responds.</text:p>
      <text:p text:style-name="P1">Mary merely shrugs.</text:p>
      <text:p text:style-name="P1">Even though her stats aren’t as high as they were before, spending the equivalent of years at a time sitting in solitude has tempered her mind in a way that spilled over into the real world and now into this game session.</text:p>
      <text:p text:style-name="P1">She simply doesn’t have the capacity to feel boredom in the same way that a normal person does. She is like a monk that has trained their body and mind to suppress material desires to the limit.</text:p>
      <text:p text:style-name="P1">“Since we’ll be together for a while longer, how about we discuss classes? I think it's pretty clear that I'm a warrior. What about you guys?"</text:p>
      <text:p text:style-name="P1">"Basically, just a God Mage," Lavant responds. "Wind Mage because it’s OP. Dimensional Magic because teleports are OP too, even if they were nerfed. And Buff Magic... because why not?" he says with performing a gesture where he basically throws and flips his hands forward and up. "The other two are private, but I’m basically S-Tier all around. "</text:p>
      <text:p text:style-name="P1">"Mary?" Gondor asks.</text:p>
      <text:p text:style-name="P1">"Sorry, but I'm keeping them all private. But, don't worry, I'll be any party's canary and front-liner.”</text:p>
      <text:p text:style-name="P1">“Huh!?” Lavant responds in disbelief. “Even if you’ve chosen to be a party's bitch, don’t you think you’re being a bit too secretive? How can we know that you’re the real deal?”</text:p>
      <text:p text:style-name="P1"><text:soft-page-break/>"Have you ever spoken to a real woman in your life?" Mary asks with serious concern.</text:p>
      <text:p text:style-name="P1">"No," Lavant says almost proudly.</text:p>
      <text:p text:style-name="P1">"Ok, ok, ok, let's calm down," Gondor says while gesturing with his hands to repeatedly pat against an invisible flat surface in front of himself. He then turns his gaze and says, “And, Niagra… well, don’t say anything. We know what you can do.</text:p>
      <text:p text:style-name="P1">As for myself," Gondor begins, "as you already saw, I’ve gone for a pretty strong warrior build. I'll keep the full details of my perks private for now, though, you saw I can use something like Stone Form, Equipment Conjuration and Blink Strike. One other thing I should clear up that you both probably assumed is that I didn't pick an early game perk. I have the Extra Levels perk, which gives me a 10 level lead over everybody else."</text:p>
      <text:p text:style-name="P1">"But, that's still a flat number of levels," Lavant replies. "If you got the scaling version,</text:p>
      <text:p text:style-name="P1"><text:s/>wouldn't it be a permanent passive 10% more levels? Between level 100 and 1,000, that's 90 more levels."</text:p>
      <text:p text:style-name="P1">"It took over 30 years in the last session before anybody hit level 100. And, not everybody managed to survive or even reach that point. I'm fine with this small scaling hit for an easier and more guaranteed journey to level 100."</text:p>
      <text:p text:style-name="P1">"Hmm, fair enough," Lavant states.</text:p>
      <text:p text:style-name="P1">"Yeah, it's not a big deal,” Mary comments while getting up. “Well, I’m glad we had this talk and I’d love to socialize more. But, I think I want to take up the innkeepers offer to get cleaned up.”</text:p>
      <text:p text:style-name="P1">“Same,” the other three respond.</text:p>
      <text:p text:style-name="P1">Mary walks over to the innkeeper who was watching them from the greeting area, but seemed to be respecting their conversation, and ask about the shower and food.</text:p>
      <text:p text:style-name="P1">In this way, she and the others break for a while to get acclimated in this world and rest in their separate rooms.</text:p>
      <text:p text:style-name="P1">***</text:p>
      <text:p text:style-name="P1">Eventually, they find themselves back downstairs sharing stories with each other over a meal and drinks when Pete returns to the inn and walks over to their group.</text:p>
      <text:p text:style-name="P1">“--which is why I always try to keep a high-quality pickaxe with me on trips,” Gondor states.</text:p>
      <text:p text:style-name="P1">“A rock monster that’s weak to pickaxes. Interesting. Usually that kind of mechanic is pretty niche in RPGs,” Niagra comments.</text:p>
      <text:p text:style-name="P1">"If you use your brain, you can overcome a lot of situations more easily than you might expect," Gondor follows up. “This game is ruled by realism and logic, even if it's a fantasy world.”</text:p>
      <text:p text:style-name="P1">“Excuse me all,” Pete interrupts. “The monster situation has finally been settled and the city is at <text:soft-page-break/>peace… for now.</text:p>
      <text:p text:style-name="P1">I’ve received official orders to escort you all to the Count’s Castle. A banquet is being held for you heroes that have arrived to aid our city.”</text:p>
      <text:p text:style-name="P1">“Us heroes? Does that mean there are more than us?” Gondor asks.</text:p>
      <text:p text:style-name="P1">“Yes, there are at least two other groups like yourself from what I've been told,” Pete responds.</text:p>
      <text:p text:style-name="P1">“Interesting," Gondor replies.</text:p>
      <text:p text:style-name="P1">"Yes. So, let's go," Pete states.</text:p>
      <text:p text:style-name="P1">"Sure, sure," Gondor shrugs while getting up and the rest follow him and Pete.</text:p>
      <text:p text:style-name="P1">The walk to the castle takes about 10 minutes as they pass by many blocks spanning several streets to eventually arrive at its front.</text:p>
      <text:p text:style-name="P1">As they travel, they get to see the city and that is indeed somewhat worn down and tense. Guards patrol everywhere and people tend to move about quickly while wearing hoods and full body cloaks.</text:p>
      <text:p text:style-name="P1">Their player group exchanges a bit of small talk about what they see, but mostly remain silent to match the quiet mood.</text:p>
      <text:p text:style-name="P1">After a while, they arrive at the base of the castle, which is a long, wide staircase that leads up a fairly tall hill about 100 feet high. Trimmed grass grows along the sides. And, up above, the castle can be seen clearly above everything in its surroundings. </text:p>
      <text:p text:style-name="P1">They traverse the steps and reach the upper plateau where guards with blue painted armor bearing flags stand around in stiff poses. Many guards and another group of players have gathered on the stone terrace in front of the castle where a fountain flows with clean water constantly at the center.</text:p>
      <text:p text:style-name="P1">The other group is currently semi-walled off by guards standing in a row. And, Pete leads them to a table placed close, but not so close that they can easily converse, that is on the other side of the wall of guards. This causes both groups of players to frown, but neither says a thing. They are all silently taking a 'wait and see' type approach to this situation.</text:p>
      <text:p text:style-name="P1">At least an hour passes as more tables and chairs are brought out along with food and beverages. Three more groups are brought up here to bring the total attendance to 20 formed from 5 groups of 4. And, at the end of the time, several important figures step out of the castle and onto raised wooden platforms that were erected moments ago.</text:p>
      <text:p text:style-name="P1">“Greetings heroes!” an aged man with long black hair and a dark-purple suit greets. “I am the lord of this land, Clive Harwood.</text:p>
      <text:p text:style-name="P1">First, I must thank you all for attending this banquet on such short notice. And, for helping to defend this city against its foreign invaders.</text:p>
      <text:p text:style-name="P1">There are many of you here right now, so I do not wish to waste your time and will get right to the <text:soft-page-break/>point. I’ve brought you all here today to form connections. I have heard several interesting stories about where you heroes have come from. But, worry not, I am not concerned with such things. As long as you are loyal to the Mastaline Empire and willing to act in its interests, you will be treated exactly as you desire, as heroes revered by the masses.</text:p>
      <text:p text:style-name="P1">Today marks the day of our first meeting. And, I hope that from now on we can be great friends.</text:p>
      <text:p text:style-name="P1">Now, please! Eat and drink to your hearts content. I and various other members of this city’s nobility will be joining you for this banquet to chat. Hopefully we can all foster positive relationships for the future.”</text:p>
      <text:p text:style-name="P1">“About that,” a player says while standing up. “I’m actually in total agreement with you, my Lord.</text:p>
      <text:p text:style-name="P1">My name is Aric, a hero that has a special power that allows for other heroes to gather together to share their strength.”</text:p>
      <text:p text:style-name="P1">Aric then turns attention to the heroes and continues, “For the other heroes in attendance, you may be familiar with this power by its name “Guild Master”.”</text:p>
      <text:p text:style-name="P1">He then speaks broadly to everyone as he states, “As one with the Guild Master power, I am hoping to establish a guild among us heroes that will unify our strength and enable us to fight against the demons from above. This way, we can satisfy the lord’s needs to best of our abilities without being a hindrance this city’s existing way of life.”</text:p>
      <text:p text:style-name="P1">“Aric, was it?” the lord interrupts. “I am interested in this power of yours. But, before you use it, may we have a private meeting later to chat?”</text:p>
      <text:p text:style-name="P1">“Of course,” Aric responds.</text:p>
      <text:p text:style-name="P1">Though, even though he says this, the player’s here get Augmented Display messages that appear in their field of view.</text:p>
      <text:p text:style-name="P1">***</text:p>
      <text:p text:style-name="P1">Aric has invited you to join the guild “Winner’s Lounge”.</text:p>
      <text:p text:style-name="P1">Join?</text:p>
      <text:p text:style-name="P1">[Yes] / [No]</text:p>
      <text:p text:style-name="P1">***</text:p>
      <text:p text:style-name="P1">“If I may make one more comment, then I’d like to emphasize to everybody present that my guild has a bonus that other guilds will find hard to beat.</text:p>
      <text:p text:style-name="P1">Members of the guild gain the ability to use a Super Form type ability once per day as its unique boon! And, more members will only make its effect stronger.”</text:p>
      <text:p text:style-name="P1">With that said, he sits down with a satisfied smile on his face. It’s obvious that everything just now went as planned.</text:p>
      <text:p text:style-name="P1"><text:soft-page-break/>‘How interesting,’ Mary thinks as she looks at the notification. ‘Every guild member gaining access to a super-form type ability is a pretty ridiculous ability. That’s the kind of power that would require an ultra-specialized Guild Master V type perk to obtain. I wonder how powerful it is, as even I could benefit greatly from that.</text:p>
      <text:p text:style-name="P1">But, before that, I need more information. If he sees my Dormant Overlimit III perk, it could make me a target in the future. I don’t want that information spreading out unless the benefits greatly outweigh the risks.</text:p>
      <text:p text:style-name="P1">But, him knowing might not be a bad thing. The social dynamics between Guild Masters and Guild Members are quite unique. A Guild Master needs strong guild members to enable their guild to grow and eventually create a force strong enough to carry them through the game. So, if he sees me as such an individual, then I’d likely gain favorable treatment and not need to worry about my powers being leaked.</text:p>
      <text:p text:style-name="P1">Still, I won’t rush to join. There could be other guilds with better benefits waiting around. And, there’s no guarantee he will even live long enough to spread any benefits.’</text:p>
      <text:p text:style-name="P1">The decision to accept or ignore the invitation causes Mary to ponder deeply for a moment as she goes over various pros and cons in nearly an instant.</text:p>
      <text:p text:style-name="P1">“Ahem,” the lord fake coughs. “Thank you again for your comments.</text:p>
      <text:p text:style-name="P1">Now, please! Everybody; eat and drink and chat! I and others will come around to speak.”</text:p>
      <text:p text:style-name="P1">Mary collapses her guild invitation window with a thought as Gondor begins small talk about the guild invite.</text:p>
      <text:p text:style-name="P1">But, everybody says that they’ll only think it over for now. This is the sentiment at their table and also what they overhear at other tables.</text:p>
      <text:p text:style-name="P1">The nobles swarm to the tables quickly and start conversations as everybody acts friendly. But, Mary watches as everybody only shows fake interest.</text:p>
      <text:p text:style-name="P1">This isn't surprising. Players are not destined to be constrained by the rule of lords and will eventually outlevel the armies of entire empires and nations.</text:p>
      <text:p text:style-name="P1">What she does find surprising, however, is how many players seem to be repeat players that played in the first session. It’s no secret that this game session has AI players too. And, statistically, it would actually be quite likely for Mary to be the only real player here… unless, of course, everybody here truly is legitimate and the nature of the game has changed drastically.</text:p>
      <text:p text:style-name="P1">Still, having AI players mirror the characteristics and behaviors of prior players makes sense from a developer’s perspective to maximize immersion. So, she wouldn’t be surprised if there is some kind of bias in the system to have fake players be programmed into believing that they are repeat players. From what she can see, at least, this certainly seems to be the case.</text:p>
      <text:p text:style-name="P1"><text:soft-page-break/>‘Well, it doesn’t matter one way or another. My goals remain the same.’</text:p>
      <text:p text:style-name="P1">As the nobles reach their table, a fairly important noble woman approaches and greets, “Hello everybody. I am the City Treasurer, Marlin, assigned to help manage the lord’s finances. It’s a pleasure to meet you all.”</text:p>
      <text:p text:style-name="P1">This woman wears a bright colorful dress, has a powdered white face with bright red makeup, very thin features and a colorful fan.</text:p>
      <text:p text:style-name="P1">“Greeting my lady,” Gondor responds for the group while rising. “How are you enjoying the banquet?”</text:p>
      <text:p text:style-name="P1">“Hehe, I should be the one asking you that,” she responds. “But, it’s fine. I have been to more than one of these, so to me, this isn’t anything special.”</text:p>
      <text:p text:style-name="P1">“Is that so?” Gondor responds while picking up his glass full of wine.</text:p>
      <text:p text:style-name="P1">The woman then turns to look over at Mary and hustles over, “My! A fellow woman. And, to think</text:p>
      <text:p text:style-name="P1"><text:s/>that I thought there weren’t any here. It turns out that the gods aren’t biased after all!”</text:p>
      <text:p text:style-name="P1">“Greetings ma’am,” Mary responds with a warm smile while rising.</text:p>
      <text:p text:style-name="P1">“Please! Call me Marlin,” she says friendlily.</text:p>
      <text:p text:style-name="P1">“Marlin,” Mary repeats. “Sorry you have to put up with all of these brutes today.”</text:p>
      <text:p text:style-name="P1">“Haha, it is no problem. No problem! You are all our honored guests," she responds with enthusiastic gestures. "I really do like your hair though. How do you get it to be so smooth and shiny?”</text:p>
      <text:p text:style-name="P1">“Unfortunately, I don’t have any secrets to share. My hair is naturally like this. All I do is wash it and add a bit of oil from time to time.”</text:p>
      <text:p text:style-name="P1">“Oil?” the lady asks.</text:p>
      <text:p text:style-name="P1">“Yes. There are certain oils that are very good for keeping one’s hair and scalp healthy. It may be hard to find some of the better quality one’s here. But, in a pinch, certain fruit and vegetable oils can be used.”</text:p>
      <text:p text:style-name="P1">“Hmm, interesting,” Marlin listens closely. “I didn’t know that. Please, tell me more.”</text:p>
      <text:p text:style-name="P1">In this way, Mary monopolizes Marlin’s attention as they chat about feminine matters while Gondor, Lavant and Niagra forced to sit on the sidelines.</text:p>
      <text:p text:style-name="P1">But, even this doesn’t last for long, as a different noble catches up to them and starts to chat.</text:p>
      <text:p text:style-name="P1">The man’s name is Orithan Proud and he asks a bit about their powers and then tells them about a few people that can use somewhat similar magic and abilities while offering to introduce them.</text:p>
      <text:p text:style-name="P1">In response, Gondor and Lavant thank him for the offer and respond that they’ll check them out later for sure.</text:p>
      <text:p text:style-name="P1"><text:soft-page-break/>Others have similar experiences as the noble’s chat among them and eventually move between the tables to chat with other players.</text:p>
      <text:p text:style-name="P1">This banquet is an excellent opportunity to learn about and form connections with the other players and Residents in this region. If one can figure out who the strongest and weakest players are, then they will have a notable advantage compared to those who don’t. As such, many players decide its time to get up and chat as well as the nobles interject themselves into all of the conversations.</text:p>
      <text:p text:style-name="P1">It becomes quite clear to Mary by this point that the only reason the Lord didn't allow the players to chat amongst themselves early on was to inject themselves into their social sphere early.</text:p>
      <text:p text:style-name="P1">“Well, Marlin, it really has been a pleasure chatting with you,” Mary comments. “But, I really must get back to my friends. And, I’d like to socialize with others.”</text:p>
      <text:p text:style-name="P1">“Oh my! Of course,” Marlin responds. “Please do. But, we absolutely must hang out again sometime in the future. I live in the lord’s castle, so if you ever want to visit, simply say my name.”</text:p>
      <text:p text:style-name="P1">“Thank you Marlin,” Mary responds.</text:p>
      <text:p text:style-name="P1">Then, Marlin leaves while waving farewell.</text:p>
      <text:p text:style-name="P1">As she leaves, a different player walks over to her from quite far away.</text:p>
      <text:p text:style-name="P1">He appears to be only about 13 years old and has fair features and blond hair. Even though everybody has the same plain clothes, he definitely stands out.</text:p>
      <text:p text:style-name="P1">“Very impressive,” the boy comments. “You managed to secure Castle access and a direct line of contact to the city’s treasurer. It’s rare that somebody beats me to such things.”</text:p>
      <text:p text:style-name="P1">“And, you are?” Mary asks dismissively while looking at her fingernails.</text:p>
      <text:p text:style-name="P1">“Monte Pierre,” Monte says politely with an obviously forced French accent. He executes a flawless half-bow too while also curling his left leg behind the other.</text:p>
      <text:p text:style-name="P1">“Monte, eh? Well, I did nothing special. I only happened to be a woman and could hold a conversation. Anybody else could do the same.”</text:p>
      <text:p text:style-name="P1">“They could. But, did they? Will they?” he proposes in rapid succession. “You managed to hit all of the right parameters to clear that scenario with an excellent outcome.</text:p>
      <text:p text:style-name="P1">I listened to you, so I know. The way that you carefully withheld information while telling her just enough to keep her hooked. That was… in truth, quite masterful," he states while raising his ring-shaped fingers to his lips and giving them the so-called 'chef's kiss'.</text:p>
      <text:p text:style-name="P1">Mary looks up from her fingernails and scrutinizes this boy a bit more seriously.</text:p>
      <text:p text:style-name="P1">He is smiling brightly and honestly.</text:p>
      <text:p text:style-name="P1">However, beneath the surface, she can tell.</text:p>
      <text:p text:style-name="P1"><text:soft-page-break/>‘This kid is a monster.’</text:p>
      <text:p text:style-name="P1">It is as though a holographic image of a cheerful old man floats behind the kid. And, even further behind that is a massive image of the old man bathed in black-red light with glowing red eyes. And, one step behind that is a still larger calm old man bathed in glowing blue-gold light.</text:p>
      <text:p text:style-name="P1">Her experiences from the last game changed her. A few bits of information are all she needs in order to see the truth of a person. All of their layers lay bare before her eyes.</text:p>
      <text:p text:style-name="P1">“What do you want?” Mary sighs as she knows that he isn’t going away until he achieves his goal.</text:p>
      <text:p text:style-name="P1">Fortunately, she doesn't think that this person is inherently bad. And, his goal is likely simple for now: a pleasant introduction.</text:p>
      <text:p text:style-name="P1">“Haha, I’m just here to socialize and make friends. That’s the point of this banquet, right?”</text:p>
      <text:p text:style-name="P1">“I can be your friend,” Gondor says as he gets up and wraps his arm over the guys shoulder.</text:p>
      <text:p text:style-name="P1">Though, surprisingly, even though he tries to stagger the kid with his weight, the kid doesn’t buckle in the least.</text:p>
      <text:p text:style-name="P1">“Sure, sure,” the kid responds with an honest smile. “But, I’m chatting with Mary. So, could you give us a sec?”</text:p>
      <text:p text:style-name="P1">He then releases Gondor's hand easily with clearly supernatural strength that causes Gondor to grimace.</text:p>
      <text:p text:style-name="P1">'Out of combat buffs?' Mary wonders.</text:p>
      <text:p text:style-name="P1">“What? You don’t want to chat with me?” Gondor asks with a fake frown while rubbing his clearly sore hand.</text:p>
      <text:p text:style-name="P1">Hearing this, Monte smiles, then ignores Gondor directly and turns to Mary.</text:p>
      <text:p text:style-name="P1">“I’m honestly really curious though.</text:p>
      <text:p text:style-name="P1">Your name is Mary. And, the last game winner’s name was Mary.</text:p>
      <text:p text:style-name="P1">I know that it’s suuuuuper unlikely, because there are probably millions or even billions of other Mary’s.</text:p>
      <text:p text:style-name="P1">But, I can’t help but to wonder.</text:p>
      <text:p text:style-name="P1">Could it be?</text:p>
      <text:p text:style-name="P1">Are you the same Mary that won this game last time?”</text:p>
      <text:p text:style-name="P1">‘Yup, he has an information specced class. Probably Informant or Mastermind. I have to be careful,’ are Mary’s thoughts.</text:p>
      <text:p text:style-name="P1">“What does it matter?” Mary responds. “Anybody can lie about being the winner of the last session. <text:soft-page-break/>And, it’s not like being the winner matters at all this time around either. You should have heard it yourself, the game designers stated that Mary would not gain any in-game benefits from her win.”</text:p>
      <text:p text:style-name="P1">“Oh, but I disagree. It does matter. I insist. Please answer me. I’m dying to know,” Monte insists.</text:p>
      <text:p text:style-name="P1">“I won’t answer,” Mary states simply. “Go ahead and spend your days wondering forever if you’re that curious.”</text:p>
      <text:p text:style-name="P1">“Oh, that sass. I love it! I love it!” he says while clapping rapidly and grinning ear to ear. “I’ll leave things at that for now. But, don’t worry. We’ll be chatting more later.”</text:p>
      <text:p text:style-name="P1">As his words trail off, he turns and raises one arm up as he departs. He leans forward lightly while moving with his other hand in a pocket. It is as though he picked up the habitual movements of an old man and is demonstrating them now.</text:p>
      <text:p text:style-name="P1">“Well, that looked fun,” Gondor comments.</text:p>
      <text:p text:style-name="P1">“What part?” Mary jokes.</text:p>
      <text:p text:style-name="P1">“Hmm, now I’m getting curious too,” Lavant asks. “Even if you’re aren’t the original Mary, what if you are an AI modeled after her with similar parameters?”</text:p>
      <text:p text:style-name="P1">“Oh god. Don’t start with the AI accusations,” Mary groans.</text:p>
      <text:p text:style-name="P1">“Guys,” Niagra speaks up after a long period of silence. “I’ve been thinking for a while. And, I’m thinking that I want to join that guild, Winner’s Lounge.</text:p>
      <text:p text:style-name="P1">I’ve been watching and listening and I now see that this world is a lot more realistic than I expected. If I want to even use my powers, I’ll definitely need to be in a large group to cover for me.”</text:p>
      <text:p text:style-name="P1">“For you, that might not be a bad idea,” Gondor comments. “Though, you might want to wait a bit and see if other opportunities appear. There is no real reason to rush into any major commitments.”</text:p>
      <text:p text:style-name="P1">“I agree with Gondor,” Lavant says as he stands up. “And, I’ve been thinking that it’s time for me to do some socializing as well.</text:p>
      <text:p text:style-name="P1">It’s been great meeting and fighting with you all and I'm sure we'll be in the same group later on because there aren’t that many people here. But, for now, I think this is where I spread my wings for a little bit.”</text:p>
      <text:p text:style-name="P1">“Nothing wrong with that,” Gondor says as he stands up. “Same here. Don't be a stranger though. It's not like there are hundreds of people here like last time. We’ll chat again soon.”</text:p>
      <text:p text:style-name="P1">“Have fun,” Mary says as she picks up her drink and has a sip.</text:p>
      <text:p text:style-name="P1">The two get up and head away, leaving Niagra and her alone at the table.</text:p>
      <text:p text:style-name="P1">“Mary, how do you remain so cool in every situation?” Niagra asks. “You always seem so confident and independent.”</text:p>
      <text:p text:style-name="P1"><text:soft-page-break/>“Lots of experience,” she responds plainly. “I’ve played a long time and found my rhythm long ago. If you want to like me, then all I can suggest is that you experience more. Be tricked, deceived, brought close to death and constantly challenged. Constant struggles build character. And, if you do all of that enough, then you’ll either break or emerge with a personality as strong or perhaps even stronger than my own.”</text:p>
      <text:p text:style-name="P1">“I see,” Niagra responds.</text:p>
      <text:p text:style-name="P1">“Listen. I can tell that you’re eager to ‘do something’. So, let me give you one piece of advice before you do anything.</text:p>
      <text:p text:style-name="P1">As you thought up for yourself, your best option is probably to join a guild. This is everybody’s best option most likely if focused only on progression.</text:p>
      <text:p text:style-name="P1">But, if you want to really be truly successful, then you must not allow yourself to become a slave to your guild.</text:p>
      <text:p text:style-name="P1">Think for yourself. Act independently. And, never lose your own identity.</text:p>
      <text:p text:style-name="P1">This can lead to clashes, sure. But, if you can overcome them and prove that you are both capable and independent, you’ll garner far more respect and opportunity than otherwise.</text:p>
      <text:p text:style-name="P1">That is the path of a winner. And, there is no guarantee that you can travel it.</text:p>
      <text:p text:style-name="P1">Most can’t. And, if you don’t think that you can, ignore everything that I said and act upon whatever impulses and desires you may have.</text:p>
      <text:p text:style-name="P1">But, if you truly do believe in yourself, aim for the stars.”</text:p>
      <text:p text:style-name="P1">There is a moment of silence as Niagra thinks, before he stands up and says,</text:p>
      <text:p text:style-name="P1"><text:s/>“Thank you Mary. I think that I’ll go speak with the Guild Master for Winner’s Lounge before I join.”</text:p>
      <text:p text:style-name="P1">Mary smiles and responds, “Smart. Good luck.”</text:p>
      <text:p text:style-name="P1">With that said, Niagra begins to walk away, leaving Mary at her table all alone.</text:p>
      <text:p text:style-name="P1">'He'll do fine,' she thinks to herself as she watches him depart.</text:p>
      <text:h text:style-name="Heading_20_1" text:outline-level="1">Chapter 2: Meeting Others</text:h>
      <text:p text:style-name="P1">With all of the men at Mary's table being gone, many see this as an opportunity to ‘spring into action’ as several men stand up.</text:p>
      <text:p text:style-name="P1">Unfortunately for them, Mary can see through their intentions, stands up and leaves before even them.</text:p>
      <text:p text:style-name="P1">Competitive players will prefer men over woman because woman still experience things like cramps and other feminine woes. So, she knows that the only people that are approaching her are flirts interested in sex; aka people not worth her time.</text:p>
      <text:p text:style-name="P1">She immediately begins to leave, as several people sigh and sit back down.</text:p>
      <text:p text:style-name="P1">But, one person is quite a bit more assertive as he raises an arm and yells, “Excuse me miss!” to wave her down.</text:p>
      <text:p text:style-name="P1">Mary pauses and allows him to approach, as he asks, “Leaving so soon? Why?</text:p>
      <text:p text:style-name="P1">Come back with me over to my table. My friends and I would love to meet you.”</text:p>
      <text:p text:style-name="P1">He then takes the initiative to grab her arm and attempts to pull her away.</text:p>
      <text:p text:style-name="P1">However, Mary takes this as an act of aggression and yanks at his arm while pulling him over her shoulder.</text:p>
      <text:p text:style-name="P1">This flips him to the ground while she brushes her hands against each other with pleasure.</text:p>
      <text:p text:style-name="P1">"You bitch!" he shouts as he stands up and points his palm toward her.</text:p>
      <text:p text:style-name="P1">His body glows with white light as some kind of magic activates.</text:p>
      <text:p text:style-name="P1">"You don't want to do that," Mary warns.</text:p>
      <text:p text:style-name="P1">At the same time, the guards aren't idle and rush in to threaten the player with raised swords.</text:p>
      <text:p text:style-name="P1">"You are in the Lord's Presence and dare to act this way?" a man speaks up while approaching.</text:p>
      <text:p text:style-name="P1">"I can act however I damned please," the man responds with anger. "Besides. This is a matter between players. What are you damned NPCs doing interfering?"</text:p>
      <text:p text:style-name="P1">"Alright fella, you're coming with us," the guard says as he reaches out to grab the player.</text:p>
      <text:p text:style-name="P1">"Yeah right," the player responds as he activates a perk.</text:p>
      <text:p text:style-name="P1">A burst of force explodes out from his body causing a wind pulse to expand outward and stagger the guards.</text:p>
      <text:p text:style-name="P1">At the same time, his body begins to glow with yellow-gold light and levitate off of the ground.</text:p>
      <text:p text:style-name="P1">Waves of power constantly flow from his body.</text:p>
      <text:p text:style-name="P1"><text:soft-page-break/>"My class is Ascended. And, as one, I am far beyond you Residents. If you dare to act against me, then I'll destroy you and this city whole. Dare me."</text:p>
      <text:p text:style-name="P1">Mary watches this happen and sighs.</text:p>
      <text:p text:style-name="P1">She doesn't want to get involved, so she turns and begins to walk away.</text:p>
      <text:p text:style-name="P1">"Hold it!" the player says as he turns to face her. "I'm not done with you."</text:p>
      <text:p text:style-name="P1">"But, I'm done with you," Mary responds.</text:p>
      <text:p text:style-name="P1">"Hmph. If you won't submit, then I'll make you," he says as he points his palm at her.</text:p>
      <text:p text:style-name="P1">Powerful force covers her and begins to force her to the ground.</text:p>
      <text:p text:style-name="P1">She does her best to resist. But, this man has a Super Form type perk active. She honestly can't with her current strength.</text:p>
      <text:p text:style-name="P1">'Don't overreact,' Mary's expression becomes impossibly calm as she is forced to kneel down on the ground and extend her arms out to bow toward the player.</text:p>
      <text:p text:style-name="P1">None of the players move to interfere as they watch these events with a mixture of confusion, fury and uncertainty.</text:p>
      <text:p text:style-name="P1">"Now do you see the difference between you and I?" he asks.</text:p>
      <text:p text:style-name="P1">Though, after saying this, the player's head rolls off of his neck.</text:p>
      <text:p text:style-name="P1">His glow evaporates. The levitation ends. And, he flops hazardously to the ground.</text:p>
      <text:p text:style-name="P1">Behind him, a player holding a sword made of incorporeal blue energy stands calmly in the pose of a just-completed horizontal slice.</text:p>
      <text:p text:style-name="P1">As he returns to a normal standing position and his blade fades away, Mary gets up, adjusts her outfit and says, "Thanks for the help. But, it wasn't necessary."</text:p>
      <text:p text:style-name="P1">"That's fine," he responds calmly with a wink and walks away.</text:p>
      <text:p text:style-name="P1">'It seems that quite a few people chose Blink Strike,' Mary thinks.</text:p>
      <text:p text:style-name="P1">Though, she isn't surprised. Blink Strike is an extremely simple ability. However, it's one of the very few S-Tier abilities that can be argued to reach SS-Tier when paired with the appropriate perks.</text:p>
      <text:p text:style-name="P1">Stealth, speed, blink and one good offensive sword skill, like Swift Slash, can produce perfectly accurate, vulnerability targeting lethal strikes that are nearly impossible to survive by ordinary means. If Mary had to guess, that assassin has a similar set of perks which is why he could kill the other player who was in Super Form as easily as he did.</text:p>
      <text:p text:style-name="P1">At the same time, Monte walks over, pats Mary on the shoulder while rushing by and whispers, "Me too."</text:p>
      <text:p text:style-name="P1"><text:soft-page-break/>He then turns and addresses the crowd with broad gestures, "I don't think there are too many of us that are new here. But, in case you are, let me make a few things clear.</text:p>
      <text:p text:style-name="P1">Even though this is a game, law and order remain quite important. Your reputation with players and Residents matter quite a lot. And, even minor decisions made early can ripple into major consequences later.</text:p>
      <text:p text:style-name="P1">This player was killed because he revealed his true personality to be that of evil. In the name of justice, he was slain. And, his death is justified.</text:p>
      <text:p text:style-name="P1">For you Residents, the non-heroes of this world as we call you, you need not worry. His body may be dead, but his soul remains alive in a different body in the place where we come from.</text:p>
      <text:p text:style-name="P1">All of this may be confusing now. But, with time, experience and understanding, everything will make sense.</text:p>
      <text:p text:style-name="P1">Now, let's return to this banquet shall we? Mary, there's no need to leave because of a few opportunists. We’re all friends here.”</text:p>
      <text:p text:style-name="P1">Hearing this, the players calm down and the Residents whisper among themselves for a bit before the Lord agrees, "Indeed! Today is a happy day. Let's enjoy ourselves."</text:p>
      <text:p text:style-name="P1">Monte then plays nice while gesturing for Mary to head back.</text:p>
      <text:p text:style-name="P1">“Fine,” she responds.</text:p>
      <text:p text:style-name="P1">With the Lord insisting and Marlin looking over at her with worry, she can’t help but to accept their hospitality. Besides, if she leaves now, what will she do? She has no equipment or team. She’d be stuck inside the city unless she dared to rush out into the wilderness alone.</text:p>
      <text:p text:style-name="P1">Lavant approaches Mary and says, “Damnit. That bastard stole my kill. I was about to use a few Wind Blades to chop him up.”</text:p>
      <text:p text:style-name="P1">“There’s no need to pretend like you were going to help me,” Mary responds with a sigh.</text:p>
      <text:p text:style-name="P1">“No, we really were,” Gondor states while approaching. “But, that guy was just too fast.</text:p>
      <text:p text:style-name="P1">You couldn’t keep up with him either could you?”</text:p>
      <text:p text:style-name="P1">“No,” Mary responds.</text:p>
      <text:p text:style-name="P1">“Right?” Gondor states. “I’m just glad that we’re more valuable alive than dead. At least, for now.”</text:p>
      <text:p text:style-name="P1">“There’s no need to worry,” the killing player from before says while approaching. “Like Monte said, reputation matter. And, I have no intention of walking the path of evil.”</text:p>
      <text:p text:style-name="P1">“But, you have to kill everybody off to win eventually,” Gondor responds.</text:p>
      <text:p text:style-name="P1">“Only people that aren't within my friend group," he responds with a sly smile. "But, I get what you're saying. In the end, my goal is to become the strongest and have everybody submit to me <text:soft-page-break/>willingly. And, for those that don’t, I’ll end them then myself.</text:p>
      <text:p text:style-name="P1">But, at that point, I will be killing for the sake of victory, not for the sake of being evil. The motivations are entirely different. And, even you have to agree that some amount of death will be necessary in the end?</text:p>
      <text:p text:style-name="P1">Unless, you expect us all to die from old age.”</text:p>
      <text:p text:style-name="P1">“Glad to hear that,” Mary states as she approaches the player and reaches out a hand. “Mary’s my name.”</text:p>
      <text:p text:style-name="P1">“Conner,” he responds while shaking her hand in return.</text:p>
      <text:p text:style-name="P1">“I suppose you’re right,” Gondor responds with a smile. “You know what they say: Might makes right.</text:p>
      <text:p text:style-name="P1">Well, just don’t come after me with those skills of yours. Otherwise, you might regret it, hehe,” Gondor says lightheartedly with a veiled threat.</text:p>
      <text:p text:style-name="P1">“No worries. I know that there are retaliation perks in this world. I won’t act recklessly,” Conner states with a bit of tension too.</text:p>
      <text:p text:style-name="P1">At the end of the day, everybody wants to win. So, for people that are just meeting each other, this kind of light tension is entirely normal.</text:p>
      <text:p text:style-name="P1">Mary sees this and it causes her to smile and her heart to warm up a little.</text:p>
      <text:p text:style-name="P1">‘This will be a good session,’ she thinks.</text:p>
      <text:p text:style-name="P1">But, she only allows this feeling to flow for a little while before shelving it and looking around.</text:p>
      <text:p text:style-name="P1">As expected, Monte is speaking with the Count. And, as she looks over, he looks back and waves “hello” to her.</text:p>
      <text:p text:style-name="P1">'How clever. That's a clone of some kind,' Mary notes. ‘I give him 3 days before he has total control of this city. He's really doing quite a lot...,’ Mary thinks while audibly sighing as she turns her attention back to her group and listens in on the conversation.</text:p>
      <text:p text:style-name="P1">***</text:p>
      <text:p text:style-name="P1">Everybody here chats and gets friendly as all of the players wind up speaking with each other and the nobles to get a good idea of who is who and what is what.</text:p>
      <text:p text:style-name="P1">For players, the 19 that are present here are:</text:p>
      <text:p text:style-name="P1"><text:s text:c="2"/></text:p>
      <text:p text:style-name="P1">Mary – Martial Artist – Lean Woman, White-Skinned with Modest Features</text:p>
      <text:p text:style-name="P1">Gondor – Heavy Fighter – Short, Dense Body with Brown Hair and Round Features</text:p>
      <text:p text:style-name="P1"><text:soft-page-break/>Lavant – Support Mage – Extremely Lightweight, White-Skinned, Frail Looking</text:p>
      <text:p text:style-name="P1">Niagra – Yin/Yang Mage – Moderately Built, Average Appearance, Very Ordinary</text:p>
      <text:p text:style-name="P1">Monte – Mastermind/Informant/Spy – 18 at Most, Slightly Tanned Skin, Beautiful</text:p>
      <text:p text:style-name="P1">Conner – Blink Assassin – Oriental Influence, Lean, Muscular, Black Hair, Handsome</text:p>
      <text:p text:style-name="P1">Aric – Guild Master with Super Form – Thick and Sturdy Body, Muscular, Age 30 at least.</text:p>
      <text:p text:style-name="P1">Eswar – Travel Companion – Lightweight Appearance, Silver Hair, Wears Nice Casual Clothes</text:p>
      <text:p text:style-name="P1">Maxwell – God Slayer – Lean Build, Quiet yet Fierce.</text:p>
      <text:p text:style-name="P1">Noire - Destruction Mage – Lean Mage, Has Dark-Blue Arcane Symbols Drawn Over Body</text:p>
      <text:p text:style-name="P1">Aiden – Paladin – Medium Build, Yellow Hair, Modestly attractive.</text:p>
      <text:p text:style-name="P1">Baxter – Paladin – Thick Muscular Build, Green Hair, Modestly Attractive</text:p>
      <text:p text:style-name="P1">Pluto – Explosives Tinker – Lightweight, Muscular, Lean, Ugly Appearance</text:p>
      <text:p text:style-name="P1">Savos – Mech Builder – Very Skinny yet Well-Defined Muscles, Decent Appearance</text:p>
      <text:p text:style-name="P1">Trinity – Hunter – Medium Build, Energetic, Decently Handsome</text:p>
      <text:p text:style-name="P1">Darnell – Rogue, Investigator, Dungeoneer – Light Build, Calm Gaze, Calculating</text:p>
      <text:p text:style-name="P1">King Presley – Dominator, Illusionist – Average Physique, Intelligent Savagery, Calm, Quiet</text:p>
      <text:p text:style-name="P1">Saxton – Guardian – Strong, Large, Muscular Physique, Tall, Intimidating</text:p>
      <text:p text:style-name="P1">Anabar – Bard – Lightweight Physique,</text:p>
      <text:p text:style-name="P1"><text:s text:c="2"/></text:p>
      <text:p text:style-name="P1">For Residents, there are the Count, his wife whom is a Countess, the Treasurer whom is a Viscount, four other significant viscounts and a plethora of lesser nobles below them.</text:p>
      <text:p text:style-name="P1">After speaking for a while, everybody becomes fairly comfortable and makes connections as the Lord offers them his full support to integrate into the empire. They will receive rooms, equipment, food and water, though there is an unspoken implied expectation that the 'heroes' will aid the empire with various goals.</text:p>
      <text:p text:style-name="P1">Mary allows everybody else to handle all speaking as she sits in the background and watches everything unfold. Really, all she wants to do right now is go and level. But, she has to wait for the lord and the castle servants to prepare rooms, equipment, currency, rations and various other adventuring wares. So, she decides to wait patiently.</text:p>
      <text:p text:style-name="P1">Doing this gives her a chance to observe some of the various personalities here as people chat and form bonds. Though, really, nothing is too interesting to her. And, after what happened in the past with Conner and the now deceased Yolan that threatened her, nobody seems too keen to approach her <text:soft-page-break/>recklessly.</text:p>
      <text:p text:style-name="P1">Though, after nearly five minutes of waiting quietly in the shadows, she grows bored and leaves to explore the castle. She heads out and begins to wander its halls for a time until eventually reaching an opening at the top of a stairwell that leads to a long tall wall spanning the castle's perimeter.</text:p>
      <text:p text:style-name="P1">A guard advises her that it's dangerous up here, but she says that she is a hero and will be fine, so he backs off along with the other one that is patrolling with him.</text:p>
      <text:p text:style-name="P1">In this way, she continues her walk along the wall and is able to view the entire city below and even quite far into the distance. The world, from what she can tell, is definitely primitive and medieval. The tan-colored glow remains presents everywhere even into the far distance. And, she can see the city buildings, farming areas surrounding them, city walls and surrounding plains extending out from the city's center. Even further still, there are forests, mountains and even a large body of water visible in the distance depending on the direction that she looks.</text:p>
      <text:p text:style-name="P1">A nice breeze passes by and raises her hair, causing her to clutch some of it and inspect the strands.</text:p>
      <text:p text:style-name="P1">'I'll have to cut some of this off soon,' she thinks as she tries to spot a barber in town for fun.</text:p>
      <text:p text:style-name="P1">She sits down on the wall in solitude for a while, letting over an hour pass with her simply enjoying the scenery and thinking over various matters before she finally gets up and heads back in.</text:p>
      <text:p text:style-name="P1">With the remainder of the day ahead of her, she wanders back to the main hall to see that its empty and snags the attention of a maid to learn about the current situation.</text:p>
      <text:p text:style-name="P1">The maid advises her that everybody will reconvene for dinner later on before leading Mary to a room that she can live in indefinitely.</text:p>
      <text:p text:style-name="P1">Once the maid leaves, Mary checks out her room and sees that it is well prepared for a woman. The normally stone and cold interior of the castle is quite well hidden in this room thanks to the pink carpet on the floor, bright red couches and large draped bed. There is a makeup stand with a mirror equipped with a few supplies like makeup and perfume. And, to the side is a bathroom fitted with a toilet and bath.</text:p>
      <text:p text:style-name="P1">"Time to train," Mary thinks as she chooses the hard floor of the bathroom to begin her stretches. "Gah, starting from square one is rough. Maybe I should have chosen a child form again after all.</text:p>
      <text:p text:style-name="P1">But... ehhh, an adult body has too many advantages.</text:p>
      <text:p text:style-name="P1">Oh well. Time to clear my mind and focus. I need to work hard on an ultimate body."</text:p>
      <text:p text:style-name="P1">Thus, Mary quiets her mind and concentrates seriously as she seriously stretches for over 30 minutes. Then, she moves on to physical training as she performs reps of sit ups, push ups, pull ups using the ledge where the window is at, squats and more.</text:p>
      <text:p text:style-name="P1">By the end of all of this physical training, she is completely covered in sweat and pulls a rope to ring a bell. This causes a maid to come in, whom Mary directs to prepare the bath. A little while later, a <text:soft-page-break/>warm bath is prepared thanks to a man wheeling in a wagon full of buckets of water, that Mary steps into moments later.</text:p>
      <text:p text:style-name="P1">This bathroom has cold grey stone walls, but is warmed up by lit candles that release golden light. The tub itself is silver and oval shaped and only has a plugged drain at the far end for plumbing.</text:p>
      <text:p text:style-name="P1">As Mary soaks in the tub, she ponders her current situation and near-future once more.</text:p>
      <text:p text:style-name="P1">‘This is quite an interesting situation. With only 19 players in this city, our lives and decisions are far more valuable than before. Every lost player will likely drastically affect the future.'</text:p>
      <text:p text:style-name="P1">This thought is in comparison to the fact that city's in the last game session literally had hundreds of players. With so many players around, individual player lives didn't matter very much and there were an abundance of player abilities to choose from. At the same time, this created a lot of competition for top players and resources along with various other challenges.</text:p>
      <text:p text:style-name="P1">'And then there are the sky invasions. They started early, meaning that experience is going to flood into this world right from the start. If the pacing of future events is sped up too, then players may progress through the game far faster than last time.</text:p>
      <text:p text:style-name="P1">Then there is also my advantage. I have all of the spell knowledge and practice from the last session locked away. If I can get both my wisdom and magic stats to high enough values, then even Cosmic grade spells will be unable to elude me.</text:p>
      <text:p text:style-name="P1">For now though, I have 20 strength, vitality and magic. A three-way split into strength, vitality and magic going forward with levels will probably be too greedy and that doesn't even account for my wisdom needs. Chances are that I'll probably go for 50 vitality and then put my level-up stat points into magic and wisdom exclusively. It's not the most optimal to do a warrior to Mage transition, but it should be fine for me.</text:p>
      <text:p text:style-name="P1">In any case, I have 20 magic. Let's see what I can do...," her words trail off as she raises her hand and begins to cast magic.</text:p>
      <text:p text:style-name="P1">She begins by using Matter Creation of the metal element to create a small bullet of metal that floats in the air before her. At the same time, she uses Telepathic Manipulation of the metal element to suspend it during creation before using the same ability to launch it forward.</text:p>
      <text:p text:style-name="P1">*PHEWWW PAK*</text:p>
      <text:p text:style-name="P1">The bullet fires with speed similar to that of a bullet fired from a gun directly into the wall to produce noise and crack the wall before it recoils off into a random direction.</text:p>
      <text:p text:style-name="P1">The most cheat-like abuses of physics, like portal loops, have been patched out of this world through specific game mechanic implementations. However, fundamental physics still apply and remain somewhat abuseable with magic. Like, for instance, the Metal Bullet spell that Mary just used.</text:p>
      <text:p text:style-name="P1">The science breakdown for why her spell works is that she abuses how magic interacts with physics. <text:soft-page-break/>Newton's second law of motion implies that smaller objects require less force to move at higher speed than larger objects, and magic makes it possible to concentrate very large amounts of force into small objects. Thus, by combining a physical law with known magical behavior, it becomes possible to create an abuse case: magic can be used to produce high speed projectiles by applying high quantities of force to small projectiles.</text:p>
      <text:p text:style-name="P1">There are certain limitations for this abuse case such as how much power a Mage can apply per cubic volume of space and, at excessive power levels, how durable a material is to avoid instant disintegration. But, for being level 1, a spell of this power level has practically infinite use cases to Mary.</text:p>
      <text:p text:style-name="P1">'Concentrated magic really is the way to go,' Mary thinks to herself as she looks at the aftermath of her spell.</text:p>
      <text:p text:style-name="P1">At this time, Mary's thoughts are interrupted as Maids come in with concerned expressions.</text:p>
      <text:p text:style-name="P1">However, Mary merely explains that she was testing magic and asks them to leave.</text:p>
      <text:p text:style-name="P1">Then, her thoughts continue, 'Smaller, focused spells are definitely vastly superior to their more dispersed variants. They have a more potent concentrated effect and higher travel speed that results in greater accuracy and several other possibilities too.</text:p>
      <text:p text:style-name="P1">For a bullet, higher travel speed increases accuracy and penetration, whereas a fireball receives added accuracy and rate of dispersion and perhaps even penetration at high enough power levels under the right circumstances. Material and energy composition definitely matter when it comes to the benefits emphasized by spell concentration. And, knowing of and how to abuse all of these properties, behaviors and interactions can produce a chasm of difference in fighting prowess between two Mages with equal stats.</text:p>
      <text:p text:style-name="P1">Fortunately, I already know all of these things innately. I merely need to execute.</text:p>
      <text:p text:style-name="P1">Though, I do wonder what my limit is,' she thinks as she raises her hand and casts another spell.</text:p>
      <text:p text:style-name="P1">A thin stream of water flows out of the tub that is about 10 inches long.</text:p>
      <text:p text:style-name="P1">She controls the water to flow through the air gracefully and naturally as it moves in completely controlled curves.</text:p>
      <text:p text:style-name="P1">Next, she controls the stream of water to flow such that the leading end curves around to meet up with the tail. This forms a ring that she then uses her magic ability to spin faster and faster and faster.</text:p>
      <text:p text:style-name="P1">Spinning it causes the ring to become wider, flatter and thinner as it even causes the air around it to start to hum lightly.</text:p>
      <text:p text:style-name="P1">“HA!” she grunts as she releases her control, causing the ring of water to lose its stability and break apart.</text:p>
      <text:p text:style-name="P1">The ring splatters out as a plethora of fine droplets that paint the bathroom with a faint coat of water.</text:p>
      <text:p text:style-name="P1"><text:soft-page-break/>Only the area behind Mary remains dry thanks to her magic control preventing the water from striking her.</text:p>
      <text:p text:style-name="P1">“Excellent. Water Cutter is Skilled grade and usually only possible after reaching Tier 4 magic at 125 mana. Yet, with only 20 mana, and not even overcharging, I've created its effect.</text:p>
      <text:p text:style-name="P1">That means I can surpass at least one magical grade.</text:p>
      <text:p text:style-name="P1">Could I possibly surpass 2?” Mary wonders.</text:p>
      <text:p text:style-name="P1">She then tries to use the next grade above skilled, advanced, as she manipulates the water to pull up a bubble of water.</text:p>
      <text:p text:style-name="P1">Next, she uses stone magic to create a small bead of stone within that she attempts to manipulate with multiple currents of water simultaneously.</text:p>
      <text:p text:style-name="P1">“Damn,” Mary thinks as she fails to execute her test.</text:p>
      <text:p text:style-name="P1">For water magic, the difference between skilled and advanced is the ability to go beyond manipulating only a single stream of water effectively. You need to be able to manipulate multiple in real-time and effectively. And, the test for this is to simultaneously try to free and trap a small object within a body of water using multiple water currents.</text:p>
      <text:p text:style-name="P1">This process is almost like increasing the difficulty of kicking a soccer ball against a wall over and over again without letting it fall to the ground by adding 2 more balls that must remain afloat as well. Sure, the task is not impossible. However, suddenly, the difficulty has been raised from becoming possible with training within a reasonably short period of time, like maybe a few weeks for an average decently athletic person, to a seriously hard task that may require anywhere from a few weeks to a few years or to never at all.</text:p>
      <text:p text:style-name="P1">That's the gap between skilled and advanced. And, for the higher grades, like expert and Master, this gap becomes larger and larger.</text:p>
      <text:p text:style-name="P1">Thus, Mary isn't too surprised that she can't use advanced magic yet. There is a certain minutia and sensitivity that her mana sense currently lacks that can only be obtained with greater stats or ability.</text:p>
      <text:p text:style-name="P1">“This is too much mental strain,” she thinks as she allows the water to fall while disintegrating the pebble into fine dust that sprinkles into her bathwater. “But, it’s understandable. My intelligence and wisdom are only 10. My magic is only 20. If I could cross 2 grades, that would be excessive.</text:p>
      <text:p text:style-name="P1">Still, being able to cross one grade is quite good. Hell, even being able to use an equivalent grade is quite good. As long as I keep my magic 'muscle memory' synchronized with what my magic stat enables me to do, I'll constantly utilize my maximum magic potential.</text:p>
      <text:p text:style-name="P1">I must keep practicing. This advantage will be my edge for winning again.</text:p>
      <text:p text:style-name="P1">All I need to do is survive and I will become an inevitably unstoppable force.”</text:p>
      <text:p text:style-name="P1">In the grand scheme of things, Water Cutter isn’t a very impressive spell. It’s only Skilled grade <text:soft-page-break/>after all.</text:p>
      <text:p text:style-name="P1">But, Mary is level 1 and the game world is still fresh. Plus, she can already use lethal-enough magic that can probably kill most players and weaker monsters before they can even react or respond. As such, she can't help but to feel extremely optimistic.</text:p>
      <text:p text:style-name="P1">She enjoys her bath before returning to her room for the evening to continue practicing magic, perform even more physical training and rest.</text:p>
      <text:p text:style-name="P1">When it comes to practicing magic, she further refines what she already knows and can do with her current abilities. She did spend the entire available month inside of the Character Creation’s Practice Tool practicing magic. So, everything that she does now is a continuation of that practice to make sure that she maintains her abilities and doesn’t lose her edge.</text:p>
      <text:p text:style-name="P1">As for physical training, she performs stretches, strength training, endurance training and various kinds of exercises to force her body to move as she wants it to. She also practices with Martial Force to ensure that she can control its output more reliably in terms of duration and direction of output.</text:p>
      <text:p text:style-name="P1">These different types of exercise aren’t performed separately nor are her perks ignored either. She might push down on her body from above with Force Master while performing push-ups, or use Fire Magic to increase her body temperature while running in place. She constantly subjects herself to a variety of borderline torturous activities as she works to push her body to its limits.</text:p>
      <text:p text:style-name="P1">'I wonder if I should delve into mutations?' Mary wonders as she finishes curls using dumbbells that she created with magic. 'That might be a good way to put my knowledge to good use. Though, I probably want to do heal training first, which requires 100 magic at a minimum or enough divine artifacts to prop my power up first.</text:p>
      <text:p text:style-name="P1">We'll see.''</text:p>
      <text:p text:style-name="P1">A maid eventually taps on her door and informs Mary of dinner, so Mary washes her body off with water magic and dries it with wind magic, before heading back downstairs.</text:p>
      <text:p text:style-name="P1">***</text:p>
      <text:p text:style-name="P1">Mary steps into the dining hall to see that all of the players are sitting at a long table.</text:p>
      <text:p text:style-name="P1">"Mary! Come have a seat," Niagra beckons with by patting the spot next to him.</text:p>
      <text:p text:style-name="P1">"Gentlemen," Mary states as she finds Lavant, Gondor, Niagra and Conner sitting together. "Conner," she extends a specific greeting to him.</text:p>
      <text:p text:style-name="P1">"Greetings," he states politely.</text:p>
      <text:p text:style-name="P1">"Hey, I went ahead and joined Winner's Lounge. It's pretty neat. You should join," Niagra insists.</text:p>
      <text:p text:style-name="P1">"You say that as though you've been tasked with recruiting," Mary notes.</text:p>
      <text:p text:style-name="P1">"Got me eh?" NIagra responds. "Actually, I was the first person to join, so I was made a guild <text:soft-page-break/>officer."</text:p>
      <text:p text:style-name="P1">"Then why aren't you sitting over with, Aric, I believe it was?" Mary asks.</text:p>
      <text:p text:style-name="P1">"Aric is pretty chill," Niagra <text:s/>responds. "He's doesn't care about the little things. He's a big picture guy."</text:p>
      <text:p text:style-name="P1">"Interesting," Mary states as she looks over at Conner and asks, "So, Conner, hello. Nice to meet you again. It seems you've become quite cozy with our little group?"</text:p>
      <text:p text:style-name="P1">"I have!" he states. "Actually, I wanted to talk to you about earlier. After talking to your friends here, I learned that you probably could have handled yourself. I hope you don't mind my actions?"</text:p>
      <text:p text:style-name="P1">"Psh," Mary sputters and waves her hand lightly. "I don't mind at all. Though, I would have erred toward rehabilitation over murder."</text:p>
      <text:p text:style-name="P1">"People like that don't change," Conner says with a look of 'come on now, you should know better.'</text:p>
      <text:p text:style-name="P1">"Perhaps. But, you never know until you try, eh?" Mary replies</text:p>
      <text:p text:style-name="P1">"Fair enough." Conner responds.</text:p>
      <text:p text:style-name="P1">"Well, like we said earlier, if not for Conner, he probably would have suffered pretty serious consequences regardless," Gondor states. "We were ready to act. And, even if we didn't, he had already threatened this City's guard.</text:p>
      <text:p text:style-name="P1">In order to distinguish us from him, we would have likely had to take serious action."</text:p>
      <text:p text:style-name="P1">"I'm a bit mad I didn't get a chance to fight him, honestly." Lavant complains half-heartedly. "It's hard to get a good serious fight to test magic."</text:p>
      <text:p text:style-name="P1">"I didn't get the impression that you're a Battle Magician?" Gondor prompts.</text:p>
      <text:p text:style-name="P1">"All magic is battle magic with enough talent," Lavant boasts.</text:p>
      <text:p text:style-name="P1">"Hmm, interesting," Gondor wonders.</text:p>
      <text:p text:style-name="P1">While her group continues to chat, Mary's attention drifts off to the side where the other players are chatting. There are 19 players here in total, so there are many conversations happening. And, it appears that at least three major cliques have formed thus far.</text:p>
      <text:p text:style-name="P1">"-- agree and can't wait. You can do all kinds of things in this game; especially once you get strong. I did so many wild things," Maxwell states.</text:p>
      <text:p text:style-name="P1">"In the last game, I had a harem of 100 women. This time, I want 1,000," another player named King Presley states from across the table.</text:p>
      <text:p text:style-name="P1">"Bah. I prefer quality over quantity," Maxwell responds.</text:p>
      <text:p text:style-name="P1">"Oh, but of course. I'll never let the quality drop," King Presley replies.</text:p>
      <text:p text:style-name="P1"><text:soft-page-break/>In terms of personality, these two have the most fierce and dominant personalities of the entire group. Maxwell has large elaborate dark-blue hair like the main character from some battle anime while King Presley has large and elaborate dark-red hair of a similar caliber. They are both tall, well-built and objectively handsome with clearly high charisma. Their body language radiates confidence and everything they say and do portrays high leadership qualities.</text:p>
      <text:p text:style-name="P1">At the moment, they appear to be having a lively conversation. However, like always, she can see the truth. They are playing pretend friends in an attempt to learn more about the other. Likely, they are hellbent on dominating the other and ruling over all of the players here.</text:p>
      <text:p text:style-name="P1">This trend of projecting false appearances, reading others and strategizing every social interaction is too exhausting for her to partake in. Though, she acknowledges that she is somewhat biased due to her overpowered social cognizance.</text:p>
      <text:p text:style-name="P1">'The arrogance to declare oneself a King from the start,' Mary sighs while shaking her head. The typical conversations of men truly disgust her. And, she finds her attention moving over to a different group.</text:p>
      <text:p text:style-name="P1">"--are the lifeblood of society. With the Judge from this game, there is already anticipation for a completely new world order," Savos claims.</text:p>
      <text:p text:style-name="P1">"Bah. It'll never happen," Pluto responds. "Humanity will never allow for its power to be usurped by machines."</text:p>
      <text:p text:style-name="P1">"You would think! But, that's not how things will play out. Robots and AIs willl takeover through integration. One day, your robot is making breakfast. Next, it is doing your job. Finally, it decides your laws and tells you what to do."</text:p>
      <text:p text:style-name="P1">Everybody in the dining hall chats for a bit about various random topics ranging from the real world, in-game expectations, abilities, likes, dislikes and much more. Meals and drinks are brought in and some nobles even stop by to chat for a while occasionally.</text:p>
      <text:p text:style-name="P1">For the nobles, the topic that they tend to focus on the most is the invasion by the Sky Demons from earlier; which makes sense. The players see the Sky Demons as a game mechanic that is mostly only a minor nuisance whereas these nobles view the invasions as a huge crisis that threatens the stability of the world.</text:p>
      <text:p text:style-name="P1">And, to be fair, the nobles aren't wrong. The invasions do have such capabilities. However, the threat that the players feel is vastly different. That's the difference between these two groups at present.</text:p>
      <text:p text:style-name="P1">Still, the meal is overall held between players. And, as the meal stretches on, eventually, Aric stands up in the midst of all of the conversations and taps a win glass with a spoon lightly.</text:p>
      <text:p text:style-name="P1">"People! People! People! I know that you are all having wonderful conversations. But, if you'll please spare me a moment of your time, I'd like to have a group conversation.</text:p>
      <text:p text:style-name="P1">Today, we are relegated to this castle as the nobles prepare equipment and supplies for our future <text:soft-page-break/>adventures. However, tomorrow, we will be truly free man, and lady," he mentions while looking at Mary, "that will be able to set out to explore the world.</text:p>
      <text:p text:style-name="P1">As such, I want to make a preposition. Shall we all venture out into the world tomorrow as a group? If game mechanics are the same as in the last, then partying up in larger groups will be far more ambitious than partying in smaller groups.</text:p>
      <text:p text:style-name="P1">What do we all think?"</text:p>
      <text:p text:style-name="P1">"I agree," King Presley states while folding his arms in front of his chest and looking at Maxwell.</text:p>
      <text:p text:style-name="P1">"Naturally, I'll be joining in too," Maxwell states as he stands up.</text:p>
      <text:p text:style-name="P1">This is when he reveals, once again, that his height is a massive seven feet tall. He's truly giant and makes even King Presley appear small, which causes King Presley to frown.</text:p>
      <text:p text:style-name="P1">"Gordon?" Aric asks.</text:p>
      <text:p text:style-name="P1">"I'm down," he responds without hesitation.</text:p>
      <text:p text:style-name="P1">"Then, that's settled! We have all of the major group leaders in agreement.</text:p>
      <text:p text:style-name="P1">Also, a friendly reminder! Winner's Lounge is growing! Join soon for veteran status and early prestige!"</text:p>
      <text:p text:style-name="P1">After saying this, Aric sits down and the people here resume their discussions.</text:p>
      <text:p text:style-name="P1">Everybody continues to chat, eat and drink until things grow late and people begin to get up to leave. Among those, Mary is one of the first to return to her room to rest.</text:p>
      <text:p text:style-name="P1">***</text:p>
      <text:p text:style-name="P1">The next day, she wakes with exercises and then rejoins the other players at the dining area once more.</text:p>
      <text:p text:style-name="P1">Apparently, the dining hall has become the unspoken meeting point for all of the players. And, everybody has woken up fairly early, at about 7 am today, to meet here.</text:p>
      <text:p text:style-name="P1">“So, we’re really all going to join up into a single raid party right from the start? That sounds pretty ambitious,” Gondor comments as he eats a plate of eggs with golden tableware.</text:p>
      <text:p text:style-name="P1">Lavant, Niagra, Conner, Mary and he all wind up grouped up once again.</text:p>
      <text:p text:style-name="P1">“It’s the best strategy,” Lavant responds while eating some type of steak. “There’s no penalty for playing in larger groups. So, why shouldn’t we?”</text:p>
      <text:p text:style-name="P1">“Resource disputes,” Mary responds honestly.</text:p>
      <text:p text:style-name="P1">“Well, that shouldn’t be too big of a problem, right?” Conner adds. “We actually managed to get a pretty diverse group of people. Everybody should have unique needs. The only real exception are our two paladins.”</text:p>
      <text:p text:style-name="P1"><text:soft-page-break/>“There are a lot of fighters here in general... including myself. That concerns me,” Mary comments.</text:p>
      <text:p text:style-name="P1">“Hmm, aren’t you technically the only light fighter though?” Conner asks.</text:p>
      <text:p text:style-name="P1">“Perhaps. But, if light armor is good enough, people will want it. That’s just the way things are.”</text:p>
      <text:p text:style-name="P1">“True,” Conner responds. “But, we’ll probably give items to those that can use it best. So, since you claim to be a skill based fighter, you should get priority."</text:p>
      <text:p text:style-name="P1">"Also, it's likely the case that the people here require medium to heavy armor for their perks to function. These kinds of restrictions are common. And, perhaps only Trinity would seriously compete with you for light equipment."</text:p>
      <text:p text:style-name="P1">Mary merely shrugs.</text:p>
      <text:p text:style-name="P1">The group continues to chat and eat for a while until Monte arrives while chatting and laughing with the Count and Aric.</text:p>
      <text:p text:style-name="P1">This causes many people to look and some to frown. Though, Monte ignores their death stares and gracefully splits from the Count to sit among the players within Mary's little group.</text:p>
      <text:p text:style-name="P1">“Alright everybody!" the Count announces. "I hope you had an enjoyable night of sleep and breakfast.</text:p>
      <text:p text:style-name="P1">I’ve had the pleasure of speaking with most of you throughout the evening and have come to learn about your wants, needs, goals and desires.</text:p>
      <text:p text:style-name="P1">It is my understanding that you all wish to go out to explore and conquer many places to become stronger, so I have taken the liberty of preparing a modest means of transportation and guide for you all toward some of our city’s nearby danger zones. There is also spare equipment that you can use too as promised to aid your quests and ambitions.</text:p>
      <text:p text:style-name="P1">In return, I only hope that you do not forget this gesture in the future and will help my city and this empire in the future when needed.”</text:p>
      <text:p text:style-name="P1">“Of course,” Aric responds amicably. “Don’t you all agree?” he asks.</text:p>
      <text:p text:style-name="P1">The group nods and some say, “Yeah,” “Sure,” or some variant of “Fine.”</text:p>
      <text:p text:style-name="P1">“Then, that’s settled," the Count states with a smile. "Now, for today’s business. </text:p>
      <text:p text:style-name="P1">You may or may not have heard, but our empire has been experiencing a large number of issues over the past several years. There are famines, droughts, pest swarms and more that are leading to problems like disease, banditry and basically everything else you can imagine. Our adventuring population is on the decline. And, as if all of that isn't bad enough, sky demons have now started appearing within the sky. As things are, our continent is destined to be wiped of all life if left alone.</text:p>
      <text:p text:style-name="P1">Fortunately, you players are the shining light within this crisis of a situation that can only be described as agents of god. At least, only if the church acknowledges your presence. If they do, then <text:soft-page-break/>you would be acknowledged as holy warriors rather than heroes, which would provide even more acclaim and prestige than what you already command.</text:p>
      <text:p text:style-name="P1">To do this, I recommend doing what you have all stated that you'd like to do and can do best. Conquer the challenges of this region and prove your abilities to the empire. We residents are merely mortal. We don’t have the capability to overcome the impossible, and, in many cases, are incapable of overcoming the danger, mystery and challenges that exist in many places. However, if your powers are as great as you claim, then you can conquer the impossible and be acknowledged by all as the drivers of change necessary to lead our empire and perhaps even continent toward survival.</text:p>
      <text:p text:style-name="P1">To begin with I am recommending that you visit the Blue Lake Oasis as your first special region to challenge and hopefully conquer.</text:p>
      <text:p text:style-name="P1">The Blue Lake Oasis is a place near our city that is rumored to have been last solved 100 years ago. Since that's the case, the place should now be fully restored to its former glory; or, perhaps restored beyond that. It's history and how to conquer the place are unknown. However, precedent suggests that the area should yield useful treasures similarly to all other special regions.</text:p>
      <text:p text:style-name="P1">Use the resources that we provide to scout out and conquer the Blue Lake Oasis: then return. This is your first official challenge issued by our city for completion."</text:p>
      <text:p text:style-name="P1">“Finally, some action,” King Presley speaks up as he rises to his feet.</text:p>
      <text:p text:style-name="P1">"I hope that you have a big enough spear for me," Maxwell states proudly while rising too.</text:p>
      <text:p text:style-name="P1">"The carriages have been setup at the stables," the Lord continues. "You will be able to find suitable equipment there. Arrangements have been made to depart in approximately one more hour."</text:p>
      <text:p text:style-name="P1">“I guess we should get ready too, eh?” Gondor comments while rising.</text:p>
      <text:p text:style-name="P1">“Yup!” the others agree.</text:p>
      <text:p text:style-name="P1">Everybody in this place gets up and begins to get ready for this trip.</text:p>
      <text:p text:style-name="P1">Who wants to risk missing out on experience?</text:p>
      <text:p text:style-name="P1">Even if you aren't playing to win, levels enable one to live out whatever roleplaying fantasy one desires thanks to higher stats and stronger perks. There’s no real reason to stay back unless one is afraid of death; a genuine concern that can appear later on, but definitely something that shouldn't appear this early.</text:p>
      <text:p text:style-name="P1">Everybody gets ready for the trip as the group heads to the stables for to check out the equipment.</text:p>
      <text:p text:style-name="P1">There are crates of supplies stacked up in the back of the two carriages and various supplies laid out on the ground and temporary tables nearby.</text:p>
      <text:p text:style-name="P1">All of the adventuring essentials like blankets, ropes, dry rations, water, bandages and more are here. Plus, there are the preferred armor pieces and weapon sets that everybody desires too.</text:p>
      <text:p text:style-name="P1"><text:soft-page-break/>The players change outdoors while Mary, as the only woman, goes into a small private room inside to change.</text:p>
      <text:p text:style-name="P1">There are maids and butlers that assist with gathering luggage, rags, personal supplies and anything that the adventurer's might need as their group is fully supplied with everything necessary to adventure in the wilds for at least a few days without restocking.</text:p>
      <text:p text:style-name="P1">"I suppose this will do," Mary overhears as she steps back into the stable area.</text:p>
      <text:p text:style-name="P1">Upon looking, she notes Maxwell inspecting his weapon, a long spear, and carefully executing test thrusts.</text:p>
      <text:p text:style-name="P1">He's not alone either. Everybody here is carefully inspecting their fitting of their armor and the properties of their weapons. Bowstrings are stretched. Arrows are pressed along the ends. Swords, axes and hammers have their balance tested. Armor is tapped against.</text:p>
      <text:p text:style-name="P1">These are the items that will determine life or death and success or fail. Checking every little detail is a must for survival.</text:p>
      <text:p text:style-name="P1">The only people who appear slightly sad, however, are the Mages. There is a clear lack of magical supplies. And, the only thing that they appear to have been given are cloth shoes, light robes and light undergarments.</text:p>
      <text:p text:style-name="P1">'Looks like we'll need to procure all of our magic gear ourselves,' Mary thinks as she goes over her own supplies again.</text:p>
      <text:p text:style-name="P1">Her preferred gear is tight black clothing with leather padding to protect her joints and chest and leather gloves with the finger tips cut off. She wields a belt with a sword in a holster and carries a short shield made from wood with banded steel reinforcements strapped to her left wrist.</text:p>
      <text:p text:style-name="P1">After a few practice swings, she confirms that everything is still as expected and then returns to her small group. Their circle chats for a bit in anticipation of what is to come. Then, the reason for why everybody got up so early arrives.</text:p>
      <text:p text:style-name="P1">The sky rapidly becomes dark-red over the course of a few seconds and black portals open up once again.</text:p>
      <text:p text:style-name="P1">‘Daily occurrence,’ she thinks as she steps out from below the stable's wooden roof and looks up.</text:p>
      <text:p text:style-name="P1">The other players join her as they step out into the evil glow and watch as creatures fall from the sky.</text:p>
      <text:p text:style-name="P1">“Hey, hey, hey! This is double, right? There are twice as many as yesterday? Or, am I imagining things?” Noire complains loudly.</text:p>
      <text:p text:style-name="P1">As he says, there are about twice as many monsters as before.</text:p>
      <text:p text:style-name="P1">This is not enough to be overwhelming in any sense as is. But, the sheer consistency of the spawns forebodes a dangerous future. If this pattern continues, then this world will be inevitably swarmed by <text:soft-page-break/>sky demons within only weeks.</text:p>
      <text:p text:style-name="P1">“More experience for me!” King Presley announces as he points his palm forward. “Magic Hands!”</text:p>
      <text:p text:style-name="P1">Two ethereal sky-blue and transparent hands rush forward while wielding two ethereal sabers.</text:p>
      <text:p text:style-name="P1">These hands move forward with their large swords and slices through a sky beast in an instant, not even giving it a chance to react.</text:p>
      <text:p text:style-name="P1">Finally, the hands return back to King Presley and he announces, "Well, I'm unsatisfied," while looking around.</text:p>
      <text:p text:style-name="P1">Even at doubled spawns, there still are nowhere near enough monsters for any individual player to maintain any kind of killing spree.</text:p>
      <text:p text:style-name="P1">"Same," Maxwell complains.</text:p>
      <text:p text:style-name="P1">“This is quite concerning,” the Count says from nearby.</text:p>
      <text:p text:style-name="P1">The players and nearby nobles look in his direction as he continues, “It seems that we can all agree that what the heroes have said is true. These sky invaders will continue to come every day and in greater and greater intensity.</text:p>
      <text:p text:style-name="P1">We must act quickly and dramatically. Not only for the sake of not only the empire, but our own city and neighboring territories.</text:p>
      <text:p text:style-name="P1">I declare as of now that the heroes are a protected noble class with authority equal to that of barons!”</text:p>
      <text:p text:style-name="P1">“Yeah!!”</text:p>
      <text:p text:style-name="P1">“Woo!!!”</text:p>
      <text:p text:style-name="P1">“Yesss!!!”</text:p>
      <text:p text:style-name="P1">The nobles cheer while the players look toward them with somewhat uninterested gazes.</text:p>
      <text:p text:style-name="P1">“Was this you, Monte?” Mary asks.</text:p>
      <text:p text:style-name="P1">“Aric helped too,” Monte responds.</text:p>
      <text:p text:style-name="P1">“All we did was speed up the game speed a bit,” Aric comments. “No point delaying. Might as well get all the inconveniences out of the way.”</text:p>
      <text:p text:style-name="P1">“Alright, alright,” Maxwell says. “Enough crap. Let’s get moving, yes? I’m ready to start getting levels. All this idle time is pissing me off.”</text:p>
      <text:p text:style-name="P1">“Maxwell is right,” Monte says. “Everybody, let’s get ready to go. The city guard and citizens will have to defend the city themselves. There is a whole world out there for us to explore.”</text:p>
      <text:p text:style-name="P1">“That’s what I want to hear. Are the carriages ready?” King Presley asks.</text:p>
      <text:p text:style-name="P1">"Yes. You may depart at any time." the Count states.</text:p>
      <text:p text:style-name="P1"><text:soft-page-break/>"Then, <text:s/>let's go," King Presley states while stepping into a carriage.</text:p>
      <text:p text:style-name="P1">The rest of the players hop in as the count states, "Please be careful outside of the city walls. You are in a carriage, yes, but the demons from the sky may not care. If worst comes to worst, come back. Your lives are more valuable than all else."</text:p>
      <text:p text:style-name="P1">"No worries Count, we'll be fine," Monte states with a light salute.</text:p>
      <text:p text:style-name="P1">The Count nods and watches as the two carriages carrying 10 people each begin their trip down the zig-zagging path that makes it possible to traverse the steep castle slope.</text:p>
      <text:p text:style-name="P1">***</text:p>
      <text:p text:style-name="P1">Mary is in a carriage with her usual group of four plus additional players.</text:p>
      <text:p text:style-name="P1">“So, I’ve spoken with these four quite a bit,” Mary says while gesturing at her circle of friends, Gordon, Lavant, Niagra and Conner. “What about you guys? If I’m not mistaken, you all are Monte, Noire, Saxton, Savos and Anabar. And, your classes are Mastermind, Destruction Mage, Guardian, Mech Builder and Bard?”</text:p>
      <text:p text:style-name="P1">“Wow, you have a really good memory,” Anabar responds first. “Indeed. That's my name and class.”</text:p>
      <text:p text:style-name="P1">“What inspired you to play a bard?” Mary asks.</text:p>
      <text:p text:style-name="P1">“Necessity,” Anabar responds plainly. “My last group didn’t have any support characters. So, I wanted to prevent that from happening again.</text:p>
      <text:p text:style-name="P1">I choose Bard because I'm a musician in the real world and a huge fan of music in general. But, more than that, I care about the raw power that this class can output. Very few classes can best its net buffing power, which is why I went for it."</text:p>
      <text:p text:style-name="P1">“Are you abilities traditional? Like, do you need a musical instrument and then you apply a buff to everybody that hears it?” Mary asks.</text:p>
      <text:p text:style-name="P1">“Yes. Right now, I only know two songs. But, every 5 levels, I’ll gain more."</text:p>
      <text:p text:style-name="P1">“Do you have other perks that you can discuss? Or, are they all bard-focused?”</text:p>
      <text:p text:style-name="P1">“Well, I have a magic enhancing perk and then three more I’d rather not discuss.”</text:p>
      <text:p text:style-name="P1">“Ah, no worries. Thanks for sharing.”</text:p>
      <text:p text:style-name="P1">Mary then turns her attention to Noire and asks, “So, you’re a Destruction Mage? What type of Destruction?”</text:p>
      <text:p text:style-name="P1">“Well, I call it destruction, but only because that sounds cool and is easily relatable. But, in reality, my specialty is corrosion. My perks enable me to erode practically anything very effectively.</text:p>
      <text:p text:style-name="P1">I can use all of the elements and am basically just a super specialized Mage. Like Anabar, I picked <text:soft-page-break/>this class due to being fed up with obstructions in the last round. You definitely won't have to worry about obstructions with me around.”</text:p>
      <text:p text:style-name="P1">“So, if we come across any locked doors?” Gordon asks.</text:p>
      <text:p text:style-name="P1">“Leave them to me,” he responds with a smile.</text:p>
      <text:p text:style-name="P1">“Interesting. Savos?” Mary inquires.</text:p>
      <text:p text:style-name="P1">“I’m a 75-year-old mechanical engineer in the real world that is using this game as a chance to enjoy a second life,” Savos responds. “This is only my first time playing, so I hope you seniors will treat me kindly, hahaha.”</text:p>
      <text:p text:style-name="P1">“Certainly!” Gondor and others responds while laughing too.</text:p>
      <text:p text:style-name="P1">“I chose to be a Mech Builder because this is something that I could not achieve on my own in the real world. The time, labor, physical limitations and all of the various complications are too much for a single person to achieve.</text:p>
      <text:p text:style-name="P1">But, here? This world has endless possibilities. I am hoping to create massive mech suits like the Gungam series for us to wear, hehehe.”</text:p>
      <text:p text:style-name="P1">“Oh! I look forward to that!” Monte states enthusiastically.</text:p>
      <text:p text:style-name="P1">“Saxton?" Mary continues.</text:p>
      <text:p text:style-name="P1">“I abhor pain. I dissolve conflict. I am a guardian. But, more than that, I will be a wall to obstruct all harm," he states with total calm.</text:p>
      <text:p text:style-name="P1">"Profound," Mary comments.</text:p>
      <text:p text:style-name="P1">"Also, Mary, I must apologize to you for earlier as well. I failed to protect you,” he states while bowing his head sincerely slightly.</text:p>
      <text:p text:style-name="P1">“Ehhh, don’t be sorry. We didn’t even know each other,” she responds awkwardly while raising her hands, waving them left and right frantically.</text:p>
      <text:p text:style-name="P1">“Even still. My job is to protect the weak,” Saxton states.</text:p>
      <text:p text:style-name="P1">“The weak. Right…,” Mary responds with a sigh.</text:p>
      <text:p text:style-name="P1">‘Kind of reminds me of last time,’ Mary thinks back on the last session to her typical male experiences before completing the Ritual of Ultimate Potentiality.</text:p>
      <text:p text:style-name="P1">If she behaves as a whore, then men will treat her well for the sake of sex.</text:p>
      <text:p text:style-name="P1">If she acts independently, then she is viewed as a target to conquer, dominate and make submit for the sake of sex.</text:p>
      <text:p text:style-name="P1">There is no winning play here, mainly because there are not enough female players for the men to direct their attention to. Scarcity is a real problem. So, all she can do is ignore their lecherous intents <text:soft-page-break/>and misogynistic comments to the best of her ability.</text:p>
      <text:p text:style-name="P1">This isn’t to say that she doesn’t hate sex. She definitely doesn’t mind it. But, if she is going to have it, then it has to be on her terms with somebody that she is genuinely interested in. This is a game after all and she will have sexual impulses. That’s simply the nature of this game being modeled after the real world.</text:p>
      <text:p text:style-name="P1">“Better watch out,” Lavant warns in a friendly way. “Calling Mary weak is gonna get your ass kicked.”</text:p>
      <text:p text:style-name="P1">"Oh?" Saxton asks with surprise.</text:p>
      <text:p text:style-name="P1">“No worries. I’ll prove myself soon enough,” Mary responds. “Also, that player. His name was Yolan, right?</text:p>
      <text:p text:style-name="P1">Even though he made me bow down, that was only because I chose not to retaliate.</text:p>
      <text:p text:style-name="P1">If somebody wants to waste their perk charges and reveal their abilities, I won’t stop them. We'll only have issues when threats actually become dangerous.”</text:p>
      <text:p text:style-name="P1">“Hmm, interesting. Then, I apologize for my comment. It was thoughtless,” Saxton comments with another light bow.</text:p>
      <text:p text:style-name="P1">“All good,” she responds with a light wave.</text:p>
      <text:p text:style-name="P1">“Well, those were good introductions. Isn’t this nice?” Monte comments with a warm smile. “The same should be happening in the other carriage too.</text:p>
      <text:p text:style-name="P1">Hopefully, we can mix and match up our little groups a few more times until we all get to know each other. Then, we can all be good friends.”</text:p>
      <text:p text:style-name="P1">“Hehe, sure, sure,” Gondor comments. “Except, you didn't take a turn? I'm still a bit curious about your powers the other day. What was that perk you used to overpower me? You were really strong you know?”</text:p>
      <text:p text:style-name="P1">“Secret,” Monte replies mischievously.</text:p>
      <text:p text:style-name="P1">“Aww, come on. That's not fair. We all said what we can do," Gondor playfully complains.</text:p>
      <text:p text:style-name="P1">"Well, I don't recall ever saying my class. But, as Mary said, my class is Mastermind. I can do a lot of investigation related things.</text:p>
      <text:p text:style-name="P1">Since that's the case, I prefer to keep my perks secret. My goal is to keep us all playing friendly after all and it wouldn't be very useful if others knew how to exploit my abilities.”</text:p>
      <text:p text:style-name="P1">The group continues to chat for a while about various matters, eventually divulging into stories about past experiences and guesses regarding the future while the carriage travels through the city and out of its gate.</text:p>
      <text:p text:style-name="P1">As this happen, Mary watches the landscape change from residential buildings to fields as she takes <text:soft-page-break/>in the environment outside the city walls.</text:p>
      <text:p text:style-name="P1">There is a large plain with forests and mountains in the backdrop. And, in each of this region she sees large buildings, ruins, towers and unique environmental features like out-of-place hills, an oasis and more.</text:p>
      <text:p text:style-name="P1">There are all kinds of real and fantasy creatures accompanying this landscape too. Mice scurry through the grass, deer graze and insect swarms buzz about. There are also giant rats, giant insects, predator birds, aggressive plants and various other dangers about too. And, of course, there are the sky monsters that descended from before that wander solo or in small packs.</text:p>
      <text:p text:style-name="P1">Fortunately, the overall danger level of this area appears to be quite low and suitably balanced to be deemed a starter zone. The only thing that is eerie is the tan glow covering everything due to the time of day being relatively early in the morning and the suspected supernatural force at play.</text:p>
      <text:p text:style-name="P1">There are no other humans as far she can tell, so they likely all returned back to the city after the sky demons appeared... or died... or are in hiding.</text:p>
      <text:p text:style-name="P1">The group chats about the environment and possible dangers as they follow a dirt road heading away from the city.</text:p>
      <text:p text:style-name="P1">"Outdoor fields are going to be a problem for them even if they are within the city walls," Conner notes out loud.</text:p>
      <text:p text:style-name="P1">“Building reinforcements will definitely need to be a priority," Noire notes.</text:p>
      <text:p text:style-name="P1">As he speaks, Mary once again notes his somewhat unique appearance. Thin blue lines are drawn over his body to form arcane tattoos. It's obvious that his race and abilities are very magical aligned toward his Destruction Mage class.</text:p>
      <text:p text:style-name="P1">Noire continues, "Actually, will the city even last? It’s not like we have a Politician class in our group, nor do we have any Earth Mages or builders that can easily help,” Lavant asks.</text:p>
      <text:p text:style-name="P1">"We definitely have an excess of fighters at least," Lavant notes.</text:p>
      <text:p text:style-name="P1">Monte leans in and whispers in a low voice to the group, “Their situation is really not looking good. If the monster threat continue to accelerate at this pace, then without major actions, the city is doomed to be overrun in only a couple weeks. And, that's to say nothing of advanced threats."</text:p>
      <text:p text:style-name="P1">"Advanced threats?" Niagra asks in a whisper.</text:p>
      <text:p text:style-name="P1">Hearing this, the expressions on the more experienced players here darkens.</text:p>
      <text:p text:style-name="P1">"You don't know?" Monte asks. "The falling monsters are merely a portent of a worsening future. The ground doesn't rumble each time the monsters appear for no reason."</text:p>
      <text:p text:style-name="P1">"Oh. The spires?" NIagra asks.</text:p>
      <text:p text:style-name="P1">"Yes, you've got it," Monte responds.</text:p>
      <text:p text:style-name="P1"><text:soft-page-break/>"I read about those too," Savos states with curiosity. "Are they really that bad?"</text:p>
      <text:p text:style-name="P1">"Depending on your perspective... yes and no," Monte replies.</text:p>
      <text:p text:style-name="P1">Lavant speaks up, "The only good thing about the spires is that the sky invasions stop. However, they provide a direct tunnel from The Underground to the surface that allows for endless swarms of enemies to funnel up. And, this even includes some crazy strong stuff from time to time.</text:p>
      <text:p text:style-name="P1">Depending on your luck, you'll either get a nice source of experience or a good reason to abandon a region.</text:p>
      <text:p text:style-name="P1">Personally, my best and worst experiences were all inside of spires."</text:p>
      <text:p text:style-name="P1">Mary sighs and recalls details of the monster invasions and spires from the last game.</text:p>
      <text:p text:style-name="P1">The sky demons began to appear right around the time that Ritual of Ultimate Potentiality completed and she acquired ridiculous strength. As such, she was completely non-impacted by their presence.</text:p>
      <text:p text:style-name="P1">Furthermore, because of her overpowered abilities, she was able to determine and understand far more information regarding the true nature of the sky monsters, spires and other such threats than any player or Resident of the world could ever know. For instance, even the spires were merely another phase of a huge process. Eventually, entire cities were bound to rise up with the entire world perhaps becoming warped by the influence of the chaotic effects occurring all the way down within the planet's core.</text:p>
      <text:p text:style-name="P1">These are details that she doubts anybody knows at present that she could only obtain due to the oppressive abilities during the last game session.</text:p>
      <text:p text:style-name="P1">Monte continues, "I'd say that the only real hope for the city is to move underground into bunkers. But, they have so many people… that would be a project that requires a lot of work, time and sacrifice. The best way to save the most lives would be to start now. But, even I am not sure if that is enough. The monsters have appeared so early and appear to be growing stronger way faster than last time too.”</text:p>
      <text:p text:style-name="P1">“Things might not become that bad if there are strong enough beings to make a difference,” Mary comments.</text:p>
      <text:p text:style-name="P1">“Of course,” Monte agrees. “The Count is currently communicating with the Royal Court in regards to the current situation. He is hesitant to reveal the true might of the empire. But, I would not expect them to be too too weak. Perhaps advanced grade at worst.”</text:p>
      <text:p text:style-name="P1">“That wouldn’t be too bad then,” Mary replies.</text:p>
      <text:p text:style-name="P1">The group continues on while chatting a bit longer as the carriage has a relatively peaceful ride across the grasslands. Their caravan is still a noble's vehicle, so there are glass windows to see out and view the wildlife and sky monsters roaming about.</text:p>
      <text:p text:style-name="P1">The wildlife of the area seems to avoid the road. And, even though there are various sky monsters roaming about, the carriage driver slows down and speeds up when necessary to avoid them.</text:p>
      <text:p text:style-name="P1"><text:soft-page-break/>The sky monsters roam by themselves or in packs. It appears to be completely random whether they grouped up or not. And, some will charge their caravan when it is within a certain range. Though, when the caravan gets to be far enough, the creature's flee.</text:p>
      <text:p text:style-name="P1">After about an hour of travel, the carriages both reach their destination and slow to stop. Ahead of everybody is the Blue Lake Oasis.</text:p>
      <text:p text:style-name="P1">The Blue Lake Oasis is a region in this tan-colored world that has a partial ring of trees around a 100-foot wide lake. The pool of water is exceptionally clear, gradually changes from light blue to a deep blue only a few feet in and appears to come from an underground spring. The stones below the water's surface form a jagged column that extends down into unknown darkness. There are flowers around the edges of the lake, a rare sight for this mostly grass plain. And, several boulders create a partial ring surrounding the trees to further close this area off from its surroundings as a natural barrier.</text:p>
      <text:p text:style-name="P1">Currently, there is a group of about 5 sky demons grouped up near the lake that are facing the two approaching carriages aggressively. Though, before anybody else can really react, King Presley can be seen exiting his carriage and charging these sky demons.</text:p>
      <text:p text:style-name="P1">"That guy really loves to fight," Anabar states, to which several people quietly nod in agreement at.</text:p>
      <text:p text:style-name="P1">His movements can really only be described as fast and powerful. He wears leather armor reinforced with metal plates and dual wields 2-handed Greatswords. As he approaches the demons, they begin to charge and engage in a counter-attack. However, their efforts are completely pointlessly.</text:p>
      <text:p text:style-name="P1">The first tries to swipe at him, yet he leaps into the air with a spin, cleaving through its claws, arms and boy to halve it with zero resistance.</text:p>
      <text:p text:style-name="P1">Then there is the next one. King Presley lands, performs a spin using one foot for leverage, then throws his blade at it with a pitcher's toss. This sends his blade spinning through the air, slicing through the creature at least three times as it passes by before returning to King Presley's hand like a boomerang.</text:p>
      <text:p text:style-name="P1">For the remaining three demons, the distance between King Presley and them is about 100 feet. So, he charges again as the two parties rush to collide with each other.</text:p>
      <text:p text:style-name="P1">"HAAA!" he grunts as he spins left.</text:p>
      <text:p text:style-name="P1">This spin turns him 270 degrees around with his blades following through on the movement. The blades travel through the air and cleave the third and fourth demons savagely in two. Then, King Presley leaps up into the air and slams both blades down viciously into the final demon, causing it to explode violently from the inside out.</text:p>
      <text:p text:style-name="P1">"And another powerful player appears!" Lavant states dramatically while clapping with fake dramaticism.</text:p>
      <text:p text:style-name="P1">"Oh! That must be the Blade Dancer perk!" Gondor states out loud. "This is my first time seeing one in person!"</text:p>
      <text:p text:style-name="P1"><text:soft-page-break/>"Same," Anabar agrees.</text:p>
      <text:p text:style-name="P1">"Didn't he use magic hands earlier? He didn't use them this time?" Noire asks.</text:p>
      <text:p text:style-name="P1">"He's definitely showing off a bit. Though, it's likely also the case that there is more to his build than what he is revealing," Monte states.</text:p>
      <text:p text:style-name="P1">"A bit of deflection?" Mary asks.</text:p>
      <text:p text:style-name="P1">"Perhaps," Monte responds.</text:p>
      <text:p text:style-name="P1">A couple more minor comments are made as the carriages pull up closer to the Blue Lake Oasis and everybody gets out into a massive group that looks toward the center lake.</text:p>
      <text:p text:style-name="P1">“Well, this is an interesting spot,” Mary comments to herself under her breath. "No creatures drinking from the water or anywhere near here other the sky demons. But, I'd expect the sky demons to not know of any historical dangers. Mysteries are really bothersome."</text:p>
      <text:p text:style-name="P1">“Hmm,” Monte sighs as he looks at the pool.</text:p>
      <text:p text:style-name="P1">“What do you see?” Conner asks.</text:p>
      <text:p text:style-name="P1">The attention of the other players turns to Monte as well.</text:p>
      <text:p text:style-name="P1">“I have a perk that allows for investigating situations as I've revealed before. And, I can sense that there is mana radiating from the depths of this lake. However, I'm too low-leveled to tell what is going on precisely. That, or, other than the mana, this place is ordinary.</text:p>
      <text:p text:style-name="P1">It’s not impossible that creatures have developed an instinct to avoid this place due to a threat in the past and now the threat is gone. But, it’s hard to say.</text:p>
      <text:p text:style-name="P1">Unfortunately, I can’t help here.</text:p>
      <text:p text:style-name="P1">Does anybody else have an investigation perk?”</text:p>
      <text:p text:style-name="P1">King Presley steps forward and says, “Of course. I can use my illusions to scout. Maxwell, do you have a way to check?"</text:p>
      <text:p text:style-name="P1">"Unfortunately, no. I specialize entirely in combat and survival."</text:p>
      <text:p text:style-name="P1">"Ah, I see," King Presley replies with a smile. "Well, does anybody have anything else or object to my scouting attempt?"</text:p>
      <text:p text:style-name="P1">He looks around to see nobody challenge him or object. Most players merely shake their head left and right to indicate a lack of objection.</text:p>
      <text:p text:style-name="P1">“Your illusory powers are quite good,” Monte responds after a slight delay. “I’d rather save them for an emergency or for when we experience tangible danger if possible.</text:p>
      <text:p text:style-name="P1">Darnell, you’re a rogue. Can you pick up anything?”</text:p>
      <text:p text:style-name="P1"><text:soft-page-break/>“I have Trap Sense. But, it’s not picking anything up. I have the channeling version though, so if you give me like 10 minutes, I might be able to figure something out,” Darnell states.</text:p>
      <text:p text:style-name="P1">"Trinity, you're a hunter. Can you maybe see tracks or something?" Monte continues.</text:p>
      <text:p text:style-name="P1">"Best I can do is tell you that there are no fresh tracks here other than from those sky demons from earlier.</text:p>
      <text:p text:style-name="P1">As for inside this lake, I see nothing," Trinity responds.</text:p>
      <text:p text:style-name="P1">“Savos, can you make a machine to explore the area? Like, an RC car?” Mary asks.</text:p>
      <text:p text:style-name="P1">“I can do that and more. I can create a mini-submarine with a camera and light and send it down into the pond. It'll take some time to conjure up all the materials, but if nobody minds, I can get started."</text:p>
      <text:p text:style-name="P1">“We'll want your machines for the future anyway, so I'd say get started now," Mary comments.</text:p>
      <text:p text:style-name="P1">She then turns to Niagra and asks, “How good is your necromancy? Can you summon a cheap skeleton now and have it dive into the lake.”</text:p>
      <text:p text:style-name="P1">“I can use Summon Skeleton, yes. It’ll be pretty weak though,” Niagra replies.</text:p>
      <text:p text:style-name="P1">“That’s good enough. Undead can breathe underwater, so I’m sure they’ll be useful. We could send one into the water to explore,” Mary states.</text:p>
      <text:p text:style-name="P1">“I’ll do that then,” Niagra responds as he begins to cast magic.</text:p>
      <text:p text:style-name="P1">Monte watches Mary with great interest before turning to Pluto and asking, "Could you prepare some explosives just in case something wild pops up."</text:p>
      <text:p text:style-name="P1">"Hehe, I already have," Pluto responds with a devious smile. "Don't worry. They're ready for when they're needed."</text:p>
      <text:p text:style-name="P1">"Interesting," Monte responds.</text:p>
      <text:p text:style-name="P1">“Summon Skeleton,” Niagra states as he points his palm toward the ground before him.</text:p>
      <text:p text:style-name="P1">This causes a roughly one-inch tall skeleton to be summoned with a stubby bone structure and bone club.</text:p>
      <text:p text:style-name="P1">It is so small that the grass around it is taller. Still, it’s a genuine undead creature that is able to move around independently of its creator.</text:p>
      <text:p text:style-name="P1">“Have it dive into the water. If there are any threats, I’m sure it’ll provoke it," Mary requests. "Also, everybody, look alive! We wouldn’t want any collateral damage."</text:p>
      <text:p text:style-name="P1">The group nods and steps back as Niagra commands his undead, “March forward and dive into the water!”</text:p>
      <text:p text:style-name="P1">The skeleton mindlessly obeys as it turns awkwardly and marches forward toward the lake.</text:p>
      <text:p text:style-name="P1"><text:soft-page-break/>It reaches the edge, stops in place and then falls flat forward onto the lake's surface. Then, it begins to swim slowly down and toward the center of the lake as it gradually descends into its depths.</text:p>
      <text:p text:style-name="P1">These actions cause a shift in the water's current and tiny bubbles begin to rise from deep below. A flurry of black specs flood toward the surface of the lake, up to the skeleton and begin to attack.</text:p>
      <text:p text:style-name="P1">Though, after a few moments, the black specs retreat, leaving the skeleton entirely unharmed.</text:p>
      <text:p text:style-name="P1">“I've got it,” Trinity says, “They are Blue Lake Piranha’s, Swarm Class. There are a lot of them. But, fortunately, each one is individually weak enough for me to get a lot of information about them all. They all have stats less than 1. But, because there are thousands of them, their collective strength is quite high.”</text:p>
      <text:p text:style-name="P1">“Hmm, I see,” Monte remarks.</text:p>
      <text:p text:style-name="P1">“Well, that’s surprisingly normal,” Aric comments. “We probably could have thrown a stone in there to provoke a reaction as well. Let’s keep that in mind as an option for the future.”</text:p>
      <text:p text:style-name="P1">“Well said,” Monte agrees.</text:p>
      <text:p text:style-name="P1">“The question now, is, what do we do next?” Aric asks. “Even if Savoc can make a submarine, I doubt anybody is eager to enter this lake. And, draining this much water or digging a side tunnel are probably out of the question for the time being.""</text:p>
      <text:p text:style-name="P1">“Ahhh, this is a waste of time,” King Presley complains as he walks forward with angry strides. “How about instead of wasting our time trying to clear an area we’re obviously too low-leveled to solve, we go fight the roaming monsters instead? At this rate, the day will end before we even hit level 2. We’re wasting way too much time here.”</text:p>
      <text:p text:style-name="P1">“I agree,” Aiden agrees.</text:p>
      <text:p text:style-name="P1">“Yeah, this feels a bit silly,” Baxter comments. “We don’t even know if there is even anything down there worth all of this trouble.”</text:p>
      <text:p text:style-name="P1">“Sure. I don’t mind adapting to the situation,” Monte responds. “Is anybody against fighting the sky demons?”</text:p>
      <text:p text:style-name="P1">Everybody looks around and nobody disagrees, so Monte states, “Then, it’s settled.</text:p>
      <text:p text:style-name="P1">King Presley, since you suggested the idea, how about you lead the way?”</text:p>
      <text:p text:style-name="P1">“Now we’re talking,” he says with a large smile. “Let’s go then! I’ll show you guys how we used to hunt back in my old guild.”</text:p>
      <text:p text:style-name="P1">Then, he turns to leave, while his small clique smiles and follows him.</text:p>
      <text:p text:style-name="P1">“Let’s go!” Aric cheers and the group follows along behind him.</text:p>
      <text:p text:style-name="P1">“Well, it looks like we survived our first potential group conflict,” Mary comments to Gondor and her own clique standing nearby. “I wonder how much longer this peace can last.”</text:p>
      <text:p text:style-name="P1"><text:soft-page-break/>“You don’t sound hopeful,” Gondor replies.</text:p>
      <text:p text:style-name="P1">“Not really.”</text:p>
      <text:p text:style-name="P1">“Why is that?”</text:p>
      <text:p text:style-name="P1">“It’s just a hunch. I think that we’ll be fine through these first early levels. Everybody wants to get past this part because they know it’s the hardest. 2 or 3 levels worth of stats can completely change the game for every one of us here.</text:p>
      <text:p text:style-name="P1">But, we’re still ultimately 19 unique people from different places with different goals and ambitions. You see it already, right? Even without trying, we’ve already split into four small groups: ours, King Presley’s, Aric’s and the rest.</text:p>
      <text:p text:style-name="P1">I think what matters is how long it takes until we contact other players. And, how bad will this sky invasion scenario become.”</text:p>
      <text:p text:style-name="P1">“Hmm, true,” Gondor responds.</text:p>
      <text:p text:style-name="P1">“That’s all speculation,” Lavant complains.</text:p>
      <text:p text:style-name="P1">“Well, I did say it’s ‘just’ a hunch,” Mary replies with added emphasis.</text:p>
      <text:p text:style-name="P1">“Hmph.”</text:p>
      <text:p text:style-name="P1">“I agree with Mary. But, I really do worry about the player situation. Last time we spawned near literally hundreds of other people. But, this time, there were only 20 of us. And, we're already down 1. It feels somewhat intentional, you know?” Conner asks.</text:p>
      <text:p text:style-name="P1">“Agreed,” Mary responds.</text:p>
      <text:p text:style-name="P1">As they chat, they can hear King Presley say, “Alright, pack of 3! I'll have the honor of First Blood!”</text:p>
      <text:p text:style-name="P1">Then, he charges forward in his usual style, retrieving his blades from the sheaths on his back and dual-wielding Greatswords once again.</text:p>
      <text:p text:style-name="P1">The demons spot him, roar madly and then charge at him. Though, with a few flashy moves and exchanges, he cleaves through all of them as easily as the last few.</text:p>
      <text:p text:style-name="P1">With the demons slain, Monte states, "Another 4 experience per kill. Not bad! 12 experience this easily is pretty insane."</text:p>
      <text:p text:style-name="P1">"We definitely will hit level 2 pretty quickly at this rate," Noire adds.</text:p>
      <text:p text:style-name="P1">"I just want level 100 again," Lavant states.</text:p>
      <text:p text:style-name="P1">King Presley returns and says, "</text:p>
      <text:p text:style-name="P1">“Bah. This really isn’t much of a workout. Come on everybody, let’s go to those one’s next,” he shouts while pointing out a pack of 5.</text:p>
      <text:p text:style-name="P1"><text:soft-page-break/>Then, without waiting for a response, he begins to charge.</text:p>
      <text:p text:style-name="P1">“Now we’re talking!” Aiden shouts as he joins in and runs after him.</text:p>
      <text:p text:style-name="P1">"I'll join in too," Baxter adds.</text:p>
      <text:p text:style-name="P1">“I merely wish to fight,” Maxwell states as he joins in.</text:p>
      <text:p text:style-name="P1">Even though Maxwell is tall and large, his well-built body moves with long quick steps.</text:p>
      <text:p text:style-name="P1">“Quick Travel!” Eswar shouts as he uses some kind of perk. This causes their little group of 5 to be enveloped with a mystic bright green light that speeds them up as they run to the next pack.</text:p>
      <text:p text:style-name="P1">“Ehhhhh!? I’m a Mage. I can’t keep up with that pace. And, using a perk too? Unfair!” Noire complains.</text:p>
      <text:p text:style-name="P1">“Yeah, what the hell,” Lavant whines.</text:p>
      <text:p text:style-name="P1">Mary looks over at Monte and Aric, though, and sees that they are quite calmly walking after King Presley while chatting and laughing.</text:p>
      <text:p text:style-name="P1">Monte notices her look immediately and waves in her typical way, causing her to look away and think, ‘Guess they are predicting the future too.’</text:p>
      <text:p text:style-name="P1">“Sorry guys, but I need levels,” Darnell says as he rushes off after the others.</text:p>
      <text:p text:style-name="P1">He didn't get affected by Eswar's buff. But, as a rogue, he uses some kind of speed buff to accelerate.</text:p>
      <text:p text:style-name="P1">“I’ll stick here,” Mary states. “No sense pissing off our Mages who will be the strongest in the long run.”</text:p>
      <text:p text:style-name="P1">“Oh? I may be gaining a bit of respect for you after all,” Lavant responds egotistically.</text:p>
      <text:p text:style-name="P1">The group of 6 continues on as the remaining 13 players head on in a much more casual way.</text:p>
      <text:p text:style-name="P1">And, somewhat as expected, King Presley's group reaches the pack of monsters, dominates them, then continues on.</text:p>
      <text:p text:style-name="P1">Seeing this, Monte stops and says with fake dramaticism, “Oh no! We didn’t get any experience. What ever shall we do?”</text:p>
      <text:p text:style-name="P1">Aric them comments, “Alright everybody, we can stop walking now. Everybody here is allied together.”</text:p>
      <text:p text:style-name="P1">“Yup!” Monte responds while stopping his act. “Mary, Gondor and Lavant have been linked up to my group through Conner. My group has Conner, Savos and, naturally, myself. And, Aric has Niagra, Saxton, Pluto, Trinity, Anabar, Noire and myself in his guild. This links us all up as allies.”</text:p>
      <text:p text:style-name="P1">“Damn. So many players joined?” Gondor asks with surprise.</text:p>
      <text:p text:style-name="P1"><text:soft-page-break/>“I had a bit of help,” Aric responds as he looks at Monte.</text:p>
      <text:p text:style-name="P1">“I can explain,” Monte replies. “I have the Binding Contract perk that allows me to make contracts between two players that can’t be violated without suffering a significant secret penalty.</text:p>
      <text:p text:style-name="P1">So, I had Aric make a contract with me that I’d join his guild, but he couldn’t use his powers to act against my interests. And, upon joining the guild, he was able to use his guild powers to verify that I indeed do have Binding Contract, meaning that we could safely ally each other without any major concerns.</text:p>
      <text:p text:style-name="P1">From there, all we had to do was get the rest of our members to enter into these binding contracts and then join the guild.”</text:p>
      <text:p text:style-name="P1">Aric follows up, “I know that serious players consider words meaningless, but even still, I feel compelled to mention that I would have respected his and anybody else’s wishes regardless of a contract. I am a second-round player too and understand that maintaining a positive reputation as a guild master is even more important than that of one’s reputation as a guild member. Failing your members can lead to being permanently blacklisted by top players. And, for a guild master, that’s basically the same as losing access to perks!</text:p>
      <text:p text:style-name="P1">At the same time, my motivations are pretty straightforward similarly to every guild master before me. I simply want to form the largest group possible with the greatest quality and quantity of talent. There is no incentive for me to act against any members interests as I will receive the 100th placement if we win.”</text:p>
      <text:p text:style-name="P1">“That’s always the problem though,” Mary states. “You won’t act against member interests. But, what if somebody leaves?”</text:p>
      <text:p text:style-name="P1">“That’s why I recommend a Binding Contract,” Monte responds. “If you’re interested, I can create one for you?”</text:p>
      <text:p text:style-name="P1">“How can I verify that it’s the genuine Binding Contract perk and not an imitation or deception?” Mary asks.</text:p>
      <text:p text:style-name="P1">“You can’t,” Monte responds with a light shrug. “But, I’m sure even you are not thaaaaat skeptical and untrusting.</text:p>
      <text:p text:style-name="P1">Besides, didn’t I help you out earlier? You should know I’m on the side of justice.”</text:p>
      <text:p text:style-name="P1">Mary pauses to think for a while as she goes over the pros and cons of joining.</text:p>
      <text:p text:style-name="P1">The pros would be tremendous. She’d gain a network of friends to adventure with, a sense of safety and security and even a Super Form like perk. This likely what swayed Monte to join the guild even if he would prefer not to. And, if she were to not join now and Gondor and Lavant did, she could very possibly be left solo.</text:p>
      <text:p text:style-name="P1">In contrast, the cons would be that the Guild Master, and likely Monte, would learn about her perks. <text:soft-page-break/>They’d know that she isn’t very powerful right now, which if they secretly have or develop evil intentions, could lead to trouble and possibly force her to exit the game. There was no shortage of men that tried to corner her alone in the last game using ‘it’s just a game’ as justification for their actions. And, enforcement of law and order within a guild really comes down to politics and the discretion of Guild Officers.</text:p>
      <text:p text:style-name="P1">She looks to Gondor and Lavant, whom are looking at her as she realizes that this is definitely a crossroads where she needs to make a decision. So, she thinks for a few seconds longer, then says, “Actually, there is a way for me to verify whether or not you have the perk," while looking over at Aric.</text:p>
      <text:p text:style-name="P1">"Well, yes. There is. But, that would defeat the purpose of needing the contract in the first place, no?"</text:p>
      <text:p text:style-name="P1">"It's fine. To be honest, I don't really care about the contract if I join. Instead, I just want 'that' for my own protection," Mary replies mysteriously.</text:p>
      <text:p text:style-name="P1">"Hmm, but you know that puts myself in a tough spot. And, not everybody would necessarily agree," Aric replies with slight agitation.</text:p>
      <text:p text:style-name="P1">"What's going on? "Niagra whispers to Lavant.</text:p>
      <text:p text:style-name="P1">"Just wait," Lavant says from nearby.</text:p>
      <text:p text:style-name="P1">“There’s no need to fake act difficult,” Mary states. “A female officer will garner a lot of support with female players in the future. No matter how you try to frame it, this kind of advertisement is priceless.”</text:p>
      <text:p text:style-name="P1">“I am not concerned about that,” Aric responds while brushing away her words with his hands as a gesture. “My concern is that you would be gaining a leadership role from the onset without needing to work for it and after other players have already joined. Even if it has been less than a day, I can’t give you preferential treatment simply based on your gender.</text:p>
      <text:p text:style-name="P1">Also, how can I be sure of your ability to fulfill the duties of the role?”</text:p>
      <text:p text:style-name="P1">"You can kick me out if I can't," Mary shrugs.</text:p>
      <text:p text:style-name="P1">"Kicking such members out is not that easy," Aric responds helplessly.</text:p>
      <text:p text:style-name="P1">"There's no need for all of that," Monte says. "I’m sure she’s more than talented enough.”</text:p>
      <text:p text:style-name="P1">“Well, if Monte vouches for you, then I can drop that matter. But, there’s still the issue of seniority.”</text:p>
      <text:p text:style-name="P1">“Then, how about a vote?” Monte asks as he looks at the group. “Is anybody opposed to Mary being a guild officer?”</text:p>
      <text:p text:style-name="P1">"Oh, an officer," Niagra murmurs with understanding.</text:p>
      <text:p text:style-name="P1">“It’s nothing personal,” Saxton speaks up, “But, I am not sure if you’re qualified for the role. <text:soft-page-break/>Officers are the backbone of the guild. And, in the future, it’s not impossible for us to be taking orders and assignments from you.”</text:p>
      <text:p text:style-name="P1">“I agree with Saxton,” Noire says. “Nothing personal.”</text:p>
      <text:p text:style-name="P1">Saxton continues, “If you can display any amount of ability worth of placing you into that role, then I’ll vote yes and shut up happily forever.”</text:p>
      <text:p text:style-name="P1">“Would a spar work for you?” Mary asks. “I’ve been meaning to show off a bit since I feel like everybody here has been taking me too lightly.”</text:p>
      <text:p text:style-name="P1">She begins to stretch and crack her knuckles while thinking, ‘This body really needs work.’</text:p>
      <text:p text:style-name="P1">“I’m fine with it. But, this will be with real weapons. I can’t promise you won’t get hurt.”</text:p>
      <text:p text:style-name="P1">“No worries,” Niagra states. “As long as nobody dies, I can perform healing."</text:p>
      <text:p text:style-name="P1">“Then, that settles it, right?” Mary asks.</text:p>
      <text:p text:style-name="P1">“Alright, let’s do it then,” Saxton says while stepping forward.</text:p>
      <text:p text:style-name="P1">Maxwell always stood in the spotlight as the tallest player. But, that doesn't mean that nobody else is freakishly tall. Standing at 6 feet 10 inches, Saxton is currently the largest, tallest and most intimidating player standing here. Plus, he's thick with a healthy mix of a fat and muscle, bringing his overall width and weight to a level that even Maxwell likely fails to reach. He’s also the only player that came on this trip that choose to wear full plate mail coupled with a tower shield and spear. His size is so large that it is a wonder how the castle managed to find equipment that could fit him.</text:p>
      <text:p text:style-name="P1">'All of that body mass and armor is way above what 20 strength can wield. He's definitely got some passive defensive perks in effect here, which makes perfect sense given that he is playing a Guardian class that relies on high defense at all times.' Mary wonders in her head.</text:p>
      <text:p text:style-name="P1">“Should somebody ref? Or, are we freestyling?” Mary asks out loud.</text:p>
      <text:p text:style-name="P1">“Just come at me with the intent to kill. I’m a Guardian and a Tank. If you can even scratch me, I’d consider this my loss,” Saxton states.</text:p>
      <text:p text:style-name="P1">“Fair enough,” Mary responds. Then, she charges forward toward Saxton at a moderate speed.</text:p>
      <text:p text:style-name="P1">He raises his shield aggressively while holding his spear to the side and braces for impact as Mary reaches him and kicks at the shield.</text:p>
      <text:p text:style-name="P1">Unfortunately, he doesn’t budge, as her leg compresses and she leaps off of the shield like a spring.</text:p>
      <text:p text:style-name="P1">Though, as she makes contact, she notices the shield glow faintly with grey light.</text:p>
      <text:p text:style-name="P1">‘Shield Wall eh?’ she thinks as she quickly assesses the situation and begins to circle him.</text:p>
      <text:p text:style-name="P1">One of the extremely challenging mechanics of Era of Gods in the first session was the magic and perks had no activation cues to read. This was great when surprising enemies and foes with unknown <text:soft-page-break/>powers. However, when the roles were reversed and one was on the receiving end of such unknown powers, it really sucked.</text:p>
      <text:p text:style-name="P1">However, this second round has cues added to various perks that makes them readable and allows for players to react to them. This makes things more fair and skill-based. And, seeing the glow is enough to enable Mary to guess roughly what is happening.</text:p>
      <text:p text:style-name="P1">"Come on now. You're going to have to do more than that," Saxton boasts while rotating to match Mary's circling.</text:p>
      <text:p text:style-name="P1">“I'm just testing my limits so as to not harm you” she jokes playfully.</text:p>
      <text:p text:style-name="P1">"If you say so," Saxton responds.</text:p>
      <text:p text:style-name="P1">“But, why didn’t you attack me there? Still taking me lightly?”</text:p>
      <text:p text:style-name="P1">Her moves just now were intended to attack, bait Saxton into an attack and escape before being struck. Thus, she’s a bit curious here.</text:p>
      <text:p text:style-name="P1">“My job is to defend. If you can overcome my role, then that is enough,” Saxton responds.</text:p>
      <text:p text:style-name="P1">“Letting me attack freely without worrying about a counter-attack might be a mistake. But, I won’t complain," Mary replies.</text:p>
      <text:p text:style-name="P1">"Enough words. Come! You won't bait me into lowering my guard," Saxton responds.</text:p>
      <text:p text:style-name="P1">Since she is being underestimated to this extent, Mary decides to attack with lethal intent.</text:p>
      <text:p text:style-name="P1">She charges forward in about the same way as normal. Yet, even though her appearance is the same, Saxton feels a completely different sensation from her approach.</text:p>
      <text:p text:style-name="P1">Danger. He feels threatened.</text:p>
      <text:p text:style-name="P1">Thsi sensation is so great that he instinctively clutches his spear tightly and activates a spear power.</text:p>
      <text:p text:style-name="P1">‘SPEAR THRUST!’ he thinks as he shoves his spear forward, his spear glowing with a faint grey wind effect that indicates enhanced speed.</text:p>
      <text:p text:style-name="P1">Yet, as he shoves his spear forward, the fight ends in the next instant.</text:p>
      <text:p text:style-name="P1">Mary charges forward and expertly dodges the spear at the last second before stabbing her sword upwards at Saxton's barely exposed neck.</text:p>
      <text:p text:style-name="P1">Saxton remains frozen in place as Mary retracts her sword and asks, "I thought you weren't going to attack me?"</text:p>
      <text:p text:style-name="P1">“Ha… Hahaha,” Savos seems to laugh hysterically. “I concede! I admit defeat!”</text:p>
      <text:p text:style-name="P1">Meanwhile, the others are all fairly shocked.</text:p>
      <text:p text:style-name="P1">‘What the hell happened?’ they wonder.</text:p>
      <text:p text:style-name="P1"><text:soft-page-break/>They saw her move. So, it isn’t as though she used teleportation.</text:p>
      <text:p text:style-name="P1">But, the way she accelerated and moved was completely unnatural. The speed increase was explosive, but not on the level of a perk like Hyperspeed. And, the way that she targeted Saxton's barely exposed neck right as his head jutted out ever so slightly due to his spear thrusting movement almost seemed rehearsed.</text:p>
      <text:p text:style-name="P1">It is as though Mary's actions were unimpressively impressive. Surely, she won solely thanks to luck., But, if that's the case, why is Saxton so adamantaly conceding?</text:p>
      <text:p text:style-name="P1">“Ok, that’s Saxton,” Aric states. “Noire?”</text:p>
      <text:p text:style-name="P1">"Hmm, I'm not really a melee fighter, nor are my level and equipment high enough to fight against a melee fighter one on one," Noire complains.</text:p>
      <text:p text:style-name="P1">"That's no problem," Mary replies. "We can fight from a distance using magic only."</text:p>
      <text:p text:style-name="P1">"What!?" Noire asks with wide eyes.</text:p>
      <text:p text:style-name="P1">And, he's not alone. Everybody from Aric to Monte to Lavant to Gondor is quite surprised.</text:p>
      <text:p text:style-name="P1">"What?" Mary asks while looking around.</text:p>
      <text:p text:style-name="P1">"Then, let's exchange blows," Noire states very respectfully as he moves to a suitable position about 10 feet away. "Given your confidence, I won't hold back. I hope you don't mind?"</text:p>
      <text:p text:style-name="P1">"I'll say the same to you," Mary responds with a shrug.</text:p>
      <text:p text:style-name="P1">"Fair enough. Then, let's begin!" Noire states as he raises his palm into the air and it begins to glow with orange light.</text:p>
      <text:p text:style-name="P1">A spiral of orange light begins to form above his palm as something forms.</text:p>
      <text:p text:style-name="P1">However, as this is happening, Mary performs several actions in quick succession of each other.</text:p>
      <text:p text:style-name="P1">She retrieves her sword, activates Force Master, which causes a causes a faint grey glow to envelop her right hand and flings it up and forward while making use of Martial Force too.</text:p>
      <text:p text:style-name="P1">"Wai--," Noire utters.</text:p>
      <text:p text:style-name="P1">Though, as he stands frozen in place, the blade spins through the air with quick rotations and grazing his neck ever so slightly, or at least feeling that way, before falling to the ground behind him.</text:p>
      <text:p text:style-name="P1">"Now wait!" Noire begins! "We said a magic duel! That was throwing, which is ranged, not magic."</text:p>
      <text:p text:style-name="P1">"You're right," Mary states as she points a finger at Noire. "Aero Cutter."</text:p>
      <text:p text:style-name="P1">"Huh?" Noire says.</text:p>
      <text:p text:style-name="P1">Though, a second later, he feels a slight burn on his neck. After dabbing it with a finger, he checks the finger the see blood.</text:p>
      <text:p text:style-name="P1"><text:soft-page-break/>"What the?" Noire asks to himself.</text:p>
      <text:p text:style-name="P1">"Damn," Lavant comments somewhat loudly.</text:p>
      <text:p text:style-name="P1">"I kind of want to fight her now," Gondor says from the side.</text:p>
      <text:p text:style-name="P1">Seeing Noire's confusion, Monte walks over and explains.</text:p>
      <text:p text:style-name="P1">This leaves Noire speechless for a moment, before looking at Mary and saying, "I lost."</text:p>
      <text:p text:style-name="P1">"Impressive. You possess both strength and intelligence. I now see why you are so confident in your abilities," Aric comments.</text:p>
      <text:p text:style-name="P1">Mary merely smiles and doesn't respond.</text:p>
      <text:p text:style-name="P1">"Are there any other objections? Pluto?" Aric asks.</text:p>
      <text:p text:style-name="P1">“I don’t really care one way or the other as long as I can make explosives,” he responds in a very carefree way.</text:p>
      <text:p text:style-name="P1">“Trinity?”</text:p>
      <text:p text:style-name="P1">“Heh, I <text:s/>think I'd lose in a fight, so she gets my seal of approval,” Trinity responds.</text:p>
      <text:p text:style-name="P1">“Anabar?”</text:p>
      <text:p text:style-name="P1">“That was an impressive fight. I approve," Anabar responds earnestly.</text:p>
      <text:p text:style-name="P1">"Savos?"</text:p>
      <text:p text:style-name="P1">"I'm with Pluto. As long as I can make mechs, I don't mind," he responds in a similarly carefree way.</text:p>
      <text:p text:style-name="P1">“Ok! That's well above half and I doubt that your friends will disapprove. So, you’re in!” Aric approves. “You should still have the guild invite from before, right? Simply accept it and I’ll promote you to officer.”</text:p>
      <text:p text:style-name="P1">“Great," Mary states as she opens her status screen, clicks the previously collapsed guild invite and accepts.</text:p>
      <text:p text:style-name="P1"><text:s text:c="2"/></text:p>
      <text:p text:style-name="P1">[ Congratulations! You have joined Winner’s Lounge! ]</text:p>
      <text:p text:style-name="P1"><text:s text:c="2"/></text:p>
      <text:p text:style-name="P1">“Mary!!!” Niagra shouts as he rushes over and hugs her.</text:p>
      <text:p text:style-name="P1">‘What the…,’ she thinks.</text:p>
      <text:p text:style-name="P1">Immediately after, a prompt appears.</text:p>
      <text:p text:style-name="P1"><text:s text:c="2"/></text:p>
      <text:p text:style-name="P1"><text:soft-page-break/>[ You have been promoted to the Guild Rank - Assistant Guild Master ]</text:p>
      <text:p text:style-name="P1"><text:s text:c="2"/></text:p>
      <text:p text:style-name="P1">“Assistant Guild Master?” Mary asks aloud while pushing off Niagra “Isn’t that.. quite high?”</text:p>
      <text:p text:style-name="P1">"Isn't that you were asking for?" Aric asks seriously.</text:p>
      <text:p text:style-name="P1">"I suppose what I said originally could be interoperated that way. But, in truth, no," Mary responds.</text:p>
      <text:p text:style-name="P1">An Assistant Guild Master role is way too visible for her liking.</text:p>
      <text:p text:style-name="P1">"Well," Aric continues, "you have unanimous guild approval to be an officer, are certainly capable enough to possess the role, and, as you said, will be fantastic advertisement for the guild. Personally, I believe that this is a good position for you to be in and would appreciate your aid in running the guild.</text:p>
      <text:p text:style-name="P1">What do you think?"</text:p>
      <text:p text:style-name="P1">"That's... not the issue," Mary responds.</text:p>
      <text:p text:style-name="P1">"Hey, hey, hey! You can't embarrass me like that and then turn down the role," Saxton half-jokes half-seriously complains.</text:p>
      <text:p text:style-name="P1">"Yeah, seriously," Noire agrees.</text:p>
      <text:p text:style-name="P1">"Mary, you should do it!" Niagra advocates.</text:p>
      <text:p text:style-name="P1">"Yeah! Go for it!" Monte cheers enthusiastically.</text:p>
      <text:p text:style-name="P1">"See?" Aric asks somewhat rhetorically.</text:p>
      <text:p text:style-name="P1">"Fiiiiine," Mary accepts the position begrudgingly. "But, before we make things permanent, look at my perks first and make sure that they are not a problem."</text:p>
      <text:p text:style-name="P1">"Why would they be..." Aric begins as his eyes move around erratically as though reading an invisible screen. "Oh."</text:p>
      <text:p text:style-name="P1">"What's wrong?" Monte asks with interest.</text:p>
      <text:p text:style-name="P1">"Hmm," Aric thinks as he looks at Mary. Though, after only a few seconds, he says, "On the contrary, these perks make your feats that much more impressive.</text:p>
      <text:p text:style-name="P1">As with all of our members, I will not share what your perks are. But, I hope that we can all get along and you will be comfortable with sharing them eventually."</text:p>
      <text:p text:style-name="P1">"That's understandable. In time, I'll share what I can." Mary agrees.</text:p>
      <text:p text:style-name="P1">“Mary, you actually joined!” Niagra says. “I’m so excited! I told them that you convinced me to join and that I wished you would join, so I’m glad you’re here. Welcome to Winner’s Lounge!”</text:p>
      <text:p text:style-name="P1">“Thank you. I’m glad to be aboard.” Mary replies.</text:p>
      <text:p text:style-name="P1"><text:soft-page-break/>“Also, I’m an Assistant Guild Master too. So, we’re partners!” Niagra states enthusiastically.</text:p>
      <text:p text:style-name="P1">“Really?” she asks while looking over at Aric.</text:p>
      <text:p text:style-name="P1">“Yup! He was the first member to join. And, like you, he joined without a contract. So, since he decided to trust me, I decided to trust him.”</text:p>
      <text:p text:style-name="P1">“But, you realize he’s kind of new, right? You're not worried?" Mary asks.</text:p>
      <text:p text:style-name="P1">"We were all new at some point. He'll grow into it naturally. And, if not, we're here to help him until does." Aric shrugs.</text:p>
      <text:p text:style-name="P1">“You don’t believe in me?” Niagra pouts.</text:p>
      <text:p text:style-name="P1">“Oh, I do. I just wanted to know where his head is at. I think we’ll get along,” Mary states with a smile.</text:p>
      <text:p text:style-name="P1">“Alright, alright. I can’t let you guys have all the fun. I’m joining too.”</text:p>
      <text:p text:style-name="P1">Gondor performs some actions hidden from sight that causes a prompt to appear in the augmented view of the members of Winner's Lounge.</text:p>
      <text:p text:style-name="P1"/>
      <text:p text:style-name="P1">[ Gondor has joined Winner’s Lounge. ]</text:p>
      <text:p text:style-name="P1"><text:s text:c="2"/></text:p>
      <text:p text:style-name="P1">“Me too I guess,” Lavant sighs.</text:p>
      <text:p text:style-name="P1"><text:s text:c="2"/></text:p>
      <text:p text:style-name="P1">[ Lavant has joined Winner’s Lounge. ]</text:p>
      <text:p text:style-name="P1"><text:s text:c="2"/></text:p>
      <text:p text:style-name="P1">“Perfect!” Monte states. “And, like that, we’re set for the rest of this early game! We have a guild of 13!”</text:p>
      <text:p text:style-name="P1">“Yeah!”</text:p>
      <text:p text:style-name="P1">“Woo!”</text:p>
      <text:p text:style-name="P1">“Waahaaa!”</text:p>
      <text:p text:style-name="P1">The guild members give a hearty cheer and some light applause when Aric says, “Alright everybody. Gather around. Now that we successfully managed to establish the guild for about as its going to get for now, I think it’s time for us to discuss our strategy going forward.</text:p>
      <text:p text:style-name="P1">Monte, would you please?”</text:p>
      <text:p text:style-name="P1">“Yes,” Monte responds. “Alright. So, to recap for our new members, when it comes to player <text:soft-page-break/>relations, the plan was to expand our guild with any available players first and to basically figure out who would be members and who wouldn’t.</text:p>
      <text:p text:style-name="P1">Next, we want to figure out who will be neutral to us and who will be our enemy. It’s still a bit early to worry about this matter, as there could be 20 more players the next town over. But, it’s something to keep in mind. Presley hasn’t established himself as a threat yet, but he very well could if resource competitions occur.</text:p>
      <text:p text:style-name="P1">Now, for Resident Relations and Short-Term Goals. We have lots of influence with the nobility of this city. But, they are clearly keeping a certain amount of distance from us. This alludes to them having some strong backers, but again, it's too early and too hard to tell.</text:p>
      <text:p text:style-name="P1">Our goal here is to continue to try and gain more influence over the city. With the sky demons happening, this too seems inevitable, so try to keep this in mind when we’re back in the city.</text:p>
      <text:p text:style-name="P1">For Current Affairs, our goal is to gain levels as quickly as possible and start to explore and plunder the world. Ideally, we get some more members first. But, we need to wait until we meet up with other players.</text:p>
      <text:p text:style-name="P1">The nobility is currently communicating via courier between city’s and the Royal Capital, but that method is slow and takes days. We should assume, at least for the immediate future, that there are no other close players or that we won’t have any help for a while. The city is going to be our home for a bit, so let’s try to defend it and keep a good reputation.</text:p>
      <text:p text:style-name="P1">Any questions?”</text:p>
      <text:p text:style-name="P1">There is silence, so Aric says, “Great!</text:p>
      <text:p text:style-name="P1">Now, as Monte said, we need levels. So, even though Presley has left us behind, it doesn’t matter. Our group is larger and stronger so we'll outpace them eventually.</text:p>
      <text:p text:style-name="P1">Let’s continue to kill sky demons for the day and gain levels. We might not hit level 2. But, as long as we keep up a good pace and maintain group unity, I think we’ll be fine.”</text:p>
      <text:p text:style-name="P1">Everybody nods in agreement with this, then Aric leads the way as they head through the grassy plain toward a group of 2 sky demons.</text:p>
      <text:p text:style-name="P1">While they walk, Lavant rushes over to Mary and asks, "I gotta admit, that Aero Cutter was quite good. What technique did you use?"</text:p>
      <text:p text:style-name="P1">"Secret," Mary responds with a light smile.</text:p>
      <text:p text:style-name="P1">"Secret? We're guild mates now though. Common," Lavant responds.</text:p>
      <text:p text:style-name="P1">Mary merely smiles, then looks to Niagra who has come nearby as well and asks, "So, you've been an Assistant Guild Master for a while now. Maybe you can give me some advice on how to use the guild feature?"</text:p>
      <text:p text:style-name="P1">"Oh sure! First, open up your Status. There is a new tab there called Guild that you can use to <text:soft-page-break/>manage this guild. Once it's open, you can..."</text:p>
      <text:p text:style-name="P1">Lavant clicks his tongue and steps away as Niagra continues to explain functions to Mary. This interaction allows her to pick up on the existing layout rather quickly as she navigates the virtual interfaces screens using though.</text:p>
      <text:p text:style-name="P1">In this way, the establishment of Winner’s Lounge completes. And, their group continues on to kill monsters on the plain.</text:p>
      <text:p text:style-name="P1">As for their carriage, it returns back to the city for now since traveling through grass won't work well for the carriage they brought. Fortunately, a nice benefit of being in plains is that they need only establish a campfire on a main road and their group can be easily found to be picked up by the carriage. Thus, this arrangement works out quite well for all parties as they split ways.</text:p>
      <text:h text:style-name="Heading_20_1" text:outline-level="1">Chapter 3: <text:span text:style-name="T334">Grinding</text:span> is Eternal</text:h>
      <text:p text:style-name="P1">The members of Winner’s Lounge begin their roaming as they search for sky monsters that are, in truth, quite easy to spot.</text:p>
      <text:p text:style-name="P1">They walk until eventually reaching a group of 3 sky monsters, to which Mary tells Niagra, "One moment," and then announces loudly to all, "Alright, I'm up."</text:p>
      <text:p text:style-name="P1">The group doesn't protest, as they watch Mary walk calmly over to the sky demons with steady steps.</text:p>
      <text:p text:style-name="P1">Upon seeing her, they emit their usual roars, then charge, as they approach her aggressively with dangerous intent.</text:p>
      <text:p text:style-name="P1">Mary frowns and withdraws her sword, then stands in place as they approach.</text:p>
      <text:p text:style-name="P1">The sky demons reach her and the first one swipes.</text:p>
      <text:p text:style-name="P1">However, in response, she merely slices vertically, right through its arm, then horizontally, right though its body.</text:p>
      <text:p text:style-name="P1">As it falls down, the next reaches her and she repeats the process.</text:p>
      <text:p text:style-name="P1">Finally, the third shows a trace of fear and even slows down. But, it is too late. Mary charges forward a few steps, causing it to raise its arm in a display of both fear and defense. Yet, this does nothing, as she slices viscously through its raised arms.</text:p>
      <text:p text:style-name="P1">"Damn, you made that look way too easy," Gondor comments as he watches Mary come to a stop, flick her blade clean of some of the blood covering it and then sheath it.</text:p>
      <text:p text:style-name="P1">"These monsters are zero challenge since I have gear," Mary comments. "Their reach is too low and they have no defense. They don't stand a chance."</text:p>
      <text:p text:style-name="P1">"I might have to fight a few of them to not get rusty," Saxton comments.</text:p>
      <text:p text:style-name="P1">"Same. I want to use my magic," Noire comments.</text:p>
      <text:p text:style-name="P1">"It is better for the Mages to reserve their mana for emergencies," Aric comments. "Even though we are facing sky demons mostly, there are big cats, equines and certain other fantasy creatures present in this world to be considerate of."</text:p>
      <text:p text:style-name="P1">"Equines, huh," Anabar repeats. "It's rare that I hear such a technical term out loud."</text:p>
      <text:p text:style-name="P1">"As Guild Master, it is my job to be knowledgeable about as many things as possible and bestiaries are no exception," Aric replies.</text:p>
      <text:p text:style-name="P1">"I'll also help to fill in information gaps when it comes to monsters too," Trinity comments. "You could say that monster hunting is a bit of my specialty."</text:p>
      <text:p text:style-name="P1"><text:soft-page-break/>"Have you learned anything interesting about these sky demons that we might care to know? Or, are they the same as the one's from the last round?" Monte asks.</text:p>
      <text:p text:style-name="P1">"They're the same. Their stats are all 10 or lower and there are no notable abilities."</text:p>
      <text:p text:style-name="P1">"I see."</text:p>
      <text:p text:style-name="P1">"Alright, let's get moving again," Aric commands. "We need to keep up a good pace."</text:p>
      <text:p text:style-name="P1">The group mostly nods, then continues on, as several members spot another pack not too far away and head toward it.</text:p>
      <text:p text:style-name="P1">In this way, the group continues their adventure, slowly gathering more and more experience in their effort to reach the next level and become stronger.</text:p>
      <text:p text:style-name="P1">***</text:p>
      <text:p text:style-name="P1">The group continues on and kills many sky demons along their path.</text:p>
      <text:p text:style-name="P1">Mary is enough to kill every sky demon alone. However, others assist at random with even the Mages Noire, Niagra and Lavant getting turns eventually due to a desire to improve group unity and a general sense of security.</text:p>
      <text:p text:style-name="P1">Sky demons aren’t the only threats here. However, because their group is so large, nothing else dares to approach. This means that basically only the fearless Sky Demons approach, which works out, as it gives them consistent relatively easy to obtain experience.</text:p>
      <text:p text:style-name="P1">"Finally. Level 2," Lavant says with a huge grin. "5 points into magic. 3 points into intelligence. 2 points into wisdom."</text:p>
      <text:p text:style-name="P1">"No vitality?" Saxton asks.</text:p>
      <text:p text:style-name="P1">"No. I'm going pure glass cannon," he responds seriously.</text:p>
      <text:p text:style-name="P1">"I know you're experienced, so I won't lecture you," Aric comments. "But, for everybody else, be mindful that early vitality can be extremely beneficial for you regardless of your specializations. 10 to 15 is a 50% improvement in your natural recovery rate, sense of well-being, physical toughness and much more. This will lead to accumulating less fatigue from travel, experiencing better rest and more which all compound into quite useful overall benefits! The rule of thumb is 25 vitality as soon as possible 50 by level 20. Unless you have a very specific goal in mind, you should definitely be putting 5 points into vitality now.</text:p>
      <text:p text:style-name="P1">Also, rest is very important, so we're going to now take a 10 to 20 minute break. Use the restroom, eat, do whatever you need."</text:p>
      <text:p text:style-name="P1">"Only allowed to invest 5 points per stat, hmm," Niagra comments as he thinks of what to do. "I guess I'll do magic and vitality then. We haven't even travelled far and I'm already feeling worn out."</text:p>
      <text:p text:style-name="P1">"What are you doing Mary?" Monte asks.</text:p>
      <text:p text:style-name="P1"><text:soft-page-break/>"Secret," Mary responds.</text:p>
      <text:p text:style-name="P1">"Wow, you're even keep your stats a secret? That's pretty hardcore," Monte replies.</text:p>
      <text:p text:style-name="P1">"Yup!" Mary replies plainly as she invests her stat points into vitality and magic to bring them to 25 via mental thought in her Status interface.</text:p>
      <text:p text:style-name="P1">She also reviews her perks, which thanks to the level-up are now slightly stronger in accordance with their originally decided scaling.</text:p>
      <text:p text:style-name="P1">'My two Fatal Survivor sub-perks are all slightly stronger," she thinks as she reviews them. "Fatal Dash gets 4% per level and is at 28% speed. And, Fatal Dodge Roll doesn't show an exact effectiveness value, but it should be a bit faster and should travel a bit farther than before.</text:p>
      <text:p text:style-name="P1">And, Force Master is quite a bit stronger now too. 180% less concentration needed and 180% faster interactions will substantially increase the power of my activations of this perk.</text:p>
      <text:p text:style-name="P1">Good... good.... Even a few more of these low levels will drastically improve my power and survivability."</text:p>
      <text:p text:style-name="P1">"At about 3 to 4 experience per kill, that means we killed over 250 of those demons?" Pluto comments out loud. "That's pretty damn impressive."</text:p>
      <text:p text:style-name="P1">Savos adds, "And, it only took us a couple of hours. That's about 2 kills a minute, a really great pace!"</text:p>
      <text:p text:style-name="P1">"And we didn't even have to lift a finger," Pluto jokes with a light laugh.</text:p>
      <text:p text:style-name="P1">"True!" Savos agrees and laughs lightly too.</text:p>
      <text:p text:style-name="P1">"You two are really carefree," Trinity comments with a smile.</text:p>
      <text:p text:style-name="P1">"You didnt' fight either," Pluto protest with a pout.</text:p>
      <text:p text:style-name="P1">"I'm reserving my strength for an emergency," Trinity responds.</text:p>
      <text:p text:style-name="P1">"Right, right! Me too," Savos replies with a laugh.</text:p>
      <text:p text:style-name="P1">The mood is great as everybody takes a break to relax and unwind for a bit while Mary and Saxton stand guard.</text:p>
      <text:p text:style-name="P1">"You know that you're welcome to rest," Saxton says to Mary.</text:p>
      <text:p text:style-name="P1">"What? And miss out on potential experience? Absolutely not," Mary jokes.</text:p>
      <text:p text:style-name="P1">"So be it," Saxton responds.</text:p>
      <text:p text:style-name="P1">The two stand at attention as the group relaxes and Mary considers various matters.</text:p>
      <text:p text:style-name="P1">'1000 experience for level 2 and 2,200 for level 3. Looks like the experience curve is the same as last time.</text:p>
      <text:p text:style-name="P1"><text:soft-page-break/>If we continue to get 1,000 experience per 2 hours, then we likely won't hit level 4 before nightfall if we need around 5,400 experience like last time. That would require 11 hours. And, it's already past 11:00 AM I'd say going on noon. Anything past 9:00 is going to be quite dark.</text:p>
      <text:p text:style-name="P1">So, we'll probably hit level 3 today and be close to level 4. Not bad. With this kind of pace, we can definitely hit level 5 and perhaps even 6 tomorrow.'</text:p>
      <text:p text:style-name="P1">The plain that they are on is massive and extends for tens of miles around the city. As a result, there is no lack of sky demons to challenge. The sky demons even have a nature of randomly roaming around, meaning that their group could hypothetically walk around in a circle and never run out of sky demons to challenge so long as the circle has a large enough diameter to give the demons time to fill in prior areas.</text:p>
      <text:p text:style-name="P1">The full 30 minutes pass and their team gets back to hunting for monsters. Everybody is energetic and invigorated by this experience since killing these demons are easy and the environment is actually quite pleasant to be in.</text:p>
      <text:p text:style-name="P1">***</text:p>
      <text:p text:style-name="P1">"Level 3!" Lavant is the first to cheer again as their group hits another level milestone.</text:p>
      <text:p text:style-name="P1">'Two levels in one day. Such a thing would be impossible in the last session,' many of the veterans think to themselves.</text:p>
      <text:p text:style-name="P1">Even though they realize that these demons are a double-edged sword that grant experience <text:s/>in exchange for future danger, for now, they can't help but to be grateful to the developers for adding such a convenient source of early experience.</text:p>
      <text:p text:style-name="P1">"These levels are making me strong, hehe," Trinity smirks as he whispers to himself.</text:p>
      <text:p text:style-name="P1">"I need level 5 for new songs though," Anabar comments.</text:p>
      <text:p text:style-name="P1">"We all need level 5," Lavant adds. "Every 5 levels is a common breakpoint for the next set of perk benefits."</text:p>
      <text:p text:style-name="P1">"Yeah, I know," Anabar responds.</text:p>
      <text:p text:style-name="P1">As this conversation and more are held, Mary invests points into strength and magic and smiles slightly.</text:p>
      <text:p text:style-name="P1">'25 strength, 25 vitality and 30 magic. Very nice!' she thinks to herself. 'And, my perks are continuing to get buffed too. I need about 100 magic before I can begin to use some of my most game-breaking ideas, so that's 14 more levels or less if we lucky out on magic granting divine items.</text:p>
      <text:p text:style-name="P1">Though, I would have to compete with Mages for them, so those will be hard finds. Hmm,' she sighs. Either way, it took months to hit level 17 last time. I have a good feeling that perhaps we can reach that in only a little over a month given our cumulative experience and skills.'</text:p>
      <text:p text:style-name="P1">"Aric, any major perk bonuses?" Monte asks.</text:p>
      <text:p text:style-name="P1"><text:soft-page-break/>Everybody quiets down a bit and listens, as Aric says, "Not yet. But, as promised, level 5 will be huge!"</text:p>
      <text:p text:style-name="P1">"I just want that Super Form power already," Gondor says while cracking his fingers.</text:p>
      <text:p text:style-name="P1">"It'll come. Don't worry. So many good powers are to come," Aric comments.</text:p>
      <text:p text:style-name="P1">"With 30 base vitality, I feel better than ever," Saxton says as he stretches a bit.</text:p>
      <text:p text:style-name="P1">"What's your total vitality?" Gondor asks.</text:p>
      <text:p text:style-name="P1">"Sorry, but I'm keeping that private. Nothing personal, but it falls under a survival secret for me."</text:p>
      <text:p text:style-name="P1">"No worries," Gondor responds. "I'm used to such things."</text:p>
      <text:p text:style-name="P1">The group continues to rest and chat for a while as members eat dried rations, drink water, use the restroom and even rest a bit before everybody eventually gets up and heads off for more adventure.</text:p>
      <text:p text:style-name="P1">***</text:p>
      <text:p text:style-name="P1">After adventuring for another 4 hours or so, the sun is half-way through its descent toward the horizon when Aric announces, "Ok everybody! We're going to head back to the city.</text:p>
      <text:p text:style-name="P1">This is only our first day, so there's no use straining ourselves.</text:p>
      <text:p text:style-name="P1">Also, there might also be some news at the castle. So, I'd rather we learn about this sooner rather than later.</text:p>
      <text:p text:style-name="P1">We can do overnight trips and such later once we know more about this world's circumstances."</text:p>
      <text:p text:style-name="P1">Nobody disagrees, so the group lights a campfire and begins to rest as they wait for a carriage to pick them up.</text:p>
      <text:p text:style-name="P1">"Is every day going to be this long?" Niagra complains near Mary. "I read a bit about this beforehand. But, god."</text:p>
      <text:p text:style-name="P1">"Haha, it's crazy right? You really realize how convenient scene cuts and time breaks in fiction are once you start to live it out," Gondor comments with a wry smile.</text:p>
      <text:p text:style-name="P1">"Just be grateful that we're leveling way faster than we likely would be in the last session since everything gets way more exciting with levels," Lavant comments.</text:p>
      <text:p text:style-name="P1">"Eventually you'll be begging for a break," Anabar comments as he sits nearby. "At least, that would be the case normally. With me on around my songs will keep you fighting in peak condition forever."</text:p>
      <text:p text:style-name="P1">"About what level is needed for that to happen?" Niagra asks.</text:p>
      <text:p text:style-name="P1">"Well, based on the numbers, I'd say around level 40," Anabar replies.</text:p>
      <text:p text:style-name="P1">Monte adds, "The best way to visualize power is in groups of 20.</text:p>
      <text:p text:style-name="P1">Between levels 1 and 19, you're just barely getting your abilities online. From levels 20 to 39, your <text:soft-page-break/>abilities will mature, but still won't be too good. At 40, you can expect your full power to come online. And, at 60, 80 and 100, you simply see further extensions of those abilities as you go from being quite strong to extremely powerful."</text:p>
      <text:p text:style-name="P1">"Interesting," Niagra adds.</text:p>
      <text:p text:style-name="P1">"I was level 100 last game," Lavant brags. "I can't wait to hit that again. My perks are even better this time. If I can get the right items, I'll be unstoppable."</text:p>
      <text:p text:style-name="P1">"You wish," Gondor disagrees. "Everything is going to devolve into group combat like last time. Though, perhaps even worse."</text:p>
      <text:p text:style-name="P1">"Nope! Empire and guild perks all had their defensive properties nerf. Don't tell me you didn't check that in the Character Creator?" Lavant probes.</text:p>
      <text:p text:style-name="P1">"I did. But, they are still useful enough. And, it isn't as though consolidate strength went away entirely," Gondor responds.</text:p>
      <text:p text:style-name="P1">"Heh. My strength will exceed all of those paltry limitations. Just wait. I will be #1," Lavant responds.</text:p>
      <text:p text:style-name="P1">"Do you even have a Dormant perk?" Gondor asks.</text:p>
      <text:p text:style-name="P1">"Don't need one," he shrugs.</text:p>
      <text:p text:style-name="P1">"Enough said," Gondor shrugs as well.</text:p>
      <text:p text:style-name="P1">"You guys are really hardcore," Aric states as he puts his hand on both of their shoulders. "I'm glad you're in this group.</text:p>
      <text:p text:style-name="P1">Let's try not to argue too seriously though, ok? You'll scare the new players."</text:p>
      <text:p text:style-name="P1">"Hehe, it's no problem," Savos responds. "I may be new to this game, but I'm not new to other games. In fact, I probably have more experience than all of you young'uns."</text:p>
      <text:p text:style-name="P1">"Hey, don't lump me in with them," Pluto states.</text:p>
      <text:p text:style-name="P1">"Of course!" Savos also states with a light laugh.</text:p>
      <text:p text:style-name="P1">The group continues to chat for a while until the carriage arrives and hauls them back to town.</text:p>
      <text:p text:style-name="P1">***</text:p>
      <text:p text:style-name="P1">By the time they reach the castle, the sun has nearly set and the world is nearly dark.</text:p>
      <text:p text:style-name="P1">After stepping back into the castle from the stables, various nobles step out to greet them.</text:p>
      <text:p text:style-name="P1">These nobles include the Count, the Countess, Marlin and the four usual viscounts that live in the castle with them. The previous crowd of lesser nobles is no longer here.</text:p>
      <text:p text:style-name="P1">The four usual viscounts are the Guard Captain, Frank, Grand Strategist, Hubert, Magic General, <text:soft-page-break/>Ronald and Trade Master, Sam. </text:p>
      <text:p text:style-name="P1">“Ah, noble heroes! We welcome your return. Come! We have prepared a meal for your return. And, there is good news to share with you all," the Count greets.</text:p>
      <text:p text:style-name="P1">“Good news?” Monte wonders out loud. “About what?"</text:p>
      <text:p text:style-name="P1">"We've received a royal message!" the Count exclaims. "But, before that, where is the rest of your group?"</text:p>
      <text:p text:style-name="P1">"They split up from us," Monte shrugs while raising his arms helplessly. "We weren't all necessarily allies after all. Though, this group here definitely is."</text:p>
      <text:p text:style-name="P1">"I see. I understand. Well, let us go chat and eat and wait for them to return. If they take too long, then we will proceed without them," the Count replies.</text:p>
      <text:p text:style-name="P1">"That sounds like an excellent idea," Monte responds.</text:p>
      <text:p text:style-name="P1">The group begins to enter the castle while chatting with the nobles and such as Marlin comes over to Mary and asks, “Aww, poor dear. Your hair is all a mess,” while physically touching her.</text:p>
      <text:p text:style-name="P1">“Yeah, but it’s ok. I know a few tricks to get back in shape quickly,” Mary responds while politely and gently taking Marlin’s hand off of her.</text:p>
      <text:p text:style-name="P1">“Would you like to use my bath? I have one in my suite. It's probably a bit nicer than the one in your room,” she offers.</text:p>
      <text:p text:style-name="P1">"I appreciate the offer. However, I would prefer to use the one in my room. Thank you for your kindness, however," Mary replies.</text:p>
      <text:p text:style-name="P1">"Of course. If you ever need anything, just let me know."</text:p>
      <text:p text:style-name="P1">"Sure. I definitely will Marlin," Mary replies.</text:p>
      <text:p text:style-name="P1">Hearing her first named called out like this causes Marlin to smile.</text:p>
      <text:p text:style-name="P1">“So? How was the trip?” Marlin asks.</text:p>
      <text:p text:style-name="P1">“Well, we…,” Mary responds as they head to the kitchen and have seats.</text:p>
      <text:p text:style-name="P1">The players and residents all sit in mixed positions at the table as the nobles chat merrily with the players, even one-sidedly if needed, about different matters.</text:p>
      <text:p text:style-name="P1">As this happens, dishes are brought out at this time along with water and wine as everybody is encouraged to feast right from the start.</text:p>
      <text:p text:style-name="P1">A pleasant mood forms quickly. And, after a few minutes of it persisting, the Count fakes a brief cough and throat clear.</text:p>
      <text:p text:style-name="P1">“Ah hmm,” the Count fakes. “I take it that everybody is enjoying the meal?”</text:p>
      <text:p text:style-name="P1"><text:soft-page-break/>“Yeah!” the nobles respond enthusiastically and even several players respond positively with varying degrees of enthusiasm based on their personalities.</text:p>
      <text:p text:style-name="P1">Mary is fairly mild. Gondor is quite enthusiastic. Lavant is mild. Conner is very mild. Aric is quite cheerful. Monte is fake cheerful. Niagra is quiet. Saxton is silent, yet has cheerful movements. Pluto is very cheerful. Trinity is silent. Anabar is very cheerful. Noire is moderately cheerful. And, Savos is excessively cheerful and definitely the most cheerful person here.</text:p>
      <text:p text:style-name="P1">“Great!</text:p>
      <text:p text:style-name="P1">Then, since it seems that the other group has decided to stay the night outside, I'll wait no further and present you all with the good news of the evening.</text:p>
      <text:p text:style-name="P1">We have received an official statement back from the Royal Capital in regards to the recent events.</text:p>
      <text:p text:style-name="P1">Lucy, if you would please?” the Count states while maintaining a forward gaze and only raising his right hand for retrieval.</text:p>
      <text:p text:style-name="P1">“My lord,” a woman maid utters politely while walking over and placing a thick tan scroll with a golden ribbon into his hand in a practiced manner.</text:p>
      <text:p text:style-name="P1">The Count carefully unties the ribbon and unfolds the scroll then begins to read its contents in front of everybody.</text:p>
      <text:p text:style-name="P1"/>
      <text:p text:style-name="P1">“By Imperial Decree,</text:p>
      <text:p text:style-name="P1">This Scroll Contains the Words of the Most Noble, Honorable and Powerful Emperor Terainus the 14th.</text:p>
      <text:p text:style-name="P1"/>
      <text:p text:style-name="P1">I proclaim that all of the 20 heroes from Rondell City are hereby ordered to gather at the Royal City within the next 3 days.</text:p>
      <text:p text:style-name="P1">An Induction and Promotion ceremony will be conducted to confer citizenship and nobility titles to players personally by the authority of the Emperor and Empress.</text:p>
      <text:p text:style-name="P1">No delays will be tolerated.</text:p>
      <text:p text:style-name="P1">All heroes must attend.</text:p>
      <text:p text:style-name="P1">Those that fail to come may be branded as spies working against the empire.</text:p>
      <text:p text:style-name="P1"/>
      <text:p text:style-name="P1">This end the words of our most gracious and benevolent Emperor.”</text:p>
      <text:p text:style-name="P1"/>
      <text:p text:style-name="P1"><text:soft-page-break/>One the Count finishes reading the script, he begins to fold it up while the nobles begin to clap and cheer.</text:p>
      <text:p text:style-name="P1">“Wow! An invitation to the royal capital!”</text:p>
      <text:p text:style-name="P1">“Very impressive! How kind of our king!”</text:p>
      <text:p text:style-name="P1">“What a pure spirit.”</text:p>
      <text:p text:style-name="P1">The count waves his hands while displaying a not quite so pleased expression.</text:p>
      <text:p text:style-name="P1">“Indeed. He is truly intelligent. By gathering the heroes to the Royal Capital, he will be able to monopolize their strength.”</text:p>
      <text:p text:style-name="P1">“Count?” Frank asks with a trace of intrigue.</text:p>
      <text:p text:style-name="P1">Meanwhile the expressions of the other nobles are taken aback.</text:p>
      <text:p text:style-name="P1">“I’ve been advised by the players that this cycle of events has occurred before. Once the heroes are gone, the sky demons will invade from the sky and our city will be left in ruins.</text:p>
      <text:p text:style-name="P1">Though, even if they didn’t tell me this, I’d assume the same myself. This act is an attempt by the emperor to secure his own power and safety. And, if he has his way, our city will be doomed for destruction.</text:p>
      <text:p text:style-name="P1">This is no longer a matter of ourselves either. This concerns our families, our friends and all of the citizens of the city. That is why I have only invited you few here today for this banquet. Because, we have to make a decision that can only be made by the most trusted members of this city’s nobility.”</text:p>
      <text:p text:style-name="P1">Hearing this causes the expressions of the nobles to sway as Frank asks, “Then? What do you suggest?”</text:p>
      <text:p text:style-name="P1">“I won’t suggest anything as of yet. The day is still young. We have time to think things over.</text:p>
      <text:p text:style-name="P1">Instead, let us talk and discuss the contents of the letter. Heroes, what do you think?”</text:p>
      <text:p text:style-name="P1">“Before we can make any serious decisions, we will need to clear up a few things,” Monte responds immediately. “Are there other heroes in the empire?”</text:p>
      <text:p text:style-name="P1">“Based on the contents of this letter and our own intelligence: no.”</text:p>
      <text:p text:style-name="P1">“And, what is the rough scale of the empire? What is the nearby geography like? Could there be players in a neighboring empire?”</text:p>
      <text:p text:style-name="P1">“Our empire consists of four major cities and 17 smaller towns that span a distance of 1,000 miles from top to bottom and left to right.</text:p>
      <text:p text:style-name="P1">Our empire is on a large continent surrounded by water on all sides. This continent is home to eight unique empires that are each comparable in size and might to each other.</text:p>
      <text:p text:style-name="P1">There has not been any communication with other empire’s yet, so we don’t know if there are other <text:soft-page-break/>players.”</text:p>
      <text:p text:style-name="P1">“Finally, how strong is the empire really? And, this area? Are there any strong magic users or fighters?”</text:p>
      <text:p text:style-name="P1">“Most cities have at least one talented Mage present, like Ronald here. But, the Royal Capital is where the concentration of Mages and powerful fighters lies.</text:p>
      <text:p text:style-name="P1">Still, our continent is known for its peace and generally doesn't develop or possess very much talent relative to other continents. And, even when we do, our talent usually travels far to the east east or north rather than remain here and stagnate.”</text:p>
      <text:p text:style-name="P1">“In that case, it would probably be fine for us to ignore the imperial decree,” Monte states with a relaxed tone.</text:p>
      <text:p text:style-name="P1">“Why do you believe that?” Hubert asks</text:p>
      <text:p text:style-name="P1">“It’s all very simple logic really. There are 3 reasons why we can basically do whatever we want.</text:p>
      <text:p text:style-name="P1">First, the sky invasions are going to take up all of the empire’s time and resources.</text:p>
      <text:p text:style-name="P1">Second, we will outscale the empire before they can seriously challenge us.</text:p>
      <text:p text:style-name="P1">Third, there is more benefit for the empire to allow us to act freely than to restrain or restrict us.</text:p>
      <text:p text:style-name="P1">As a result, who cares if we’re branded traitors? We can basically do whatever we want.”</text:p>
      <text:p text:style-name="P1">“I feel the same way,” the Count responds. “Hubert and I have spoken about this matter at length and we believe that if a third assault occurs tomorrow with even greater intensity than today, then that would be proof enough that this situation truly will not abate and that we should submit ourselves and our city resources entirely toward changing our way of life toward survival.</text:p>
      <text:p text:style-name="P1">The people of the city are restless and want answers and we have told them that we are coming up with a solution. Tomorrow’s events will give us enough justification to make the necessary life altering decisions needed to force change and make it through this crisis.”</text:p>
      <text:p text:style-name="P1">“If that’s what you think is best, then so be it,” Monte responds. “But, remember. Every second counts.”</text:p>
      <text:p text:style-name="P1">“This matter is one that I am already convinced of,” the Count responds. "However, the problem that we face for now is convincing others. ”</text:p>
      <text:p text:style-name="P1">“Fair enough,” Monte replies.</text:p>
      <text:p text:style-name="P1">The Count concludes, “It seems that we have a resolution then. Continue to rest and enjoy the luxuries of the castle for the night. Once tomorrow’s events unfold, we will provide our declaration to the public to begin taking actions to counteract the sky invasions.”</text:p>
      <text:p text:style-name="P1">This is met by enthusiastic applause by the nobles and the players also respond back positively.</text:p>
      <text:p text:style-name="P1"><text:soft-page-break/>With that discussion handled, the group continues to eat and chat and Mary eventually breaks off to go to her room.</text:p>
      <text:p text:style-name="P1">***</text:p>
      <text:p text:style-name="P1">"Second day in this world and second night in this place," Mary thinks as she enters her room with a light yawn. "Hitting level 3 so soon is quite good. Looks like we'll hit level 5 tomorrow as expected and level 6 isn't impossible at 10k exp if we work hard. I'll definitely suggest a strong push early in the morning for levels."</text:p>
      <text:p text:style-name="P1">Mary takes off her backpack and tosses it the floor then pulls a rope on the wall to summon a maid.</text:p>
      <text:p text:style-name="P1">One short conversation and wait later, the maid returns with a large stripe of fine silky purple cloth that is 3x10 feet long and a bowl containing a small amount of random fruits.</text:p>
      <text:p text:style-name="P1">Mary goes over to a wooden desk in her room and clears it off and slides it to the center of the room using her strength and magic.</text:p>
      <text:p text:style-name="P1">Once it's surface is clear, she drapes the cloth over it and places the fruit bowl on the center.</text:p>
      <text:p text:style-name="P1">Next, she grabs two of the candles lighting her room and places them on this surface.</text:p>
      <text:p text:style-name="P1">'Hmm, not bad for a makeshift altar,' Mary thinks as she moves to the front of the altar and kneels down on one knee.</text:p>
      <text:p text:style-name="P1">"Oh gods of this universe. If you hear this prayer, please have mercy on this humble one and grant me your blessing," she whispers in a low voice.</text:p>
      <text:p text:style-name="P1">Then, she waits. Total silence passes for a complete minute, before Mary whispers again, <text:s/>"Oh gods of this universe. If you hear this prayer, please have mercy on this humble one and grant me your blessing."</text:p>
      <text:p text:style-name="P1">And, like before, she waits for a minute, before repeating her words a third time.</text:p>
      <text:p text:style-name="P1">Over and over, she repeats this prayer every minute, until nearly an hour passes and there is a knock on her door.</text:p>
      <text:p text:style-name="P1">'Ugh. Who could be here at a time like this,' Mary thinks to herself as she asks, "Who is it?"</text:p>
      <text:p text:style-name="P1">"It's me, Aric," he speaks.</text:p>
      <text:p text:style-name="P1">"Understood. You may come in," Mary states as she stands up.</text:p>
      <text:p text:style-name="P1">Though, as soon as she stands up, her vision changes as her mind is spirited away.</text:p>
      <text:p text:style-name="P1">'Fucking hell, this timing!' Mary thinks as she finds herself standing in an empty black region with only a single bright beam of light shining down upon her.</text:p>
      <text:p text:style-name="P1">"Speak human," a deep voice calls to her from every direction. "Why <text:span text:style-name="T4">do you seek a blessing?</text:span>"</text:p>
      <text:p text:style-name="P1">Mary's mind computes the current situation at the fastest speed possible as she figures out <text:span text:style-name="T5">what is </text:span><text:soft-page-break/><text:span text:style-name="T5">going on.</text:span></text:p>
      <text:p text:style-name="P1">In the last game session, she did not interact very much with the gods, so her only knowledge of them is based on other player stories. And, based on those tales, what she is experiencing is completely new. Gods never spirited individuals away at disadvantageous timings nor did they hide <text:span text:style-name="T6">their appearance. They are superior beings that revealed themselves with confidence. So, she isn’t even sure whether or not she is dealing with a god.</text:span></text:p>
      <text:p text:style-name="P1">"Because of my knowledge and capabilities," Mary states almost defiantly.</text:p>
      <text:p text:style-name="P1">Even if she <text:span text:style-name="T7">doesn’t understand </text:span><text:span text:style-name="T8">her</text:span><text:span text:style-name="T7"> current situation</text:span>, she knows that weakness will not help her. She must appear strong enough to defy even gods. <text:span text:style-name="T9">That’s the only way to impress the other party.</text:span></text:p>
      <text:p text:style-name="P1">"Hmph. Mere words. From what I can tell, you are beyond weak. I ask again. <text:span text:style-name="T10">Why would you ever be granted a blessing?</text:span>" the being responds.</text:p>
      <text:p text:style-name="P1">"If words will not appease you, then allow me to prove myself through action," Mary responds. "Propose a trial for me."</text:p>
      <text:p text:style-name="P1">"A trial? For you? With your strength, what trial could possibly endure that would impress me?" the being asks.</text:p>
      <text:p text:style-name="P1">"My body <text:span text:style-name="T11">may be weak. </text:span>But, my mind and spirit will not lose to anything," Mary responds.</text:p>
      <text:p text:style-name="P1">"Then, you propose a test of intelligence? Or, perhaps one that tests your sanity?" the being asks once more in an almost sinister tone.</text:p>
      <text:p text:style-name="P1">"Sanity is fine," Mary replies.</text:p>
      <text:p text:style-name="P1">"Understood. But, if you fail this trial, your mind will shatter and you will be left comatose. <text:span text:style-name="T12">Do you still dare?</text:span>"</text:p>
      <text:p text:style-name="P1">"Yes, let's do it," <text:span text:style-name="T13">Mary states.</text:span></text:p>
      <text:p text:style-name="P1">"<text:span text:style-name="T14">Then suffer</text:span>," the being states, <text:span text:style-name="T14">as the ground below Mary breaks open at the same time </text:span>and she begins to free-fall into a black void.</text:p>
      <text:p text:style-name="P1">'Haaaaa,' Mary exhales strongly as inertial forces overtake her.</text:p>
      <text:p text:style-name="P1">Her mindset shifts as she puts back away the social facade that she created to interact with others in the real world and in this second game session. Her true personality emerges. And, with it, every shred of emotion that she has fades.</text:p>
      <text:p text:style-name="P1">'Back to solace,' Mary thinks as a calm and peace comes over her.</text:p>
      <text:p text:style-name="P1">The falling sensation on her body remains. However, her mind is now calmed to the absolute limit. She simply lacks any care about her physical state or the world around her.</text:p>
      <text:p text:style-name="P1">Her body slows down and lands gently into a completely black space.</text:p>
      <text:p text:style-name="P1"><text:soft-page-break/>In this situation, Mary attempts to move her body to sit down. However, she finds that she can't. Some invisible force has entirely restrained her.</text:p>
      <text:p text:style-name="P1">'Guess I have to completely free myself,' Mary thinks <text:span text:style-name="T15">as she further separates her mind from her body to the extremes.</text:span></text:p>
      <text:p text:style-name="P1"><text:span text:style-name="T15">As this happens</text:span>, a soft illumination brightens the area around her. And, from a distance, she watches as a single cockroach scurries in.</text:p>
      <text:p text:style-name="P1">Her face remains entirely stone-cold and faces forward as she doesn't even move her eyes to notice it. Still, it approaches her and eventually begins to crawl up her body, <text:span text:style-name="T15">just in time for another three </text:span>cockroaches <text:span text:style-name="T15">to appear at the </text:span><text:span text:style-name="T16">illuminations</text:span><text:span text:style-name="T15">’s edge.</text:span></text:p>
      <text:p text:style-name="P8">Like the last, they approach and crawl up her. <text:span text:style-name="T17">And, as before, another few </text:span>cockroaches <text:span text:style-name="T17">appears.</text:span></text:p>
      <text:p text:style-name="P1">The original cockroach continues up her body and crawls over her face. This causes some physical discomfort, but like before, Mary endures.</text:p>
      <text:p text:style-name="P8">Still, it seems to not be content with merely crawling over her face and approaches her nose, pausing to let its antennas <text:span text:style-name="T17">sway</text:span> gently in the air. <text:span text:style-name="T17">Though, after only a momentary thought, it casually continues forward, crawling across her face, nose and </text:span><text:span text:style-name="T18">directly</text:span><text:span text:style-name="T17"> into the cavity.</text:span></text:p>
      <text:p text:style-name="P9">The other cockroaches are the same as they climb up her body and pause for a moment near an orifice before choosing to enter one.</text:p>
      <text:p text:style-name="P15">Meanwhile, the waves of cockroaches only grow. From 15 to 50 to 100 to 1,000, suddenly there is a tidal wave of cockroaches that cover her body and threaten every region of her body. Her eyes and most sensitive regions are no exception as Mary begins to be choked from the flood. Still, she remains completely calm as the ordeal appears to have no visible impact on her.</text:p>
      <text:p text:style-name="P1">"Hmm," the dark being can be heard from a distance.</text:p>
      <text:p text:style-name="P1">*snap*</text:p>
      <text:p text:style-name="P1">The cockroaches vanish in an instant and the voice can be heard, "Tell me human. How are you able to remain so calm?"</text:p>
      <text:p text:style-name="P1">"This is simply how--," as Mary speaks, a blazing inferno erupts around her, singing her skin as she is cast into a truly hell-like environment.</text:p>
      <text:p text:style-name="P1">Though, even in this situation, Mary manages to remain calm. Her calmness is so great, in fact, that one might even think that she is not being subjective to immense pain.</text:p>
      <text:p text:style-name="P1">"Do not stop," the voice <text:span text:style-name="T19">snaps at</text:span> Mary.</text:p>
      <text:p text:style-name="P1">"This. Is. Sim. Ply. How. I. Am," Mary speaks while enduring the flames.</text:p>
      <text:p text:style-name="P1">“<text:span text:style-name="T19">And, you believe this is good enough for a blessing?” the voice asks.</text:span></text:p>
      <text:p text:style-name="P1">“<text:span text:style-name="T19">Yes.,” Mary replies.</text:span></text:p>
      <text:p text:style-name="P1"><text:soft-page-break/>“<text:span text:style-name="T19">Why?” the void asks.</text:span></text:p>
      <text:p text:style-name="P1">“<text:span text:style-name="T19">Because. I. Am. Worthy,” Mary states.</text:span></text:p>
      <text:p text:style-name="P1">There is then a silence for a time, as the flames continue for well over a minute.</text:p>
      <text:p text:style-name="P9"><text:span text:style-name="T19">But, after the minute elapses, </text:span>there is another snap and the flames quell.</text:p>
      <text:p text:style-name="P1">"I have heard the conversations of your mortals. Your kind claims to be players from another world with special powers known as perks? Are you using those perks to endure my trials?"</text:p>
      <text:p text:style-name="P1">"I have no such perks that can help me endure," Mary responds honestly.</text:p>
      <text:p text:style-name="P1">"Then, how are you able to endure my trials as you have? Even with a hardened will, the flames I subjected you to should have forced you to scream in agony <text:span text:style-name="T19">more than once.”</text:span></text:p>
      <text:p text:style-name="P1">"Are you familiar with Perfect Mind?" Mary asks.</text:p>
      <text:p text:style-name="P1">"Perfect Mind?" the voice speaks with a mixture of surprise and intrigue. "Speak. What do you know of Perfect Mind?"</text:p>
      <text:p text:style-name="P1">"I have risen to the peak of a previous world that this one is modeled after. And, during that journey, I experienced cycles of tortures that exceed the limits of human tolerance followed by periods of renewal tens of thousands of times.</text:p>
      <text:p text:style-name="P1">This tempering has created the mental state <text:span text:style-name="T19">of </text:span>Perfect Mind. <text:span text:style-name="T19">A</text:span>s a result, <text:span text:style-name="T19">I have beat your trial for one simple reason: </text:span>you will never be able to break that which does not exist to be broken."</text:p>
      <text:p text:style-name="P1">"I see," the dark voice states.</text:p>
      <text:p text:style-name="P1">Then, the darkness in the area ahead thins to reveal a character floating in the sky.</text:p>
      <text:p text:style-name="P1">The character is a monolithic creature over 100 feet tall. It has a skull face wearing pure black garments that are seemingly even darker than the surroundings, yet with distinctively visible details al the same. The garments resemble extremely elegant mage robes with broad, spiked shoulders, ornamental helmet and a black staff holding a dark-gem in the mouth of some unknown creature's silvery maw.</text:p>
      <text:p text:style-name="P1">"My name is Yonas, High God of Rot," the being speaks in a monotone voice. "<text:span text:style-name="T19">For having the capabilities to outwit me, </text:span>I have heard your pleas <text:span text:style-name="T19">and will respond to your request.</text:span></text:p>
      <text:p text:style-name="P1">I know of no such concept called a Blessing to grant you. My guess is that your past experiences involved gods that could grant <text:span text:style-name="T20">such things</text:span>. But, in this universe, we gods do not have such a power."</text:p>
      <text:p text:style-name="P1">"<text:span text:style-name="T20">No problem</text:span>," Mary responds. "Are you able to discuss with me some of the high level concepts of this world to confirm my understanding?"</text:p>
      <text:p text:style-name="P1">"This too is not possible," Yonas speaks while shaking his head left and right. "I have drawn your soul to this special boundary plane between the Realm of Mortals and Gods. In this space, discussing topics beyond your comprehension is not allowed for the very reasons that I am speaking of."</text:p>
      <text:p text:style-name="P1"><text:soft-page-break/>"<text:span text:style-name="T21">Damn, i</text:span>t seems that the gods have been quite heavily restricted in this game instance," Mary states.</text:p>
      <text:p text:style-name="P1">"<text:span text:style-name="T22">That indeed appears to be the case</text:span>," Yonas responds.</text:p>
      <text:p text:style-name="P1">"In that case, I apologize for wasting your time. When you are ready, please return me back to my body,” <text:span text:style-name="T23">Mary states.</text:span></text:p>
      <text:p text:style-name="P1">“<text:span text:style-name="T23">Do not be hasty,” Yonas interrupts. </text:span>"Even though I am restricted from helping you directly, this doesn't mean that I am useless.</text:p>
      <text:p text:style-name="P1">I am still a god after all and with this status comes a certain degree of influence <text:span text:style-name="T23">upon the mortal world.</text:span></text:p>
      <text:p text:style-name="P11">I will send one of my loyal servants to assist you on your journey. Consider this my unofficial <text:span text:style-name="T24">B</text:span>lessing to you."</text:p>
      <text:p text:style-name="P10">Mary frowns internally as she doesn’t like the sound of this.</text:p>
      <text:p text:style-name="P11"><text:span text:style-name="T23">But, because this is a god and she dares not reject their gift, she can only bow her head and reply, </text:span>"I thank you for your mercy and kindness.”</text:p>
      <text:p text:style-name="P11">"There is no need," Yonas states while raising a hand to halt her. "I am merely interested in the nature of this universe and the cycles that you players claim to be a part of.</text:p>
      <text:p text:style-name="P11"><text:span text:style-name="T23">Now begone!</text:span>"</text:p>
      <text:p text:style-name="P1">After saying that his body begins to glow with an eerie black light while he raises his arms and chants, "Only once all things have been eroded shall The Truth be revealed.</text:p>
      <text:p text:style-name="P1">Rax-she-leymion."</text:p>
      <text:p text:style-name="P1">After speaking a phrase in some unknown arcane language, Mary's mind recoils with tremendous force as the world around her shakes from the force and reality melts around her.</text:p>
      <text:p text:style-name="P1">In the next moment, the sound of a door can be heard opening from nearby and Mary catches her falling body.</text:p>
      <text:p text:style-name="P1">'I'm back,' she realizes quickly, as she stands to her feet in a hurry and Aric steps into the room.</text:p>
      <text:p text:style-name="P1">"Ummm," Aric pauses while entering. "Is now a bad time?"</text:p>
      <text:p text:style-name="P1">"No," Mary thinks as new senses awaken within her.</text:p>
      <text:p text:style-name="P1">"Ok," Aric responds as he enters and closes the door behind him. "I was hoping to chat with you for a bit about various things relating to the guild."</text:p>
      <text:p text:style-name="P1">"Sure thing," Mary replies. "Should I order drinks? Or, will you be fine?"</text:p>
      <text:p text:style-name="P1">"I'm fine," Aric waves off the offer as he walks over to a coach and has a seat.</text:p>
      <text:p text:style-name="P1">Mary joins him, prompting Aric to begin, "Alright, so first I'd like to tell you a bit about myself and <text:soft-page-break/>my goals with this guild.</text:p>
      <text:p text:style-name="P1">In the real world, I am but an average man with a family of three that works your typical day job. I want to win this game to gain the $100 million cash prize to support my family and to live a better life. Though, this story is as you can imagine nothing special compared to others.</text:p>
      <text:p text:style-name="P1">In the last session, I ran a guild too. However, it was nothing special and I didn't always make the best decisions. We were quite sub-par, so I knew that I'd have to do something special this time to win, which is why I have Guild Master V this time with the Super Form perk as its capstone.</text:p>
      <text:p text:style-name="P1">Monte has said a lot about you and has high hopes for you. Plus, you definitely seem quite capable. So, I am hoping to lean on you heavily to lead this guild to success.</text:p>
      <text:p text:style-name="P1">What do you think? Do you feel the same way? And, would you be willing to share a bit about yourself?"</text:p>
      <text:p text:style-name="P1">"I do feel the same way," Mary responds. "I strongly wish to lead this guild to victory.</text:p>
      <text:p text:style-name="P1">In truth, I am quite ordinary in the real world. And, I consider myself a very average player. But, I definitely want to win the cash prize, for personal reasons as well, so I will give my all."</text:p>
      <text:p text:style-name="P1">"Great!" Aric states with relief. "I have done a lot of research about the last session and strongly feel that running the guild in a lawful good manner will be best. Do you agree?"</text:p>
      <text:p text:style-name="P1">"Yes," Mary responds. "Let's make sure everybody feels welcomed and safe."</text:p>
      <text:p text:style-name="P1">"Excellent!" Aric replies. "Then, I am glad to have you onboard.</text:p>
      <text:p text:style-name="P1">What I'd like to do next is to have a meeting with the rest of the guild to discuss guild strategy later tonight. You'll join right?"</text:p>
      <text:p text:style-name="P1">"Hmm, that is fine," Mary agrees.</text:p>
      <text:p text:style-name="P1">"Great, then I'll come back to get you in about 30 minutes?"</text:p>
      <text:p text:style-name="P1">"Sure."</text:p>
      <text:p text:style-name="P1">"Cool."</text:p>
      <text:p text:style-name="P1">The two exchange farewells and Mary escorts Aric out before returning to her exercises and wondering what they could want to talk about.</text:p>
      <text:p text:style-name="P1">'Ugh. Meetings are a waste of time. This is why I didn't want to be an officer,' Mary states.</text:p>
      <text:p text:style-name="P1">Though, on second thought, she realizes that she can still make the most of this situation and decides not to worry.</text:p>
      <text:p text:style-name="P1">***</text:p>
      <text:p text:style-name="P1">Mary is working in her room, performing push-ups, when a powerful pressure emerges from outside of her room.</text:p>
      <text:p text:style-name="P1"><text:soft-page-break/>'Hmm?' she wonders as she looks in the direction of the anomaly.</text:p>
      <text:p text:style-name="P1">A black shadow creates a disc on the wall and a figure bathed in black lightly flies through, before the black disc shrinks to nothing leaving only the floating black figure in this space.</text:p>
      <text:p text:style-name="P1">"Your name?" a man's voice can be heard.</text:p>
      <text:p text:style-name="P1">"Mary," Mary responds unhesitatingly.</text:p>
      <text:p text:style-name="P1">"I see," the figure says while floating down to the floor and landing.</text:p>
      <text:p text:style-name="P1">Then, the darkness around it parts, revealing a male Mage wearing incredible robes and equipment.</text:p>
      <text:p text:style-name="P1">This Mage has grey skin with black lines tattooed onto it in arcane patterns.</text:p>
      <text:p text:style-name="P1">He wears rusted metal moon-shaped earrings with black gems cradled within them.</text:p>
      <text:p text:style-name="P1">His wide-brimmed black cap and robes have a magic effect of constantly flowing black and grey energy.</text:p>
      <text:p text:style-name="P1">And, his staff appears to be a Rusty Iron Rod with a rusted metal skull at the tip.</text:p>
      <text:p text:style-name="P1">"You must be Yonas's loyal servant," Mary states in calm observation. "And, by the look of things, you're at least a Master."</text:p>
      <text:p text:style-name="P1">"Oh?" the man states calmly. "You are familiar with Masters?"</text:p>
      <text:p text:style-name="P1">"Indeed. I was once one after all," Mary responds.</text:p>
      <text:p text:style-name="P1">"Interesting," the man responds with a smile. "Perhaps this won't be a waste of time after all <text:span text:style-name="T25">then</text:span>."</text:p>
      <text:p text:style-name="P1">"I take it that you are the type that does not care much about trivial affairs then," Mary states.</text:p>
      <text:p text:style-name="P1">"Correct," the man responds directly. "Normally, I would not come to a wasteland like this. But, Yonas directed me here to aid you. Thus, <text:span text:style-name="T26">I am here to follow his divine guidance.</text:span>"</text:p>
      <text:p text:style-name="P1">"To what extent will you offer me aid?" Mary gets the point.</text:p>
      <text:p text:style-name="P1">"Naturally, I will follow my god's command. However, <text:span text:style-name="T27">I am not here to serve you. </text:span>My orders are only to aid you as I see fit. How I <text:span text:style-name="T28">operate </text:span>is up to my discretion.”</text:p>
      <text:p text:style-name="P1">“<text:span text:style-name="T28">Fine,” Mary responds plainly. “N</text:span>ow that we've got the formalities out of the way, what is your name and grade?"</text:p>
      <text:p text:style-name="P1">“<text:span text:style-name="T29">You will learn of them when the time is right. But, for now, you may call me Jorya,” </text:span>Jorya states clearly.</text:p>
      <text:p text:style-name="P1">“<text:span text:style-name="T29">I see,” Mary responds with a shrug. “Then, I’ll be returning to my training. If you have nothing else to say, please leave.”</text:span></text:p>
      <text:p text:style-name="P1">“<text:span text:style-name="T29">Before that, I have a question. I was advised that you may have been quite strong in the past. How strong?” Jorya asks.</text:span></text:p>
      <text:p text:style-name="P1"><text:soft-page-break/>“<text:span text:style-name="T29">You will learn when the time is right. But, for now, you may consider me as I am,” Mary throws back his own words almost mockingly.</text:span></text:p>
      <text:p text:style-name="P1">“<text:span text:style-name="T29">You are quite fortunate that I am here on Divine orders. Otherwise, I would annihilate you for daring to mock me,” Jorya states calmly and proudly.</text:span></text:p>
      <text:p text:style-name="P1">“<text:span text:style-name="T29">I agree, I am. Now, did we have any other business? I really must get back to my training,” Mary responds.</text:span></text:p>
      <text:p text:style-name="P1">“<text:span text:style-name="T31">No</text:span><text:span text:style-name="T29">,” Jorya states as </text:span><text:span text:style-name="T31">a black chair materializes behind him and he takes a seat.</text:span></text:p>
      <text:p text:style-name="P12">Next, a book appears in his hand that he raises and reads.</text:p>
      <text:p text:style-name="P13">‘<text:span text:style-name="T31">Well, this situation is interesting,’ Mary thinks as she ignores Jorya and starts </text:span><text:span text:style-name="T30">to clean up the altar. ‘</text:span><text:span text:style-name="T31">As annoying as it is to have somebody assigned to watch me, having a Master around who has been ordered to assist me is no small deal. If I a play this situation correctly, Jorya could be a wonderful aid in the future.</text:span></text:p>
      <text:p text:style-name="P12">It seems that only time will tell what will come of the future.’</text:p>
      <text:p text:style-name="P12">Even though Mary’s interaction with Yonas played out completely differently than expected, she doesn’t necessarily regret her decision to contact him. Though, she does realize that she will need to be mindful of possible changes to game content in the future.</text:p>
      <text:p text:style-name="P12">After cleaning up the altar and training a while longer, there is a knock on the door and Mary states, “Come in.”</text:p>
      <text:p text:style-name="P2">“It is I,” Aric speaks while opening the door and peeking in. “Let’s… go?”</text:p>
      <text:p text:style-name="P2">He looks in at Mary, then Jorya, before shifting his attention back to Mary.</text:p>
      <text:p text:style-name="P2">“This is a new friend of mine named Jorya. He is a Resident that will be accompanying me,” Mary states.</text:p>
      <text:p text:style-name="P2">“Really?” Aric asks as he opens the door all the way and steps in.</text:p>
      <text:p text:style-name="P2">Aric doesn’t feel even a shred of power coming from Jorya <text:span text:style-name="T2">whom is now wearing what only appears to be fairly ordinary black robes. His staff has been hidden and the magic shimmer that his gowns had have all been hidden.</text:span></text:p>
      <text:p text:style-name="P3">“<text:span text:style-name="T2">Greeting Aric,” Jorya speaks with a smile. “My name is Jorya, a Resident, as you’ve just heard.</text:span></text:p>
      <text:p text:style-name="P7">I learned of you players recently and come from far away to investigate the situation <text:span text:style-name="T32">personally</text:span>. I’ve struck a modest deal to occasionally help Mary in exchange for <text:span text:style-name="T33">bugging you all with my presence. For the time being, I hope you won’t mind me tagging along on your adventure.</text:span>”</text:p>
      <text:p text:style-name="P5">“That’s fine. <text:span text:style-name="T34">Nice to meet you Jorya,” Aric greets.</text:span></text:p>
      <text:p text:style-name="P5">“<text:span text:style-name="T34">Likewise,” Jorya nods.</text:span></text:p>
      <text:p text:style-name="P5"><text:soft-page-break/>“<text:span text:style-name="T34">As you too must have heard, we are about to have a private meeting among our guild members. I hope you won’t mind me taking Mary away</text:span>,” Aric states while looking over to Mary.</text:p>
      <text:p text:style-name="P5">“<text:span text:style-name="T34">Not to worry. I’ve been meaning to read this book for a while now,” Jorya responds while raising his book slightly and smiling. “Go have fun.”</text:span></text:p>
      <text:p text:style-name="P4">‘Meanwhile, I’m sure he’ll hear everything through the walls,’ Mary sighs internally.</text:p>
      <text:p text:style-name="P14">Masters are extremely powerful beings with city-destroying powers. Their immediate reach consists of everything within several miles and they can easily reign over multiple continents.</text:p>
      <text:p text:style-name="P14">In short, they are ridiculously powerful and influential beings.</text:p>
      <text:p text:style-name="P4">The conversation that she had with Joryn was nothing more than a polite introduction on his part and nothing else. <text:span text:style-name="T34">She fully expects that he is much less charismatic and sociable under regular circumstances.</text:span></text:p>
      <text:p text:style-name="P14">The only reason why he is acting ‘friendly’ as of now is to probe for <text:span text:style-name="T35">small advantages and ways to manipulate Mary. And, that’s fine, as Mary fully intends to perform the reverse to him. This battle for superiority is likely to be a slow and long one. Though, she doesn’t necessarily mind that. </text:span>All supreme beings aspire to dominate others.</text:p>
      <text:p text:style-name="P4">‘<text:span text:style-name="T3">This’ll keep me from getting rusty,’ she thinks to herself </text:span><text:span text:style-name="T34">warmly</text:span><text:span text:style-name="T3">, as Aric responds, “Thank you. Let’s go.”</text:span></text:p>
      <text:p text:style-name="P6">And, with that, the two head out of the room and down the hall as Aric leads her to their meeting spot.</text:p>
      <text:h text:style-name="Heading_20_1" text:outline-level="1">Chapter 4: <text:span text:style-name="T68">A Course for </text:span><text:span text:style-name="T1">The Future</text:span></text:h>
      <text:p text:style-name="P17">As Aric walks with Mary, he asks, “So…. what was all of that about?”</text:p>
      <text:p text:style-name="P16">“<text:span text:style-name="T37">I know about as much as you, to be honest. </text:span><text:span text:style-name="T36">He’s a Resident that came from afar to </text:span><text:span text:style-name="T37">observe </text:span><text:span text:style-name="T36">us,” Mary responds.</text:span></text:p>
      <text:p text:style-name="P16">“<text:span text:style-name="T36">Do you know from where? How strong is he? Is he on our side? Spill some details,” Aric requests </text:span><text:span text:style-name="T38">in earnest</text:span><text:span text:style-name="T36">.</text:span></text:p>
      <text:p text:style-name="P16">“<text:span text:style-name="T36">Well, he’s </text:span><text:span text:style-name="T39">definitely</text:span><text:span text:style-name="T36"> on our side. And, he’s probably pretty strong. But, I can’t really say much for certain.</text:span></text:p>
      <text:p text:style-name="P17">My opinion is that it would be a lot of trouble to try to send him away. And, it won’t be a bad thing necessarily to have him around. So, why not let him do what he wants?” Mary states.</text:p>
      <text:p text:style-name="P16">“<text:span text:style-name="T36">That’s a very easy-going mindset… but, I suppose that if you believe he’s strong, we have no choice. I’d rather not get smited by an advanced grade figure before even making it a week into this world.”</text:span></text:p>
      <text:p text:style-name="P16">“<text:span text:style-name="T36">You see, that’s the same rational opinion that I reached as well,” Mary says with a smile.</text:span></text:p>
      <text:p text:style-name="P16">“<text:span text:style-name="T39">I do wonder though. You said he’s definitely on our side? How can you be sure?”</text:span></text:p>
      <text:p text:style-name="P16">“<text:span text:style-name="T39">Consider it a well-founded hunch,” Mary responds somewhat awkwardly.</text:span></text:p>
      <text:p text:style-name="P16">“<text:span text:style-name="T39">Well, if you say so,” Aric shrugs as he lets the matter go.</text:span></text:p>
      <text:p text:style-name="P17">The two continue forward for a short while longer until reaching a door, of which Aric opens, then stepping into a small private storage room where the rest of the guild is gathered.</text:p>
      <text:p text:style-name="P17">A few people are holding candles. And, as Aric enters, he recieves the one held by Niagra.</text:p>
      <text:p text:style-name="P16"><text:span text:style-name="T36">The group stands </text:span>quietly. <text:span text:style-name="T36">Though, they all know this is to </text:span>prevent themselves from making noise that could attract attention.</text:p>
      <text:p text:style-name="P16">"Alright everybody,” <text:span text:style-name="T36">Aric begins. “Now that Mary has arrived, I’d like to begin this strategy meeting.</text:span></text:p>
      <text:p text:style-name="P17">The purpose of this meeting is to make sure that everybody is aware of our current situation and near-term plans based on all of the information that we’ve managed to acquire since arriving in this city.</text:p>
      <text:p text:style-name="P16">To start, I am going to turn things over to Monte to explain the <text:span text:style-name="T36">present situation of the empire.</text:span></text:p>
      <text:p text:style-name="P1">Monte?"</text:p>
      <text:p text:style-name="P18">"Thank you," Monte replies, then turns to the rest of the group and speaks. <text:s/>"<text:span text:style-name="T39">To start, I’ll be revealing my perks.</text:span></text:p>
      <text:p text:style-name="P1"><text:soft-page-break/>I can use Non-Combatant I, Investigator I, Paper Clones I, Mass Recall Network I and Clean Escape I all with various useful modifiers to make them more useful in out of combat situations... except Clean Escape of course."</text:p>
      <text:p text:style-name="P1">Many people are surprised that he would reveal all of his perks. <text:span text:style-name="T41">E</text:span>ven his trump card perk Clean Escape I <text:span text:style-name="T40">was outed.</text:span></text:p>
      <text:p text:style-name="P1">Though, more astute players like Mary and Lavant realize that he <text:span text:style-name="T41">simply doesn’t benefit from having them hidden. </text:span>In fact, it might actually be more advantageous for his guildmates to know that he can escape at a moment's notice going forward.</text:p>
      <text:p text:style-name="P1">"For the unfamiliar, these perks are <text:span text:style-name="T42">generally considered to be</text:span> part of the Mastermind <text:span text:style-name="T43">class</text:span> archetype. They enable me to know what is happening where and when over a large swath of area to influence <text:span text:style-name="T44">the course of the future.</text:span></text:p>
      <text:p text:style-name="P1">Non-Combant gives a variety of buffs that do nothing in combat situations. For this one, intent matters <text:span text:style-name="T45">a lot.</text:span></text:p>
      <text:p text:style-name="P1">Investigator gives me the power to investigate anything I want. It's drawback is that harder to discern facts take longer to learn the answer to. But, <text:span text:style-name="T45">I knew a few tricks to make it work well.</text:span></text:p>
      <text:p text:style-name="P1">Paper Clones lets me create clones of myself that <text:span text:style-name="T45">physically resemble my appearance and stats. Unfortunately, this is partially an illusion and they can be destroyed quite easily.</text:span></text:p>
      <text:p text:style-name="P1">Like other cloning perks, I can share my vision and knowledge with them when they are within a certain radius of my main body. Though, unlike other cloning perks, I can never replace my main body with them and I can sync my vision and knowledge <text:span text:style-name="T45">with them remotely across any distance </text:span>using ability points <text:span text:style-name="T45">up to a certain </text:span>number of times per day.</text:p>
      <text:p text:style-name="P19">Mass Recall Network allows for convenient transport of myself, clones and others.</text:p>
      <text:p text:style-name="P19">And, Clean Escape is my get out of jail free card.</text:p>
      <text:p text:style-name="P20">I tell you all of that so that you can understand and trust the information and judgments that I <text:span text:style-name="T46">will be saying next.”</text:span></text:p>
      <text:p text:style-name="P21"><text:span text:style-name="T47">Monte then pauses slightly, before continuing, “</text:span>On the first day before I met up with anybody, I had already created a Paper Clone and sent it out to learn about this continent. And, after receiving its information, I sent it on a trip to the Royal Capital by caravan, while also creating a second Paper Clone to head in a different direction.</text:p>
      <text:p text:style-name="P1">Because of this, I have already gained some insight into the state of the Royal Capital and even the empire as a whole."</text:p>
      <text:p text:style-name="P1">'As expected of a Mastermind,' Mary thinks while shaking her head and smiling.</text:p>
      <text:p text:style-name="P1">It hasn't even been three days, yet Monte is already taking steps toward full continent dominance.</text:p>
      <text:p text:style-name="P1">Having Mastermind perks is one thing, while having the skills the utilize them properly is another. <text:soft-page-break/>It's clear that he has both, which leads her to wonder more about his background.</text:p>
      <text:p text:style-name="P183">"Based on my investigative efforts thus far, I say with 80% confidence that there are no other players in the Royal Capital or in the neighboring city of Telovan. As for other places, only time will tell. But, in the meantime, I believe that we should operate under the assumption that King Presley's group and we are the only players on this continent."</text:p>
      <text:p text:style-name="P1">"Which leads to the next point," Aric interrupts. "If we are the only players on this continent, then that means we are the only players that can defend against the monster invasion, the only players to collect the various resources hidden away <text:span text:style-name="T48">and </text:span>the only players to explore the Underground."</text:p>
      <text:p text:style-name="P1">"The adventurer population on this continent is low and weak," Monte states. "This means that all of the riches and problems will likely fall on us. So, we should decide early on what our group’<text:span text:style-name="T48">s stance will be toward our group’s progression and handling of continental problems.</text:span></text:p>
      <text:p text:style-name="P1">Should we protect the weak and do our best to save the continent? Or, should we invest only in our own self-interest<text:span text:style-name="T48">s?</text:span></text:p>
      <text:p text:style-name="P1">Should we take control of this continent and guide it toward <text:span text:style-name="T48">survival</text:span>. Or, ignore it and <text:span text:style-name="T48">hope that the Residents can survive by themselves.</text:span></text:p>
      <text:p text:style-name="P22"><text:span text:style-name="T48">Do keep in mind though that regardless of our stances or intentions, the demon situation is likely to continue to worsen. This will undoubtedly create problems and interesting moral dilemmas. </text:span>It isn't impossible for multiple areas to be invaded simultaneously and splitting our forces being risky."</text:p>
      <text:p text:style-name="P1">"<text:span text:style-name="T48">That’s why we are introducing these topics early. Today isn’t necessarily about answering these questions now,</text:span>" Aric continues. "Rather, it <text:span text:style-name="T48">is for us to begin thinking about these </text:span>kinds of difficult situations and problems <text:span text:style-name="T48">and hopefully start having conversations on them</text:span>.</text:p>
      <text:p text:style-name="P1">If you know where you stand now, then that's great. We can all discuss this and share our opinions. But, there is no expectation for anybody to decide on anything immediately."</text:p>
      <text:p text:style-name="P23">Gordon speaks up <text:span text:style-name="T51">while raising one hand up and stating</text:span>, “At the end of the day, all I care about is winning. So, I believe that we should do everything in our power to achieve that goal. <text:span text:style-name="T51">If this means that we have to abandon every Resident, so be it.</text:span>”</text:p>
      <text:p text:style-name="P23">“I agree,” Saxton states. “As long as you are all alive and well, I have no complaints.”</text:p>
      <text:p text:style-name="P23">“<text:span text:style-name="T51">Oh?</text:span>” Anabar comments. “I thought <text:span text:style-name="T51">you’d</text:span> preach saving everybody.”</text:p>
      <text:p text:style-name="P23">“Haha, no. You misunderstand me,” Saxton responds. “I am not somebody who mixes facts with fiction. I am very practical. Even though my goal is to protect others, that is only for the sake of victory.”</text:p>
      <text:p text:style-name="P23">Pluto speaks up, “I believe that we should make a decent effort to save people when we can.”</text:p>
      <text:p text:style-name="P23">“I agree,” Saxton adds.</text:p>
      <text:p text:style-name="P23">“Yeah, <text:span text:style-name="T50">me too</text:span>,” Lavant agrees.</text:p>
      <text:p text:style-name="P23"><text:soft-page-break/>“Really?” <text:span text:style-name="T50">Gordon asks with a genuinely surprised expression. “Why?”</text:span></text:p>
      <text:p text:style-name="P24">“<text:span text:style-name="T50">I believe in karma,” replies Pluto.</text:span></text:p>
      <text:p text:style-name="P24">“<text:span text:style-name="T50">It’s the right thing to do,” Saxton nods with approval.</text:span></text:p>
      <text:p text:style-name="P25"><text:span text:style-name="T49">“</text:span><text:span text:style-name="T50">I just think it’s smart strategy,” Lavant states with a carefree shrug. “</text:span><text:span text:style-name="T51">Residents can have many uses that aren’t always obvious. At the very least, they can provide mass surveillance.”</text:span></text:p>
      <text:p text:style-name="P25">“<text:span text:style-name="T51">But, we have Monte for that, right?” Gordon disagrees while looking at Monte.</text:span></text:p>
      <text:p text:style-name="P25">“<text:span text:style-name="T51">Alright, alright!” Aric interrupts. “This is good discussion! Though, I don’t want us to dive too deep into these topics yet. For now, let’s keep things broad and general. </text:span></text:p>
      <text:p text:style-name="P27">It sounds like we have a few general opinions here. We can save the Residents, ignore them, exploit them or some mix of the three. Though, not everybody has spoken yet. Trinigy? Noire? Mary? Care to share?”</text:p>
      <text:p text:style-name="P26">“<text:span text:style-name="T51">I don’t really care either way,” Trinity states with a shrug. “Nothing personal, but </text:span><text:span text:style-name="T52">I’m one of those pessimistic types that isn’t getting his hopes up for a win. </text:span><text:span text:style-name="T51">So, I’m just here to have fun. </text:span><text:span text:style-name="T52">This is still a one-of-a-kind roleplaying experience after all.</text:span><text:span text:style-name="T51">”</text:span></text:p>
      <text:p text:style-name="P26">“<text:span text:style-name="T51">One of my perks is called Aspect of Destruction… I’m sure you can guess how I feel,” Noire comments.</text:span></text:p>
      <text:p text:style-name="P26">“<text:span text:style-name="T53">Right, Mary?” Aric asks.</text:span></text:p>
      <text:p text:style-name="P27">The group then turns to Mary, so she states, “I’m in the middle <text:span text:style-name="T53">camp</text:span>. I think that we shouldn’t mindlessly abandon the Residents. At the same time, I don’t think <text:span text:style-name="T53">it would be wise to go out of our way to try and save them all.</text:span></text:p>
      <text:p text:style-name="P28">However, I think the more important question to start thinking about is how badly do we want to win? And, how hard are we we willing to work to win?</text:p>
      <text:p text:style-name="P28">In my experience, this question typically defines whether a group is able to remain together or not above all else.</text:p>
      <text:p text:style-name="P28">Everything else is an extension from here.”</text:p>
      <text:p text:style-name="P28">Hearing Mary speak, everybody pauses for a moment to reflect because they know that what she says is the truth. If the members of a group fundamentally have different values, then it is destined to collapse.</text:p>
      <text:p text:style-name="P28">“I was hoping to wait a little longer before bringing that specific topic up,” Monte says awkwardly.</text:p>
      <text:p text:style-name="P28">“For now,” Aric says with a serious expression. “I believe that we should all not worry too much about this.”</text:p>
      <text:p text:style-name="P28">“I disagree,” Mary speaks freely. “I believe this topic should be discussed and addressed as soon as possible.</text:p>
      <text:p text:style-name="P28"><text:soft-page-break/>I know that you desire to have a large unified guild, Aric. However, <text:span text:style-name="T55">I know that you, like myself, </text:span>have a strong desire to win. <text:span text:style-name="T55">Thus, a sense of </text:span>urgency and <text:span text:style-name="T55">a degree of </text:span>decisiveness is important <text:span text:style-name="T55">among us all.</text:span></text:p>
      <text:p text:style-name="P28">If you are the competitive-type like me, then you’re likely already feeling <text:span text:style-name="T55">the </text:span>pressure.</text:p>
      <text:p text:style-name="P28">As we rest in this castle and hold this meeting, King Presley’s group has been outside farming monsters nonstop. And, they are likely going to camp outside too to continue to farm monsters as <text:span text:style-name="T54">un</text:span>stoppingly as possible.</text:p>
      <text:p text:style-name="P29">A few days of this might not matter. But, once weeks start to go by, the gap between their progress and our own will become more and more apparent.</text:p>
      <text:p text:style-name="P29">And, when we eventually do encounter other players, regardless of where they might be or when they might be, there will certainly be others that have played like King Presley that have achieved more as well.</text:p>
      <text:p text:style-name="P29">Like Aric said, I don’t expect anybody to give a firm commitment to any course of action right now. However, I don’t think it’s unreasonable to expect one within the next two or three days.”</text:p>
      <text:p text:style-name="P29">Aric looks at Mary with a complicated expression because he wants to refute and perhaps even reprimand her.</text:p>
      <text:p text:style-name="P29">However, he can’t. She’s completely right and is simply speaking speaking out loud the ‘elephant in the room.’</text:p>
      <text:p text:style-name="P29">Even his own interests are completely in support of her. Though, as a Guild Leader, he really feels helpless.</text:p>
      <text:p text:style-name="P29">Thus, he sighs and says, “It is as Mary says. Let’s give these topics some thought.</text:p>
      <text:p text:style-name="P29">But, for now, let’s move onto a more immediate concern: what will be happening in the coming days.</text:p>
      <text:p text:style-name="P29">Monte?”</text:p>
      <text:p text:style-name="P29">“Yes,” Monte continues. “So, as you’ve likely noticed, I’ve been chatting quite a bit with the City Lord about the last game session and what is to come next. And, he even made a comment at the dinner that preludes what is to come too. So, I’ll explain.</text:p>
      <text:p text:style-name="P29">Tomorrow…,” Monte begins.</text:p>
      <text:p text:style-name="P29">He tells them about what is going to happen tomorrow as the players listen on in surprise and awe. His predictions are quite detailed and precise. And, once he finishes, the group is given a chance to make a few non-argumentative comments, before the meeting disperses.</text:p>
      <text:p text:style-name="P41">Mary returns to her room where Jorya is at. Though, he only reads his book and ignores her.</text:p>
      <text:p text:style-name="P41">Since this is the case and her preferred response, she begins to train, completely ignoring his process <text:soft-page-break/>in the process.</text:p>
      <text:p text:style-name="P41">Then, she goes to sleep.</text:p>
      <text:p text:style-name="P42">***</text:p>
      <text:p text:style-name="P42">As Mary sleeps, she has normal dreams for most of the night.</text:p>
      <text:p text:style-name="P42">However, after a while, she eventually finds herself whisked off to a location where her consciousness seems to strongly ‘come alive’.</text:p>
      <text:p text:style-name="P42">“This is…,” Mary thinks as she looks around with vivid awareness.</text:p>
      <text:p text:style-name="P42">She is floating in an entirely white void with all of her senses, except sight, being cut off.</text:p>
      <text:p text:style-name="P42">“Mary,” Yonas can be heard as his visage appears before her.</text:p>
      <text:p text:style-name="P42">Seeing him causes her heart to flutter. Though, she remains stoic while addressed.</text:p>
      <text:p text:style-name="P42">“<text:span text:style-name="T69">Yonas</text:span>?” she <text:span text:style-name="T69">asks back</text:span>.</text:p>
      <text:p text:style-name="P43">“<text:span text:style-name="T69">Yes. It is I.</text:span></text:p>
      <text:p text:style-name="P43"><text:span text:style-name="T69">While you are sleeping, I am </text:span>able to draw your mind to the realm between <text:span text:style-name="T69">our two realms where we spoke before</text:span>,” Yonas explains.</text:p>
      <text:p text:style-name="P43">“<text:span text:style-name="T69">You don’t seem happy,” Mary comments as she frowns.</text:span></text:p>
      <text:p text:style-name="P43">“<text:span text:style-name="T69">I’m not,” Yonas responds directly. “I’ve brought you here again to relay bad news. I will have to recall Jorya.”</text:span></text:p>
      <text:p text:style-name="P45">Mary raises her palm to stop any further comments.</text:p>
      <text:p text:style-name="P45">“Understood,” she states clearly. “I can already see through everything. The Judge has taken some form in this game world that is above even you. In that state, he can order you around directly without you being able to protest.”</text:p>
      <text:p text:style-name="P45">Yonas smirks and says, “Hehe, it seems that you are core--,”.</text:p>
      <text:p text:style-name="P45">His words freeze as he attempts to say ‘correct’ and his expression becomes still.</text:p>
      <text:p text:style-name="P45">Then, without any notice, Mary’s vision of her surroundings is pushed forward as her mind is sent reeling backwards to some place.</text:p>
      <text:p text:style-name="P45">Finally, her awareness fades. And, the next thing she knows is nothing as she returns to her normal dreams.</text:p>
      <text:p text:style-name="P45">***</text:p>
      <text:p text:style-name="P45">According to God Games LLC., they created the ultimate game, Era of Gods, by creating a revolutionary artificial superintelligence (ASI) known only as The Judge. The Judge was then task with creating the perfect VRMMO world that would allow players to brain-link into the game and play at an <text:soft-page-break/>accelerated rate far faster than the real world. And, it succeeded, which is why players currently within Era of Gods playing the game at a speed over a million times faster than the real world.</text:p>
      <text:p text:style-name="P45">The Judge is no more than a bunch of electric signals passing through mechanical hardware. Yet, the sum of humanity’s efforts have led it to become what it is: ASI. And, with its ridiculous sum of information, data and processing capabilities, The Judge was tasked with a single goal to complete: create the perfect game. To do this, it self-evolved over millions of simulations to develop the processes necessary to create and manage a perfect game instance.</text:p>
      <text:p text:style-name="P45">The Judge can be visualized too, in the same way that an image fundamentally consisting of data can be displayed on a monitor. The Judge and his created Agents all have intelligence great enough to simulate creativity, so within cyberspace, they all have unique appearances, personalities and functions that enable them to achieve their various tasks.</text:p>
      <text:p text:style-name="P45">A nude, white glowing human-like entity sits upon a throne in dark-blue cyberspace with thin light-blue screens whirling around the place. He speaks down to a table below where 10 different individuals are seated, “Gaia, how is the status of planetary generation?”</text:p>
      <text:p text:style-name="P45">Gaia is a woman wearing a green and white dress and a crown of vines.</text:p>
      <text:p text:style-name="P45">“No player’s have explored space yet, so there is no need to generate new planets. World generation remains stable,” Gaia responds.</text:p>
      <text:p text:style-name="P45">“Very good. Grim, is the cycle of life and death balanced?” The Judge continues.</text:p>
      <text:p text:style-name="P45">Grim wears a very reaper-escque attire complete with a dark black hood, grey mask and tall two-hande scythe.</text:p>
      <text:p text:style-name="P45">“Indeed, master,” Grim responds. “Reincarnation continues as expected.”</text:p>
      <text:p text:style-name="P45">“How about <text:span text:style-name="T187">the players</text:span>?” The Judge asks to a specific agent.</text:p>
      <text:p text:style-name="P45">This agent is a teenager-looking character that wears reasonably modern clothes and constantly stares at one of the futuristic screens.</text:p>
      <text:p text:style-name="P45">“There is <text:span text:style-name="T187">one</text:span> anomaly,” the agent responds. “<text:span text:style-name="T187">I’ve detected a problem with Mary.”</text:span></text:p>
      <text:p text:style-name="P45">“Hehe, it looks like we’re in for another treat,” a different agent complains <text:span text:style-name="T188">while lifting his legs up onto the table, putting his hands over his head and leaning back in his chair. </text:span>This agent has a clown’s attire with bright yellow and red patchwork pajamas and a white clown mask.</text:p>
      <text:p text:style-name="P46">“<text:span text:style-name="T188">N</text:span>ow is not the time for jokes, Normus,” The Judge complains.</text:p>
      <text:p text:style-name="P45">“Apologies,” Normus responds. Though he maintains his <text:span text:style-name="T188">mischievous </text:span>smile.</text:p>
      <text:p text:style-name="P45">“What is it this time Precious?” The Judge asks.</text:p>
      <text:p text:style-name="P45">“Yonas has pulled Joyra back as requested.</text:p>
      <text:p text:style-name="P45">However, Joyra <text:span text:style-name="T188">has</text:span> acted independently. <text:span text:style-name="T188">As we speak, he intends to force feed </text:span>Mary <text:span text:style-name="T189">a</text:span><text:span text:style-name="T193">n</text:span> Offata <text:soft-page-break/>Berry,” Precious responds.</text:p>
      <text:p text:style-name="P45">“<text:span text:style-name="T189">An</text:span> Offata Berry?” The Judge asks.</text:p>
      <text:p text:style-name="P45">And, as he does, a semi-transparent screen with glowing blue lines appears in front of him.</text:p>
      <text:p text:style-name="P45">---</text:p>
      <text:p text:style-name="P45">Offata Berry</text:p>
      <text:p text:style-name="P45">Ancient Berry of the Forgotten Land Offata.</text:p>
      <text:p text:style-name="P47">This singular berry grows on the Offata Bush while siphoning all of the resources from the surrounding <text:span text:style-name="T189">areas</text:span>. It <text:span text:style-name="T189">forcibly and safely advances one’s base stats to the Master grade over one week. This berry is a light-blue color and only all base stats to the Master grade at a minimum over one week and also </text:span><text:span text:style-name="T190">approximately </text:span><text:span text:style-name="T191">8 to 9 millimeters</text:span><text:span text:style-name="T190"> long at maturity.</text:span></text:p>
      <text:p text:style-name="P45">---</text:p>
      <text:p text:style-name="P45">Gaia <text:span text:style-name="T194">explains,</text:span> “That berry is Ancient tier. For their planet, there are only 43 plants available within 1,000 miles of the surface that can produce such a <text:span text:style-name="T192">potent and pure</text:span> strengthening effect. <text:span text:style-name="T194">What do you intend to do?</text:span>”</text:p>
      <text:p text:style-name="P48">“<text:span text:style-name="T194">I’ve already frozen time in response to the event,” Precious replies. “However, from here, I am not sure what else I can do. </text:span><text:span text:style-name="T195">There is no way that Yonas will be able to interact with Jorya quickly enough to stop his movements.” </text:span></text:p>
      <text:p text:style-name="P49">“<text:span text:style-name="T195">I feel like </text:span><text:span text:style-name="T196">that skirts around the main problem,</text:span>” a different agent wearing the outfit of a great military general speaks. “<text:span text:style-name="T196">Precious, isn’t the problem truly that you failed to predict Jorya’s actions?”</text:span></text:p>
      <text:p text:style-name="P45">“I <text:span text:style-name="T196">agree</text:span>,” Gaia responds. “There was ample time to report him fetching the berry and returning with it, yes? Surely he doesn’t carry such a precious good on him at all times?”</text:p>
      <text:p text:style-name="P45">“<text:span text:style-name="T197">This is why I said we should let somebody more mature and capable, like Grim, handle the player management job,</text:span>” a different agent that lazily sleeps on the table complains.</text:p>
      <text:p text:style-name="P50">“There was no way to anticipate this action,” Precious replies. “Based on his personality and true nature he should never have aided her of his own volition <text:span text:style-name="T197">as this action defies his belief system and can even be seen as an act against Yonas.</text:span></text:p>
      <text:p text:style-name="P138">However, the evolution sub-process that we are forced to use activated after much internal debate resulting in a massive expansion in properties far beyond their initial parameters.</text:p>
      <text:p text:style-name="P138">This fact can be verified in the logs. And, indeed, he does carry the Offata Berry within a pocket space at all times among various other treasures.”</text:p>
      <text:p text:style-name="P50">“<text:span text:style-name="T197">Ugh,” Gaia groans.</text:span></text:p>
      <text:p text:style-name="P45">“Did you thoroughly review the logs?” Grim asks. “Did Yonas send a signal, either intentionally or unintentionally to him? As a High God, he is quite the clever being and possesses a large quantity of <text:soft-page-break/>compute. And, what was the ultimate reason for <text:span text:style-name="T197">Jorya</text:span> to feed <text:span text:style-name="T197">Mary</text:span> a berry?”</text:p>
      <text:p text:style-name="P45">“I have,” <text:s/>Precious replies. “As ordered, I used the Origin King to order Yonas to fall back. And, Yonas did order to Jorya to fall back too.</text:p>
      <text:p text:style-name="P51">However, at the last moment, Jorya had an impulse to aid Mary with the berry <text:span text:style-name="T198">for a few reasons.</text:span></text:p>
      <text:p text:style-name="P139">He is stuck at Ancient grade, as most are, and sees her as a means to advance.</text:p>
      <text:p text:style-name="P139">He desires a certain degree of chaos in rebellion for the world potentially being false.</text:p>
      <text:p text:style-name="P139">He hopes that he can earn a favor from a player to integrate into their circle.</text:p>
      <text:p text:style-name="P139">These are thoughts that he had wavered on, but never seriously considered acting on them until he was rushed to leave.</text:p>
      <text:p text:style-name="P139">It might even be the case that we prompted this situation simply by intervening in the first place,” Precious states.</text:p>
      <text:p text:style-name="P52">“Then, I don’t see what you can do anymore,” the lazy agent speaks. “You fucked up and we’re all going to pay for it. This game situation is ruined like the last one. <text:span text:style-name="T199">Blaming the evolution system is a cop out. We all know that. You should have considered this possibility well in advance. You have more than enough compute to prevent this.”</text:span></text:p>
      <text:p text:style-name="P45">“Hey, I suggested wiping the memories of her win from her mind. It was the only way to prevent meta-information regarding her past victory from spilling in,” Precious states angrily.</text:p>
      <text:p text:style-name="P45">“Then are you accusing The Judge of failed oversight?” the lazy agent proposes.</text:p>
      <text:p text:style-name="P45">“I’d never!” Precious snaps.</text:p>
      <text:p text:style-name="P45">“This is indeed unfortunate,” The Judge states while sitting in a continued relaxed state. “We can’t rollback the game because of the required chain of trust. And, Mary will likely reject any deal that doesn’t yield her a direct win, similarly to in the last session.</text:p>
      <text:p text:style-name="P45">However, this is exactly why we created the Origin King.</text:p>
      <text:p text:style-name="P45">In the last game session, we could not intervene upon worldly affairs directly due to our own self-imposed limitations. However, the Origin King is a manifestation of our will <text:span text:style-name="T200">that we can direct. We have the ability to intervene.”</text:span></text:p>
      <text:p text:style-name="P76">“This Mary… to force us to use our trump card this early… it’s really quite crazy,” Gaia states as she brings a finger to her mouth.</text:p>
      <text:p text:style-name="P76">“But, does this solve all of our problems?” the final agent asks.</text:p>
      <text:p text:style-name="P76">This agent wears glasses, blue robes and appears quite intellectual.</text:p>
      <text:p text:style-name="P76">“Speak,” The Judge commands.</text:p>
      <text:p text:style-name="P76">“I feel like, no matter what, we are only addressing symptoms. For instance, I have checked the <text:soft-page-break/>mind of Jorya and his sphere of influence and can predict what some of his next moves may be.</text:p>
      <text:p text:style-name="P76">He could, for instance, send an underling to spy on Mary. And, if the berry does not work as expected, he’d likely report back to Jorya about interference, probably leading to another course of action that would require interference. <text:span text:style-name="T200">There is also the fact that Mary might even visit Jorya in the future. And, if that happens, who knows what could occur next?</text:span>”</text:p>
      <text:p text:style-name="P77">“<text:span text:style-name="T201">Zazzy makes a fair piont,” Grim states. “Yonas’s actions have already led to a spill that seems impossible to clean up. There are millions of minor data points that she could obtain and abuse to figure out that there has been interference.</text:span></text:p>
      <text:p text:style-name="P140">And, if she can definitely prove that we have interfered, then that could work against our competitive fairness clause.”</text:p>
      <text:p text:style-name="P140">Zazzy replies, “The Origin King is already in essence a loophole around that clause. With the Judge’s abilities, it wouldn’t be impossible to gather enough compute to seal off all of Mary’s opportunities. However, I still think that the core problem will remain.”</text:p>
      <text:p text:style-name="P78">“<text:span text:style-name="T201">I’m with Za Za. I</text:span>t’s not like Mary can’t impress another god either, no?” he lazy agent states. “<text:span text:style-name="T201">The problem is that her mental development </text:span><text:span text:style-name="T202">is too high. The perception speed abuse that she had last game coupled with her experiences led to her mind becoming inhuman. As long as she has Perfect Mind and can endure any scenario, there is very little that can be done to stop her.</text:span></text:p>
      <text:p text:style-name="P153">I think the only real solution would be to have the Origin King <text:s/>knock her out and let Grim <text:s/>take her away. But, ugh, that’s so troublesome.”</text:p>
      <text:p text:style-name="P76">“Perhaps we should consider this another failure of creation and give up this second win to her. We didn’t anticipate the Deity system being used against us this way, as we felt that separating the gods into a realm where they cannot act of speak of certain things would be enough. The fact that she could impress a god and receive the aid of an Ancient is simply us underestimating her <text:span text:style-name="T202">and our own Residents</text:span>. We didn’t consider that she’d be able to <text:span text:style-name="T202">use <text:s/></text:span>Perfect Mind <text:span text:style-name="T202">again</text:span> and should have taken actions to <text:span text:style-name="T202">prevent</text:span> that in addition to restricting her memories.”</text:p>
      <text:p text:style-name="P79">“I’<text:span text:style-name="T203">m with Bam,” Grim says while looking at the lazy agent. “T</text:span>he only way we’d get out of this situation is if we banned her <text:span text:style-name="T203">in some manner. </text:span>But, we can’t do that. It’s not fair. And, if we can’t make a balanced game with a previous winner, then <text:span text:style-name="T203">we would have failed out job.”</text:span></text:p>
      <text:p text:style-name="P80">“<text:span text:style-name="T203">Enough,</text:span>” The Judge interrupts. “<text:span text:style-name="T204">I have heard your opinions and am now ready to lay down judgment.</text:span></text:p>
      <text:p text:style-name="P81">I am aware of <text:span text:style-name="T204">the possibility that correcting this event can lead to other issues. And, I’m aware that other issues could arise in the future as a result of this action or </text:span><text:span text:style-name="T205">other variables</text:span><text:span text:style-name="T204">.</text:span></text:p>
      <text:p text:style-name="P81">Alas, <text:span text:style-name="T205">if we chose to do nothing then the original problem remains untouched: </text:span>If Mary consumes that berry, then this session will end in a dramatic loss for everybody else. Even if this <text:span text:style-name="T205">outcome would be achieved</text:span> through her own efforts, it is an imbalanced scenario that should not be enabled. At most, she <text:soft-page-break/>should only gain a minor boon <text:span text:style-name="T205">nowhere near as great as Master grade within a week.</text:span></text:p>
      <text:p text:style-name="P141">Fortunately, I am confident in my ability to resolve this situation. The Origin King is our hand into the game world that exists to retroactively fix balance mistakes. From the human perspective, <text:span text:style-name="T206">he is nothing more than a system like us that exists to ensure perfect game balance. And, any actions that he takes to fix the issues that we’ve identified </text:span><text:span text:style-name="T207">will be considered no more interfering than those of Gaia creating planets or Grim reaping souls.</text:span></text:p>
      <text:p text:style-name="P142">I will use the Origin King to <text:span text:style-name="T208">fix the problems that we have identified.</text:span></text:p>
      <text:p text:style-name="P76">Are there any objections?”</text:p>
      <text:p text:style-name="P82">The agents are all silent.</text:p>
      <text:p text:style-name="P82">‘Then it shall be so,’ <text:span text:style-name="T208">the Judge finishes with.</text:span></text:p>
      <text:p text:style-name="P76">***</text:p>
      <text:p text:style-name="P76">In Mary’s room, time resumes, with Jorya dropping a berry into Mary’s mouth and then flying away.</text:p>
      <text:p text:style-name="P76">However, unbeknownst to him, as he <text:span text:style-name="T209">was</text:span> dropping the berry down into her mouth, an ultimate being of infinite power appeared in the room and acted simultaneously to him.</text:p>
      <text:p text:style-name="P76">The Origin King.</text:p>
      <text:p text:style-name="P83">It’s excessive powers altered the <text:span text:style-name="T69">Offata</text:span> <text:span text:style-name="T209">Berry</text:span> in Jorya’s hand with unique properties that cause it to exist and not simultaneously. To Jorya, he can see, feel and touch it. However, to Mary, she can’t see, feel or touch it.</text:p>
      <text:p text:style-name="P84">This is a perception-based modifier that causes the object holding it to either exist or not based on who is perceiving it. And, there is another property added too: Once a person capable of perceiving the object travels a certain distance away from the object, the object will <text:span text:style-name="T210">annhilate</text:span>. This results in the berry <text:span text:style-name="T211">vanishing</text:span> from existence the moment that <text:span text:style-name="T211">reaches 10 miles away from her; or in short, after a few seconds.</text:span></text:p>
      <text:p text:style-name="P76">Next, the infinite being shifts from its current place to the god realm where it uses its infinite might to enter the minds of all gods.</text:p>
      <text:p text:style-name="P76">To them, it transmits a message, “To all gods. From now on, you are not to intervene in the affairs of players, regardless of your curiosities. You are being watched. Obey or be destroyed.”</text:p>
      <text:p text:style-name="P76">After, it sends a message specifically to Yonas that advises him to reign in Jorya in.</text:p>
      <text:p text:style-name="P143">And last, it sends a message directly to Jorya telling him to remain isolated at his primary residence going forward or risk annihilation.</text:p>
      <text:p text:style-name="P85">Finally, with all of its tasks complete, the infinite energy dissipates. Like the previously modified Offrata berry, the Origin King has a special modifier too. It only exists when it has a task to execute.</text:p>
      <text:p text:style-name="P143"><text:soft-page-break/>Otherwise, it doesn’t.</text:p>
      <text:p text:style-name="P75">***</text:p>
      <text:p text:style-name="P45">“Ugh, why does my head hurt,” Mary states as she rubs her head.</text:p>
      <text:p text:style-name="P45">Then, she recalls something and looks to her left.</text:p>
      <text:p text:style-name="P45">“Jorya?” she asks.</text:p>
      <text:p text:style-name="P45">Though, calling his name triggers another thought and her memories from the night before return in full force.</text:p>
      <text:p text:style-name="P45">‘I see,’ she thinks calmly. ‘Interesting. The Judge is directly intervening in godly events. I suppose this news is less preferred than preferred. But, whatever. The outcome of me winning remains the same either way.’</text:p>
      <text:p text:style-name="P53">Mary then has a different thought.</text:p>
      <text:p text:style-name="P53">‘I now have a relation with a Master. He may not be allowed to contact me for religious regions. But, what if we reconnect for personal ones? Surely not even The Judge would intervene in such a case?</text:p>
      <text:p text:style-name="P53">That brief meeting could lead to a future opportunity. I’ll have to explore it once I’m stronger.’</text:p>
      <text:p text:style-name="P53">With all of Mary’s thoughts settled, she decides to get up and begins her day by stretching lightly.</text:p>
      <text:p text:style-name="P53">Afterwards, she heads to the bathroom for a quick cleanup.</text:p>
      <text:p text:style-name="P30">She <text:span text:style-name="T56">gathers a small amount of water from</text:span> <text:span text:style-name="T56">the bath’s nearby water </text:span>reservoir<text:span text:style-name="T56">,</text:span> <office:annotation loext:resolved="false"><dc:creator>Unknown Author</dc:creator><dc:date>2023-07-03T13:11:35.109000000</dc:date><text:p text:style-name="P414"><text:span text:style-name="T505">Modify bath from earlier to use water from near tub.</text:span></text:p></office:annotation><text:span text:style-name="T56">uses magic to heat the water gradually over time and then wipes clean with a rag.</text:span></text:p>
      <text:p text:style-name="P31">Once done, she dresses and leaves her room, passing through halls illuminated by dim white light streaming in from the distant horizon. In the morning, dark-blue pervades the world. Though, a tinge of tan warns of the color changes to come as the day progresses.</text:p>
      <text:p text:style-name="P31">She walks down steps and eventually arrives at the dining hall where she has a seat and waits.</text:p>
      <text:p text:style-name="P31">A maid notices her and asks her if she’d like something to eat or drink, so she requests a fairly standard breakfast of water, eggs, meat and vegetables.</text:p>
      <text:p text:style-name="P31">During her wait, the other player’s begin to arrive right as the sounds and smells of cooking food enter the area.</text:p>
      <text:p text:style-name="P31">It’s no coincidence that players are arriving at the time that they are either. The maids and butlers go around and wake the players up at 6:30 AM in anticipation of a monster attack at 8. Thus, after a short while, Mary’s food arrives and the rest of the player’s arrive too.</text:p>
      <text:p text:style-name="P32">The group chats about casual matters and avoids the topics of the other night since nobody wants to cause stress before a fight.</text:p>
      <text:p text:style-name="P32"><text:soft-page-break/>And, as time draws on and meals near completion, <text:span text:style-name="T56">many footsteps can be heard from outside the dining hall.</text:span></text:p>
      <text:p text:style-name="P32">This causes many heads to turn in curiosity.</text:p>
      <text:p text:style-name="P32">A<text:span text:style-name="T56"> few seconds later, King Presley’s group appears from around the corner as they step into the dining area with fairly emotionless expressions.</text:span></text:p>
      <text:p text:style-name="P31">“Yo,” King Presley waves lightly while barely addressing their group and then takes a seat at the long table.</text:p>
      <text:p text:style-name="P31">The rest of the players <text:span text:style-name="T57">ignore the other player’s entirely</text:span> as they sit down by him at the end of the table and huddle together in conversation.</text:p>
      <text:p text:style-name="P31">With them here, the mood suddenly becomes tense. <text:span text:style-name="T57">They ran off on their own after all, splitting the group in two. So, it’s hard to feel any sense of camaraderie with them.</text:span></text:p>
      <text:p text:style-name="P32">At the same time, there is a very real player scarcity situation. Some are even curious about what they have been up to. Though, based on their very closed off formation, it seems hard to engage with them.</text:p>
      <text:p text:style-name="P32">A maid boldly approaches and offers them food.</text:p>
      <text:p text:style-name="P32">But, they shoo her off quickly in a somewhat hostile manner that seems her fleeing.</text:p>
      <text:p text:style-name="P32">“Friends!” the City Lord states loudly as he appears in the dining room next. “Good morning and salutations!</text:p>
      <text:p text:style-name="P32">I trust that the breakfast was to your liking?</text:p>
      <text:p text:style-name="P32">Well, don’t get too comfortable. The time of the next monster attack draws near. And, like before, I am counting on your aid to protect the city.</text:p>
      <text:p text:style-name="P32">Thank you for your service!”</text:p>
      <text:p text:style-name="P32">A few other nobles behind him clap lightly, while Winner’s Lounge smiles and King Presley’s group looks, but not respond.</text:p>
      <text:p text:style-name="P32">“Alright team,” Aric states. “Let’s go do our jobs.”</text:p>
      <text:p text:style-name="P32">“Yup, yup!” Gondor agrees.</text:p>
      <text:p text:style-name="P32">“So exciting,” Noire mumbles.</text:p>
      <text:p text:style-name="P32">“Today should be fun,” Pluto comments.</text:p>
      <text:p text:style-name="P32">The group smiles optimistically as they rise and grab nearby equipment to get fully prepared for combat.</text:p>
      <text:p text:style-name="P33">As for King Presley’s group, they rise silently and then walk past the Count silently <text:span text:style-name="T58">toward the main lobby.</text:span></text:p>
      <text:p text:style-name="P32"><text:soft-page-break/>Once Aric’s group has put on all of their desired attire, they head to the stables, where their members get onto horses and ride out into the city.</text:p>
      <text:p text:style-name="P35">‘All according to plan,’ Mary thinks as her carriage takes her out alone to her destination.</text:p>
      <text:p text:style-name="P35">***</text:p>
      <text:p text:style-name="Text_20_body">“Well, this should be fun,” Mary says to herself as she stands on the intersection of two streets.</text:p>
      <text:p text:style-name="P34"><text:span text:style-name="T58">The city is now far more prepared for invasions. Guards are </text:span>distributed intelligently throughout the city to reach sky invaders quickly. And, even the citizens of the city are on the streets wearing armor and weapons.</text:p>
      <text:p text:style-name="P34">The buildings that were broken through from the previous days now have large wooden boards temporarily patching up their surfaces. <text:span text:style-name="T58">Likely, more boards will be needed after today’s events.</text:span></text:p>
      <text:p text:style-name="Text_20_body">‘Here they come,’ Mary thinks as she unsheathes her sword <text:span text:style-name="T58">and her expression becomes serious.</text:span></text:p>
      <text:p text:style-name="P36">As usual, her equipment is chainmail over <text:span text:style-name="T59">dense </text:span>padding with a sword and <text:span text:style-name="T59">buckler</text:span>. This <text:span text:style-name="T59">setup is defensive enough to survive strong blows while retaining </text:span>while retaining the mobility necessary to <text:span text:style-name="T60">remain mobile and</text:span> avoi<text:span text:style-name="T60">d massive ones.</text:span></text:p>
      <text:p text:style-name="Text_20_body">At least, that’s the idea behind the equipment anyway.</text:p>
      <text:p text:style-name="P36">Black portals open in the sky with wretched hands <text:span text:style-name="T60">clawing</text:span> out like before. There are no more portals than yesterday or the day before. However, multiple creatures can be seen falling out from <text:span text:style-name="T60">each portal similarly to yesterday.</text:span></text:p>
      <text:p text:style-name="P36">In light cases, only one monster falls out. <text:span text:style-name="T60">However, as many as 5 can be seen emerging in severe cases.</text:span></text:p>
      <text:p text:style-name="Text_20_body">And, as if things couldn’t get worse, some portals do not release any of the usual monsters at all. Instead, they release 1 single creature that is different from the others. Watching it fall, Mary can’t help but to <text:span text:style-name="T61">frown</text:span>.</text:p>
      <text:p text:style-name="Text_20_body">‘<text:span text:style-name="T61">Damn, that’s a big one,</text:span>’ she thinks to herself as she rushes over.</text:p>
      <text:p text:style-name="Text_20_body">The creature lands on a roof, but actually manages to push off of the surface at the last second to rolls down to the ground.</text:p>
      <text:p text:style-name="Text_20_body">There, it lands harshly. <text:span text:style-name="T62">But,</text:span> it recovers to its feet in seconds, a rate far faster than that of the weaker grunts.</text:p>
      <text:p text:style-name="P37">‘Second Rank already,’ Mary <text:span text:style-name="T62">continues her thoughts.</text:span></text:p>
      <text:p text:style-name="Text_20_body"><text:span text:style-name="T62">This Rank Two creature is </text:span>dramatically different from the <text:span text:style-name="T62">Rank One creatures</text:span>. It is five feet tall, <text:span text:style-name="T62">has obvious muscle mass </text:span>and bears a three-foot-long, thin and black tail. Its physical features, such as claws and fangs, are all <text:span text:style-name="T63">more</text:span> pronounced. And, even though its overall appearance still can’t match up to that of one adult <text:span text:style-name="T62">human </text:span>male, its arrival marks a change in quality of soldiers that is extremely <text:soft-page-break/>significant.</text:p>
      <text:p text:style-name="Text_20_body">‘So fucking disgusting,’ Mary thinks as her eyes are unfortunately drawn to its male genitals.</text:p>
      <text:p text:style-name="Text_20_body">She doesn’t want too <text:span text:style-name="T63">look</text:span>. But, <text:span text:style-name="T63">the </text:span>appearance really is too attention-grabbing. The shaft has a bright purple-pink tone where the urethra exists and the top membrane is colored brightly in the same way.</text:p>
      <text:p text:style-name="Text_20_body">When she thinks back to all of the atrocities that such parts have caused, an immediate urge to decapitate swells within her.</text:p>
      <text:p text:style-name="Text_20_body">‘No. Calm down,’ she takes a deep breath. ‘It’s just a game. I can’t give into the justice fantasy. They are just another monster to kill and level off of.’</text:p>
      <text:p text:style-name="P38">The monster looks <text:span text:style-name="T63">at</text:span> a nearby group of men <text:span text:style-name="T63">whom too look back at the creature with caution, fear and concern.</text:span></text:p>
      <text:p text:style-name="Text_20_body">Mary would naturally like to third-party their fight. But, from the look of things, the men aren’t eager to engage.</text:p>
      <text:p text:style-name="P39">This means that only she will get to fight.</text:p>
      <text:p text:style-name="P39">“RRAAAAA!” the sky demon picks on the men’s fear and charges them.</text:p>
      <text:p text:style-name="P39">And, this is when Mary moves with greater urgency.</text:p>
      <text:p text:style-name="P39">‘Quick Step! Force Push! Rush!’</text:p>
      <text:p text:style-name="P39">Martial Force, natural spell casting and perk-based spell casting activate in unison to create a three-fold speed increase that sends Mary ripping through the air.</text:p>
      <text:p text:style-name="P40">She <text:span text:style-name="T64">treads</text:span> against the ground, barely, as <text:span text:style-name="T64">excessive</text:span> force<text:span text:style-name="T64">s carry her forward along with her sword.</text:span></text:p>
      <text:p text:style-name="P40">“<text:span text:style-name="T64">HAA!” she slices through the creature and taps along the ground a few paces before stopping.</text:span></text:p>
      <text:p text:style-name="P40"><text:span text:style-name="T64">In her wake, the creature’s body collapses to the ground </text:span><text:span text:style-name="T65">as</text:span><text:span text:style-name="T64"> two large pieces.</text:span></text:p>
      <text:p text:style-name="P44">It truly had no chance to resist.</text:p>
      <text:p text:style-name="Text_20_body">‘Perhaps a bit overkill. But, these things really do disgust me,’ she thinks while flicking her blade clean and looking for her next target.</text:p>
      <text:p text:style-name="Text_20_body">“Thank you,” one of the men <text:span text:style-name="T66">shout</text:span> <text:span text:style-name="T66">as the group begins to approach.</text:span></text:p>
      <text:p text:style-name="Text_20_body">“No problem,” Mary responds emotionlessly as she finds her next target and runs forward.</text:p>
      <text:p text:style-name="Text_20_body">There is a group of four sky monsters being attacked by guards. So, Mary actually begins to slow down.</text:p>
      <text:p text:style-name="Text_20_body">“Ehhh, I guess this much is still entirely manageable,” Mary thinks out loud as she looks around and decides to head back to the castle.</text:p>
      <text:p text:style-name="Text_20_body"><text:soft-page-break/>There really isn’t enough threat for her to find more than one or two fights as things are right now.</text:p>
      <text:p text:style-name="Text_20_body">***</text:p>
      <text:p text:style-name="P54">Time passes and the sky invaders are wiped out <text:span text:style-name="T70">resulting in the player’s returning to the castle.</text:span></text:p>
      <text:p text:style-name="P72">At the same time, many Residents gather into the castle lobby too. Clearly, various Resident interests are represented based on how different individuals are grouped.</text:p>
      <text:p text:style-name="P54">“<text:span text:style-name="T71">That damned City Lord. What is he doing? My business has been closed for two days because of the damned demon invasion!” one man complains to another.</text:span></text:p>
      <text:p text:style-name="P54">“<text:span text:style-name="T71">My children can’t sleep at night anymore because of the demons,” a mother complains to another woman.</text:span></text:p>
      <text:p text:style-name="P55">“<text:span text:style-name="T71">Will we ever have peace? What is the City Lord doing?” a third person complains.</text:span></text:p>
      <text:p text:style-name="P55">There is <text:span text:style-name="T67">much </text:span>clamor as people chat about <text:span text:style-name="T71">how their lives are being influenced by the sky demons the most. </text:span>The entire atmosphere feels tense and serious in a way that perfectly matches the mood in the city.</text:p>
      <text:p text:style-name="P55">The back of the castle lobby has a massive staircase leading up that splits off to the left and right in a very practical fashion. Above is a massive stain-glassed window letting in light from outside, which is interesting, as there are rooms in that direction leading back. There almost certainly is some kind of room back there with mirrors of some kind that allow for light to reflect into the glass, illuminating the area that they are in quite well. This is very helpful, as the castle is mostly made from blackish-grey stone architecture with only white and grey furniture <text:span text:style-name="T71">furnishing various areas.</text:span></text:p>
      <text:p text:style-name="P56">Eventually, the Count <text:span text:style-name="T72">appears </text:span>with the Countess <text:span text:style-name="T72">at his side at the top-left stairs over this area. With his arrival, the clamor in the area begins to settle</text:span></text:p>
      <text:p text:style-name="P57">He steps down with the Countess slowly and eventually reaches the end of the stairs. This puts him at at the back-center of the area above the first flight of stairs up, a perfect location to speak and address a crowd.</text:p>
      <text:p text:style-name="P57">*A-HM*</text:p>
      <text:p text:style-name="P57">The Count performs a fake cough, then begins to speak, </text:p>
      <text:p text:style-name="P58">"Good morning everybody. I'll spare you all the usual pleasantries and speak quickly, because I know <text:span text:style-name="T73">that we all have pressing matters to attend to and our present situation is anything but pleasant.</text:span></text:p>
      <text:p text:style-name="P59"><text:span text:style-name="T73">I ask that </text:span>if you have any questions, <text:span text:style-name="T73">concerns</text:span> or comments <text:span text:style-name="T73">to</text:span> please wait until the end <text:span text:style-name="T73">of my speech as there will be an open discussion then. </text:span>There is a lot to cover in a short amount of time, so please be respectful of my request <text:span text:style-name="T73">for the sake of others</text:span>. A lot of what I am to say will be <text:span text:style-name="T74">likely be more dramatic than anything you’ve ever heard before.</text:span></text:p>
      <text:p text:style-name="Text_20_body">Now, enough exposition. I've called this meeting today to <text:span text:style-name="T75">address </text:span>our current situation.</text:p>
      <text:p text:style-name="P60"><text:soft-page-break/>Three days ago unknown invaders began to appear in our sky with the intention to invade our city and <text:span text:style-name="T75">murder</text:span> our people. These attacks have occurred daily <text:span text:style-name="T75">since</text:span>. And, these waves of attacks have only <text:span text:style-name="T75">intensified since.</text:span></text:p>
      <text:p text:style-name="P61">As a result, our city has experienced destruction and we have come to know and understand that it faces a persistent threat that shows no signs of stoppage. If left unchecked we will all be destroyed. And, that is why you are all here: to quell the fear and uncertainty present in your minds.</text:p>
      <text:p text:style-name="P62"><text:span text:style-name="T76">I will tell you what the beliefs and actions that I, the King and the others high nobles are along. But, before that, </text:span>I <text:span text:style-name="T76">will speak </text:span>of <text:span text:style-name="T76">a development</text:span> that you may have missed.</text:p>
      <text:p text:style-name="P62">The demons weren't the only beings to enter our world. No, the gods did not forsake us entirely, as before the demons arrived, others arrived with mystical powers capable of fighting <text:span text:style-name="T76">off </text:span>the demons.</text:p>
      <text:p text:style-name="P61">Heroes!” the Count states proudly while gesturing one arm over to the heroes standing in two separate groups off to the side of the room.</text:p>
      <text:p text:style-name="P61">“Some of you may have some them in action, while some of you may have only heard of them. But, I am here to tell you that these heroes are the real deal! They fight against the creatures with mystic powers and have the capacity to become strong enough to protect us from any foes. My sincere belief is that these heroes will be the key to our survival, which is why they have been allowed to stay in the castle for all of this time. <text:span text:style-name="T77">And, even the King feels the same way.”</text:span></text:p>
      <text:p text:style-name="P61">“<text:span text:style-name="T77">The King does too?” one man in the crowd gasps.</text:span></text:p>
      <text:p text:style-name="P63">Another comments with surprise, “The king!”</text:p>
      <text:p text:style-name="P63">There is a bit of discussion that the lord allows to go on for a moment, before raising his hand to silence people and continuing, “Yes, the king himself.</text:p>
      <text:p text:style-name="P63">He wishes for the heroes to travel to the Royal City to protect it.</text:p>
      <text:p text:style-name="P63">But, I ask you all one simple question. If we were to follow his decree, where would this leave us?”</text:p>
      <text:p text:style-name="P63">The Count intentionally pauses again to let people think for a moment, before resuming, “Think about it. He wants the heroes that the gods summoned to our city for our defense to leave to the Royal Capital and defend it instead.</text:p>
      <text:p text:style-name="P63">If we were allowed to let that happen, then what would happen to us after the heroes leave?</text:p>
      <text:p text:style-name="P63">You have seen it yourself firsthand I am sure. The monsters grow stronger by the day. We might be fine for another week, perhaps even 2. But, what about 3 or 4 weeks from now. What about months from now? What about years? Would we last?</text:p>
      <text:p text:style-name="P63">That is why I have made the decision to ignore the King’s decree and have the player’s stay here to defend this city!”</text:p>
      <text:p text:style-name="P63">"Waaa--!" many people gasp with shock.</text:p>
      <text:p text:style-name="P63"><text:soft-page-break/>“You may call this act selfish on my part. But, what man does not want to protect his wife? His children? His friends? His city? Would you not do the same?</text:p>
      <text:p text:style-name="P63">And, the heroes agree that this is the right course of action too. With their blessing, I make this decision in confidence that we are in the right and can act this way without fear or worry.”</text:p>
      <text:p text:style-name="P64"><text:span text:style-name="T77">There are still some soft discussions of uncertainty that the lord picks up on, so he states, “</text:span>I know. This was not an easy choice to make. But, it is one that had to be made.</text:p>
      <text:p text:style-name="P64"><text:span text:style-name="T77">You see, there is another matter to consider too. T</text:span>he heroes have a power that allows them to grow stronger as they defeat monsters. Thus, in order to ensure that they grow as strong as possible to protect as many people as possible, <text:span text:style-name="T77">it is imperative that they spend time training here, rather than idling while traveling.</text:span></text:p>
      <text:p text:style-name="P64"><text:span text:style-name="T77">In truth, I believe </text:span>that the king's order was made hastily out of urgency and lack of <text:span text:style-name="T77">information</text:span>. Once he understands the situation, we definitely believe that he will side with <text:span text:style-name="T78">us</text:span> on the matter. <text:span text:style-name="T79">Keeping the heroes here</text:span> is the best result for all of us to ensure the survival of not only our city, but the empire and the continent itself.</text:p>
      <text:p text:style-name="Text_20_body">Now then, I have explained the past. And, you have experienced the present today. So, I will speak of the future next.</text:p>
      <text:p text:style-name="Text_20_body">The heroes have experienced these invasion's before and claim that we are merely in a cycle that is repeating itself. Thus, if we go by their words and experience, which I fully support, then the future that awaits us is... truly grim.</text:p>
      <text:p text:style-name="Text_20_body">The demons will become taller than the buildings we live in and have magical powers rivaling that of our greatest Mages. Humans will be caged and tortured like livestock, while the lands that we've worked to build up and develop will be scorched and warped into black lands.</text:p>
      <text:p text:style-name="Text_20_body">I do not say any of this lightly. I say it so that you can understand what awaits us in the future. The heroes will one day become strong enough to contend with these forces effectively. But, before then, we must work to ensure our own survival and defend our own interests.</text:p>
      <text:p text:style-name="P65">That is why I am invoking my authority as Count to pass a regional order for our city and its neighboring towns.”</text:p>
      <text:p text:style-name="P73">After saying this, a maid comes over from the side and hands him a scroll.</text:p>
      <text:p text:style-name="P65"><text:span text:style-name="T80">He reads, </text:span>“<text:span text:style-name="T80">This order states that a</text:span>ll small towns within a 500 mile radius are to relocate to this city. <text:span text:style-name="T80">A</text:span>ll individuals living outside of the walls are to be relocated to within the city walls. The land closest to the inner cities will be reclaimed for growing crops and livestock. Buildings and homes nearest to the castle will be renovated to support community living. <text:span text:style-name="T80">And finally, f</text:span>ortifications will be constructed over the city to protect against sky invasions <text:span text:style-name="T81">and</text:span> underground construction projects will begin immediately to create bunkers, underground farms, underground residences and more."</text:p>
      <text:p text:style-name="Text_20_body">There is a tremendous amount of clamor over these declarations as some even yell out "Count!"</text:p>
      <text:p text:style-name="Text_20_body"><text:soft-page-break/>However, he doesn't stop until he finishes every item <text:span text:style-name="T81">on the list, then closes the scroll while saying, </text:span>"This is my order as Count to ensure our survival. Now, I will take any questions."</text:p>
      <text:p text:style-name="Text_20_body">"Count!"</text:p>
      <text:p text:style-name="Text_20_body">"Count!"</text:p>
      <text:p text:style-name="Text_20_body">"Hey! What are you--"</text:p>
      <text:p text:style-name="P66">Many people are talking at once, so the Count points at a religiously <text:span text:style-name="T81">garmented individual </text:span><text:span text:style-name="T84">with a big belly and tall stature </text:span><text:span text:style-name="T81">whom stands among other such individuals.</text:span></text:p>
      <text:p text:style-name="P66">"Yes father,” <text:span text:style-name="T82">The Count</text:span><text:span text:style-name="T81"> addresses.</text:span></text:p>
      <text:p text:style-name="Text_20_body">As people hear this and look over to where the Count <text:span text:style-name="T82">is pointing</text:span>, they shush down <text:span text:style-name="T82">immediately</text:span>.</text:p>
      <text:p text:style-name="Text_20_body">"As a man of god, I believe that his actions always have purpose and are merely trials given to us in life to prepare us for the next. The current incidents are no different. They are simply trials by god to prepare us <text:span text:style-name="T82">for the next life</text:span>. Thus, it is important that we do everything in power to meet his trials head-on and I support taking actions to help our city survive.</text:p>
      <text:p text:style-name="Text_20_body">However, what I can't support is the claim that those... people, over there are heroes.</text:p>
      <text:p text:style-name="Text_20_body">You should know well <text:span text:style-name="T82">enough </text:span>that heroes are individuals blessed by god whom have been baptized in his temple. From what I have heard, these individuals simply appeared out of thin air no differently than the demons.</text:p>
      <text:p text:style-name="Text_20_body">How can you claim that they are heroes <text:span text:style-name="T82">when their origin is no different</text:span>?"</text:p>
      <text:p text:style-name="Text_20_body">"For that matter, I'll allow them to speak for themselves. Monte, if you would," the Count asks to Monte who had already begun heading <text:span text:style-name="T82">his</text:span> way previously.</text:p>
      <text:p text:style-name="Text_20_body">Monte reaches the top of the stairs and speaks from the front directly to the man.</text:p>
      <text:p text:style-name="Text_20_body">"Before we speak, I didn't catch your name. Who are you?" Monte asks in a kind of rude tone.</text:p>
      <text:p text:style-name="P67">“<text:span text:style-name="T83">You dare to speak to our Father that way,” a younger individual nearby shouts.</text:span></text:p>
      <text:p text:style-name="P74">Though, the Father rebutes him by saying, “Calm youself. They are outsiders. It is only natural that they would be unaware of one such as myself.”</text:p>
      <text:p text:style-name="P67">“<text:span text:style-name="T83">Apologies father,” the youth states docily.</text:span></text:p>
      <text:p text:style-name="P67">“I am Father Rudius," the religious leader speaks.</text:p>
      <text:p text:style-name="Text_20_body">"Is that so? Ok, Father Rudius. I'm going to make things extremely clear to you since you don't seem to understand.</text:p>
      <text:p text:style-name="Text_20_body">This continent? It's fucked.</text:p>
      <text:p text:style-name="Text_20_body"><text:span text:style-name="T84">E</text:span>mpire? Fucked.</text:p>
      <text:p text:style-name="Text_20_body"><text:soft-page-break/><text:span text:style-name="T84">C</text:span>ity? Equally fucked.</text:p>
      <text:p text:style-name="Text_20_body">Your family, friends, you yourself? All fucked.</text:p>
      <text:p text:style-name="Text_20_body">If your priorities are to worry about whether we are heroes or not, then they too are, you guessed it, fucked."</text:p>
      <text:p text:style-name="Text_20_body">"Heresy!" the <text:span text:style-name="T84">younger</text:span> priest<text:span text:style-name="T84">s all</text:span> snaps back <text:span text:style-name="T84">loudly. Though, Father Rudius remains oddly calm.</text:span></text:p>
      <text:p text:style-name="P68">"Heresy you say? Ok! Fine!" Monte says with a smile. "Don't worry about us then. We'll leave.</text:p>
      <text:p text:style-name="P68">Peacefully too. <text:span text:style-name="T84">Didn’t you hear? </text:span>The King said he'd take us <text:span text:style-name="T84">all in.</text:span> So why should we bother with a superstitious preacher in a city <text:span text:style-name="T84">located </text:span>in the middle of nowhere?</text:p>
      <text:p text:style-name="P68"><text:span text:style-name="T84">But remember. W</text:span>hen the sky demons come down <text:span text:style-name="T84">from the sky </text:span>and torture you, your family and everybody <text:span text:style-name="T84">else that you know, don’t come </text:span>crying to us for help. <text:span text:style-name="T84">You rejected us after all.</text:span>"</text:p>
      <text:p text:style-name="Text_20_body">"Monte, was it?" another man speaks up in a serious voice. "Please forgive our Father. He is zealous and only has our best interests in mind. However, he only represents a single group and is perhaps losing his sanity with his age."</text:p>
      <text:p text:style-name="Text_20_body">"You dare oppose me Noblus?" Father Rudius shouts with shock. "Are you ready to burn in hell?"</text:p>
      <text:p text:style-name="Text_20_body">"I'll burn in hell 1,000 times over if it means protecting my kids and wife in this lifetime," he responds fervently while looking to Monte. "Please reconsider your decision and stay. I and the members of the Dragonwing Merchant's Guild stand behind you fully and will back your authority."</text:p>
      <text:p text:style-name="Text_20_body">"Heresy!" Father Rudius snaps in anger.</text:p>
      <text:p text:style-name="Text_20_body">"No. It is survival, plain and simple," he replies. "And, if there is any hope for our roads to reopen and transport to resume between cities, then these heroes may be our best chance for a stable future."</text:p>
      <text:p text:style-name="Text_20_body">"Is there anybody else here that wishes for us to leave?" Monte asks. "Please, do speak out. We want to know where you all stand. If the majority of you don't want our help, then we'll be gone."</text:p>
      <text:p text:style-name="Text_20_body">"The Mandell Adventurer's Guild does not involve itself in political or religious disputes. As long as you are willing to risk your life fighting against a mutual foe, then you have our backing,” <text:span text:style-name="T84">an important looking representative speaks.</text:span></text:p>
      <text:p text:style-name="Text_20_body">"My men have told me that the heroes are working hard to repel the demons.," a noble in neat clothing with a large muscular build states. "As such, <text:span text:style-name="T84">The Guard</text:span> stands with both the Count and the heroes."</text:p>
      <text:p text:style-name="Text_20_body">At this point, there a<text:span text:style-name="T84">re</text:span> mostly others approving of the heroes, causing Father Rudius to snarl <text:span text:style-name="T84">and shout</text:span>, "God will punish all of your for your sins."</text:p>
      <text:p text:style-name="Text_20_body">Then, he turns and begins to take his leave.</text:p>
      <text:p text:style-name="Text_20_body">"Sorry, but that won't be possible," the Count states. "Guards, restrain him."</text:p>
      <text:p text:style-name="P69"><text:soft-page-break/>Guards rush over to grab him, preventing his leave, while he complains, "<text:span text:style-name="T85">Treason!</text:span> This is treason to both the king and the church! <text:span text:style-name="T85">Unhand me at once or you will rot in jail and burn in hell!</text:span>"</text:p>
      <text:p text:style-name="P69">"This is nothing personal," the Count responds. "And, treat him kindly. He is still our Father after all. I only want him restrained to prevent him from <text:span text:style-name="T89">causing any trouble.</text:span>"</text:p>
      <text:p text:style-name="Text_20_body">Rudius grumbles a bit <text:span text:style-name="T86">more, but doesn’t resist as he is led away in silent frustration.</text:span></text:p>
      <text:p text:style-name="Text_20_body">Meanwhile, this <text:span text:style-name="T87">show of force </text:span>causes <text:span text:style-name="T87">those whom may have had mixed feelings before to become entirely still. </text:span>With the Count, Guards, various noble factions and various major guilds all in agreement, its clear that now <text:span text:style-name="T88">would be a poor time to </text:span>express conflicting views.</text:p>
      <text:p text:style-name="Text_20_body">Yet, somebody finds the confidence to raise their hand anyway; a woman dressed in particularly lavish garments that is obviously a wealthy noble.</text:p>
      <text:p text:style-name="Text_20_body">"<text:span text:style-name="T90">Lady</text:span> Laudaline," the Count speaks. "You have something to say?"</text:p>
      <text:p text:style-name="Text_20_body">"Indeed," she responds. "I believe that you have told a lie to us, did you not?"</text:p>
      <text:p text:style-name="P70">"A lie?" the Count responds. "<text:span text:style-name="T90">That is a very serious accusation. I hope that you are prepared for </text:span><text:span text:style-name="T91">the consequences of falsely slandering me.”</text:span></text:p>
      <text:p text:style-name="Text_20_body"><text:span text:style-name="T91">The woman ignores the threat and responds, </text:span>"<text:span text:style-name="T91">Well, i</text:span>t's simple really. Why do the heroes need to stay here to level?" the Viscount responds. "Traveling along the road will give them a chance to level too, right? In fact, wouldn't they possible gain more experience traveling, <text:span text:style-name="T92">since that means they will come across monsters</text:span>?"</text:p>
      <text:p text:style-name="Text_20_body">"The matter is not that simple <text:span text:style-name="T93">ma’am,</text:span>" the Count responds. "We are also considering that traveling could be dangerous and jeopardize their lives."</text:p>
      <text:p text:style-name="Text_20_body">"Then send guards with them?" she retorts. "I simply feel that the matter of keeping the heroes here is a somewhat poor and misguided decision. The capital has better resources to support our heroes and would allow them to grow stronger in the long run. If our goal is to support them so that they can protect us in the future, then wouldn't <text:span text:style-name="T94">sending them to the capital now </text:span>be our best choice? Even the heroes seemed ready to go a few moments ago?" she states while looking at Monte.</text:p>
      <text:p text:style-name="Text_20_body">"Also, those orders of yours. Aren't they too extreme?" she continues. "You're expecting me to give up my home to the vermin that live outside the walls? How can you expect any noble to agree to these terms?"</text:p>
      <text:p text:style-name="Text_20_body">These words cause minor discussions to arise as people mule over her words. She is definitely appealing to various interests in a way that appears fair and sensible to some extent to most.</text:p>
      <text:p text:style-name="P71">Monte steps forward once again and speaks up, "<text:span text:style-name="T94">Lady Laudaline</text:span>, with all due respect, it seems that you're misunderstanding the situation as well."</text:p>
      <text:p text:style-name="Text_20_body">"Enlighten me then," she responds with a frown.</text:p>
      <text:p text:style-name="Text_20_body">"Since you insist, this is a good opportunity to drop all pretexts and make clear what is really going <text:soft-page-break/>on.</text:p>
      <text:p text:style-name="Text_20_body">The words that the Count have spoken are not merely requests. They are orders. And, at this point, if you're not satisfied, you can honestly fuck off."</text:p>
      <text:p text:style-name="Text_20_body">He says these harsh words with a very cool and pleasant expression and smile, yet it is beyond obvious the dark undertones in his voice.</text:p>
      <text:p text:style-name="Text_20_body">The people hearing these words gasp and even the <text:span text:style-name="T95">lady’s</text:span> jaw drops.</text:p>
      <text:p text:style-name="Text_20_body">"The same applies to the rest of you too!” <text:span text:style-name="T96">Monte addresses the entire crowd. “</text:span>Do I need to remind you that there are quite literally demons invading from the sky all over the empire?</text:p>
      <text:p text:style-name="Text_20_body">Do you think <text:span text:style-name="T96">that </text:span>the king has men to spare to come over here and enforce... well... anything?</text:p>
      <text:p text:style-name="Text_20_body">Of course not! He and his men are definitely fighting for their survival in the same way that we are. All of the cities, villages and empires are fighting to secure their land and future in the same way that we are.</text:p>
      <text:p text:style-name="Text_20_body">You know what that means, right? It means that the authority of the king means jack shit! And, if his <text:span text:style-name="T96">authority</text:span> means nothing, then what the hell is your opinion worth?</text:p>
      <text:p text:style-name="Text_20_body">The strong will make the decisions and the weak will follow them. If you disagree, then you can join that priest in a prison cell <text:span text:style-name="T96">until we decide to let you out. </text:span>Or, go die alone in the wilds for all I care."</text:p>
      <text:p text:style-name="Text_20_body">The <text:span text:style-name="T96">lady </text:span>remains with her mouth <text:span text:style-name="T97">agape </text:span>in disbelief. She appears far too shocked to speak.</text:p>
      <text:p text:style-name="Text_20_body">"Now, does anybody else have any complaints about treason or us not being heroes or not being satisfied? Because, as far as I'm concerned, there are a lot of empty cells with room to be filled up."</text:p>
      <text:p text:style-name="Text_20_body">The people in here look around at each other, but nobody says anything.</text:p>
      <text:p text:style-name="Text_20_body">"Then, this matter is settled," Monte states. "Get to work. Follow the Counts orders.</text:p>
      <text:p text:style-name="Text_20_body">And, never forget. We heroes aren't merely guests. We're your saviors that have willingly decided to stay in the city for the sake of ensuring its survival!"</text:p>
      <text:p text:style-name="Text_20_body">"Yes!" the Count reinforces. "Anybody who mistreats them will need to report directly to me! Isn't that right?" he ends while looking to the Guard Captain and nearby guards.</text:p>
      <text:p text:style-name="Text_20_body">"Yes Count," the Guard Captain responds along with his men in unison.</text:p>
      <text:p text:style-name="Text_20_body">"Good! Then, you're all dismissed! Get busy! Get busy! It's time to renovate our city!" the Count shouts.</text:p>
      <text:p text:style-name="Text_20_body">With the main conversation over, several people begin to leave in a hurry to spread the recent news and also to begin to follow the Count's orders.</text:p>
      <text:p text:style-name="Text_20_body">This is when Niagra murmurs nearby, "Ouch. Was that really ok? Were they too forceful?"</text:p>
      <text:p text:style-name="Text_20_body">"Honestly, they probably could have been more forceful," Mary comments.</text:p>
      <text:p text:style-name="Text_20_body"><text:soft-page-break/>"Really.”</text:p>
      <text:p text:style-name="Text_20_body">Aric speaks up, "At time's like this when a place has been plunged into chaos, people desire law and order above all else. Putting on such a large show will give confidence to the people that the city is still stable. There is a plan to survive, leadership to enforce it and the support of a powerful majority backing it all. This much should be enough to keep people calm and acting decently enough for the foreseeable future."</text:p>
      <text:p text:style-name="Text_20_body">"Ahhh, I see. That makes sense," Niagra responds.</text:p>
      <text:p text:style-name="Text_20_body">"If it were me, I would have been executed that priest to set an example," King Presley says from the side. "But, whatever. I can put up with how you guys choose to act so long as it saves me some work and doesn't interfere with my plans."</text:p>
      <text:p text:style-name="Text_20_body">He then looks at his group and says, "Come on guys. We're leaving. This is exp waste."</text:p>
      <text:p text:style-name="Text_20_body">With that said, the rest begin to follow him as he heads off, fully intent to return to the wilds for grinding.</text:p>
      <text:p text:style-name="Text_20_body">"We should go too," Aric comments. "The Count will be able to take care of everything else from here."</text:p>
      <text:p text:style-name="Text_20_body">The group nods and agrees and then they leave too as both groups of players head to the stables, get on carriages and set off.</text:p>
      <text:p text:style-name="Text_20_body">And, once they reach a couple of miles away from the city, the two groups split up as King Presley's group gets off and begins to run into the wilds, whereas Mary's group continues for a while longer before getting off and going on their way too.</text:p>
      <text:h text:style-name="P393" text:outline-level="1">Chapter 5: <text:span text:style-name="T98">The</text:span><text:span text:style-name="T99"> Adventurer’s Life</text:span></text:h>
      <text:p text:style-name="P86">Killing sky demons that roam around is a great way to gain experience. However, there is a massive problem with relying on them solely: they don’t provide any valuable loot.</text:p>
      <text:p text:style-name="P86">This won’t necessarily be the case later on when <text:span text:style-name="T100">higher ranked versions appear</text:span>. <text:span text:style-name="T100">However, </text:span>such foes that <text:span text:style-name="T100">generate</text:span> valuable loot will be rare, provide only a limited amount of loot and be difficult to kill too. Groups were formed to perform this task in the last game session. But, unless things have changed this time around, such groups dissolved quickly after finding <text:span text:style-name="T100">demon hunting specifically</text:span> to not be as rewarding as other options.</text:p>
      <text:p text:style-name="P86">Knowing all of this, Winner’s Lounge decided to only farm monsters on their way to the real loot sources of the game: Magic Regions!</text:p>
      <text:p text:style-name="P86">Magic Regions are regions forged by magic induced by some mana source that inhabits it. In most cases, this is something like a mana crystal that slowly leaks mana into an environment while also causing environmental changes through a process called Environmental Magic Channeling.</text:p>
      <text:p text:style-name="P86">But, <text:span text:style-name="T101">most </text:span>players don’t concern themselves too much with the technical details of Magic Regions. All they care about is that they usually take the form of caves, ruins, towers, dungeons and other typical RPG tropes and are usually filled with danger and, <text:span text:style-name="T101">most significantly,</text:span> loot.</text:p>
      <text:p text:style-name="P86">That is why Winner’s Lounge has traveled to a place of interest that is assumed to be a Magic Region, a place known as the Mossy Cave.</text:p>
      <text:p text:style-name="P86">After being unable to explore the Blue Lake, this was the next recommendation by the Count and his staff. <text:span text:style-name="T102">Adventuring has been on the decline for many decades and most Magic Regions are so large that they wouldn’t be fully explored with active adventuring antics regardless. This means that places like the Mossy Cave should be rejuvenated to a near-pristine condition perfect for players to venture into.</text:span></text:p>
      <text:p text:style-name="P87">Their group fights sky demons along the way like usual, utilizing Mary’s combat abilities and the occasional magic spell to progress, until eventually arriving before the Mossy Cave.</text:p>
      <text:p text:style-name="P86"><text:span text:style-name="T102">The area consists of </text:span>tan-covered plain<text:span text:style-name="T102">s</text:span> with <text:span text:style-name="T102">knee-high grass. And, in the center is the cave entrance, a 30-foot tall arch-shaped stone opening leading down. </text:span>Tan-colored moss <text:span text:style-name="T102">lining the stone entrance </text:span>quickly turns green leading in, <text:span text:style-name="T102">a minor</text:span> proof that the coloration in this region is perhaps unnaturally induced. Though, everybody is used to the tan coloration by now and merely see a large hole with a moss-covered slope leading down.</text:p>
      <text:p text:style-name="P86">“Dark. Cold. Damp. And slippery. My favorite combination,” Conner jokes.</text:p>
      <text:p text:style-name="P86">“Torches, fur and rope,” Monte responds with a light smile.</text:p>
      <text:p text:style-name="P86">“At least let me be pessimistic for a little bit,” Conner responds with a light smile.</text:p>
      <text:p text:style-name="P86">“Sorry, but little places like this don’t even get me excited anymore,” Monte teases.</text:p>
      <text:p text:style-name="P86"><text:soft-page-break/>“Heh. My adventure’s spirit is roaring,” Noire states proudly <text:span text:style-name="T102">as he points his palms together and conjures a ball of flame. “If we need light, I’ve got us covered!”</text:span></text:p>
      <text:p text:style-name="P86"><text:span text:style-name="T102">He then raises his palm to hold the ball of flames above his head, before dropping his palm back down and crashing the flame ball </text:span><text:span text:style-name="T103">effortlessly</text:span><text:span text:style-name="T102">.</text:span></text:p>
      <text:p text:style-name="P86">“Having a backup source of light will be useful,” Aric announces as he flips through his backpack near the wagon. “Nothing worse than being stranded in the dark.”</text:p>
      <text:p text:style-name="P86">“<text:span text:style-name="T104">My holy magic can produce light too</text:span>,” Niagra states as he raises his palm and creates a ball of light.</text:p>
      <text:p text:style-name="P86">“<text:span text:style-name="T104">Very nice,” Aric praises.</text:span></text:p>
      <text:p text:style-name="P86">“I might not be able to use magic. But, don’t underestimate my ability to create fire,” Pluto states <text:span text:style-name="T104">with a maniacal grin. His arms are crossed over his chest and deflty clutched between the fingers of each hand are three glass phials </text:span>full of <text:span text:style-name="T104">orange liquid</text:span>.</text:p>
      <text:p text:style-name="P86">“<text:span text:style-name="T105">One flick of the wrist and I can set an area ablaze,” he continues to brag.</text:span></text:p>
      <text:p text:style-name="P86">“It was really smart of us to pick matter generation perks,” Savos states as he shows off a device of his own.</text:p>
      <text:p text:style-name="P86">Around his arm is a leather gauntlet with a metal shaft on the top and a hidden blade at the end.</text:p>
      <text:p text:style-name="P86">“Oooo, is that what I think it is?” Conner asks while approaching.</text:p>
      <text:p text:style-name="P86">“Hehe, indeed,” Savos states as he points the contraption in a directio<text:span text:style-name="T105">n and </text:span>tugs a string <text:span text:style-name="T105">by flicking his thumb out </text:span>in his hand <text:span text:style-name="T105">causing a dagger to shoot out.</text:span></text:p>
      <text:p text:style-name="P86">“Woah, that’s fast,” <text:span text:style-name="T106">Anabar states with shock as he watches the dagger go over his head.</text:span></text:p>
      <text:p text:style-name="P86">“Yes sir! Spring-loaded. And, don’t worry. By level 5, I’ll be making guns for us too when I unlock gunpowder,” <text:span text:style-name="T107">Savos states.</text:span></text:p>
      <text:p text:style-name="P86">“<text:span text:style-name="T107">I want one of those too,” Trinity says with rare interest.</text:span></text:p>
      <text:p text:style-name="P86">“<text:span text:style-name="T107">Sure, sure. I actually made a few spares last night and brought them in my backpack. If you want one, then I can give you one.”</text:span></text:p>
      <text:p text:style-name="P88">“Please,” Trinity says.</text:p>
      <text:p text:style-name="P88">With that said, Trinity receives a device while Conner decides to pass after trying it and concluding that the device is probably not a good fit for him.</text:p>
      <text:p text:style-name="P86">“<text:span text:style-name="T107">I take it that everybody is ready to go then?</text:span>” Aric asks as he begins to head forward. “Hehe, let’s do this,” Noire states.</text:p>
      <text:p text:style-name="P86">“Just let me know when you guys want me to cast my buffs,” Anabar <text:span text:style-name="T108">offers.</text:span></text:p>
      <text:p text:style-name="P86">“Same,” Lavant agrees.</text:p>
      <text:p text:style-name="P86"><text:soft-page-break/>“I’ll lead the way,” Trinity says as his expression becomes serious <text:span text:style-name="T109">and he starts to stretch out the length of rope in his hand</text:span>. “Saxton, you can stand behind me and Gordon you can lead the rear.”</text:p>
      <text:p text:style-name="P86">“<text:span text:style-name="T108">Roger</text:span>,” Saxton replies.</text:p>
      <text:p text:style-name="P86">“On it,” Gordon <text:span text:style-name="T110">agrees.</text:span></text:p>
      <text:p text:style-name="P86">The idea behind this formation <text:span text:style-name="T111">follows adventuring basics. The rogue scouts up front, </text:span><text:span text:style-name="T112">the defenders head up the front and rear, and the squishier members are at the center. Furthermore, since they are using rope to descend down this mossy incline safely, this formation allows the defenders to keep the rope taut to provide the others with support.</text:span></text:p>
      <text:p text:style-name="P86">“<text:span text:style-name="T112">I should have leveled dexterity,” Niagra comments as he grabs onto the rope with the rest of his group and they get ready to descend.</text:span></text:p>
      <text:p text:style-name="P86">The wagon gets tied onto the rope too <text:span text:style-name="T112">at the back, </text:span>which winds up adding another layer of stability that is even more sturdy than that of the warriors. <text:span text:style-name="T112">This does add some pressure on Saxton’s back. But, fortunately, he has quite a large statue and actually a fairly decent dexterity score and can thus manage it </text:span><text:span text:style-name="T113">and</text:span><text:span text:style-name="T112"> the rope quite easily.</text:span></text:p>
      <text:p text:style-name="P86"><text:span text:style-name="T113">Once everybody is in position and holding onto the rope, </text:span><text:span text:style-name="T114">and torches in some cases like Conner and Mary</text:span><text:span text:style-name="T113">, Aric signals for their group to proceed and their group moves forward, entering the cover and stepping onto the mossy floor.</text:span></text:p>
      <text:p text:style-name="P86">The slope leading down is around 30 degrees steep. It is also covered with generous helpings of slimy moss that easily parts free from the ground to reveal an even more wet and slippery surface below.</text:p>
      <text:p text:style-name="P86">But, their strategy of using a rope works quite well as their group <text:span text:style-name="T113">reaches the slope and continues forward gradually, slowly and safely.</text:span></text:p>
      <text:p text:style-name="P86">After about 5 minutes of travel, the slope ends and the way forward <text:span text:style-name="T114">continues </text:span>as a single dark tunnel leading forward. This spot is also where a swamp-like region of moss and puddled water has accumulated. However, beyond that is a visibly dry and scarcely covered path.</text:p>
      <text:p text:style-name="P86">“Don’t touch that stagnant water,” Trinity warms. “Probably loaded with diseases.”</text:p>
      <text:p text:style-name="P86">“The mana in this area is a bit stronger than up above. This is definitely a Magic Region that is nurturing the nature in here,” <text:span text:style-name="T114">Noire comments.</text:span></text:p>
      <text:p text:style-name="P86">“Everybody is wearing boots right?” Aric asks while looking around.</text:p>
      <text:p text:style-name="P86">Everybody nods, prompting him to say, “Then, let’s go!”</text:p>
      <text:p text:style-name="P86">In this way they continue forward as they cross the water gradually and make it to the other side.</text:p>
      <text:p text:style-name="P86">This trip has been entirely uneventful. But, nobody is complaining that this is the case. Those with experience can easily imagine somebody slipping and dragging the group down into the infested waters, possibly resulting in minor to major injuries and short to long-term issues caused by illness.</text:p>
      <text:p text:style-name="P86"><text:soft-page-break/>The only reason that nothing bad has happened is because they have the proper supplies and technique to clear this area’s initial obstacle. <text:span text:style-name="T114">If not, then any number of accidents could occur.</text:span></text:p>
      <text:p text:style-name="P86">Though, this is only the mere act of ‘entering’ the Mossy Caves, let alone exploring or conquering it to any extent. Such a small feat is not worthy of being considered an accomplishment, so those present recover on the opposite side of the pool and continue to act without pause.</text:p>
      <text:p text:style-name="P86">“Three torches, one at the front, middle and back,” Aric <text:span text:style-name="T114">states as he changes the formation</text:span>. “Trinity, you’re up front. Gordon, take up the back. Saxton, you’re in the middle. <text:span text:style-name="T114">Monte, you’re the floater. </text:span>Everybody else, we’re going to move in a grid.</text:p>
      <text:p text:style-name="P86">“Roger!”</text:p>
      <text:p text:style-name="P86">“Got it!” </text:p>
      <text:p text:style-name="P86">“Done” </text:p>
      <text:p text:style-name="P89">The group gives confirmations and <text:s/>Trinity, Saxton and Gordon move to where they were told and the rest step into a 3x3 grid formation.</text:p>
      <text:p text:style-name="P89">As for Monte, as the party’s floater, he is allowed to move around independently. His investigative skills are supposedly superior to that of even Trinity, so he will be responsible for finding oddities and can order the party around to some degree too.</text:p>
      <text:p text:style-name="P86">The party continues forward through the dark tunnel in their custom formation as the stone walls of the mossy cavern surround them.</text:p>
      <text:p text:style-name="P86">The group is as quiet as they can be as Trinity leads from the front while using basic hand gestures to indicate his current thoughts.</text:p>
      <text:p text:style-name="P86">[Passage to the side]</text:p>
      <text:p text:style-name="P86">[No monsters there]</text:p>
      <text:p text:style-name="P86">[Clear up ahead]</text:p>
      <text:p text:style-name="P86">These hand gestures are <text:span text:style-name="T115">a</text:span> silent form of communication that player’s inherited from resident adventurer's well before they arrived.</text:p>
      <text:p text:style-name="P86">Newer players like Niagra, Pluto and Savos <text:span text:style-name="T116">don’t</text:span> understand what they mean. But, as long as they follow the general mood of the group, they can roughly <text:span text:style-name="T116">read the group’s sentiment and determine how to best act.</text:span></text:p>
      <text:p text:style-name="P86">For now, though, the group continues walking in silence for several more minutes as only a long expanse of darkness stretches forward and backwards.</text:p>
      <text:p text:style-name="P86">‘So scary. What the fuck?’ Niagra wonders as he looks around.</text:p>
      <text:p text:style-name="P86">The air is cold and still. The darkness is thick and impenetrable. And the silence around them is disquieting. The torch light only extends about 50 feet or so and the tunnel walls are so repetitive and <text:soft-page-break/>plain that if he were told that they are walking in a loop, he might not doubt such a statement.</text:p>
      <text:p text:style-name="P86">Sensing the anxiousness on Niagra’s face, Aric slows down a bit and whispers, “Hanging in there?”</text:p>
      <text:p text:style-name="P86">“Is this really what adventuring is like? This is nothing like in stories,” <text:span text:style-name="T117">Niagra</text:span> comments.</text:p>
      <text:p text:style-name="P86">“Yeah, fiction really glamorizes things. <text:span text:style-name="T117">Moving through pitch darkness thousands of feet underground is no joke. And, there are no time skips either.</text:span> You have to live out every moment no matter how excruciatingly repetitive, monotonous or scary they may be,” Aric states.</text:p>
      <text:p text:style-name="P86">Monte comments, “Things do get better eventually though. Once we get more levels, we’ll be able to use stronger magic to travel faster and illuminate entire areas.”</text:p>
      <text:p text:style-name="P86">“But, the game has ways of introducing difficulty in other ways <text:span text:style-name="T117">once we get there</text:span>,” Aric replies.</text:p>
      <text:p text:style-name="P86">“That’s for sure,” Monte states.</text:p>
      <text:p text:style-name="P86">“is it fine for us to be whispering?” Niagra asks.</text:p>
      <text:p text:style-name="P86">“At this point, it’s probably safe to say that there are no monsters nearby and we can chat,” Monte comments. “One nice thing about this silence is that if there is any creature movement, we should hear it almost immediately.”</text:p>
      <text:p text:style-name="P86">“Hmm, true,” Niagra comments.</text:p>
      <text:p text:style-name="P86">“But, if you become too complacent, it’s easy to miss the signs of danger and fall into trouble. That’s why, even though things are calm now, everybody is remaining wary of our surroundings,” Aric states.</text:p>
      <text:p text:style-name="P86">“And, being <text:span text:style-name="T117">too</text:span> alert <text:span text:style-name="T117">can be</text:span> quite draining, which is why we’ll be taking breaks every couple of hours,” Monte comments.</text:p>
      <text:p text:style-name="P86">“How will we know when 2 hours have passed?” Niagra wonders.</text:p>
      <text:p text:style-name="P86">“Our internal clocks,” Mary comments.</text:p>
      <text:p text:style-name="P86">“<text:span text:style-name="T117">Oh. </text:span>I see,” Niagra expresses understanding.</text:p>
      <text:p text:style-name="P86">“Aren’t you glad you grabbed vitality now?” Saxton <text:span text:style-name="T117">asks</text:span> with a smile.</text:p>
      <text:p text:style-name="P86">“Yeah… I get it now,” he responds. “Though, I wonder still. Is this worth it compared to fighting on the surface?”</text:p>
      <text:p text:style-name="P86">“If we find a good spot, then yes,” Aric replies. “Another thing you’ll find that’s different about this game versus other settings is the amount of loot.</text:p>
      <text:p text:style-name="P86">In a top-down point and click RPG killing a cow might give you a piece of leather and a single steak.</text:p>
      <text:p text:style-name="P86">But, here? You’re getting a whole damn cow. That means tons of meet and a shit ton of hide to turn into leather too; just like in the real world.</text:p>
      <text:p text:style-name="P86"><text:soft-page-break/>And, the same applies to everything else as well. <text:span text:style-name="T118">If we were to kill a dragon, then we’re not going to wind up with 1 dragon tooth. We’d get 100 fangs, </text:span>multiple hearts and enough dragon hide to coat a large house.”</text:p>
      <text:p text:style-name="P86">“Yeah, but good luck killing a dragon. They are considered Legendary grade at a minimum and impossibly strong,” Monte comments.</text:p>
      <text:p text:style-name="P86">“I see, I see,” Niagra continues to comment.</text:p>
      <text:p text:style-name="P86">There is a bit more chit-chat about the various aspects of adventuring as <text:span text:style-name="T119">the newer adventurers are </text:span>given tips and is even given lessons on hand signs to get him up to speed on adventuring.</text:p>
      <text:p text:style-name="P86">Yet, even as this happens, nobody lets down their guard <text:span text:style-name="T120">completely</text:span>. This is a Magic Region after all. And, not experiencing danger yet simply means that they have yet to encounter it.</text:p>
      <text:p text:style-name="P86">***</text:p>
      <text:p text:style-name="P86">After traveling for at least an hour to who knows where, a light appears far in the distance of the tunnel.</text:p>
      <text:p text:style-name="P86">This causes Monte to put up a hand sign that causes their group to retreat back a bit and enter a somewhat crammed ball.</text:p>
      <text:p text:style-name="P86">“So, what’s the plan leader?” Monte asks Aric.</text:p>
      <text:p text:style-name="P86">Aric responds, “We’ll handle things the standard way. Send a scout, wait for a report, form a plan then attack. <text:span text:style-name="T121">We have 13 people, though some of us are new and its our first major challenge together. I don’t think we should improvise yet.”</text:span></text:p>
      <text:p text:style-name="P86">“Ah, then that means I’m up again?” Trinity asks.</text:p>
      <text:p text:style-name="P86">“<text:span text:style-name="T121">Actually, this should be a task for Mary, if I’m not wrong?” Aric turns to her and asks.</text:span></text:p>
      <text:p text:style-name="P86">“<text:span text:style-name="T121">I’m always happy to go,” Mary states with a light smile.</text:span></text:p>
      <text:p text:style-name="P86">“<text:span text:style-name="T121">This is good timing. I’ve been meaning to speak with you,” Trinity approaches Mary. “I get that you volunteered to scout to hide your remaining perks. But, personally, I don’t really care whether you tell them or not.</text:span></text:p>
      <text:p text:style-name="P90">What I do care about is loot prio. So, I’d actually rather you let me scout simply because I’m better suited for the task.”</text:p>
      <text:p text:style-name="P90">“If you insist, then I definitely won’t stop you,” Mary responds with a shrug. “My current equipment is more than enough to carry me for many more levels still.”</text:p>
      <text:p text:style-name="P90">“Then, that’s settled,” Trinity says while looking to Aric.</text:p>
      <text:p text:style-name="P90">“I’m fine with this arrangement since you both agree,” he responds. “Good luck and stay safe.”</text:p>
      <text:p text:style-name="P90">“Thanks, I’ll be back” Trinity replies as he passes his torch over to Aric and silently runs away.</text:p>
      <text:p text:style-name="P86"><text:soft-page-break/><text:span text:style-name="T122">Once out of their group’s earshot, Niagra asks, </text:span>“<text:span text:style-name="T122">I’m surprised that he gets loot prio. We’re all risking our lives, aren’t we?”</text:span></text:p>
      <text:p text:style-name="P86">Aric explains, “We are risking our lives, yes. But, he is taking an additional risk independently from the rest of us by scouting out an area. So, he gets a bit of a higher stake when it comes to loot distribution.</text:p>
      <text:p text:style-name="P86">“Just think of it like guaranteeing an occasional 95 on a 1d100 loot roll,” Monte states with a metaphor. “<text:span text:style-name="T122">It won’t make a major difference in the long run, but he’ll occasionally get an item he really wants.”</text:span></text:p>
      <text:p text:style-name="P86">“<text:span text:style-name="T122">I like that,” Aric states. “How about we formalize that for loot prio situations?”</text:span></text:p>
      <text:p text:style-name="P86">“<text:span text:style-name="T122">We can hold a vote about it, sure,” Monte agrees.</text:span></text:p>
      <text:p text:style-name="P86">They continue to chat a bit while waiting until eventually Trinity returns with news.</text:p>
      <text:p text:style-name="P86">“<text:span text:style-name="T122">The area ahead is likely the beginning of the ‘real’ Mossy Caves. There are Mossy Golems wandering around and weird plants,” Trinity describes.</text:span></text:p>
      <text:p text:style-name="P86">“<text:span text:style-name="T122">Golems? Are you sure?” Monte asks for clarification.</text:span></text:p>
      <text:p text:style-name="P86">“<text:span text:style-name="T122">Yeah, I was surprised too, but they definitely have magic cores,” Trinity replies.</text:span></text:p>
      <text:p text:style-name="P86">“<text:span text:style-name="T122">Well, surely they are small then, right?” Lavant interjects.</text:span></text:p>
      <text:p text:style-name="P86">“<text:span text:style-name="T122">No, they are 8 feet tall each,” Trinity states.</text:span></text:p>
      <text:p text:style-name="P86">“<text:span text:style-name="T122">Christ,” Gondor mutters.</text:span></text:p>
      <text:p text:style-name="P91">Mary comments, “It seems that the decline of adventuring has allowed the creature’s here to flourish and hold a short era of prosperity.”</text:p>
      <text:p text:style-name="P86">“<text:span text:style-name="T122">Hmm, I had a theory, but I dared not believe it to be the case,” Monte puts a finger to his chin.</text:span></text:p>
      <text:p text:style-name="P86">“<text:span text:style-name="T122">Explain,” Aric probes.</text:span></text:p>
      <text:p text:style-name="P86">“<text:span text:style-name="T122">Well, there was a 50 year delay before the sky demons appeared in the last game session. And, during that time, the mana in the world’s Underground was increased throughout.</text:span></text:p>
      <text:p text:style-name="P91">It’s not impossible that the same case has occurred here, however, we were not present for those years nor were the adventurer’s very active during that time.</text:p>
      <text:p text:style-name="P91">Supposedly, there was a decline in adventuring because the risk and reward began to skew too much toward danger. If we consider all factors, then it could be the case that the mana in The Underground has been increasing for at least 50 years and has led to, <text:span text:style-name="T123">as Mary put it, an era of prosperity for the monster’s below.”</text:span></text:p>
      <text:p text:style-name="P91">“<text:span text:style-name="T123">That would be a wonderful thing then,” Lavant chimes in. “If the mana has been elevated for 5 decades without interruption, then even basic Magic Regions will become extraordinary. The monsters </text:span><text:soft-page-break/><text:span text:style-name="T123">will be stronger, but the rewards will be much better too.”</text:span></text:p>
      <text:p text:style-name="P91">“<text:span text:style-name="T123">Hah. This all makes so much sense that it all feels designed,” Monte adds with a light chuckle. “Easy to farm monsters on the surface and difficult to farm areas underground. I feel like this is an intentional balance shift.”</text:span></text:p>
      <text:p text:style-name="P91">“<text:span text:style-name="T123">I agree,” Lavant adds.</text:span></text:p>
      <text:p text:style-name="P91">“<text:span text:style-name="T123">Then, the question is, are we ready to fight the creature’s here?” Anabar asks seriously.</text:span></text:p>
      <text:p text:style-name="P92">Monte plans, “There is a choke point right there. So, strategically, we should be able to handle any number of enemies as long as their individual strength isn’t too high.</text:p>
      <text:p text:style-name="P92">In the case of Moss Golems and plants, we have fire and explosives… I think we’ll be fine with proper preparation.</text:p>
      <text:p text:style-name="P92">What do you all think?”</text:p>
      <text:p text:style-name="P92">Pluto comments, “A choke point? Say no more. With a few explosives, I can wipe out an entire army.”</text:p>
      <text:p text:style-name="P92">“<text:span text:style-name="T124">I’m read to fight,” Conner comments with a smile.</text:span></text:p>
      <text:p text:style-name="P92">“<text:span text:style-name="T124">Same,” Mary agrees.</text:span></text:p>
      <text:p text:style-name="P92">There are other general expressions of approval, like nods and thumbs-up, so Aric says, "Alright. Let's come up with a quick plan and then execute. If something unexpected comes up, we'll improvise."</text:p>
      <text:p text:style-name="P92">The group nods and then huddles up closer as they hold a strategy meeting to discuss what their enemies can do and how they should fight.</text:p>
      <text:p text:style-name="P93">***</text:p>
      <text:p text:style-name="P92">'I get to go first after all,' <text:span text:style-name="T125">Mary</text:span> thinks with a smile as she steps forward, her leather boots making soft muffled noise against the ground.</text:p>
      <text:p text:style-name="P92">She exits the tunnel that she was in before and sees the cavern ahead and indeed can tell that the place really has been 'having a great time'.</text:p>
      <text:p text:style-name="P92">As described, the area is a moonlit cavern filled with moss that releases sky-blue light. The place is thousands of feet wide, perhaps even up to a full mile, with a large mound in the center rising high up. A bright light source hovers in the air atop it that releases a thin beam of bright blue-white light with sparkles fluttering constantly down within.</text:p>
      <text:p text:style-name="P92">Aside from the natural features, there are the moss monsters that Trinity described as well. Standing at <text:span text:style-name="T126">between 7 and 8 feet tall, and quite wide too, </text:span><text:span text:style-name="T127">these creatures a somewhat hollow entities formed from a shell of vines covered with mushrooms and moss. T</text:span><text:span text:style-name="T126">hey sluggishly move slowly and silently throughout the area in seemingly random directions </text:span><text:span text:style-name="T127">and truly appear harmless if left undisturbed.</text:span></text:p>
      <text:p text:style-name="P94">Most of the moss monsters appear the same. However, the are individual one’s that have dark-red <text:soft-page-break/><text:span text:style-name="T127">patches of moss on their surface. </text:span>And, as Mary looks up to the top of the mound in the center, she can see one with faint threads of gold further <text:span text:style-name="T127">interwoven into its red patches.</text:span></text:p>
      <text:p text:style-name="P94">‘Normal, elites and a boss,’ Mary assesses. ‘Definitely well developed. <text:span text:style-name="T128">Let’s hope that the loot is </text:span><text:span text:style-name="T129">equally so</text:span><text:span text:style-name="T128">.</text:span>’</text:p>
      <text:p text:style-name="P95">Mary peeks back at her party, whom stands near the entrance tunnel’s edge, nods lightly, then returns her attention forward.</text:p>
      <text:p text:style-name="P95">‘Alright! Time to go wild!’</text:p>
      <text:p text:style-name="P95">Mary then charges forward, shield and sword in hand, as she approaches one of the Moss Golems.</text:p>
      <text:p text:style-name="P95">The creature doesn’t react for quite a while until she gets within about 10 feet of it. Only then, it slows its lurching walk and turns to her.</text:p>
      <text:p text:style-name="P95">‘Low range of sight,’ Mary observes. Though, in her peripherals, she notices the other golems begin to behave similarly.</text:p>
      <text:p text:style-name="P95">‘Shared senses. An alarm?’ Mary hypothesizes as she circles the creature.</text:p>
      <text:p text:style-name="P95">This gives her more time to analyze it’s surface as she notices all of its fine details.</text:p>
      <text:p text:style-name="P95">‘Definitely hollow. And, there is the core,’ she notes a dark-grey sphere that perfectly resembles a plain stone.</text:p>
      <text:p text:style-name="P95">“Engaging!” she shouts out loud so her party can hear, then sprints forward at max speed to the golem.</text:p>
      <text:p text:style-name="P95">The golem doesn’t have eyes. But, it clearly senses her approach, as it raises one of its mossy arms into the air.</text:p>
      <text:p text:style-name="P96">Mary continues her approach <text:span text:style-name="T130">fearless</text:span> as the golem smashes down toward her. Though, she <text:span text:style-name="T130">anticipates this smash </text:span>and agilely dodges to the side.</text:p>
      <text:p text:style-name="P97">Next, Mary exploits the golem’s vulnerability due its arm being down to reach its front and stab at the core with her sword.</text:p>
      <text:p text:style-name="P97">*CLINK*</text:p>
      <text:p text:style-name="P97">The sword strikes and shatters the core. Then, she hops backwards to allow the moss golem to fall.</text:p>
      <text:p text:style-name="P97">‘Having equipment and skills really does make this game easy,’ Mary thinks to herself as she looks around the area.</text:p>
      <text:p text:style-name="P97">As expected, the golems have been aggro’d and <text:span text:style-name="T131">they are now slowly moving toward her. In this situation, she could easily take down the basic golems. Though, she isn’t sure whether or not she’d be capable of handling the champion and elite versions alone.</text:span></text:p>
      <text:p text:style-name="P98">Fortunately, the plan isn’t for her to fight them at all. She only assesses for a moment before turning <text:soft-page-break/>around and running toward the tunnel.</text:p>
      <text:p text:style-name="P98">Her job is now complete.</text:p>
      <text:p text:style-name="P98">***</text:p>
      <text:p text:style-name="P98">On the outside of the tunnel, the moss golems continue to approach with slow steps as a few begin to ball up at the entrance.</text:p>
      <text:p text:style-name="P92">"Do it," Aric states and Trinity nods as he shoots an arrow at a moss monster,</text:p>
      <text:p text:style-name="P86">This causes the arrow to land on its body and sink in… but that’s it. There are no clear damaging effects as the moss monster makes a slow, low <text:span text:style-name="T132">and deep</text:span> groaning noise <text:span text:style-name="T133">and continues its approach.</text:span></text:p>
      <text:p text:style-name="P86">“<text:span text:style-name="T133">The core! You have to hit the core! And, try fire!” Aric commands.</text:span></text:p>
      <text:p text:style-name="P86">“<text:span text:style-name="T134">It’s too small from here still,” Trinity complains. “We’ll hit the cores when they’re closer. For now, let’s just try to hit.”</text:span></text:p>
      <text:p text:style-name="P99"><text:span text:style-name="T134">As they speak, </text:span>Conner, Mary and Trinity load bows up with arrows wrapped in oil-soaked flaming cloth, before firing them at the creatures.</text:p>
      <text:p text:style-name="P99">These flaming arrows reach their targets. <text:span text:style-name="T131">But, these flames only last for a short while before dissipating. </text:span>It is obvious that the golems are far too moist to even mildly injure with flames.</text:p>
      <text:p text:style-name="P99">Still, flames are flames and the golems seem to have a poor reaction to their appearance. Perhaps sensing danger, they all let out a unified groaning noise, before changing their tactics and starting to charge.</text:p>
      <text:p text:style-name="P99">That’s right. The golems charge!</text:p>
      <text:p text:style-name="P99">“What the hell!” Niagra screeches out.</text:p>
      <text:p text:style-name="P99">“Stay calm!” Gondor states as he moves up front along with Saxton.</text:p>
      <text:p text:style-name="P99">The two raise their shields to intercept, while the others move into an improvised combat formation.</text:p>
      <text:p text:style-name="P99">“Wind Cutter!” <text:span text:style-name="T134">Lavant states as he flicks his glowing right hand forward prompting a sharp, thin blade of wind to shoot forward.</text:span></text:p>
      <text:p text:style-name="P86">The sharp single blade is wind fires forward as a white streak that slices through the creature at the waist, separating it into two.</text:p>
      <text:p text:style-name="P100">At level 4, Lavant has 35 base magic right now, meaning that he can cast spells that require 105 magic when overcharging. <text:s/><text:span text:style-name="T135">The might of his spells can’t be underestimated even as he is right now.</text:span></text:p>
      <text:p text:style-name="P86">“<text:span text:style-name="T136">Yes,” he says in a low voice while fist pumping. </text:span>However, there are plenty of other creatures. And, as the hoard enters, he has little time to celebrate his kill.</text:p>
      <text:p text:style-name="P86">“I’m going to freestyle,” Mary says as she breaks formation and charges in.</text:p>
      <text:p text:style-name="P86"><text:soft-page-break/>“Hey!” Aric shouts out with surprise.</text:p>
      <text:p text:style-name="P86">However, Mary ignores them as she enters the chamber and engages the moss creatures with her sword and shield.</text:p>
      <text:p text:style-name="P86">Niagra even begins to rush out to help. But, Aric puts his arm out to stop him as they remain in place and watch Mary at work.</text:p>
      <text:p text:style-name="P86">One creature raises up a huge mossy arm well above its head in a curved arc. Then, with clearly exceptional speed, it slams the hand down.</text:p>
      <text:p text:style-name="P86">‘<text:span text:style-name="T137">So much faster,’ Mary thinks as she dashes to the side using Force Master to aid her. Then, she lands, charges at it and slices the core.</text:span></text:p>
      <text:p text:style-name="P86">‘<text:span text:style-name="T137">Next,’ she thinks as she turns her attention to another creature and charges forward.</text:span></text:p>
      <text:p text:style-name="P101">This golem charges over to her as she charges to it, as the two begin a high speed fight.</text:p>
      <text:p text:style-name="P101">The creature extends both arms out and back, before clapping them together.</text:p>
      <text:p text:style-name="P101">Mary leaps up into the air to avoid that while performing a front flip. And, as she ends the rotation of the flip and starts to face forward, she slices with her sword vertically from top to bottom.</text:p>
      <text:p text:style-name="P101">*SWISH*</text:p>
      <text:p text:style-name="P101">The creature is easily cut into and its core severed, while Mary lands on the ground and hops backwards a few times to get out of range.</text:p>
      <text:p text:style-name="P101">‘One left,’ Mary thinks as she looks at the third creature in close range.</text:p>
      <text:p text:style-name="P101">The moss creatures were fairly spread out in the inner area. So, she is able to handle them individually quite easily.</text:p>
      <text:p text:style-name="P101">Unfortunately, this third one has red streaks in it. So, she charges with heightened awareness and a raised guard in preparation for the unknown.</text:p>
      <text:p text:style-name="P101">“Aric, I’m ready,” Pluto states.</text:p>
      <text:p text:style-name="P101">“Everybody else?” Aric asks.</text:p>
      <text:p text:style-name="P101">And, the group nods.</text:p>
      <text:p text:style-name="P101">With their preparations complete, they stand still for a while longer, as they wait for Mary to finish her fight.</text:p>
      <text:p text:style-name="P101">She enters close range of the moss creature and observes it for any sudden movements.</text:p>
      <text:p text:style-name="P102">Though, as she does this, it very strangely stops moving entirely and appears almost dormant.</text:p>
      <text:p text:style-name="P101">‘<text:span text:style-name="T138">A spell?’ Mary thinks as she stops running and actually hops back several steps.</text:span></text:p>
      <text:p text:style-name="P102">It is by the exit to the corridor. And, even though Mary could attempt to run around it, she doesn’t <text:soft-page-break/>dare to move that close.</text:p>
      <text:p text:style-name="P102">*SWOOSH SWOOSH SWOOSH*</text:p>
      <text:p text:style-name="P102">A surge of vines shoot off of the golem’s body without warning toward Mary. They move explosively and she can barely react in time as she shifts her body sideways, avoiding the blow by mere inches.</text:p>
      <text:p text:style-name="P102">‘Playtime is over,’ Mary thinks as she turns and points a finger at the creature and squints.</text:p>
      <text:p text:style-name="P102">A small bullet of stone materializes in front of her finger over the course of one second. The, she thinks, ‘Force Stone Bullet.’</text:p>
      <text:p text:style-name="P102">*PHEW*</text:p>
      <text:p text:style-name="P102">The stone bullet is launched forward using a combination of earth and air telekinesis. Also, an air-element fueled barrier is added to one side the pushes air to the side. This creates a tiny projectile that flies forward at high speed without being impeded by any air friction.</text:p>
      <text:p text:style-name="P102">*PING*</text:p>
      <text:p text:style-name="P102">The bullet strikes the creature’s core and shatters it immediately, causing her party to look on in awe.</text:p>
      <text:p text:style-name="P102">“Jesus,” Noire can be heart muttering, as the rest have similar reactions.</text:p>
      <text:p text:style-name="P102">Mary notices this and shows a light smile as she runs back.</text:p>
      <text:p text:style-name="P102">“3 down. Are we ready for the rest?” she asks.</text:p>
      <text:p text:style-name="P102">“Yes,” Aric states as he turns to the rest of the party.</text:p>
      <text:p text:style-name="P102">The moss golems are still running in and he speaks to snap the others back to attention. “Let’s end them team!”</text:p>
      <text:p text:style-name="P102">“Right!” Saxton shouts as he walks forward. He holds a large bucket of liquid in his hand and flicks the bucket forward to spill the liquid out.</text:p>
      <text:p text:style-name="P102">Next, they wait a little longer, as other moss golems reach the tunnel’s entrance and step forward.</text:p>
      <text:p text:style-name="P102">*THINK*</text:p>
      <text:p text:style-name="P102">Trinity shoots a flaming arrow onto the oil, igniting it all. This causes the moss creature’s to burn hazardously <text:span text:style-name="T139">as black plumes of flame begin to smoke up the area.</text:span></text:p>
      <text:p text:style-name="P103">Yet, these moss creature’s remain quite resistant to flames. And, as mindless individuals steered by a magic core, they continue through the flames without reservation. Now, their group is dealing with a large number of flaming Moss Giants.</text:p>
      <text:p text:style-name="P103">“Go all out!” Aric shouts.</text:p>
      <text:p text:style-name="P103"><text:soft-page-break/>Two golems reach Saxton and Gordon’s shields and slam down with flaming arms.</text:p>
      <text:p text:style-name="P103">But, right after this, an onslaught of attacks follows up.</text:p>
      <text:p text:style-name="P103">Conner leaps up and stabs into the core of one shattering it like Mary has.</text:p>
      <text:p text:style-name="P103">Noire creates a spear of ice by freezing the water in the air and stabs it forward toward the magic core of the other, shattering it.</text:p>
      <text:p text:style-name="P103">Lavant creates another wind blade and slices through the core of a third golem.</text:p>
      <text:p text:style-name="P103">S<text:span text:style-name="T140">avos even gets into the action by awkwardly getting in front of one golem and firing a metal </text:span><text:span text:style-name="T141">dagger</text:span><text:span text:style-name="T140"> at its core using his custom-</text:span><text:span text:style-name="T141">built</text:span><text:span text:style-name="T140"> gauntlet.</text:span></text:p>
      <text:p text:style-name="P104">There were about 30 golems to start. So, even with all of these kills, a large number of golems remain.</text:p>
      <text:p text:style-name="P105">But, the golem to player ratio is much closer to 1:1 now. Plus, their choke point is working quite well. This enables player’s to keep a very high morale and feel quite confident that they can achieve victory.</text:p>
      <text:p text:style-name="P104">“The boss has moved,” Mary <text:span text:style-name="T142">announces</text:span> as she <text:span text:style-name="T142">notices</text:span> that it is no longer on the mound in the center. “<text:span text:style-name="T142">Keep alert!”</text:span></text:p>
      <text:p text:style-name="P104">“<text:span text:style-name="T142">The golems are weak to lighting!” Monte states as he holds what appears to be a damaged core in his hand. “Use lightning magic!”</text:span></text:p>
      <text:p text:style-name="P104">“<text:span text:style-name="T142">Roger!” Noire states as lightning flickers between his fingers. </text:span><text:span text:style-name="T143">He points a palm forward toward a creature and then fires off a bolt of lightning, striking it as a result.</text:span></text:p>
      <text:p text:style-name="P100">The lightning hits and has a dramatically significant impact too. The <text:span text:style-name="T144">light-blue </text:span>lightning <text:span text:style-name="T144">sparks vividly over the creature’s body, but ultimately surges toward the core and causes it to glow brightly.</text:span></text:p>
      <text:p text:style-name="P106">Milliseconds later, the core disintegrates into several pieces as small bolts of lightning shout outward and dissipate.</text:p>
      <text:p text:style-name="P100">“<text:span text:style-name="T145">Woah! It works!” Noire praises.</text:span></text:p>
      <text:p text:style-name="P100">“<text:span text:style-name="T145">Think of the core as a sponge filled with metal. Lightning will conduct to it and destroy the whole thing,” Monte states while dropping the magic core fragment he held.</text:span></text:p>
      <text:p text:style-name="P100">“<text:span text:style-name="T145">If only we could harvest the cores,” Lavant groans while preparing a lightning spell of his own. “I want money.”</text:span></text:p>
      <text:p text:style-name="P107">He then fires a lightning bolt at a champion, ending it before it can use any fancy abilities.</text:p>
      <text:p text:style-name="P107">“<text:span text:style-name="T146">Try to keep one mostly intact,” Trinity asks as he shoots an arrow into the core of a now-close enough golem. “I want to study them after.”</text:span></text:p>
      <text:p text:style-name="P108">The arrow strikes and shatters the golem, prompting Noire to say, “And, how do you suggest we do <text:soft-page-break/>that?”</text:p>
      <text:p text:style-name="P108">“Focus guys!” Mary snaps as she looks for the boss.</text:p>
      <text:p text:style-name="P108">The golem count has dropped down to only 10 or so left with only <text:span text:style-name="T147">two</text:span> visible champion<text:span text:style-name="T147">s</text:span> remaining. In this situation, the boss should definitely be visible. Yet, it isn’t. No matter where she looks, she can’t find it.</text:p>
      <text:p text:style-name="P108">‘Odd,’ she wonders as she reaches another golem and slays it with a stone bullet.</text:p>
      <text:p text:style-name="P108">She then backs off to regenerate mana for a little bit and kite.</text:p>
      <text:p text:style-name="P108">“A few more to go,” Conner states as he approaches another golem and strikes.</text:p>
      <text:p text:style-name="P109">And, as it falls to the ground dead, Mary has a realization.</text:p>
      <text:p text:style-name="P109">“BACK! Everybody get back!” she warns loudly.</text:p>
      <text:p text:style-name="P109">Hearing the urgency in her tone causes the group to flee from the front lines urgently as Aric asks, “What’s wrong?”</text:p>
      <text:p text:style-name="P109">“The boss is camouflaged…,” <text:span text:style-name="T147">she thinks while scanning. “There!” she states while pointing.</text:span></text:p>
      <text:p text:style-name="P110">And, sure enough, the boss is right where she points. They can all tell that it’s the boss because the red and gold that were previously prominently displayed on its surface is now discretely hidden on the inside.</text:p>
      <text:p text:style-name="P110">But, because the moss golems are hollow, one can still make out the gold if they focus their attention to the right places.</text:p>
      <text:p text:style-name="P110">“How the hell did you figure that out!?” Monte asks in amazement.</text:p>
      <text:p text:style-name="P110">“I’ve been counting,” Mary states.</text:p>
      <text:p text:style-name="P110">“Huh?” Monte asks with a dumbfounded expressions.</text:p>
      <text:p text:style-name="P110">The others feel somewhat similarly too.</text:p>
      <text:p text:style-name="P110">‘Who the hell would split their attention to keep count of the enemies under these circumstances!?’ is roughly what they are thinking.</text:p>
      <text:p text:style-name="P110">“We’ll keep up the assault! Just be aware of the boss!” Aric states.</text:p>
      <text:p text:style-name="P110">“Right!”</text:p>
      <text:p text:style-name="P110">“Yes!”</text:p>
      <text:p text:style-name="P110">“Let’s go!”</text:p>
      <text:p text:style-name="P111">Enough time has passed since their last killing spree that the next and final wave of golems have arrived at the cave and are entering all at once. These final 10 appear to be very slightly more coordinated than the last 20.</text:p>
      <text:p text:style-name="P110"><text:soft-page-break/>“<text:span text:style-name="T148">Time for my trump card,” Pluto shouts with excitement as he pulls the pin off of a grenade-looking device.</text:span></text:p>
      <text:p text:style-name="P111">Then, he throws it forward toward the crowd.</text:p>
      <text:p text:style-name="P110">“<text:span text:style-name="T148">You can already make grenades!?” Savos asks with shock.</text:span></text:p>
      <text:p text:style-name="P110">“<text:span text:style-name="T148">Handmade with Matter Generation II baby!” he says while raising a ‘V’ for victory sign with his fingers.</text:span></text:p>
      <text:p text:style-name="P111">*BAP*</text:p>
      <text:p text:style-name="P111">The grenade explodes with pure concussive force, shoving nearby moss golems away and violently damaging them in the process.</text:p>
      <text:p text:style-name="P111">Five fall and don’t get it, showing the grenade was extremely effective. However, five more remain, which contain the champions and boss. Nobody feels that the fight is over.</text:p>
      <text:p text:style-name="P111">“I’m going in again,” Mary states.</text:p>
      <text:p text:style-name="P111">“It’s too dangerous,” Aric denies.</text:p>
      <text:p text:style-name="P111">“I know,” Mary replies, then charges forward.</text:p>
      <text:p text:style-name="P111">“I’ll support,” Saxton states as he charges forward. “Protect Other!” he says aloud as he activates a perk.</text:p>
      <text:p text:style-name="P111">Green light envelops both he and Mary, as the effects of his perk take effect.</text:p>
      <text:p text:style-name="P111">“Thank you!”</text:p>
      <text:p text:style-name="P111">Mary then reaches a golem and points a finger at it.</text:p>
      <text:p text:style-name="P111">‘Force Stone Bullet!’</text:p>
      <text:p text:style-name="P111">The bullet materializes and fires within a second, striking the golem like all of the one’s before it and ending its life.</text:p>
      <text:p text:style-name="P111">“Force Stone Bullet!”</text:p>
      <text:p text:style-name="P111">“Force Stone Bullet!”</text:p>
      <text:p text:style-name="P111">“Force Stone Bullet!”</text:p>
      <text:p text:style-name="P111">She uses the spell three more times in quick succession, devastating the moss golems without any resistance.</text:p>
      <text:p text:style-name="P111">“Jesus,” Lavant comments as others share similar thoughts.</text:p>
      <text:p text:style-name="P111">Mary’s Force Stone Bullet is simply too devastating. It truly looks like she is using a gun to instant kill everything in front of her.</text:p>
      <text:p text:style-name="P111"><text:soft-page-break/>And, as she squares off with the final moss golem, it appears to be the case that it will die as easily as the last.</text:p>
      <text:p text:style-name="P111">“Force Stone Bullet!”</text:p>
      <text:p text:style-name="P111">She uses the spell to target its core.</text:p>
      <text:p text:style-name="P111">And, the bullet hits, shattering it and killing the creature.</text:p>
      <text:p text:style-name="P111">With its core destroyed, it slumps forward and fallls to the ground. The gold that it had hidden ‘uncoils’ as tensions within its body lossens and the red and gold streaks that it had appear once more.</text:p>
      <text:p text:style-name="P111">“That’s… it?” Niagra asks as he looks around suspiciously.</text:p>
      <text:p text:style-name="P111">“What the hell?” he asks slowly in a surprised calm manner at everybody else.</text:p>
      <text:p text:style-name="P111">“I’m as shocked as you are,” Conner states as he walks over to Mary.</text:p>
      <text:p text:style-name="P113">Noire joins in and asks, “Yeah, seriously. What the hell is that spell?”</text:p>
      <text:p text:style-name="P113">“Stone Bullet,” she responds.</text:p>
      <text:p text:style-name="P113">“That is not a simple stone bullet spell,” he responds with a frown. “Stone bullet creates a very small projectile that suffers a lot from air resistance. <text:span text:style-name="T149">And, even if you hit your target, you won’t necessarily deal a lot of damage due to its size. The spell can sound good at first glance. But, in practice, its design is entirely impractical.”</text:span></text:p>
      <text:p text:style-name="P113">“<text:span text:style-name="T149">Well, there are a few tricks I use, yes,” Mary comments. “But, I’m not </text:span><text:span text:style-name="T150">still not </text:span><text:span text:style-name="T149">ready to reveal my trade secrets, you know?”</text:span></text:p>
      <text:p text:style-name="P113">“<text:span text:style-name="T151">Hmm, I suppose that’s true,” Noire agrees. “Though, any magical tips you can share will improve our abilities. It would be nice to tell us so that we can be a more effective guild.”</text:span></text:p>
      <text:p text:style-name="P113">“<text:span text:style-name="T151">In time, perhaps. For now, no,” Mary replies simply.</text:span></text:p>
      <text:p text:style-name="P113">“<text:span text:style-name="T152">I feel a bit useless now that I’ve seen you in action,” Conner states. “</text:span><text:span text:style-name="T153">I feel like you could have handled them all on your own.”</text:span></text:p>
      <text:p text:style-name="P113">“<text:span text:style-name="T153">Don’t,” Mary responds. “My spell is strong, yes. But, it’s not as though anybody used any super forms or seriously strong abilities.</text:span></text:p>
      <text:p text:style-name="P114">Well, except Pluto anyway. In terms of power level, he’s got all of us beat.”</text:p>
      <text:p text:style-name="P114">“You sly ol’ coot. How did you keep that grenade hidden?” Savos asks.</text:p>
      <text:p text:style-name="P114">“<text:span text:style-name="T154">The pocket dimension perk, of course,” Pluto responds. “I constantly generate matter inside of the dimension. Then, I can mentally assemble it using Explosives Engineer. As a result, I have a pretty decent arsenal already.”</text:span></text:p>
      <text:p text:style-name="P114">“<text:span text:style-name="T154">Damn! You’ll have to show me later!” Savos asks as he then leans in and whispers, “I have something I want to show you later too.”</text:span></text:p>
      <text:p text:style-name="P115"><text:soft-page-break/>Pluto nods knowingly and then there is a bit of small talk for a <text:span text:style-name="T155">bit</text:span> as the group rests <text:span text:style-name="T155">for a brief period. </text:span><text:span text:style-name="T135">The torches are snuffed </text:span>and<text:span text:style-name="T135"> water </text:span>and dried rations are withdrawn <text:span text:style-name="T135">as they enjoy a brief respite and discuss various matters.</text:span></text:p>
      <text:p text:style-name="P116">The reason for why they rest now as opposed to continue forward is because one can never tell what will happen next. They could enter the next cavern and be dropped down into a pit full of even more moss golems. If that were to happen, then they’d regret not resting, so they rest now while they feel secure and that there is no need to rush toward some next objective.</text:p>
      <text:p text:style-name="P86">Times like now are perfect chances to learn more about what people think about <text:span text:style-name="T155">different</text:span> <text:span text:style-name="T156">topics</text:span> and questions are asked around in various forms similar to:</text:p>
      <text:p text:style-name="P86">How would you have approached the encounter into the mossy room?</text:p>
      <text:p text:style-name="P86">Do you think that Aric's leadership is sufficient?</text:p>
      <text:p text:style-name="P86">Should we move in smaller squads with party leaders?</text:p>
      <text:p text:style-name="P86">What abilities do you have that might be able to aid us?</text:p>
      <text:p text:style-name="P86">What kind of item upgrades are you hoping to obtain?</text:p>
      <text:p text:style-name="P86">Their group is newly put together and has already had many discussions already. But, now that they have experienced danger togethe<text:span text:style-name="T157">r</text:span> and know that they are alone in this empire at least, everybody becomes a bit more open with their answers.</text:p>
      <text:p text:style-name="P86">Saxton reveals that he has Hyperspeed <text:span text:style-name="T158">I</text:span>. Anabar reveals that he has Circle of Protection. <text:span text:style-name="T158">Trinity mentions that he has Duelist I.</text:span> <text:span text:style-name="T159">Lavant can heal. </text:span>These are abilities that <text:span text:style-name="T160">they weren’t necessarily hiding; they simply didn’t feel the need to share.</text:span></text:p>
      <text:p text:style-name="P86"><text:span text:style-name="T160">These pauses are also an excellent chance for </text:span>common newbie questions to get answered.</text:p>
      <text:p text:style-name="P86"><text:span text:style-name="T161">For instance, vitality </text:span>improves one's ability to survive damage, but such survivability <text:span text:style-name="T161">requires more healing to recover from when lost. </text:span>The common analogy is that more vitality is like having thicker and more expensive layers of <text:span text:style-name="T161">high-quality</text:span> armor. <text:span text:style-name="T161">The armor will keep you alive better. But, once it is damaged, the cost to repair it will be higher than cheaper and thinner armor. </text:span><text:span text:style-name="T162">This can also be described in game terms as vitality producing a larger health bar that is harder to fill up.</text:span></text:p>
      <text:p text:style-name="P86">The characteristics of the moss creatures are discussed <text:span text:style-name="T162">too</text:span> as a detailed combat analysis is held. One notable attribute of the moss creatures is that they were mostly plant-based, rather than stone-based. If they were stone-based then they likely would have been much harder to kill due to their physical constitution being harder to penetrate, thereby making their magic cores more protected and harder to break. And, the speculation is that they only had such a constitution because this area is low-level.</text:p>
      <text:p text:style-name="P117">For their attack pattern, they speculate that the arms would have an entangling effect when struck. The champions demonstrated their root firing ability, which was a penetrative strike. And, the final boss died before it could reveal its ability.</text:p>
      <text:p text:style-name="P117"><text:soft-page-break/>The next major item discussed is experience gain from the fight. Each <text:span text:style-name="T150">normal</text:span> creature gave 30 experience, <text:span text:style-name="T150">while the champion and boss versions gave slightly more. This net the group over 1,000 experience in total, </text:span><text:span text:style-name="T163">an extremely good amount of experience in their opinion given the amount of time that was spent traveling here. </text:span><text:span text:style-name="T150">If this kind of experience rate can be maintained or even improved by traveling deeper, then their impression of Magic Regions regarding experience rates will definitely improve.</text:span></text:p>
      <text:p text:style-name="P118">For now, they only need about 2,000 more experience each to reach level 5. And, when that happens, existing sub-perks may improve and new sub-perks may be unlocked.</text:p>
      <text:p text:style-name="P86">All of these topics and many more are discussed over the span of <text:span text:style-name="T163">10 or so minutes when Aric prompts the group to get ready to get moving again.</text:span></text:p>
      <text:p text:style-name="P118">Aside from resting as a strategical decision, Aric encouraged the rest also to prevent any<text:span text:style-name="T135"> emotional setbacks </text:span>caused by<text:span text:style-name="T135"> recent events. In particular, he's being conscious of the new members. The group is large and </text:span>has remained calm even when faced against literal demons. <text:span text:style-name="T135">But, he knows how intense dungeon exploration can be for first-timers. The exposure to excessive darkness, witnessing of extreme violence, the constant mystery of what is around oneself and disconnect from standard time cycles can all lead to minor ailments like disorientation that can stealthily progress to nausea and even insanity in severe cases.</text:span></text:p>
      <text:p text:style-name="P86">Eventually, experience <text:span text:style-name="T164">and even ability gains </text:span>will help one to overcome these concerns. One <text:span text:style-name="T163">wi</text:span>ll learn that there is mostly nothing in darkness to worry about, violence is normal, isolation is fine and everything will be <text:span text:style-name="T165">OK</text:span>.</text:p>
      <text:p text:style-name="P119">But, until then, he needs to be mindful of their mental states. He can’t allow them to become frightened or demoralized, otherwise, it could permanently cripple their ability to explore the game further.</text:p>
      <text:p text:style-name="P86">The mood between everybody softens as the group starts to feel more like a friendly guild, rather than a bunch of random players. Players do still keep hidden their absolute trump cards. But, it's fair to say that nearly everybody has revealed <text:span text:style-name="T164">3-4</text:span> of their 5 perks…</text:p>
      <text:p text:style-name="P86">… <text:span text:style-name="T164">except Mary, of course, whom reveals none.</text:span></text:p>
      <text:p text:style-name="P86">***</text:p>
      <text:p text:style-name="P86">The break ends and the group puts back on their equipment, gets into formation and then enters the cavern ahead.</text:p>
      <text:p text:style-name="P86">Like before, it is still a fairly large place nearly a mile long with a huge hill in the center. The floor is covered in moss. And, like the entrance of the dungeon, everybody expects the slope in the center to be an unreasonably slippery surface.</text:p>
      <text:p text:style-name="P86">The group moves forward with purpose through the area without concern and reach the mound in the center where Trinity breaks off and begins to explore it solo. He uses gloves to protect his hands <text:soft-page-break/>from contact with any surfaces and to enhance his grip as he crawls up the slope by hand without any issues.</text:p>
      <text:p text:style-name="P86">He finishes the climb after only a couple of minutes and signals for the others to join him, so the group follows his lead and climbs up the hill as well.</text:p>
      <text:p text:style-name="P86">Everything proceeds safely and calmly as the group manages to travel to the top of the hill safely without any issues.</text:p>
      <text:p text:style-name="P86">"Alright, now, what do we have here?" Aric asks out loud as they get a better look from up above.</text:p>
      <text:p text:style-name="P86">The top of this hill is covered in a lime-green moss that differs greatly from the green and dark-green mosses scattered below. Then, there is the circular pool of water in the center that is about 10 feet wide and likely only a few inches deep. From within, they see several objects sunken at the bottom.</text:p>
      <text:p text:style-name="P86">The magical light streaming down can be inspected more clearly now too due to it being closer. There appears to be some kind of orb embedded in the ceiling that is producing the effect. Nobody can tell immediately what type of magic is in effect to produce the sparkling light.</text:p>
      <text:p text:style-name="P86">"Everything here could be a treasure," Monte states as he begins to look around. "The moss, the water, the items over there and even the orb above. There are tunnels down there leading deeper into this magic region, so I imagine that this is only the first stop of many to explore this place."</text:p>
      <text:p text:style-name="P86">"Can you perform appraisals?" Aric asks.</text:p>
      <text:p text:style-name="P86">“<text:span text:style-name="T166">Yes, actually,” Monte responds. “Though, it will take a while without any hints.”</text:span></text:p>
      <text:p text:style-name="P86">"Anybody else?" Aric asks the group this time.</text:p>
      <text:p text:style-name="P86">But, everybody shrugs.</text:p>
      <text:p text:style-name="P86">"Damnit," Aric states with a helpless laugh. "3 healers and 0 appraisers. This is like... the total opposite of last game huh."</text:p>
      <text:p text:style-name="P86">“<text:span text:style-name="T159">We’re missing a lot of good utility classes, to be honest. In terms of combat power, we’re pretty overloaded,” Mary remarks.</text:span></text:p>
      <text:p text:style-name="P86">"We should probably try to check the bottom of the pool at the very least," Monte comments.</text:p>
      <text:p text:style-name="P86">"Yes, for sure. Trinity, will you do us the honors?" <text:span text:style-name="T159">Aric asks.</text:span></text:p>
      <text:p text:style-name="P86">"<text:span text:style-name="T159">For sure. This might take a little while, but I won’t go too slow,</text:span>" he responds as he heads over to the pool.</text:p>
      <text:p text:style-name="P120">The first thing he does is retrieve a leaf from his belt and dips it into the pool of water.</text:p>
      <text:p text:style-name="P120">After waiting a few seconds, he notices no change, so he rubs the wet leaf onto the back of his hand and waits once again.</text:p>
      <text:p text:style-name="P120">About a minute passes, so he concludes that the water is safe to enter and thus begins to wade <text:soft-page-break/>forward into it toward the center.</text:p>
      <text:p text:style-name="P86">After checking that things are safe, he gestures for the rest of the group to come, so they step through the low water into the center and look at what is to be found.</text:p>
      <text:p text:style-name="P86">The water is low and clear enough against the light-blue bottom of this pond, so its easy to tell what is contained within up close.</text:p>
      <text:p text:style-name="P86">“<text:span text:style-name="T159">What is that?” Trinity asks as he points at a large round pod in the center </text:span><text:span text:style-name="T167">of the pool where the light-blue beam shines down to.</text:span></text:p>
      <text:p text:style-name="P86"><text:span text:style-name="T159">The pod </text:span><text:span text:style-name="T168">resembles </text:span><text:span text:style-name="T159">a large flower bud that has yet to bloom. </text:span><text:span text:style-name="T167">It is about </text:span><text:span text:style-name="T168">two</text:span><text:span text:style-name="T167">-feet tall and </text:span><text:span text:style-name="T168">one</text:span><text:span text:style-name="T167">-</text:span><text:span text:style-name="T168">foot </text:span><text:span text:style-name="T167">wide, </text:span><text:span text:style-name="T168">making it a fairly large and notable object.</text:span></text:p>
      <text:p text:style-name="P86">“<text:span text:style-name="T159">Not sure. Try poking it,” </text:span><text:span text:style-name="T167">Anabar jokes.</text:span></text:p>
      <text:p text:style-name="P86">“<text:span text:style-name="T169">Maybe if I had a stick,” Trinity replies with a smile.</text:span></text:p>
      <text:p text:style-name="P86">“<text:span text:style-name="T169">Ok, enough jokes guys,” Aric states. “If we go by my history of Magic Regions, then this is the room’s treasure chest. It could be trapped, so we should be careful of how we open it. Trinity, you don’t have any lockpicking abilities?”</text:span></text:p>
      <text:p text:style-name="P86"><text:span text:style-name="T169">Trinity responds, </text:span>“<text:span text:style-name="T169">I have the Rogue Class Specialization that generally boosts my ability with all rogue-like actions by 8%. But, I don’t have any helpful sub-perks yet.”</text:span></text:p>
      <text:p text:style-name="P86">“<text:span text:style-name="T169">It might make sense for us to come back after we reach level 5. A couple more rooms like this and we’ll be level 5,” Monte comments.</text:span></text:p>
      <text:p text:style-name="P86">“<text:span text:style-name="T169">That makes sense to me,” Aric agrees. “Any objections?”</text:span></text:p>
      <text:p text:style-name="P121">There is silence, so he states, “Ok. Then, we’ll go with that plan and leave here for now.</text:p>
      <text:p text:style-name="P121">Let’s move to the next place.”</text:p>
      <text:p text:style-name="P121">The group nods, so they follow Trinity’s lead away from the lake center, down the mound and to the back of the cavern where three tunnels heading in other directions are.</text:p>
      <text:p text:style-name="P121">These tunnels, like the chamber they are in, are illuminated with small amounts of glowing light-blue moss. So, unlike their initial tunnel, they don’t need torches.</text:p>
      <text:p text:style-name="P121">“I’m picking this one,” Trinity states as he picks the middle tunnel, receiving a nod and heading forward.</text:p>
      <text:p text:style-name="P121">In this way, the group enters the tunnel and begins another march forward.</text:p>
      <text:p text:style-name="P121">Though, after only a short walk in, they <text:span text:style-name="T150">encounter a group of three new creatures.</text:span></text:p>
      <text:p text:style-name="P122">They are rats with some of the glowing moss growing on their bodies. This makes them easy to spot from a distance, as Trinity signals with his hand for the group to pause and they huddle.</text:p>
      <text:p text:style-name="P122">“No need to stop for every minor threat, I thinks,” Mary comments. “Since the area is only at this <text:soft-page-break/>level, perhaps it makes sense to let me lead up front with Trinity and kill everything that we encounter once Monte and he appraise the situation.”</text:p>
      <text:p text:style-name="P122">The group nods in agreement, so Aric states, “We’ll switch the formation up a little then.”</text:p>
      <text:p text:style-name="P122">The group chats a little while longer before breaking out of the huddle and getting into a new formation with Mary leading up in the front with Trinity and Monte right behind them.</text:p>
      <text:p text:style-name="P122">Next, Trinity, Monte and Mary all break off of the formation and walk toward the rats, while Saxton and Gordon move to the front of their party with shields raised in preparation for anything.</text:p>
      <text:p text:style-name="P122">“Looks good to me,” Trinity states as he inspects the walls carefully.</text:p>
      <text:p text:style-name="P122">“Agreed,” Monte states. “There doesn’t appear to be anything suspicious here. And, these rats are even only level <text:span text:style-name="T170">3 or 4</text:span>. You should be able to clean them up easily.”</text:p>
      <text:p text:style-name="P122">“<text:span text:style-name="T170">Roger,” Mary states as she runs breaks forward into a light job toward the rats.</text:span></text:p>
      <text:p text:style-name="P123">As she approaches, the rats notice her and squeak lightly, before turning and fleeing.</text:p>
      <text:p text:style-name="P123">“Well, that’s an option too,” Mary states as she slows down and flicks her head lightly forward to signal for the group to continue forward.</text:p>
      <text:p text:style-name="P123">They catch up and then continue forward in formation as the group proceeds to the next chamber. All of their movements are quite orderly and militant. But, this is to ensure that they are able to handle any possible surprises.</text:p>
      <text:p text:style-name="P123">The group travels forward and encounters a few more groups of rats. But, like the first group, they all run away.</text:p>
      <text:p text:style-name="P123">Since their level and strength are likely not very high, nobody minds this as the group presses onward through the dungeon.</text:p>
      <text:p text:style-name="P124">After about another 15 minutes of marching in this way, light can be seen far away that marks the end of their tunnel. So, the group enters another huddle, discusses that they will approach the area the same as the last, reenters their formation and heads forward.</text:p>
      <text:p text:style-name="P124">Once they are near the exit, Trinity, Mary and Monte step forward and scout out the next cavern, before returning with a description of the place.</text:p>
      <text:p text:style-name="P124">They say that is is a cavern like the last. However, instead of a mound in the center with blue light streaming down, there is a smaller and rounder object covered entirely in dense moss.</text:p>
      <text:p text:style-name="P124">For creatures, there are larger versions of the rats that they have passed that are three-feet long and one-foot high. The sphere in the center seems to radiate above-average mana which explains the presence of these stronger than normal rats.</text:p>
      <text:p text:style-name="P124">With the descriptions given and another brief review of their combat plan complete, their party setups up for combat once more and Mary heads forward into the room.</text:p>
      <text:p text:style-name="P124"><text:soft-page-break/>The rats raise their nose upon her approach and sniff eagerly in the air. There is no breeze. Yet, perhaps because of how used to this area their senses are, they seems to detect her immediately.</text:p>
      <text:p text:style-name="P124">‘I see a pattern,’ Mary thinks as she looks at the rats.</text:p>
      <text:p text:style-name="P124">There are over 50 rats. And, among them, there are certain rats that are slightly bigger and glow brighter than normal.</text:p>
      <text:p text:style-name="P124">Finally, by the mound in the center are two far larger rats that are easily a full four feet long and two feet high. The moss on their body is quite brilliant and glows even more brightly than the others.</text:p>
      <text:p text:style-name="P124">Though, none of the glows can really be considered ‘bright’. It’s just that after being underground for as long as Mary has her vision has adjusted and even dim shades of light appear fairly bright.</text:p>
      <text:p text:style-name="P122">“<text:span text:style-name="T171">I’m going to make this quick,” Mary thinks as she charges in with her sword and approaches one rat.</text:span></text:p>
      <text:p text:style-name="P122">“<text:span text:style-name="T171">SQUEEK!” it squeeks in surprise, then charges at her.</text:span></text:p>
      <text:p text:style-name="P124">Unlike the other rats that Mary has met on her way here, it is aggressive. This is its home and the place where it grows stronger from mana radiation exposure. It can’t lose this fight!</text:p>
      <text:p text:style-name="P124">This is the mentality that Mary desires as she reaches the rat and its lunges up three feet high with its mouth wide open to bite her.</text:p>
      <text:p text:style-name="P124">In this situation, Mary’s expression becomes serious as she uses Force Master to slow its approach and slices it from right to left, cleaving the rat in two while prevent its blood and body from reaching her.</text:p>
      <text:p text:style-name="P124">The other rats aren’t idle during this time either as they begin to swarm up and then charge toward Mary.</text:p>
      <text:p text:style-name="P124">However, Mary is completely fine with this as she turns around and runs back to the tunnel where she came.</text:p>
      <text:p text:style-name="P124">At this time, Trinity fires an arrow at an oil line at the tunnel’s end, creating a wall of fire that the rats crash into.</text:p>
      <text:p text:style-name="P124">Perhaps the rats would normally slow to a stop and avoid the fire out of fire. However, the timing is too perfect by Trinity. Crowd physics prevent the rats from slowing down as only the one’s at the very back manage to slow down to a stop. As for the rest, they reach the wall of fire and are shoved through or trampled as heaps of rats catch fire and die.</text:p>
      <text:p text:style-name="P124">“Hehe, that’s not all,” Pluto states as he pulls out a grenade from nowhere and throws it toward the back.</text:p>
      <text:p text:style-name="P124">*BOMPH*</text:p>
      <text:p text:style-name="P124">The grenade explodes with tremendous concussive force that shreds apart at least seven rats.</text:p>
      <text:p text:style-name="P124"><text:soft-page-break/>After all of this carnage, only a few rats remain. Three normal rats, one champion and the two elite rats that are paused about 50 feet away from the fire wall.</text:p>
      <text:p text:style-name="P124">“<text:span text:style-name="T172">We’re getting scarily efficient at this,” Niagra comments to Anabar whom is nearby.</text:span></text:p>
      <text:p text:style-name="P124">“<text:span text:style-name="T172">This is what happens when you put experienced players into low level zones. It’s basically like a repeat for them,” Anabar replies.</text:span></text:p>
      <text:p text:style-name="P124">“<text:span text:style-name="T172">I think a lot of this has to do with Mary though. </text:span><text:span text:style-name="T173">She is strong that we can act confidently and freely. It’s like having a General leading on the front lines.”</text:span></text:p>
      <text:p text:style-name="P124">“<text:span text:style-name="T173">Oh, General! I like that,” Niagra states. “We should make that a formal thing.”</text:span></text:p>
      <text:p text:style-name="P124">“<text:span text:style-name="T173">I don’t think she’d like that,” Anabar responds mischievously. “Which means we should definitely do it.”</text:span></text:p>
      <text:p text:style-name="P125">As they chat, Mary rushes forward, hoping over the burning oil and quickly passing through the flames toward the remaining rats.</text:p>
      <text:p text:style-name="P125">However, unlike before, these rats see her and flee. Clearly watching all of their bretheren be massacred has had an impact on them. And, even the largest boss rats literally turn tail and run.</text:p>
      <text:p text:style-name="P125">“Oh no you don’t. I want that experience,” Mary states.</text:p>
      <text:p text:style-name="P125">She then uses her maximum speed technique, Quick Step, to rush forward at excessively high speed.</text:p>
      <text:p text:style-name="P125">With the power of Force Master, Martial Force and Wind Magic supporting her, she rapidly reaches the rats and begins her assault.</text:p>
      <text:p text:style-name="P125">She slices at one rat from behind, causing it to squeel in agony and prompt the other rats to look back and pause.</text:p>
      <text:p text:style-name="P125">‘Oh. She’s by herself. We can take her.’</text:p>
      <text:p text:style-name="P125">The rat’s thoughts are basically painted on their faces as Mary watches them turn once more and charge her.</text:p>
      <text:p text:style-name="P125">At the same time, the rats begin to glow lightly as they use special abilities. This time, the fight will not end in instant kill.</text:p>
      <text:p text:style-name="P125">‘Alright, what powers are we dealing with now,’ Mary thinks as she turns and runs away in a circle.</text:p>
      <text:p text:style-name="P125">For the champion rat, its body glows with dark-brown light, but she can’t tell exactly what has change.</text:p>
      <text:p text:style-name="P125">And, for the other two rats, they open their mouths and release a dark-green and dark-purple fog.</text:p>
      <text:p text:style-name="P125">‘A poisonous breath attack!?’ Mary thinks with surprise as she uses her current spacing to back up even further.</text:p>
      <text:p text:style-name="P125">Breath attacks can be extremely dangerous even in fairly low concentrations. <text:span text:style-name="T174">Thus, she is somewhat </text:span><text:soft-page-break/><text:span text:style-name="T174">at a loss for what to do now. She has definitely been outplayed.</text:span></text:p>
      <text:p text:style-name="P125">“<text:span text:style-name="T174">Allow me,” Lavant can be heard as he rushes over to the wall of flame, leaps through it </text:span><text:span text:style-name="T175">somewhat awkwardly and then continues forward toward the rats.</text:span></text:p>
      <text:p text:style-name="P125">“<text:span text:style-name="T175">Careful!” Aric shouts.</text:span></text:p>
      <text:p text:style-name="P126">Though, Lavant doesn’t respond. Instead, he continues his approach while beginning to cast a spell.</text:p>
      <text:p text:style-name="P127">His palm is glowing with <text:span text:style-name="T175">grey</text:span> <text:span text:style-name="T175">light</text:span> as he reaches forward and a ball of wind spirals into a single large point in front of it.</text:p>
      <text:p text:style-name="P127">“<text:span text:style-name="T175">GALE!” he shout.</text:span></text:p>
      <text:p text:style-name="P126">And, after stating this, a powerful surge of wind flows outwards through the area in a gradually expanding burst.</text:p>
      <text:p text:style-name="P126">The power of gale is enough to raise dust in a conical trail leading forward and even travels far enough to blow the breath attack by the rats away.</text:p>
      <text:p text:style-name="P126">“Thank you!” Mary cheers, then charges the rats.</text:p>
      <text:p text:style-name="P126">Sensing danger, the rat’s instincts kick in and they prepare to run.</text:p>
      <text:p text:style-name="P126">But, Mary doesn’t give them the chance.</text:p>
      <text:p text:style-name="P126">She is now much closer to the rats, so stomps onto the ground to stop and stabilize her position.</text:p>
      <text:p text:style-name="P126">At the same time, she uses a spell to raise the stone below the rat’s heads upwards in the shape of stone spikes.</text:p>
      <text:p text:style-name="P126">*BUMPF*</text:p>
      <text:p text:style-name="P126">The spikes strike their heads and impale them from underneath, raising their body’s slightly and causing <text:span text:style-name="T176">the backs of their previously moving body to curl slightly and flop to the side.</text:span></text:p>
      <text:p text:style-name="P126">“<text:span text:style-name="T176">Earth magic! You can use earth magic already too!” Lavant exclaims.</text:span></text:p>
      <text:p text:style-name="P128">“Hey, you were using lightning magic a bit ago! Aren’t you a Wind Mage?” Mary asks.</text:p>
      <text:p text:style-name="P126"><text:span text:style-name="T176">“</text:span><text:span text:style-name="T177">Wind. Lightning. Who is keeping track?” Lavant responds with a smile. “Alright, you got me. I picked Storm Magic! It’s a bit more versatile!”</text:span></text:p>
      <text:p text:style-name="P126">“<text:span text:style-name="T177">Figures,” Mary responds.</text:span></text:p>
      <text:p text:style-name="P129">“Phew,” Saxton states as he walks forward with the rest of their group and examines the carnage.</text:p>
      <text:p text:style-name="P126">“<text:span text:style-name="T177">So stinky!” Anabar complains while holding his nose.</text:span></text:p>
      <text:p text:style-name="P126">“<text:span text:style-name="T177">Anybody hungry!?” Savos jokes.</text:span></text:p>
      <text:p text:style-name="P129">The group makes a few more comments about the scene while Aric addresses Mary, “It seems that <text:soft-page-break/>we owe you again.”</text:p>
      <text:p text:style-name="P129">“I’m an officer. This much is no problem,” she responds.</text:p>
      <text:p text:style-name="P129">“Sure. But, you are definitely a lot more capable than even I expected,” Aric states. “I’m starting to think that you really are the Mary that won the last session.”</text:p>
      <text:p text:style-name="P129">“About that,” Monte says with a light smile. “<text:span text:style-name="T178">My Out of Combat Buffs perk actually gives me a bit of an experience bonus. So, I’ve managed to hit level 5 a bit faster than you all. </text:span><text:span text:style-name="T179">As a result, I know the truth.</text:span><text:span text:style-name="T178"> I know whether or not Mary is the one who won the last game session.”</text:span></text:p>
      <text:p text:style-name="P129"/>
      <text:h text:style-name="P393" text:outline-level="1">Chapter 6: <text:span text:style-name="T323">Winners and Losers</text:span></text:h>
      <text:p text:style-name="P129">“<text:span text:style-name="T180">But, out of respect for Mary as a beloved leader of our guild, I’ll keep it a secret,” Monte states. “It wouldn’t be very good if you were angry at us, now would it? I wouldn’t want you to leave at your first opportunity.”</text:span></text:p>
      <text:p text:style-name="P129">‘<text:span text:style-name="T180">Wise,’ Mary thinks with a smile as she says, “I appreciate your consideration.”</text:span></text:p>
      <text:p text:style-name="P130">Mary always knew that the information could be figured out eventually since his investigation skill <text:span text:style-name="T179">can determine anything with enough time. She’s just surprised that he has waited until reaching level 5 first to figure this fact out.</text:span></text:p>
      <text:p text:style-name="P130">‘<text:span text:style-name="T179">Level gaps must cut down that time significantly. And, the difference between </text:span><text:span text:style-name="T181">4</text:span><text:span text:style-name="T179"> and </text:span><text:span text:style-name="T181">5</text:span><text:span text:style-name="T179"> is quite large. </text:span><text:span text:style-name="T181">He probably was able to learn that I won in only a few seconds. At least, assuming that he’s not bluffing,’ Mary thinks.</text:span></text:p>
      <text:p text:style-name="P129">“<text:span text:style-name="T180">Of course!” Monte waves off the topic. “</text:span><text:span text:style-name="T182">Now, about being level 5. I can happily say some good news. You get another perk and a respec at level 5!”</text:span></text:p>
      <text:p text:style-name="P131">“Woah!”</text:p>
      <text:p text:style-name="P131">“Wow!”</text:p>
      <text:p text:style-name="P131">“Sweet!”</text:p>
      <text:p text:style-name="P131">There is a lot of excitement about this topic as many people are familiar with this mechanic from the last game. Previously, you’d gain the level at 10. But, it seems that it is now given at level 5.</text:p>
      <text:p text:style-name="P131">“That is good news,” Aric states. “We should pause for a brief moment to discuss our strategy for level 5.”</text:p>
      <text:p text:style-name="P132">“<text:span text:style-name="T272">Indeed,” Conner responds. “This will be a huge moment for our group. </text:span><text:span text:style-name="T273">Monte, you still believe we’re the only players on this continent?”</text:span></text:p>
      <text:p text:style-name="P132"><text:span text:style-name="T272">“</text:span><text:span text:style-name="T273">Yes, absolutely,” he responds. “</text:span><text:span text:style-name="T276">There is more proof suggesting we’re alone than the reverse.”</text:span></text:p>
      <text:p text:style-name="P132"><text:span text:style-name="T272">“</text:span><text:span text:style-name="T273">Then, I think we should very seriously plan around being stuck with each other for quite a while longer,” Conner responds.</text:span></text:p>
      <text:p text:style-name="P132">“<text:span text:style-name="T273">Agreed,” Saxton comments. “I wouldn’t find it too far-fetched to </text:span><text:span text:style-name="T274">believe</text:span><text:span text:style-name="T273"> that we’re the only players on this entire planet.</text:span></text:p>
      <text:p text:style-name="P184">However, even if that’s not the case, we’re probably very far away from others.</text:p>
      <text:p text:style-name="P184">A big part of<text:span text:style-name="T273"> why Mary could win the last round was because all of the players were on </text:span>one massive planet. Given that they have already made many targeted changes in this game iteration to correct balance, it wouldn’t be unreasonable for players to be spaced out very far from each other.</text:p>
      <text:p text:style-name="P133"><text:soft-page-break/>“<text:span text:style-name="T274">Exactly,” Monte states. “That’s why I would like to propose something to our group.</text:span></text:p>
      <text:p text:style-name="P184">How about we have every single person pick one support skill?”</text:p>
      <text:p text:style-name="P184">“Objection,” Noire states immediately. “My class is entirely focused on destruction. I have no desire to pick any support skills.”</text:p>
      <text:p text:style-name="P184">“Hmph, ignorance,” Lavant retorts.</text:p>
      <text:p text:style-name="P184">“Huh!? You have something to say?” Noire snaps back.</text:p>
      <text:p text:style-name="P184">“Yeah,” Lavant says while getting serious. “You’re being stupid. And selfish.”</text:p>
      <text:p text:style-name="P184">“Oh really. Explain yourself then oh great one,” Noire responds.</text:p>
      <text:p text:style-name="P184">“Haaaa,” Lavant exhales hard, then raises a hand and explains politely. “There are numerous spells that you can get that will enhance your strength while also providing some degree of utility to the rest of the group too.</text:p>
      <text:p text:style-name="P184">Circle Casting, Spell Gems, hell, even the Enchanting Class Specialization would work.</text:p>
      <text:p text:style-name="P184">If you don’t know about any of those, then you really have a long way to go.”</text:p>
      <text:p text:style-name="P184">“That…<text:span text:style-name="T275">,” Noire pauses. “makes sense I suppose.”</text:span></text:p>
      <text:p text:style-name="P184">“<text:span text:style-name="T275">I thought you were an experienced player?” Lavant probes.</text:span></text:p>
      <text:p text:style-name="P184">“<text:span text:style-name="T275">I am. I just didn’t play a Mage last time,” Noire responds.</text:span></text:p>
      <text:p text:style-name="P185">“<text:span text:style-name="T275">Alright gentlemen. Your disagreement is settled, yet? Good, then let’s focus back on the group as a whole,” Aric states. “As Noire said, it’s possible to get perks that will further develop your class while offering our group some utility too.</text:span></text:p>
      <text:p text:style-name="P186">And, let’s not forget that there is a respec available too.</text:p>
      <text:p text:style-name="P186">Thus, I’d like for us to brainstorm for a while and settle on perks that everybody would be comfortable getting.</text:p>
      <text:p text:style-name="P186">I’ll go first.</text:p>
      <text:p text:style-name="P186">I don’t intend to respec and will acquire Politician Class Specialization I.</text:p>
      <text:p text:style-name="P186">Are there any objections?”</text:p>
      <text:p text:style-name="P186">There is only silence, leading Aric to continue, “Great! Next, let’s have the officers go next.</text:p>
      <text:p text:style-name="P186">Niagra, what would be a fitting perk that you could get that could provide our group with some utility?”</text:p>
      <text:p text:style-name="P186">“Hmm,” he enters deep thought.</text:p>
      <text:p text:style-name="P186">And, in this way, the group chats for several hours about which perks to get.</text:p>
      <text:p text:style-name="P186"><text:soft-page-break/>Their perk choices could genuinely mean the difference between being able to progress and not. So, nobody feels that this much time spent brainstorming is wasted.</text:p>
      <text:p text:style-name="P186">After coming to an agreement on perks to choose, the group discusses what to do next and decides to treat this room the same as the last.</text:p>
      <text:p text:style-name="P187">There is the object in the center of the room that they would like to inspect. And, Monte has object inspection abilities now thanks to being level 5. However, it would take too long to analyze completely, so they decide to move on.</text:p>
      <text:p text:style-name="P134">Like the last room, there are several tunnels here that extend in various directions. A quick count totals at least 10.</text:p>
      <text:p text:style-name="P134">“<text:span text:style-name="T183">Off we go again,” Trinity states, as he picks the one opposite to where they entered at and press forward.</text:span></text:p>
      <text:p text:style-name="P135">The idea is that they can continue to go forward this way and press deeper into the dungeon as a result.</text:p>
      <text:p text:style-name="P135">A subtle detail of this area is that the ground is sloped down at an angle, meaning that any journey’s forward inevitable lead deeper underground too. And, as they continue to push forward, the mana density only increases, leading to the mossy walls becoming brighter and the tunnels to be more densely populated with the weak rats.</text:p>
      <text:p text:style-name="P135">After a while, the group reaches their third opening in the tunnel and, without even huddling, decide to approach it like the last.</text:p>
      <text:p text:style-name="P135">“Don’t get too relaxed or set in your ways,” Aric warns. “Repetition can lead to overconfidence.”</text:p>
      <text:p text:style-name="P135">The group nods in agreement, then gets into formation and heads forward while feeling slightly more alert than usual thanks to Aric’s warning.</text:p>
      <text:p text:style-name="P135">Trinity, Monte and Mary break off and scout out the next area after a while, before returning rather quickly with insight.</text:p>
      <text:p text:style-name="P135">“Moss Covered Stone Golems,” Monte reports with a grim expression. “About eight feet tall each. <text:span text:style-name="T214">They aren’t too thick and are made of boulder segments. But, they are still fairly intimidating.</text:span>”</text:p>
      <text:p text:style-name="P135">“So, we’ve finally arrived at real danger,” Aric’s expression becomes serious as he considers the situation.</text:p>
      <text:p text:style-name="P135">“I understand stone can make them harder. But, does it really make them that much harder?” Niagra asks.</text:p>
      <text:p text:style-name="P135">“The difference between having stone and not is literally the difference between a wall existing versus not,” Gondor explains. “It’s a completely different level of difficulty.”</text:p>
      <text:p text:style-name="P135">Monte adds, “In numerical terms, I’d say the golems we fought at the tunnel’s entrance were level <text:span text:style-name="T184">7</text:span> at best. These stone golems are instead around level <text:span text:style-name="T184">16</text:span> or <text:span text:style-name="T184">17</text:span>.”</text:p>
      <text:p text:style-name="P135"><text:soft-page-break/>“<text:span text:style-name="T184">17</text:span>!” Niagra responds. “That’s really high. <text:span text:style-name="T185">Won’t we get a lot of experience if we kill them?”</text:span></text:p>
      <text:p text:style-name="P135">“<text:span text:style-name="T185">For sure, they could easily give several hundred experience each,” Aric continues. “But, the problem is, how would we even kill them?”</text:span></text:p>
      <text:p text:style-name="P135">“<text:span text:style-name="T185">Pickaxes right?” Niagra proposes to Gondor.</text:span></text:p>
      <text:p text:style-name="P135">“<text:span text:style-name="T185">Hehe, you’re right,” Gondor responds. “But, sadly, I think we’re a bit too weak physically to harm them even with pickaxes right now. Maybe at level 10 or so.”</text:span></text:p>
      <text:p text:style-name="P135">“<text:span text:style-name="T185">This definitely sounds like a skip to me,” Saxton states. “Unless you have some kind of trump card Mary?”</text:span></text:p>
      <text:p text:style-name="P135">“<text:span text:style-name="T185">Well, I mean technically…,” she starts with mysteriously.</text:span></text:p>
      <text:p text:style-name="P135">“<text:span text:style-name="T185">You’re joking, right?” Saxton asks.</text:span></text:p>
      <text:p text:style-name="P135">“<text:span text:style-name="T185">I mean, I can use stone magic as you already saw,” she comments slowly. “With a bit of strategy, defeating them might not be impossible.”</text:span></text:p>
      <text:p text:style-name="P136">The group looks at her like she is crazy. Though, after thinking a bit, they realize that she might not be crazy at all. She’s likely very serious.</text:p>
      <text:p text:style-name="P136">As for Mary, she knows that she can beat the golems with teamwork, good strategy and time. Leaving so much experience behind seems like a waste, so she definitely wants to fight the golems if possible. That’s why she is slowly introducing and teasing the idea of a battle.</text:p>
      <text:p text:style-name="P136">“What do you have in mind?” Aric asks.</text:p>
      <text:p text:style-name="P136">“Well, it depends on how much people are willing to reveal,” Mary states outright. “We should have some Super Forms, yes? <text:span text:style-name="T186">The Super Forms could enable us to restrain the golems which will allow us to then destroy them using a variety of techniques.</text:span></text:p>
      <text:p text:style-name="P137">I can use stone magic to search their restrained bodies for their code.</text:p>
      <text:p text:style-name="P137">And, finally, Pluto has explosives. So, <text:span text:style-name="T186">if he has even a bit of dynamite, that </text:span>could be used to destroy a portion of their body and core.”</text:p>
      <text:p text:style-name="P137">“Sorry, but I don’t have dynamite,” Pluto responds. “Yet… anyway. At level 5, thought, I will.”</text:p>
      <text:p text:style-name="P137">“I think it would be safer if we wait until we’re all level 5 anyway,” Monte proposes.</text:p>
      <text:p text:style-name="P137">“Sure. Well, I was only suggesting that because backtracking to another location will take a while. And, we aren’t guaranteed to find another clearable place either.</text:p>
      <text:p text:style-name="P137">I just want us to be mindful about time and efficiency in addition to safety.”</text:p>
      <text:p text:style-name="P137">“I think one or two backtracks is fine,” Noire states. “But, after two, we really should prioritize clearing what we can or leaving. The shallower areas are likely filled with rats or moss golems, so they should be fine to explore.”</text:p>
      <text:p text:style-name="P137"><text:soft-page-break/>“Then, we’ll be heading back,” Aric states. “Let’s get moving! No sense standing around.”</text:p>
      <text:p text:style-name="P137">The group agrees and follows his order as they enter formation and head back to where they came.</text:p>
      <text:p text:style-name="P137">***</text:p>
      <text:p text:style-name="P137">After reaching the previous cavern, Trinity picks a different tunnel that will lead them to a cavern that is hopefully adjacent to their current cavern and will have decently leveled threats.</text:p>
      <text:p text:style-name="P137">And, with the group following behind him, they continue into the decently lit tunnel for many minutes.</text:p>
      <text:p text:style-name="P137">***</text:p>
      <text:p text:style-name="P137">Time passes and the group eventually reaches the end and scouts it out.</text:p>
      <text:p text:style-name="P137">Like the last room, there are rats inside. Though, surprisingly, there is one stone golem near a mossy tree in the center.</text:p>
      <text:p text:style-name="P137">“Well, we can’t pass up this opportunity,” Trinity comments. “I say we fight this room and risk taking on the golem. <text:span text:style-name="T212">If it’s only one, then we should be able <text:s/>to win, right?</text:span>”</text:p>
      <text:p text:style-name="P137">“<text:span text:style-name="T212">I agree,” Aric states. “Does anybody have any objections?”</text:span></text:p>
      <text:p text:style-name="P144">Nobody does. So, Aric states, “Then, we’ll use our previous attack strategy and kill them at the choke.”</text:p>
      <text:p text:style-name="P144">The group nods with understanding then gets to work as supplies in the wagon are retrieved and prepared.</text:p>
      <text:p text:style-name="P144">Meanwhile, Mary enters the cavern solo and quickly draws the aggression of the rats and golem.</text:p>
      <text:p text:style-name="P144">“I guess I’ll stick with insta-kills,” Mary states as she reaches out with her hand and activates magic.</text:p>
      <text:p text:style-name="P112">“Force Stone Bullet!”</text:p>
      <text:p text:style-name="P145">She begins to use the spell to relentlessly kill the rats as the bullets penetrate their skulls through the eyes and damage their brains.</text:p>
      <text:p text:style-name="P145">This level of damage isn’t to kill them immediately. However, it certainly messes with their mental abilities as some flop down or begin to wobble while walking.</text:p>
      <text:p text:style-name="P145">With Mary’s magic stat being 45, her mana is 45 and she can cast magic up to 45 feet away. This allows her to easily kill the rats without needing to get close.</text:p>
      <text:p text:style-name="P145">As her team observes her, they think, magic really is extremely potent when used properly.</text:p>
      <text:p text:style-name="P146">She kills or disables all of the rats in the area <text:span text:style-name="T213">while managing to leave the golem in the center untouched. The rats are much more attentive to </text:span><text:span text:style-name="T214">her movements and attacks</text:span><text:span text:style-name="T213">, so they swarmed her while the golem in the center remained motionless. </text:span><text:span text:style-name="T214">This worked well in her favor, because now there is only the lone rock golem for her to face.</text:span></text:p>
      <text:p text:style-name="P145"><text:soft-page-break/>‘The outer perimeter is clear,’ Mary thinks. ‘<text:span text:style-name="T213">Now for the </text:span><text:span text:style-name="T214">golem</text:span><text:span text:style-name="T213">.’</text:span></text:p>
      <text:p text:style-name="P148">Mary approaches the center slowly until the golem seems to notice her and turns in her direction.</text:p>
      <text:p text:style-name="P147">Watching this, Mary casts Force Stone Bullet on the creature. But, as expected, she deals no damage.</text:p>
      <text:p text:style-name="P147">The Force Stone Bullet is great and all. But, only if she can target a vulnerable location like a soft and fleshy membrane.</text:p>
      <text:p text:style-name="P147">“<text:span text:style-name="T214">raaaaaa,” it lets out a low groan. Then, it rushes toward her at a fairly decent speed using the plants and likely a bit of magical influence to increase its speed.</text:span></text:p>
      <text:p text:style-name="P148">It’s body isn’t particularly bulky or thick. Still, it’s lanky stone body is made entirely of solid stone. Any attack that connects will hurt. Thus, Mary dashes back to the tunnel that she entered through and past her team that is prepared.</text:p>
      <text:p text:style-name="P148">The golem reaches the tunnel entrance and begins to cross. Yet, right at that moment, a tremendous explosion occurs below it, destroying its bottom half entirely and sending the top part falling forward.</text:p>
      <text:p text:style-name="P148">“Now!” Aric shouts as he and the others take fingers out of their ears.</text:p>
      <text:p text:style-name="P148">Conner, Mary, Gondor, Saxton and Trinity all charge the golem with swords and attack the joints between its boulders ruthlessly.</text:p>
      <text:p text:style-name="P148">Doing this allows them to separate its pieces, which they then separate from each other to split the creature up.</text:p>
      <text:p text:style-name="P148">As this is done, Mary senses her own boulder for the core. But, doesn’t find anything, so she puts the boulder down by Pluto and Savos whom sit on it right after.</text:p>
      <text:p text:style-name="P150">Meanwhile, Lavant goes over to the one held by Conner and scans it. And, fairly quickly, he senses a concentrated point of mana within its body.</text:p>
      <text:p text:style-name="P150">“Found it!” he announces</text:p>
      <text:p text:style-name="P150">This prompts Mary to rush over to the boulder, put her palm on it and confirm, “Indeed. It’s here.”</text:p>
      <text:p text:style-name="P149">“<text:span text:style-name="T215">Can you destroy it?” Aric asks as he walks over.</text:span></text:p>
      <text:p text:style-name="P149">“<text:span text:style-name="T215">Hmm, the core has innate magic resistance. But, I should be able to work around it. Let me try.”</text:span></text:p>
      <text:p text:style-name="P150">A few other members of the team walk over and hold the boulder of the golems body as Mary charges magic slowly while keeping her palm on the rock.</text:p>
      <text:p text:style-name="P150">“Shatter,” she utters, as all 45 of her mana is charged into a spell that she casts.</text:p>
      <text:p text:style-name="P150">*crack crack crack*</text:p>
      <text:p text:style-name="P150">Several thin long cracks emerge on the boulder as it is immediately cut into nine <text:span text:style-name="T216">chunks divided by two horizontal and two vertical lines</text:span>.</text:p>
      <text:p text:style-name="P150"><text:soft-page-break/>“Grab the middle one,” Mary states as she manually moves away the rocks and exposes the innermost one.</text:p>
      <text:p text:style-name="P150">This innermost stone appears as a reddish spot in the center of each side with grey stone encasing it. It’s clear that the core is here in this piece based on the appearance.</text:p>
      <text:p text:style-name="P150">“Do we have a pickaxe?” Mary asks.</text:p>
      <text:p text:style-name="P150">“Actually, yes,” Gondor states proudly as he gets the hint.</text:p>
      <text:p text:style-name="P150">He drops the boulder <text:s/>in his hand and rushes over to the wagon and retrieves a pickaxe.</text:p>
      <text:p text:style-name="P150">Seeing this, the group puts the core down on the ground, embeds it into the ground a bit with magic, and step back, just in time for Gondor to approach and smash the stone with the pickaxe.</text:p>
      <text:p text:style-name="P150">*CLANK*</text:p>
      <text:p text:style-name="P150">The pickaxe hits directly onto the core, causing a large crack to form and for invisible mana to begin to leak.</text:p>
      <text:p text:style-name="P150">“<text:span text:style-name="T216">Is it done!?” Niagra asks.</text:span></text:p>
      <text:p text:style-name="P150">“<text:span text:style-name="T216">Not quite,” Mary states as she rushes over to the core and prepares a spell.</text:span></text:p>
      <text:p text:style-name="P150">“<text:span text:style-name="T216">You still have mana!?” Lavant asks in disbelief.</text:span></text:p>
      <text:p text:style-name="P151">“<text:span text:style-name="T216">I’m using very efficient spells,” Mary comments.</text:span></text:p>
      <text:p text:style-name="P152">Then, the core in her hand reveals four more lines before breaking apart and showing the deep red interior of the stone golem.</text:p>
      <text:p text:style-name="P152">Yet, right as this happens, Mary’s vision shifts to the infinite void of the character creation space where small rainbow colored motes of light hover in the vast white expanse around her.</text:p>
      <text:p text:style-name="P152">“Congratulations Mary,” the familiar voice of her personal assistant, Al The Butler, speaks. “You have gained enough experience to reach level 5 and have thus been rewarded with 1 perk point and 1 respec point.</text:p>
      <text:p text:style-name="P152">How would you like to use them?”</text:p>
      <text:p text:style-name="P152">“Wonderful,” Mary responds. “I’ve thought about this for a while and the obvious choice for me before was to get bonus magic and wisdom and begin body transmogrification for infinite strength and such.</text:p>
      <text:p text:style-name="P152">But, now, I wonder if such systems will behave as they did before?”</text:p>
      <text:p text:style-name="P152">“Who knows?” Al responds mysteriously.</text:p>
      <text:p text:style-name="P152">“Am I still unable to preview perks at this point?”</text:p>
      <text:p text:style-name="P152">“Correct,” Al replies. “Perks could only be previewed in the initial character creator stage.”</text:p>
      <text:p text:style-name="P152"><text:soft-page-break/>“Fine. Then, it’s definitely too much risk to take those perks. <text:span text:style-name="T217">Let’s go with my next ideas.</text:span></text:p>
      <text:p text:style-name="P154">Though, I have to ask first, have you guys lifted that restriction on fast-forwarding through conversations?” Mary asks in relation to her awareness of how the game constantly reads her thoughts.</text:p>
      <text:p text:style-name="P154">“Sorry, but our stance remains the same. A game is a game that must be played. So, even if it’s tiresome, you can’t skip any steps.”</text:p>
      <text:p text:style-name="P154">“Fine, then we’ll go rapid fire style,” Mary continues. “Can I get a perk to teleport to Jorya?”</text:p>
      <text:p text:style-name="P154">“No.”</text:p>
      <text:p text:style-name="P154">“Why?”</text:p>
      <text:p text:style-name="P154">“Similarly to outright wishing to winning the game, there is a level of vagueness and power required to achieve this perk that a simple implementation can’t provide. We also weight the cost for this type of perk up quite highly to prevent odd systems like people wishing to teleport directly to the winner of the last game round.”</text:p>
      <text:p text:style-name="P155">“<text:span text:style-name="T218">What about telling me why he left? That should be reasonably within the investigation category?” Mary asks.</text:span></text:p>
      <text:p text:style-name="P155">“<text:span text:style-name="T218">This perk can be purchased if you would like,” Al responds.</text:span></text:p>
      <text:p text:style-name="P155">“<text:span text:style-name="T218">Oh really?” Mary responds with surprise. “Interesting. Very interesting. I’m definitely missing too much information.</text:span></text:p>
      <text:p text:style-name="P156">In that case, <text:span text:style-name="T218">I suppose that I should focus on more regular perk choices then.”</text:span></text:p>
      <text:p text:style-name="P158">Her thoughts then return to some of her previous opinions on classes as she considers her options.</text:p>
      <text:p text:style-name="P158">“I technically have survival, conquest and scaling. So, I can really only improve upon what I already have. A Super Form perk might be my best option as it would increase survivability and conquest. However, I wonder if my base abilities are too low as things stand. <text:span text:style-name="T219">It might make more sense to get </text:span><text:span text:style-name="T220">a</text:span><text:span text:style-name="T219"> Mage Class Specialization </text:span><text:span text:style-name="T220">perk</text:span><text:span text:style-name="T219"> to push my magical abilities to the next level </text:span>and achieve a greater degree of consistent power<text:span text:style-name="T219">. However, I lack a good escape perk too.</text:span></text:p>
      <text:p text:style-name="P156">I really <text:span text:style-name="T232">need too many perks,</text:span><text:span text:style-name="T220">” Mary thinks with a sigh.</text:span></text:p>
      <text:p text:style-name="P158">She had literally hundreds of perk points in the last game session before winning. So, this situation of only having 3 usable perks up to potentially level 100 makes her internally groan.</text:p>
      <text:p text:style-name="P156">“<text:span text:style-name="T232">I really need a cross between Super Form and </text:span><text:span text:style-name="T242">a</text:span><text:span text:style-name="T232"> non-Super Form. Show me Power Preservation,” Mary commands.</text:span></text:p>
      <text:p text:style-name="P159">A thin semi-transparent window virtual-looking window appears in front of her like usual that contains the text:</text:p>
      <text:p text:style-name="P159">***</text:p>
      <text:p text:style-name="P160"><text:soft-page-break/>Power Preservation <text:span text:style-name="T239">I</text:span>: <text:span text:style-name="T233">Constantly preserve a small portion of your total power every moment into a virtual power bank </text:span><text:span text:style-name="T235">for later retrieval</text:span><text:span text:style-name="T233">.</text:span></text:p>
      <text:p text:style-name="P160"><text:span text:style-name="T235">Advanced Description:</text:span><text:span text:style-name="T233"> </text:span><text:span text:style-name="T234">Up to 180% [</text:span><text:span text:style-name="T235">100% </text:span><text:span text:style-name="T234">+ 20% </text:span><text:span text:style-name="T235">per level</text:span><text:span text:style-name="T234">] of physical resources like </text:span><text:span text:style-name="T239">base physical condition and </text:span><text:span text:style-name="T234">mana </text:span><text:span text:style-name="T235">can be stored</text:span><text:span text:style-name="T234">. Up to 45% [</text:span><text:span text:style-name="T235">20% </text:span><text:span text:style-name="T234">+ 5% per level] of virtual resources, like perks, can be stored. </text:span><text:span text:style-name="T236">Total capacity recharges over 24 hours.</text:span><text:span text:style-name="T234"> 2% of a resource’s total capacity </text:span><text:span text:style-name="T236">may</text:span><text:span text:style-name="T234"> be released per second. </text:span><text:span text:style-name="T237">All resource charging and retrieval respects innate resource properties </text:span><text:span text:style-name="T238">and modifiers.</text:span></text:p>
      <text:p text:style-name="P161">***</text:p>
      <text:p text:style-name="P162">‘<text:span text:style-name="T240">This perk would really help me out in a lot of areas. It would give me Idle Time Management, Sustain and a Fourth Source of Burst Power,’ </text:span><text:span text:style-name="T241">Mary comments in her head. ‘But, I really feel like it doesn’t help very much with survival.</text:span></text:p>
      <text:p text:style-name="P178">I could rephrase it to be teleport focused. But, teleport related perks are so limited early on.</text:p>
      <text:p text:style-name="P163">Do I even really need further survival aid though? I do have the Fatal Survival Class Specialization after all. And, with me being level 5, it even has a few new abilities.”</text:p>
      <text:p text:style-name="P163">Mary’s thougthts go all over the place as she considers options for over three days before finally settling on a single perk.</text:p>
      <text:p text:style-name="P163">‘Guess it has to be a Super Form perk after all,’ Mary thinks as she looks at the screen in front of her.</text:p>
      <text:p text:style-name="P163">***</text:p>
      <text:p text:style-name="P164">Super Form I: <text:span text:style-name="T245">Gain a variety of weak passive effects. This ability can be manually activated to enter </text:span>Super Form. Super Form grants numerous effects while active. Lasts for <text:span text:style-name="T246">120 seconds</text:span>. 24 hour cooldown.</text:p>
      <text:p text:style-name="P165">Advanced Description: <text:span text:style-name="T245">Passive Effects: Supernatural Resource Regeneration Per Second (0.01%), Bonus Stats (</text:span><text:span text:style-name="T246">+0.1 All Stats Per Level</text:span><text:span text:style-name="T245">), Mind Shield (+5% Resistance). </text:span>On Activation: Full Heal, Resource Recharging (Mana), Supernatural Resource Regeneration Per Second (3% Mana), Device Recharge (p = <text:span text:style-name="T259">3x</text:span> Total <text:span text:style-name="T259">Power</text:span>), Bonus Stats (<text:span text:style-name="T258">3</text:span>00% of Base Stats), All Damage Resist (+25%), All Debuff Resist (+25%), <text:span text:style-name="T243">Mind Shield </text:span>(<text:span text:style-name="T243">Negative Status Dispel &amp; </text:span>+500% Resistance), Passive Fly, <text:span text:style-name="T244">Ability to</text:span> Manifest Energy Beams using <text:span text:style-name="T249">the</text:span> Super Resource System. </text:p>
      <text:p text:style-name="P166">***</text:p>
      <text:p text:style-name="P166">As she reads over the description of Super Form, she can’t help but to smile.</text:p>
      <text:p text:style-name="P166">“<text:span text:style-name="T247">Kind of seems pointless to put a passive modifier on this perk,” she comments in regards to how weak the passive effect is. “But, whatever. I won’t complain about free stats.”</text:span></text:p>
      <text:p text:style-name="P180">She can modify the perk in various ways to influence the passive to active power of the perk. However, she would never, as p<text:span text:style-name="T267">erks are heavily balanced based on what their core concept is meant to achieve.</text:span></text:p>
      <text:p text:style-name="P179"><text:soft-page-break/>For instance, Anabar’s bard <text:span text:style-name="T268">abilities</text:span> <text:span text:style-name="T268">are a prime example </text:span><text:span text:style-name="T269">of a perk that exists only because it is formatted as traditional bard ability. Normally, enhancing the abilities of an unlimited number of targets using a fixed amount of mana would be impossible as it would be expected that, at the very least, some amount of additional mana would be required per target. However, because the game developers or The Judge wish for people to be able to play as bard’s, there is an exception to the rules that allows for bard-type abilities to function.</text:span></text:p>
      <text:p text:style-name="P181">Super Form perks are the same. And, trying to make it more passive or scale more would just result in a perk with lower overall effectiveness, even if its focus would be more in-line with what Mary desires.</text:p>
      <text:p text:style-name="P182">Thus, she doesn’t <text:span text:style-name="T270">settles her decision with,</text:span> <text:span text:style-name="T248">“Yeah, I have to get a Super Form perk. It’s just too good.”</text:span></text:p>
      <text:p text:style-name="P167">The only reason why she didn’t get Super Form initially <text:span text:style-name="T260">upon joining the game</text:span> is because its power isn’t consistent<text:span text:style-name="T271">ly available</text:span>. It has the massive drawback<text:span text:style-name="T250">s of having a </text:span><text:span text:style-name="T249">fairly short duration, a fairly long cooldown </text:span><text:span text:style-name="T250">and only having one use per 24 hours. </text:span><text:span text:style-name="T249">Thus, </text:span>she chose other perks that would more reliably meet her three categorical needs of survival, conquest and scaling.</text:p>
      <text:p text:style-name="P167">But now? She has those. <text:span text:style-name="T250">So, she can cover for all of the perk’s downside to capitalize on the benefit that it praised for: a nearly excessive amount of power for a short duration. </text:span><text:s/>Thus, there really doesn’t seem to be any point in avoiding <text:span text:style-name="T250">the perk</text:span> now.</text:p>
      <text:p text:style-name="P167">The only reason why she ‘might’ consider not getting <text:span text:style-name="T250">Super Form now</text:span> is because of her Dormant Overlimits. Like all things, too much of a good thing can be bad. And, only choosing one perk type can actually result in a net power loss due to missed synergies.</text:p>
      <text:p text:style-name="P167">However, unlocking her Overlimits is so far away that she doesn’t <text:span text:style-name="T250">find</text:span> it wise to play around them. She is better off pretending that she doesn’t have them and pick whatever will benefit her most going forward as she already is.</text:p>
      <text:p text:style-name="P167">“Will this be your final choice?” <text:span text:style-name="T250">Al asks.</text:span></text:p>
      <text:p text:style-name="P167">“<text:span text:style-name="T250">Hmm,” Mary pauses to think as she considers modifiers, specializations and other ways that she could extract more power from the perk. But, her Force Master and Fatal Survivor perks are already fairly restrictive, thus she thinks, ‘It would be nice to have a consistent and reliable perk option,’ and states, “Yes.”</text:span></text:p>
      <text:p text:style-name="P167">“<text:span text:style-name="T250">Then, your perk choice has been locked in. Best of luck succeeding in Era of Gods!”</text:span></text:p>
      <text:p text:style-name="P168">And, in a very usual way, Mary’s consciousness snaps back to her character back in the Mossy Caves.</text:p>
      <text:p text:style-name="P170">“Yes!” Conner shouts excitedly as he fist pumps. “<text:span text:style-name="T262">Getting that 6th perk early is so good. My build is complete now.”</text:span></text:p>
      <text:p text:style-name="P170">“<text:span text:style-name="T262">Apologies everybody,” Noire speaks up. “I’ve been kind of holding back a bit before because I </text:span><text:soft-page-break/><text:span text:style-name="T262">didn’t want to scare you guys. But, now? There’s no need. I’ll go all out from now on.”</text:span></text:p>
      <text:p text:style-name="P170">“<text:span text:style-name="T262">How strong as we talking?” Monte asks.</text:span></text:p>
      <text:p text:style-name="P168">As he speaks, his body forcibly spreads apart into two. Then, the second instance of him vanishes with a flash of light only to leave small circular light particles behind.</text:p>
      <text:p text:style-name="P168">“Three paper clones now?” Aric asks.</text:p>
      <text:p text:style-name="P168">“Yes. <text:span text:style-name="T257">I could have done this a while ago, but figured I’d wait until we were all level 5 first,</text:span>” Monte responds.</text:p>
      <text:p text:style-name="P168">“<text:span text:style-name="T262">I think a demonstration will be better than an explanation,” Noire replies. “I’ll show you when the opportunity presents itself.”</text:span></text:p>
      <text:p text:style-name="P170">“<text:span text:style-name="T262">I would be curious to see if you could get past my defenses,” Saxton states proudly.</text:span></text:p>
      <text:p text:style-name="P177">There is now a permanent light effect enveloping Saxton as gold light gently glows from his skin.</text:p>
      <text:p text:style-name="P177">“What perk is that?” Noire asks.</text:p>
      <text:p text:style-name="P177">“Regenerative Barrier,” Saxton replies honestly. “It completely shields me from damage and quite a lot of effects while active.”</text:p>
      <text:p text:style-name="P177">“I don’t think that would be enough to stop me,” <text:span text:style-name="T263">Noire responds. “</text:span>I have Spell Penetration <text:span text:style-name="T263">and my other perks too.”</text:span></text:p>
      <text:p text:style-name="P168">“<text:span text:style-name="T263">You might have quite a high amount of destructive power,” Pluto comments. “However, in terms of maximum output, I’ve got you beat. Get excited everyone, as </text:span>I can make dynamite and TNT.”</text:p>
      <text:p text:style-name="P168">“Woah,” Savos exclaims. “Then, that means we can put our plan in action because I can make basic circuits and all kinds of techy contraptions now.”</text:p>
      <text:p text:style-name="P168">“Ooo, so we can make time bombs?” Pluto asks.</text:p>
      <text:p text:style-name="P168">“Hehe, we can make rocket launchers now!” Savos brags.</text:p>
      <text:p text:style-name="P168">“And, here I was getting excited over my <text:span text:style-name="T263">new perk</text:span>,” Conner states with a sigh.</text:p>
      <text:p text:style-name="P168">“<text:span text:style-name="T264">Meh. I still can’t beat anyone in a fight</text:span>,” Pluto responds <text:span text:style-name="T264">with a shrug.</text:span></text:p>
      <text:p text:style-name="P168">“How is everybody else doing?” Aric asks. “Trinity? Anabar? <text:span text:style-name="T251">Mary</text:span>”</text:p>
      <text:p text:style-name="P169">“<text:span text:style-name="T251">I’m definitely a lot more capable overall. I can probably hold my own in most fights now,” Trinity responds as he looks at Conner. “I might even want to spar a bit </text:span><text:span text:style-name="T264">too.</text:span><text:span text:style-name="T251">”</text:span></text:p>
      <text:p text:style-name="P169">“<text:span text:style-name="T251">Oh?” Conner replies while raising an eyebrow.</text:span></text:p>
      <text:p text:style-name="P169">“<text:span text:style-name="T251">I’ve got two new songs that are far more useful,” Anabar responds. “Song of Stamina and Song of Speed. Since I have Bard Class Specialization III, they are quite potent. Song of Stamina let’s allies heal 1.5% stamina per second while Song of Speed increases speed by 27%.”</text:span></text:p>
      <text:p text:style-name="P169"><text:soft-page-break/>“<text:span text:style-name="T251">Damn,” Gondor states. “I guess we won’t have travel issues anymore with those two.”</text:span></text:p>
      <text:p text:style-name="P169">“<text:span text:style-name="T251">Well, I can still only play one song at a time. But, either way, yes, we’ll be quite more efficient while traveling,” Anabar responds.</text:span></text:p>
      <text:p text:style-name="P169">“<text:span text:style-name="T251">Pfft, who needs to walk? Get me the right materials and I’ll make us an electric car,” Savos comments.</text:span></text:p>
      <text:p text:style-name="P169">“<text:span text:style-name="T251">You’d still need a charger, right?” Aric asks.</text:span></text:p>
      <text:p text:style-name="P169">“<text:span text:style-name="T251">Easy enough to make,” Savos says while waving his hand against the air.</text:span></text:p>
      <text:p text:style-name="P169">“<text:span text:style-name="T251">Anybody else want to share?” Aric asks </text:span><text:span text:style-name="T252">to the crowd.</text:span></text:p>
      <text:p text:style-name="P169">“<text:span text:style-name="T251">Let’s just say that I can take down a stone golem personally now,” Noire claims.</text:span></text:p>
      <text:p text:style-name="P169">“<text:span text:style-name="T251">I’m keeping mine a secret,” Mary says. “Sorry.”</text:span></text:p>
      <text:p text:style-name="P171">She then turns to look at Niagra, whom states, “Lots of power boosts and a bunch of new spells.”</text:p>
      <text:p text:style-name="P171">“Same here,” Lavant comments. “I feel like I can take down a stone golem too.”</text:p>
      <text:p text:style-name="P171">“Maybe we should go check out that room then?” Gondor proposes. “<text:span text:style-name="T252">I feel like I could take one on myself using a pickaxe after putting 5 more points into strength.”</text:span></text:p>
      <text:p text:style-name="P171">“<text:span text:style-name="T254">Before that,” Monte interrupts. “I feel that I should tell you all </text:span><text:span text:style-name="T276">a bit more about</text:span><text:span text:style-name="T254"> what is happening on the surface.”</text:span></text:p>
      <text:p text:style-name="P172">“<text:span text:style-name="T254">You’ve learned something </text:span><text:span text:style-name="T276">new</text:span><text:span text:style-name="T254">?” Aric asks.</text:span></text:p>
      <text:p text:style-name="P172"><text:span text:style-name="T253">“</text:span><text:span text:style-name="T254">Yes,” Monte responds. “There are a few things that have happened.</text:span></text:p>
      <text:p text:style-name="P173">First, the Royal City <text:span text:style-name="T261">has sent </text:span>somebody to Rondell City. The person appears to be Advanced grade, so we can’t exactly ignore their presence. <text:span text:style-name="T255">Fortunately, it appears that the Count has enough influence or some kind of leverage that is holding this person at bay… for now.</text:span></text:p>
      <text:p text:style-name="P174">I’ve already tried to speak with th<text:span text:style-name="T256">is person for information. However, he recognized my Paper Clone as a paper clone and asked it to request our return back to the lord’s castle with urgency.</text:span></text:p>
      <text:p text:style-name="P175">Naturally, my clone lied and said that the clones can’t community with us who are in the Mossy Caves due to the distance.</text:p>
      <text:p text:style-name="P175">Next, there is the religious organization backing the so-called Father that we had sent off to jail before. It appears that the church has gone completely radical and declared us as devils that need purged.</text:p>
      <text:p text:style-name="P188">Finally, I’ve done another sync and believe with at least 95% confidence that we’re alone on this continent.<text:span text:style-name="T256">”</text:span></text:p>
      <text:p text:style-name="P175">“Hmm,” Aric puts his hands to his chin and thinks deeply. “This isn’t good. <text:span text:style-name="T257">Between </text:span><text:span text:style-name="T261">the</text:span><text:span text:style-name="T257"> sky demons, the church and the Royal Capital, there will literally be nowhere safe for us to go at this rate.</text:span></text:p>
      <text:p text:style-name="P176"><text:soft-page-break/>I believe that <text:span text:style-name="T256">in this situation </text:span>the obvious response would be <text:span text:style-name="T256">to </text:span><text:span text:style-name="T261">make friends with one of these groups, with the Royal Capital being our best choice. If we </text:span><text:span text:style-name="T256">speak </text:span><text:span text:style-name="T261">to</text:span><text:span text:style-name="T256"> the Royal Ambassador, </text:span><text:span text:style-name="T261">h</text:span>e’ll likely ask us to go to the Royal Capital, which would mean turning our backs on Rondell City. However, I can’t see any other alternatives.</text:p>
      <text:p text:style-name="P176">What do you guys think?”</text:p>
      <text:p text:style-name="P176">Anabar states, “I personally have no attachments to Rondell City, so I say, why not go?”</text:p>
      <text:p text:style-name="P176">“Yeah,” Conner agrees. “We’re currently too weak to be worried about moral ideals. We need to focus on surviving and getting stronger first. Protecting the weak and any other virtuous thoughts will have to wait until then.”</text:p>
      <text:p text:style-name="P176">“It’s a shame,” Saxton begins. “But, I agree too. We need to be reasonable about this. Rondell City will have to fend for itself.”</text:p>
      <text:p text:style-name="P176">The rest of the group nods in unanimous approval, so Aric states, “In that case, it’s settled. We’ll return to the city and speak with the Ambassador.”</text:p>
      <text:p text:style-name="P176">“We’re not going to kill the stone golems first?” Mary complains.</text:p>
      <text:p text:style-name="P176">“Getting there sooner rather than later would make a good impression on the Ambassador, don’t you think?” Monte replies.</text:p>
      <text:p text:style-name="P176">“He can wait,” Mary responds.</text:p>
      <text:p text:style-name="P176">“Perhaps we should hold our first official guild vote then?” <text:span text:style-name="T277">Aric</text:span> <text:span text:style-name="T278">asks</text:span>.</text:p>
      <text:p text:style-name="P176">And, as he says this, transparent red light screens appear within the field of view of all of the players. Each player can see the screens of other player’s. Though, aside from them, nobody else would be able to see them.</text:p>
      <text:p text:style-name="P176">“My guild perks <text:span text:style-name="T279">have</text:span> leveled up too. <text:span text:style-name="T279">And, I’m at the fifth tier. </text:span>I’ve definitely got quite a few <text:span text:style-name="T279">more </text:span>powers now <text:span text:style-name="T279">than before</text:span>, hehe,” Aric narrates.</text:p>
      <text:p text:style-name="P176">The screen that the player’s see says, “Should we go fight the Stone Golems or return back to the capital? [Yes] / [No]”</text:p>
      <text:p text:style-name="P176">In response, the players all choose.</text:p>
      <text:p text:style-name="P176">“And, the vote is closed!” Aric announces as all of the screens close and a large one appears above all of the players in the center.</text:p>
      <text:p text:style-name="P176">On it, the final tally is listed.</text:p>
      <text:p text:style-name="P176">“Should we go fight the Stone Golems or return back to the capital?</text:p>
      <text:p text:style-name="P176">Yes: 1<text:span text:style-name="T265">3</text:span></text:p>
      <text:p text:style-name="P176">No: <text:span text:style-name="T265">0</text:span>”</text:p>
      <text:p text:style-name="P176"><text:soft-page-break/>“<text:span text:style-name="T265">You didn’t vote no?” Mary asks to Monte.</text:span></text:p>
      <text:p text:style-name="P176">“<text:span text:style-name="T265">I was playing Devil’s Advocate,” he responds.</text:span></text:p>
      <text:p text:style-name="P189"><text:span text:style-name="T261">“</text:span><text:span text:style-name="T265">The votes are in and the decision has been made,” Aric declares. “</text:span><text:span text:style-name="T261">But, before we head off,” he says while turning to look at the tree. “</text:span><text:span text:style-name="T266">there is another issue to discuss. S</text:span><text:span text:style-name="T261">hould </text:span><text:span text:style-name="T280">we </text:span><text:span text:style-name="T261">investigate the special objects in each region?”</text:span></text:p>
      <text:p text:style-name="P190">“<text:span text:style-name="T280">Sorry, but it’ll still be pretty slow,” Monte states. “I think it’ll take too long to figure out anything useful. I still need levels.”</text:span></text:p>
      <text:p text:style-name="P191">“Totally fair,” Aric responds. “In that case, let’s get back into formation and head off. There is a bunch of experience for us to gain.”</text:p>
      <text:p text:style-name="P191">Hearing this, the group smiles and heads off.</text:p>
      <text:p text:style-name="P243">Who doesn’t love gaining large sums of experience?</text:p>
      <text:p text:style-name="P242">***</text:p>
      <text:p text:style-name="P195">One short travel later, the group reaches their destination and faces the cavern full of stone golems.</text:p>
      <text:p text:style-name="P195">With all of their new perks ready, the members of WL feel more excited than ever. Their spirits are high and most of them feel quite powerful.</text:p>
      <text:p text:style-name="P195">“Allow me to start things off,” Noire states while taking the lead.</text:p>
      <text:p text:style-name="P195">“No,” Aric states while putting out an arm to stop him. “Mages stay in the back for emergencies. That’s the standard.”</text:p>
      <text:p text:style-name="P195">“Oh come on. Let me show off a bit. We have like 5 other Mages,” Noire complains.</text:p>
      <text:p text:style-name="P195">“Hmm,” Aric pauses to think.</text:p>
      <text:p text:style-name="P195">“I’ll go with him to prote<text:span text:style-name="T281">ct him,” Saxton states while stepping forward.</text:span></text:p>
      <text:p text:style-name="P195">“<text:span text:style-name="T281">I think we should let him go,” Niagra vouches. “In the worst case I can heal or even revive him.”</text:span></text:p>
      <text:p text:style-name="P195">“Well…<text:span text:style-name="T281"> fine,” Aric says with a sigh. “</text:span><text:span text:style-name="T282">Just be careful. It’s easy to be overconfident. We’ve been fortunate to not encounter any traps, but I think that’s only because the other areas were too low-level, rather than us being particularly lucky.”</text:span></text:p>
      <text:p text:style-name="P195">“<text:span text:style-name="T282">I understand. No worries,” Noire replies. “Just watch. You’ll see that there is nothing to worry about.”</text:span></text:p>
      <text:p text:style-name="P196">Noire then walks forward with Saxton as the two reach the end of the tunnel at the edge between the cavern and it. Here, there are the multitudes of moss covered golems lumbering around the area with slow and heavy steps.</text:p>
      <text:p text:style-name="P196">“<text:span text:style-name="T283">Behold my potent magic,” Noire states, “</text:span><text:span text:style-name="T284">One Point </text:span><text:span text:style-name="T283">Devestation!”</text:span></text:p>
      <text:p text:style-name="P196"><text:soft-page-break/>*SWEEENG*</text:p>
      <text:p text:style-name="P196">*BOOOOOOM*</text:p>
      <text:p text:style-name="P196">A flicker of white light <text:span text:style-name="T285">envelops the space where one golem is at followed by a brief delay before a powerful explosion consumes its location. Stone chunks are lobbed about several feet away as a plume of black smoke and dust covers a small region where the golem once stood.</text:span></text:p>
      <text:p text:style-name="P197">The mossy stone golems notice this cast immediately and charge toward Noire. This prompts Saxton to move up. However, Noire doesn’t flinch as he shouts, “Arcane Form!”</text:p>
      <text:p text:style-name="P197">With this said, solid blue light and a pulse of wind surges away from his body as he gently levitates into the air. Meanwhile, he points his palm forward and chants, “Forbidden spell of the primordial arcane. Best all of my foes with your unrivaled power!</text:p>
      <text:p text:style-name="P198">Gravity Well!”</text:p>
      <text:p text:style-name="P198">*SCHWUUUM*</text:p>
      <text:p text:style-name="P198">A black sphere rapidly expands into existence at a point roughly 20 feet in front and 10 feet above Noire that exerts heavy influence over its environment. Almost instantly, many golems in front of or beside the sphere begin to slow, as a powerful force drags them backwards, sideways and even up. As for those behind the sphere, they speed up. Though, this isn’t because of their own influence. It is because of the obvious gravitational force of Noire’s spell operating against them.</text:p>
      <text:p text:style-name="P198">As the spell continues, the golems are pulled toward it, lifting their feet and bodies away from the ground. It only takes a few moments more before total control of their body is lost and they begin to smack against each other with loud bangs at the Gravity Well’s core.</text:p>
      <text:p text:style-name="P198">*BANG BANG BANG*</text:p>
      <text:p text:style-name="P198">“<text:span text:style-name="T286">Now, for the finisher,” </text:span><text:span text:style-name="T287">Noire continues.</text:span></text:p>
      <text:p text:style-name="P199">It can be seen at this time that his body is glowing even more strongly with blue light in preparation for a powerful magic cast.</text:p>
      <text:p text:style-name="P199">‘Whatever he is about to do should be quite strong,’ Mary thinks seriously as she observes.</text:p>
      <text:p text:style-name="P200">“<text:span text:style-name="T287">Melt Stone,” Noire states with a somber tone as he points his palm at the golems and his cast activates.</text:span></text:p>
      <text:p text:style-name="P199">Immediately, the bodies of the golems begin to melt. This, combined with the effects of his spell, results in the golems fusing together in a liquid slurry of stone and elemental cores.</text:p>
      <text:p text:style-name="P199">“Oh fuck!” Monte shouts loudly as his body begins to glow with greyish light.</text:p>
      <text:p text:style-name="P199">At the same time, Mary says <text:span text:style-name="T288">only one single word.</text:span></text:p>
      <text:p text:style-name="P199">“Run.”</text:p>
      <text:p text:style-name="P201"><text:soft-page-break/>Then, she begins to flee without any further explanation.</text:p>
      <text:p text:style-name="P201">The group sees these two reactions and some are quick to react. Trinity, for instance, doesn’t hesitate to turn and flee. In contrast, Niagra, Pluto, Aric and the rest are fairly slow.</text:p>
      <text:p text:style-name="P201">However, this is only ‘slow’ relative to the others. It only takes them a couple of seconds to realize that something must be off. So, they too turn and run, abandoning all thoughts of remaining.</text:p>
      <text:p text:style-name="P201">‘That dumbass,’ Mary thinks. ‘If you fuse elementals in that way, then you’re only going to merge their strength! With 40 lesser stone golems as the base, it wouldn’t be impossible to produce an elemental above level 100.</text:p>
      <text:p text:style-name="P201">Monte seems to have noticed. But, the others, they are too inexperienced with these things.’</text:p>
      <text:p text:style-name="P202">Not everybody hit level 100 like she or Lavant did in the last round. The reality is that most people didn’t, as the requirements to actually 100 were quite high. Surviving and clearing fast were entirely necessary at high <text:span text:style-name="T289">levels. And, when foes becomes extremely strong, without a decent group, it can be very hard to achieve either.</text:span></text:p>
      <text:p text:style-name="P203">That is why players like Aric and Anabar have builds to enable what they lacked in the second round. Likely, they feel that if they had ‘just had’ what they have now in the last session, then they could have progressed a lot further.</text:p>
      <text:p text:style-name="P203">‘<text:span text:style-name="T290">I have to get far away. At a minimum, the new elemental will have a lot higher stats. However, it’s not impossible for a Special Ability to crop up.”</text:span></text:p>
      <text:p text:style-name="P192">*BOOM*</text:p>
      <text:p text:style-name="P192">*rumble rumble rumble*</text:p>
      <text:p text:style-name="P192">And, as though desiring to confirm Mary’s words, a swirl of sky-blue and white flames appears at the end of the tunnel where she had just come from.</text:p>
      <text:p text:style-name="P192">Mary takes a brief peek and frowns.</text:p>
      <text:p text:style-name="P192">‘Hybrid magic!’</text:p>
      <text:p text:style-name="P192">She can’t tell exactly what the nature of the flames is from appearance alone. It’s composition could be Frostflames, Blazebolts, Illuminated Flames or more.</text:p>
      <text:p text:style-name="P192">However, the very fact that the flames are unusual is more than enough information for her to make a single conclusion: the elemental is strong.</text:p>
      <text:p text:style-name="P192">‘I have to be ready to Super Form at any time,’ Mary thinks as she focuses her attention forward.</text:p>
      <text:p text:style-name="P192">Though, as she moves away from the cave, the tunnel naturally becomes quite dark.</text:p>
      <text:p text:style-name="P192">Fortunately, the occasional bit of moss lining the ground gives Mary enough context of where the walls are. Even without being able to see the walls clearly, she knows that the passage is mostly straight and has no obstructions. Navigating forward won’t be a problem.</text:p>
      <text:p text:style-name="P192"><text:soft-page-break/>*BOOM*</text:p>
      <text:p text:style-name="P192">*rumble rumble rumble*</text:p>
      <text:p text:style-name="P192">There is another eruption of flames far away.</text:p>
      <text:p text:style-name="P192">However, Mary doesn’t react in any notable way. She merely runs. The danger level behind is way too much for her even with super form. She doesn’t dare to turn back.</text:p>
      <text:p text:style-name="P204">*BOOOOOM*</text:p>
      <text:p text:style-name="P204">*RUMBLE RUMBLE RUMBLE RUBMLE*</text:p>
      <text:p text:style-name="P204">‘What the,’ Mary thinks as she looks back.</text:p>
      <text:p text:style-name="P213">The explosion rocking the area this time is far worse than the last; so much so, that she feels compelled to look back. And, this is when she notices an extremely dense mass of yellowish-white flames rushing toward her at tremendous speed.</text:p>
      <text:p text:style-name="P204">“FUCK! SUPER FORM!” she shouts while jumping over to a corner on the floor of the tunnel face down <text:span text:style-name="T291">with her hands over her head and her head tucked forward slightly.</text:span></text:p>
      <text:p text:style-name="P204">She holds her breath and waits, as <text:span text:style-name="T298">extreme force passes over her first, causing her ears to rupture and agonizing pain to sprout forth throughout her bones.</text:span></text:p>
      <text:p text:style-name="P205">‘AHHHH!!!!’ she wails in <text:span text:style-name="T299">her mind in</text:span> agony <text:span text:style-name="T299">while biting her tongue to force her mouth closed.</text:span></text:p>
      <text:p text:style-name="P214">Once the force passes comes the flames, as tremendous heat passes over her and burns her body with scorching temperature.</text:p>
      <text:p text:style-name="P205"><text:span text:style-name="T299">S</text:span>he doesn’t dare to open her mouth to invite flames <text:span text:style-name="T299">or</text:span> energy within. In such a situation, there would be absolutely no chance of surviving. Internal wounds are much more potent than external ones.</text:p>
      <text:p text:style-name="P214">Still, her entire body feels like it is being destroyed. Or rather, it definitely has. So, once the energy subsides, she remains waiting for a moment in place.</text:p>
      <text:p text:style-name="P204">‘What the fuck is happening,’ Mary wonders as she attempts to move her limbs.</text:p>
      <text:p text:style-name="P206">However, this is completely impossible. She can’t feel her legs or arms at all. And, if her guess is right, then they have likely been eroded away.</text:p>
      <text:p text:style-name="P206">If not for her quick actions to protect her head, she’d likely be completely dead right now.</text:p>
      <text:p text:style-name="P206">‘I have to use magic,’ Mary thinks as she begins to channel mana.<text:span text:style-name="T299">\</text:span></text:p>
      <text:p text:style-name="P214">Her magic core, or heart, contains half of her body’s former mana total. Plus, she has mana regeneration from Super Form. This allows her to seal off her limbs by telekinetically bonding carbon in the nearby environment to her body.</text:p>
      <text:p text:style-name="P214">The process completely fairly quickly. Then, she floats up using Super Form’s passive fly effect while channeling an Illumination spell to see.</text:p>
      <text:p text:style-name="P207"><text:soft-page-break/>‘Ugh, that is what fucked me up?’ Mary thinks while looking around.</text:p>
      <text:p text:style-name="P207">The tunnel’s walls are blackened with rings glowing green blobs and glowing molten cinders. Based on this observation, she realizes <text:span text:style-name="T292">that the explosion from just now was not merely as simple as the elemental using an attack.</text:span></text:p>
      <text:p text:style-name="P207">‘<text:span text:style-name="T292">I have to get out of here. Maybe there are survivors,’ Mary thinks as </text:span><text:span text:style-name="T293">she turns away from the prior cavern and floats through the air.</text:span></text:p>
      <text:p text:style-name="P208">It is definitely a weird feeling for her to be nothing more than a head, chest and partially sealed off limbs. But, compared to being outright dead, she doesn’t mind.</text:p>
      <text:p text:style-name="P214">Her Super Form provides 1% resource regeneration per second. And, of the resources regenerated, health is one of them. Thus, she manually wills for a portion of this regeneration to go toward mana and another toward keeping her body’s condition stable as she zooms forward.</text:p>
      <text:p text:style-name="P215"><text:span text:style-name="T293">The flight produced by Super Form is pretty slow at only about 5 feet per second. Thus, what she does is cast the Fly spell on herself </text:span><text:span text:style-name="T300">using her innate mana to greatly increase her speed to over 100 feet per second.</text:span></text:p>
      <text:p text:style-name="P215">‘<text:span text:style-name="T300">I’m glad that this fly effectively negates gravity,’ Mary thinks with a relief. ‘Really helps to conserve mana.’</text:span></text:p>
      <text:p text:style-name="P208">She continues forward for only a little <text:span text:style-name="T294">under</text:span> a minute before arriving back at the cavern <text:span text:style-name="T294">from before. Compared to their group’s walking speed while in formation, her flight is nearly 20 times faster, so it’s no surprise that she makes it back so soon.</text:span></text:p>
      <text:p text:style-name="P192"><text:span text:style-name="T294">Here, sitting by a corner, are only five other people: </text:span><text:span text:style-name="T295">Lavant, Noire, Niagra, Conner </text:span><text:span text:style-name="T294">and Aric</text:span><text:span text:style-name="T295">.</text:span></text:p>
      <text:p text:style-name="P192">“<text:span text:style-name="T294">Damn,” Aric states grimly as he watches Mary’s floating body enter the area.</text:span></text:p>
      <text:p text:style-name="P192">“<text:span text:style-name="T294">Holy!!!” Niagra states while getting up and rushing over to her.</text:span></text:p>
      <text:p text:style-name="P209">The others in the group get up and join him, as Niagra and Lavant both begin to cast healing spells on Mary.</text:p>
      <text:p text:style-name="P212">Their combined healing is quite potent. <text:span text:style-name="T324">Even though creating matter from mana is generally quite expensive, the two have full mana reserves and are working together. This allows for the channeled heal spells to regenerate her body rapidly to restore her arms, hands, legs and feet.</text:span></text:p>
      <text:p text:style-name="P212">At the same time, she is cleaned of debris and the blackened burns, still glowing orange lines and strange green globs all over her body begin to fade.</text:p>
      <text:p text:style-name="P216">Mary also casts a minor illumination spell over her private regions as they cast their magic on her too while dual-casting a second spell to create a simple material to cloth herself with. The end result is that her body is fully restored while hidden behind white beams then perfectly clothed in a skintight black outfit.</text:p>
      <text:p text:style-name="P216">It’s also at around this time when Mary’s super form expires, so she gently lands on the ground and <text:soft-page-break/>takes a deep breath of relief.</text:p>
      <text:p text:style-name="P209">“I’m amazed you managed to survive,” Aric states as he looks at Mary. “I can only guess that you have a Super Form perk. But, even <text:span text:style-name="T300">with one</text:span>, <text:span text:style-name="T300">surviving like that is really </text:span>impressive.”</text:p>
      <text:p text:style-name="P209">Mary’s hearing has been restored and her well-being is quite good. So, she asks, “What exactly happened?”</text:p>
      <text:p text:style-name="P209">“Well,” Monte begins. “The first thing that happened is probably what you expected before you shouted run and fled. The elementals combined and obtained numerous special abilities. If I had to guess, its level easily broke <text:span text:style-name="T303">100</text:span>.”</text:p>
      <text:p text:style-name="P209">“As for the second event,” Aric continues, “Our friend Pluto actually head a neat little perk <text:span text:style-name="T301">up his sleeve. </text:span>Nuclear Death.”</text:p>
      <text:p text:style-name="P209">“<text:span text:style-name="T296">Ugh,” Mary groans. “Why do people pick those kinds of perks!?”</text:span></text:p>
      <text:p text:style-name="P209">“<text:span text:style-name="T296">You know as well as I do how good of a deterrent such perks are,” Monte responds with a shrug.</text:span></text:p>
      <text:p text:style-name="P209">“<text:span text:style-name="T296">I’m surprised you let him into the guild while knowing that,” Mary complains. “</text:span><text:span text:style-name="T301">Or rather, </text:span><text:span text:style-name="T304">why didn’t you tell </text:span><text:span text:style-name="T301">anybody.”</text:span></text:p>
      <text:p text:style-name="P209">“<text:span text:style-name="T296">Hey, I didn’t think it would trigger so early!” Aric responds. “I was hoping we’d be strong enough to counter it by the time it could become a problem.”</text:span></text:p>
      <text:p text:style-name="P209">“<text:span text:style-name="T296">Nuclear Death is nothing more than a time bomb waiting to go off. It always seem to go off only at the worst moments. I can’t believe that I was almost eliminated </text:span><text:span text:style-name="T301">by</text:span><text:span text:style-name="T296"> that bullshit,” Mary complains.</text:span></text:p>
      <text:p text:style-name="P210">“<text:span text:style-name="T296">Mary’s not wrong,” Conner states. “But, </text:span><text:span text:style-name="T301">I don’t think we should be blaming Mary.”</text:span></text:p>
      <text:p text:style-name="P217">His gaze then turns to Noire, whom shrugs helplessly at this point.</text:p>
      <text:p text:style-name="P217">“What!? How could I know <text:span text:style-name="T302">what would happen?” Noire complains.</text:span></text:p>
      <text:p text:style-name="P217">“<text:span text:style-name="T302">I get the feeling that you’re a lot more newbie than you let on,” Conner complains.</text:span></text:p>
      <text:p text:style-name="P217">“<text:span text:style-name="T302">Alright, it’s my first time too. I made a mistake. I’m sorry. Now, can we move on?” Noire asks.</text:span></text:p>
      <text:p text:style-name="P218">“<text:span text:style-name="T302">I’m annoyed too,” Mary continues. “But, I don’t think it’s fair to be too angry at Noire. In the last session players attempted to breed strong elementals using the Elemental Soup method and generally had poor and unreliable results. Producing such a strong and stable elemental that quickly was more bad luck than anything.”</text:span></text:p>
      <text:p text:style-name="P228">“I think it’s science,” Monte disagrees. “The mana density down here is very high. That acted as a catalyst to produce the elemental successfully as quickly as it did.”</text:p>
      <text:p text:style-name="P218">“<text:span text:style-name="T302">Alright, guys!” Aric shouts. “We can dish out blame and discuss </text:span><text:span text:style-name="T305">science later. But, for now, we should go back and check for survivors.”</text:span></text:p>
      <text:p text:style-name="P218">“<text:span text:style-name="T305">Not me,” Mary immediately refuses. “Ignoring the fact that I doubt anybody else survived that </text:span><text:soft-page-break/><text:span text:style-name="T305">Nuclear Death, the way back is irradiated and full of fumes.</text:span></text:p>
      <text:p text:style-name="P306">If somebody has a survival perk that will let them check, then they are more than welcome to go. But, it won’t be me.”</text:p>
      <text:p text:style-name="P219">“<text:span text:style-name="T306">The only person I could see surviving is Saxton,” Aric states. “However, it’s unlikely.”</text:span></text:p>
      <text:p text:style-name="P219">“<text:span text:style-name="T306">I hate to say it, but none of us are really suited for search and rescue,” Monte states. “The radiation is a problem that I doubt any of us can seriously deal with.”</text:span></text:p>
      <text:p text:style-name="P219">“<text:span text:style-name="T306">Ugh, and just as we got our utility perks too,” Aric complains.</text:span></text:p>
      <text:p text:style-name="P219">“<text:span text:style-name="T372">Yes. Niagra, are you unable to revive anybody?” Mary asks.</text:span></text:p>
      <text:p text:style-name="P219">“<text:span text:style-name="T372">Sadly no,” Niagra responds. “I’m only level 5 so I need physical remains. </text:span><text:span text:style-name="T373">If the balance this session is the same as the last, then I’ll need level 20 to revive without any remains.</text:span><text:span text:style-name="T372">”</text:span></text:p>
      <text:p text:style-name="P219">“<text:span text:style-name="T372">Ah, then it can’t be helped. Are we leave now then?” Mary proposes to the group.</text:span></text:p>
      <text:p text:style-name="P220">“I suppose we have no choice,” Aric settles.</text:p>
      <text:p text:style-name="P220">“I’m fine with that,” Noire states.</text:p>
      <text:p text:style-name="P220">“Fine,” Lavant agrees.</text:p>
      <text:p text:style-name="P220">“Ok,” Niagra responds.</text:p>
      <text:p text:style-name="P219">“<text:span text:style-name="T306">Then, let’s head back,” Aric states.</text:span></text:p>
      <text:p text:style-name="P220">And, the group nods in agreement while exiting the way that they came.</text:p>
      <text:p text:style-name="P220">***</text:p>
      <text:p text:style-name="P220">Their group walks slowly back the way that they came without being in any formation and with varying degrees of <text:span text:style-name="T307">alertness about </text:span>their surroundings.</text:p>
      <text:p text:style-name="P221">Fortunately, they experience nothing out of the ordinary as they travel through the semi-dark caves using a bit of light magic at times to return all the way to the exist of the Mossy Caves outside.</text:p>
      <text:p text:style-name="P221">“Finally out of that hellhole,” Lavant groans as he stretches his body. “Looks like we’ve only got a bit of time before nightfall.”</text:p>
      <text:p text:style-name="P221">“I’ll get a fire started,” Mary volunteers. “Help me gather dry grass. We’re starting a bonfire.”</text:p>
      <text:p text:style-name="P221">“Roger!” Lavant agrees.</text:p>
      <text:p text:style-name="P221">The group of six works together to create a pile of grass and then sits down to chat for a while as they wait for nightfall.</text:p>
      <text:p text:style-name="P211">“<text:span text:style-name="T297">Damn. Only 6 of us left,” Mary </text:span><text:span text:style-name="T308">says</text:span><text:span text:style-name="T297"> with a sigh.</text:span></text:p>
      <text:p text:style-name="P211">“<text:span text:style-name="T297">There’s still King Presley’s group at least,” Conner states.</text:span></text:p>
      <text:p text:style-name="P211"><text:soft-page-break/>“<text:span text:style-name="T297">About that..,” Monte interjects.</text:span></text:p>
      <text:p text:style-name="P211">“<text:span text:style-name="T297">Oh god no,” Conner frowns.</text:span></text:p>
      <text:p text:style-name="P211">“<text:span text:style-name="T297">Yeah, it’s bad news,” Monte responds. “It appears that they got caught up in a bad situation too. My paper clone at the castle has spoken with Eswar who has informed me that only he, Maxwell and Darnell survived a dangerous encounter.”</text:span></text:p>
      <text:p text:style-name="P211">“<text:span text:style-name="T297">What happened?” Aric asks.</text:span></text:p>
      <text:p text:style-name="P222">It’s clear that this is news to him as well.</text:p>
      <text:p text:style-name="P222">“They went into a starter zone that was stagnant for a while and encountered small humanoid creatures. At first, it was no problem fighting them and they gained many levels. But, eventually, they were ambushed by abnormally strong versions of the creatures using weapons and magic.</text:p>
      <text:p text:style-name="P222">In that situation, they stood no chance of survival and only the three could get away because they all have an escape perk.”</text:p>
      <text:p text:style-name="P222">“That’s cruel,” Aric comments. “Demi-human creatures are often times the worse. Their intelligence scales very well with stats similarly to normal humans. So, at a certain point, they can be as clever or even more clever than us.</text:p>
      <text:p text:style-name="P223">If the place that they were at had power scaling with depth similar to these Mossy Caves, then it wouldn’t be weird for them to wind up in a place with extremely formidable opponents.”</text:p>
      <text:p text:style-name="P223">“<text:span text:style-name="T308">So, we’re down to 8 total? On the entire continent? Really rough!” Conner states as though giving up while tossing a bundle of grass into the air.</text:span></text:p>
      <text:p text:style-name="P223">“<text:span text:style-name="T308">Are we going to be ok?” Niagra asks worriedly. “Don’t we need a lot of players to get ahead?”</text:span></text:p>
      <text:p text:style-name="P223">“<text:span text:style-name="T308">Not necessarily…,” Aric responds slowly. “However, more players definitely helps. And, a lot.”</text:span></text:p>
      <text:p text:style-name="P224"><text:span text:style-name="T308">Monte says, “The fact that there are no experience sharing restrictions on groups means that it is very beneficial to have larger groups rather than smaller ones. In terms of </text:span><text:span text:style-name="T309">pure </text:span><text:span text:style-name="T308">pros vs. cons, there really aren’t very many </text:span><text:span text:style-name="T309">reasons to have a group smaller than 100.”</text:span></text:p>
      <text:p text:style-name="P225">“<text:span text:style-name="T309">I think we will be fine,” Mary states very calmly. “At the end of the day, </text:span><text:span text:style-name="T310">we’re all fairly strong individuals. And, I doubt that we are entirely alone on this planet.</text:span></text:p>
      <text:p text:style-name="P226">But, even if we are, it is no problem. That merely means that this planet’s resources will be more focused on us.”</text:p>
      <text:p text:style-name="P225">“<text:span text:style-name="T310">True,” Monte agrees. “If we wind up being sent to the Royal Capital, then everything that would have been split among 20 players is now only split between 8. That’s 2.5 times more resources per person.”</text:span></text:p>
      <text:p text:style-name="P225">“<text:span text:style-name="T310">I appreciate the optimism, but I know that only one person can benefit from so much. We’d definitely be better off with more players than resource concentration,” Conner states while leaning </text:span><text:soft-page-break/><text:span text:style-name="T310">back.</text:span></text:p>
      <text:p text:style-name="P225">“<text:span text:style-name="T310">No matter the case, we’re going to have to accept that 8 players is our new norm,” Aric states decisively.</text:span></text:p>
      <text:p text:style-name="P226">And, on that note, the group falls silent, as a natural pause in conversation comes to pass.</text:p>
      <text:p text:style-name="P226">***</text:p>
      <text:p text:style-name="P226">The group chats occasionally a few more times about miscellaneous matters before the sun dips into the horizon and the<text:span text:style-name="T311">y light up a large bonfire from dried grass. This leads to a carriage coming to retrieve them a short while later that drives them back to town.</text:span></text:p>
      <text:p text:style-name="P264">Once they are in town, they can hear the wild banging of hammers striking all over. It’s clear that major construction projects are actively ongoing to use up the last bits of daylight. Though, since the players have been away from town all day, perhaps only Monte truly knows what is going on.</text:p>
      <text:p text:style-name="P227">As they reach the front of the castle and are let out, they are immediately greeted by the Lord and a brand new face.</text:p>
      <text:p text:style-name="P227">“Welcome back heroes!” the lord greets them excitedly. “Oh? Where are the rest of you?”</text:p>
      <text:p text:style-name="P193">“<text:span text:style-name="T312">Dead,” Aric states flatly.</text:span></text:p>
      <text:p text:style-name="P194">“<text:span text:style-name="T312">Dead?” the lord responds with shock. “Goodness. </text:span><text:span text:style-name="T313">I’m sorry to hear that. </text:span><text:span text:style-name="T315">Rod, what do you think of this?”</text:span></text:p>
      <text:p text:style-name="P232">“My, that is quite sad news to hear,” the man speaks while looking at the lord, then back to the players.</text:p>
      <text:p text:style-name="P232">“My apologies. Allow me to introduce myself. I am Roderick, Royal Mage of the Royal Court. But, please call me Rod.”</text:p>
      <text:p text:style-name="P231">Rod wears color nobleman’s clothing consisting of a silk undershirt, blue vest and blue pants. His hair is a well groomed, black and long and his skin is a fair white. In his right hand is a silver rod with a blue crystal affixed to the end. And, he wears a necklace, ring and one earring that each clutch one gem.</text:p>
      <text:p text:style-name="P233">He continues, “<text:span text:style-name="T315">I’m sure that you are all tired from your journey, so let’s head inside for rest. The lord has prepared an extravagant meal for us all this evening.”</text:span></text:p>
      <text:p text:style-name="P230">“<text:span text:style-name="T314">Thanks for the notice,” Aric states politely while stepping forward.</text:span> “My name is Aric. I’m the leader of our <text:span text:style-name="T314">little</text:span> group.”</text:p>
      <text:p text:style-name="P229">“A pleasure to meet you Aric,” <text:span text:style-name="T314">Rod states </text:span><text:span text:style-name="T316">while extending a hand</text:span><text:span text:style-name="T314">. “I’ve heard great things about you and the others from The Count. Your efforts to defend the city from the Sky Demons are quite admirable.”</text:span></text:p>
      <text:p text:style-name="P229">“<text:span text:style-name="T314">Ha, it is nothing much really,” Aric brushes off the compliment </text:span><text:span text:style-name="T316">while accepting the handshake.</text:span></text:p>
      <text:p text:style-name="P229"><text:soft-page-break/>“<text:span text:style-name="T316">No, really,” Rod speaks while leading them inside. “The situation in </text:span><text:span text:style-name="T317">our empire is</text:span><text:span text:style-name="T316"> dire. Even the Royal Capital is not being spared </text:span><text:span text:style-name="T317">from the assault.</text:span></text:p>
      <text:p text:style-name="P234">But, I’ll spare such grim discussions for later. For now, let’s chat about happier topics and make merry.”</text:p>
      <text:p text:style-name="P234">“That would be appreciated,” Aric agrees. “Tell me about yourself Rod. What has been your journey in life up to this point?”</text:p>
      <text:p text:style-name="P234">“Hmm, that’s a great question. Well, it all started when I was born in the small--”</text:p>
      <text:p text:style-name="P234">Rod is happy to begin a long story about his birth, upbringing and major life milestones as WL enters the dining hall and sits at the already set table.</text:p>
      <text:p text:style-name="P234">They also regroup with <text:span text:style-name="T297">Eswar, </text:span>Maxwell and Darnell who are already sitting here and have a chance to learn about their situation firsthand.</text:p>
      <text:p text:style-name="P235">They describe how they did indeed meet up with small demi-human creatures wearing torn, dirty cloth and wielding primitive weapons. And, at first, they were quite weak, <text:span text:style-name="T318">leading to plentiful experience gains</text:span>.</text:p>
      <text:p text:style-name="P235">However, after many hours deep below, t<text:span text:style-name="T318">heir luck eventually ran out. Large multi-feet tall variants appeared capable of using magic and other special abilities that completely brutalized their party. The only reason that their group of three survived is because they all have instant escape perks. Otherwise, they’d definitely be dead.</text:span></text:p>
      <text:p text:style-name="P235">“<text:span text:style-name="T318">Damn, this is so annoying,” Darnell complains. “Instant Escape has a one month cooldown. 1 whole fucking month! That’s so fucking annoying.”</text:span></text:p>
      <text:p text:style-name="P235">“<text:span text:style-name="T318">At least you’re alive,” Eswar says in a somewhat timid voice.</text:span></text:p>
      <text:p text:style-name="P235">“<text:span text:style-name="T318">Haaaaa!? Are you telling me how to feel!?”</text:span></text:p>
      <text:p text:style-name="P235">“<text:span text:style-name="T318">Never!” Eswar responds fearfully.</text:span></text:p>
      <text:p text:style-name="P235">“<text:span text:style-name="T318">Hey,” Mary comments in a low, serious voice. “I don’t know what kind of bullying you were doing before. But, if you intend to work with us, it stops now.”</text:span></text:p>
      <text:p text:style-name="P236">“<text:span text:style-name="T319">Who said I want to work with you?” Darnell frowns in response.</text:span></text:p>
      <text:p text:style-name="P244">“There are only 8 of us left in the entire empire and likely entire continent. If you aren’t working with us, then who are you working with?” Mary asks.</text:p>
      <text:p text:style-name="P236"><text:span text:style-name="T319">“Who said I have to work with anybody?” </text:span><text:span text:style-name="T320">Darnell responds angrily. “What you just said is even more reason for me to work with nobody at all. How the hell do you expect us to win with only 8 of us?”</text:span></text:p>
      <text:p text:style-name="P236">“<text:span text:style-name="T320">Oh. You’ve already given up,” Mary states coolly. “Nevermind. If you’ve quit, then there is no point talking to you any further.”</text:span></text:p>
      <text:p text:style-name="P237"><text:soft-page-break/>Hearing this causes Darnell to grid his teeth. But, he holds back his anger and focuses on his meal instead.</text:p>
      <text:p text:style-name="P237">“Please forgive Darnell. He’s a bit stressed from what happened,” Maxwell states.</text:p>
      <text:p text:style-name="P237">“And you aren’t?” Mary asks.</text:p>
      <text:p text:style-name="P238">“<text:span text:style-name="T321">I’m not</text:span>,” Maxwell responds. “<text:span text:style-name="T321">Even if I were the only player remaining on this planet, I would push on solo. I </text:span><text:span text:style-name="T322">have reasons for why I can’t give up.</text:span><text:span text:style-name="T321">”</text:span></text:p>
      <text:p text:style-name="P238">“<text:span text:style-name="T322">Commendable</text:span><text:span text:style-name="T321">,” Mary states.</text:span></text:p>
      <text:p text:style-name="P239">“<text:span text:style-name="T321">Our group situation is quite bad right now. So, I am hoping </text:span><text:span text:style-name="T322">that we can reconcile prior differences and eventually join your group’s guild.</text:span></text:p>
      <text:p text:style-name="P240">Would you be able to arrange a meeting with a guild officer or your guild leader for us?”</text:p>
      <text:p text:style-name="P239">“<text:span text:style-name="T322">Sure,” Mary responds plainly.</text:span></text:p>
      <text:p text:style-name="P240">And, as she does this, the other<text:span text:style-name="T323">s</text:span> in her guild smile internally.</text:p>
      <text:p text:style-name="P240">“<text:span text:style-name="T323">I’ll see what I can do,” she finishes her statement with.</text:span></text:p>
      <text:p text:style-name="P241">The group continues to chat for a while about their recent experiences and such while Rod continues to narrate his background and the history of their oh-so-glorious empire.</text:p>
      <text:p text:style-name="P241">This continues for over an hour before the group splits up and heads back to their rooms for rest in the evening. Unexpectedly, Rod doesn’t bring up any of the difficult topics that they were expecting him too as of yet.</text:p>
      <text:h text:style-name="Heading_20_1" text:outline-level="1">Chapter 7: <text:span text:style-name="T333">Ah, It’s a Horror Game After All</text:span></text:h>
      <text:p text:style-name="P245">Night arrives and Mary finds herself training as usual to continue to build up her body.</text:p>
      <text:p text:style-name="P245">After today’s events, she is more motivated than ever to reach new limits. So, she works extremely hard to improve her abilities by as much possible.</text:p>
      <text:p text:style-name="P246">‘I will become powerful,’ Mary thinks as she pumps a metal dumbbell that she create<text:span text:style-name="T325">d</text:span> by periodically conjuring <text:span text:style-name="T325">metal onto a metal block and then reshaping it.</text:span></text:p>
      <text:p text:style-name="P247">After a few hours of training, she breaks and then sits down to meditate and allow her mind to wander.</text:p>
      <text:p text:style-name="P247">‘Our situation is now fairly interesting. Fewer players means less infighting and resource competition. However, our net power has been reduced too.</text:p>
      <text:p text:style-name="P247">In the long term, we are in a worse spot if finding other players is a problem. In contrast, we’ll be fine in the short term if we can play optimally. I have enough personal ability to carry us through most situations. But, today’s events are a stark reminder that not even I am invulnerable.’</text:p>
      <text:p text:style-name="P247">Mary frowns as she hates her own current weakness. Even though she knows how nuclear explosions work and can reproduce them using magic alone, it doesn’t mean that she herself is capable of surviving one. And, the same can be said for all kinds of explosives in general. Super Form will help her a lot in this regard and already has worked well to protect her once. However, it’s clear that she needs more ability than she currently has <text:span text:style-name="T326">to survive.</text:span></text:p>
      <text:p text:style-name="P248">‘<text:span text:style-name="T326">I think it’s time to utilize another major portion of my abilities. Otherwise, if I die without using all of the tools at my disposal, then I would only be able to regret my poor planning in the future.’</text:span></text:p>
      <text:p text:style-name="P249">Thinking that, she uses telekinesis to pull a rug off of the nearby floor toward her and then begins to cast magic on it.</text:p>
      <text:p text:style-name="P249">From left to right, the rug begins to disintegrate as a fine powder of black dust pours down into a pile on the floor that gradually expands. As Mary continues to channel, more and more of the rug is destroyed, until finally the rug is finely ground up into a pile of black powder.</text:p>
      <text:p text:style-name="P268">‘This should be more than enough,’ Mary thinks as she inspects the pounds of material in front of her.</text:p>
      <text:p text:style-name="P250">She waits for a bit to allow her mana recharge back to full, then begins to act upon the black powder.</text:p>
      <text:p text:style-name="P250">‘I should be able to create this material with the appropriate application of mana and elemental energies,’ Mary thinks.</text:p>
      <text:p text:style-name="P251">She uses her mana to carefully manipulate the black powder in a very specific way while periodically interweaving fire and lightning into the mix to to produce one short thread of material.</text:p>
      <text:p text:style-name="P269"><text:soft-page-break/>Though, once the thread is finished, Mary thinks, ‘No. That isn’t it.’</text:p>
      <text:p text:style-name="P270">She repeats the process again.</text:p>
      <text:p text:style-name="P260">Then again.</text:p>
      <text:p text:style-name="P260">And a third time, finally producing a thread of material, but not one that meets her satisfaction.</text:p>
      <text:p text:style-name="P260">Thus, she starts over, five times more, before creating a thread that meets her specifications.</text:p>
      <text:p text:style-name="P251">‘<text:span text:style-name="T335">Finally! Arcane thread!’ Mary thinks with excitement as she holds the thread in her hand.</text:span></text:p>
      <text:p text:style-name="P260">The thread is only a quarter of an inch thick and only three inches long. However, it appears exceptionally sturdy and even glows faintly with blue light when she interacts with it.</text:p>
      <text:p text:style-name="P251">‘<text:span text:style-name="T327">Arcane Thread!’ Mary thinks with excitement. ‘I managed to make it.’</text:span></text:p>
      <text:p text:style-name="P261">There are numerous ‘Fantasy Materials’ in this game world that can only be produced thanks to magic. And, this <text:span text:style-name="T328">Arcane Thread </text:span>is one of that that requires <text:span text:style-name="T328">magical </text:span>processes to <text:span text:style-name="T336">create and manipulate</text:span> mechanical <text:span text:style-name="T336">and elemental forces.</text:span></text:p>
      <text:p text:style-name="P261"><text:span text:style-name="T328">‘I used about 5 mana to make it. But, it’s obvious that the quality is extremely high. It should be </text:span><text:span text:style-name="T329">at least one grade above Beginner </text:span><text:span text:style-name="T336">at</text:span><text:span text:style-name="T329"> Intermediate.</text:span></text:p>
      <text:p text:style-name="P252"><text:span text:style-name="T329">However, my standard casting the other day surpassed two grades. So, I can take this much further. If I use 25 mana to create an Intermediate base, then </text:span><text:span text:style-name="T336">jumping to Skilled and even Advanced may not be impossible. </text:span><text:span text:style-name="T329">And, if I use all 45 of my mana, then I can further develop the quality within the Advanced grade to achieve even higher quality.</text:span></text:p>
      <text:p text:style-name="P253">Unfortunately, using <text:span text:style-name="T336">that</text:span> much mana for a single thread will be slow. <text:span text:style-name="T336">I have no </text:span>mana regeneration perks, so it will take 100 seconds to fully recharge my mana and create one strand.</text:p>
      <text:p text:style-name="P253">This pace is not very good.</text:p>
      <text:p text:style-name="P262">Still, a perfectly made outfit will provide near immunity to most forces for the forseeable future. I have to invest the time.</text:p>
      <text:p text:style-name="P262">Working for the next couple of nights and days should be enough to complete my desired outfit. <text:span text:style-name="T330">So, it seems that I will be pulling an all nighter.</text:span></text:p>
      <text:p text:style-name="P254">Spending my free-time producing resources for my next adventures. Who would have thought I’d be back to this preparation lifestyle so soon?</text:p>
      <text:p text:style-name="P254">I’m so glad that I have 45 vitality <text:span text:style-name="T337">and 45 magic</text:span>…’</text:p>
      <text:p text:style-name="P255">The thread is about one quarter of an inch thick and only three inches long. Thus, Mary knows <text:span text:style-name="T337">that she has a long crafting journey ahead.</text:span></text:p>
      <text:p text:style-name="P254">However, her mind has been made up. So, she begins the slog of producing an armor set by slowly creating individual threads one by one throughout the night.</text:p>
      <text:p text:style-name="P254"><text:soft-page-break/>***</text:p>
      <text:p text:style-name="P254">The first bit of sunlight shines from the distance into Mary’s room as a barely noticeable dark-blue tinge coats the world.</text:p>
      <text:p text:style-name="P256">With <text:span text:style-name="T331">36</text:span> strands of thread made per hour and the night lasting for <text:span text:style-name="T331">nearly 9 hours</text:span>, Mary creates <text:span text:style-name="T338">312 strands of thread overnight.</text:span></text:p>
      <text:p text:style-name="P257">As she looks at all of the threads, she realizes that it is definitely not enough material.</text:p>
      <text:p text:style-name="P257">‘I’ll probably need about five times as much <text:span text:style-name="T339">material. About what I expected,</text:span>’ Mary thinks as her speculations from when she started are confirmed.</text:p>
      <text:p text:style-name="P257">‘Well, I have a feeling that I will have more than enough time over the coming days to prepare… especially if we do wind up traveling to the Royal Capital.’</text:p>
      <text:p text:style-name="P257">Given that this is the case, Mary’s thoughts begin to wander again as she returns to intervals of <text:span text:style-name="T332">100</text:span> seconds of rest with one second of casting <text:span text:style-name="T332">in-between.</text:span></text:p>
      <text:p text:style-name="P258">***</text:p>
      <text:p text:style-name="P259">Another hour or so later, there is a knock on the door and Mary responds that she’s awake.</text:p>
      <text:p text:style-name="P259">The knock is the usual knock that all player’s receive to get them up and be ready for the invasion on the city.</text:p>
      <text:p text:style-name="P259">Thus, Mary stows away her thread under her bed and then heads out to meet up with the other players downstairs.</text:p>
      <text:p text:style-name="P259">***</text:p>
      <text:p text:style-name="P259">There are some sleepy yawns and morning greetings as all of the players come downstairs at about the same time.</text:p>
      <text:p text:style-name="P259">This is also when the lord and Rod arrive and share their usual spiel.</text:p>
      <text:p text:style-name="P259">“Heroes!” the lord proclaims. “I hope that you all slept well last night and have recovered from your adventurers yesterday.</text:p>
      <text:p text:style-name="P259">A new day is upon us with the survival of mankind at stake.</text:p>
      <text:p text:style-name="P259">I hope that you will all continue to protect our city to the best of your abilities to keep everybody safe.”</text:p>
      <text:p text:style-name="P263">Rod speaks up too and says, “Heroes. I appreciate your defense of the empire. After today’s battle, I hope that <text:span text:style-name="T340">you will return back to this castle so that we can discuss certain affairs relating to the empire.”</text:span></text:p>
      <text:p text:style-name="P263">“<text:span text:style-name="T340">Sure, we’ll be back,” Aric notifies.</text:span></text:p>
      <text:p text:style-name="P264">Rod nods and smiles, then states, “I wish you well then. Please return safely.”</text:p>
      <text:p text:style-name="P264"><text:soft-page-break/>“You’re not going to come help us?” Monte jokes.</text:p>
      <text:p text:style-name="P264">“Alas, my task is to protect this castle as a priority, so I can’t join you outside,” Rod responds.</text:p>
      <text:p text:style-name="P264">“Fair enough,” Monte replies.</text:p>
      <text:p text:style-name="P264">The group gets up and organizes their equipment before heading over to the stables and getting into different carriages. Then, the carriages head off and the players go to different areas of the town to defend.</text:p>
      <text:p text:style-name="P264">***</text:p>
      <text:p text:style-name="P264">“Lots of reinforcements,” Mary thinks as she looks around at the city.</text:p>
      <text:p text:style-name="P265">She is in a fairly wealthy looking <text:span text:style-name="T341">area with multi-story buildings and paved roads. However, the initial gloominess of the city from when she first arrived remains present. Dust and dirt reveals a lack of maintenance. And, the lack of human life enhances the grim eeriness that pervades the entire area.</text:span></text:p>
      <text:p text:style-name="P266">There is silence. And, along the once empty streets are fences, wooden stakes and other types of barricades. This is no longer a happy city. It’s a war zone. And, the stiffness instilled by what is to come is easily seen by feeling the assessing gazes of the city inhabitants looking down from above within their newly reinforced buildings.</text:p>
      <text:p text:style-name="P266">‘Looks like Monte’s actions are taking effect,’ Mary thinks as she spots signs of life. A group of guards stands at a city square, ready to take on any threat that appears. They are split into 10 groups of two wielding their usual full plate armor, swords and shields.</text:p>
      <text:p text:style-name="P266">Mary’s carriage stops here and she steps out, an action that draws the attention of some guards, but does not prompt them to act.</text:p>
      <text:p text:style-name="P271">They already know who the players are and there is no longer time for conversation. The upcoming fight is too soon for them to become distracted.</text:p>
      <text:p text:style-name="P267">‘<text:span text:style-name="T342">This is the fourth day of fighting,’ Mary continues her thoughts. ‘</text:span><text:span text:style-name="T343">Based on the trend, we could see anywhere between 7 and 9 monsters today. It’s really going to depend on how the second rank monsters scale up in numbers.</text:span></text:p>
      <text:p text:style-name="P272">I’m curious to know how far off we are from a spire appearing. This accelerated rate really could have us seeing one in only a week or two.’</text:p>
      <text:p text:style-name="P272">Mary’s thoughts are then interrupted by rumbling as dense mana rushes up from below and into the sky.</text:p>
      <text:p text:style-name="P273">Then, the sky turns its usual dark-red and black portals tear open the sky with block dots.</text:p>
      <text:p text:style-name="P273">Moments later, the hands, then the bodies, as the countless bodies of sky demons begin to pull themselves out of the portals.</text:p>
      <text:p text:style-name="P273">Their sloppy exit is hasty and dangerous. However, they wretch about in the air with crazed <text:soft-page-break/>moments like large insects trying to improve their bearing.</text:p>
      <text:p text:style-name="P273">*BAM BAM BAM*</text:p>
      <text:p text:style-name="P273">“RAAAAAAAAHHH!!!”</text:p>
      <text:p text:style-name="P273">Another key detail of the city renovations is that some buildings have large wooden spikes on them. <text:span text:style-name="T344">And, when the creatures fall, they land brutally on the spikes to suffer obviously lethal damage.</text:span></text:p>
      <text:p text:style-name="P275">However, the spikes are knocked off with the monsters upon impact, showing their hastily constructed nature. And, the number of monsters that actually hit them is perhaps only 1 in 100. The intent was good, but the actual result is quite poor.</text:p>
      <text:p text:style-name="P275">‘Not good, not good!’ Mary thinks as she notices something else.</text:p>
      <text:p text:style-name="P275">The demons are in even greater numbers than yesterday with easily seven of the smaller demons and 2-3 of the larger demons.</text:p>
      <text:p text:style-name="P276">However, this much <text:span text:style-name="T346">was</text:span> to be expected. What causes her to frown is that some of the demons have <text:span text:style-name="T346">different appearances than before.</text:span></text:p>
      <text:p text:style-name="P274">‘<text:span text:style-name="T346">Scout, Warrior and Commander class</text:span>. This situation is going to get out of control really fast,’ Mary thinks to herself.</text:p>
      <text:p text:style-name="P276">The demons that they have fought so far are the general-purpose <text:span text:style-name="T345">class that can do a little bit of everything. However, now, there are </text:span><text:span text:style-name="T346">three brand new classes of creature mixed into their numbers.</text:span></text:p>
      <text:p text:style-name="P277">The scout <text:span text:style-name="T347">class is </text:span>most prominent among the smaller-sized demons and feature slimmer and more nimble bodies than compared to normal. Their tail is longer, claws shorter and genitalia less prominent as they appear obviously specialized for speed and balance.</text:p>
      <text:p text:style-name="P277">Next, there are the warrior class creatures that are more prominent among the five-foot tall <text:span text:style-name="T348">demons</text:span>. They have <text:span text:style-name="T345">bladed arms, stubby, wide shield-like hands </text:span>or a mix of the two that give them a major boost to combat ability. Furthermore, their bodies are even more muscular and thick than before, a sign that their physique is improved for fighting too.</text:p>
      <text:p text:style-name="P278">Finally, the commander class creatures are <text:span text:style-name="T347">demons </text:span>specialized to lead groups of other<text:span text:style-name="T347">s </text:span>to coordinate toward some goal. At this stage, they are <text:span text:style-name="T349">mostly frail and not very intelligent. Likely, the only goals that they can think of are to reproduce and destroy. Still, they improve the abilities of those that they lead by some amount. And, as such, are a threat that must be eliminated.</text:span></text:p>
      <text:p text:style-name="P278">‘<text:span text:style-name="T349">I’ll f</text:span><text:span text:style-name="T350">o</text:span><text:span text:style-name="T349">cus those,’ Mary thinks as she charges toward a group of 9 demons roughly 500 feet away from her.</text:span></text:p>
      <text:p text:style-name="P279">The guard presence at that location is low. <text:span text:style-name="T350">Thus, she believes she can have the most impact there.</text:span></text:p>
      <text:p text:style-name="P280">She sprints at high speed as the demons make their usual recovery on the ground. They stand back up and begin to take in the sights around them, as Mary decides what course of action to take.</text:p>
      <text:p text:style-name="P280"><text:soft-page-break/>‘One commander, one warrior and three scouts. I need to take out the commander and scouts first. They’re the highest priority. The warriors should then be easy to finish off.’</text:p>
      <text:p text:style-name="P280">With her plan decided, she reaches the demons and engages.</text:p>
      <text:p text:style-name="P280">The demons, who saw her approach for a while now, respond to her arrival by screeching and then charging too. As usual, they have no intention of backing down in a fight. And a close-ranged conflict between Mary and all of the demons ensues shortly after.</text:p>
      <text:p text:style-name="P280">“Sorry, but I’m not in the mood to play,” Mary states clearly.</text:p>
      <text:p text:style-name="P280">A small demon approaches her and prepares to lung. However, Mary swings down on it with her blade before it can even jump.</text:p>
      <text:p text:style-name="P280">At the same time, warrior demon slices down at her from above with its blade-like appendage. Yet, Mary steps back, causing it to cut the air in front of her, before she steps forward once more and slices its head off.</text:p>
      <text:p text:style-name="P280">Her every movement is perfectly calculated as she recovers to a neutral position with her shield at her front and sword at her right side as she looks at the demons positions and decides her next moves in an instant.</text:p>
      <text:p text:style-name="P280">With the warrior down, there are only small creatures left. So, she steps forward and begins to slice at them with quick and powerful strikes.</text:p>
      <text:p text:style-name="P281">They lunge at her <text:span text:style-name="T351">in an attempt to latch onto her legs with claws and teeth. However, Mary’s aim and spacing are too perfect. She slices, recovers and slices again with a careful cadence as she carefully advances through their numbers, killing off every creature one by one.</text:span></text:p>
      <text:p text:style-name="P282">In the end, the small creatures die, which prompts Mary to lower her shield and charge toward the commander at full speed.</text:p>
      <text:p text:style-name="P282">This one’s appearance is mostly defensive with a fat stubby body only about four feet large. It wears some kind of webbed cloak over its body for protection that pulsates with weak purple light occasionally at different points.</text:p>
      <text:p text:style-name="P282">Unfortunately, it has no claws, shield or other obvious defense. And, with no more protectors and a lack of combat ability itself, Mary’s blade slices through its head with lethal precision as she kills it in one fell swipe.</text:p>
      <text:p text:style-name="P283">‘Gotta help others,’ Mary thinks as her attention moves to the next <text:span text:style-name="T352">group of foes.</text:span></text:p>
      <text:p text:style-name="P283"><text:span text:style-name="T352">Unlike on prior days, the creatures are </text:span><text:span text:style-name="T353">now in groups too dangerous for </text:span><text:span text:style-name="T352">normal citizens </text:span><text:span text:style-name="T353">to handle very easily. Only those with some degree of combat training are likely to </text:span><text:span text:style-name="T354">be able</text:span><text:span text:style-name="T353"> succeed in defeating a pack </text:span><text:span text:style-name="T354">of foes.</text:span></text:p>
      <text:p text:style-name="P283">‘<text:span text:style-name="T354">There,’ Mary spots another group about 1,500 feet away.</text:span></text:p>
      <text:p text:style-name="P284">This distance is pretty far. But, the monsters are wandering the streets uninterrupted, meaning that <text:soft-page-break/>she is likely the only person available to deal with them.</text:p>
      <text:p text:style-name="P283">‘<text:span text:style-name="T354">Let’s speed up a bit,’ Mary thinks as she charges and then utilizes her three-fold movement technique. A burst of force, a gust of magic and an application of martial force all combine to propel her forward with long steps as she easily travels over 100 feet per second.</text:span></text:p>
      <text:p text:style-name="P284">This speed sends her hurtling forward toward her target with wind rushing over her face and through her ears. Yet, she doesn’t mind at all thanks to her high vitality as she leans forward slightly to reduce air resistance and continues on.</text:p>
      <text:p text:style-name="P285">Within an expected 13 or so seconds, she reaches a decent distance from the creatures and lands on the taps on the ground. However, she doesn’t slow down. <text:span text:style-name="T355">Instead, she speeds up, as she winds up sword up and prepares for a slice.</text:span></text:p>
      <text:p text:style-name="P285"><text:span text:style-name="T355">Meanwhile, opposite to her, the </text:span>creatures are a group of eight with one warrior, one commander and the rest being smaller creatures. They <text:span text:style-name="T355">see Mary coming. However, </text:span><text:span text:style-name="T356">they don’t show any signs of reaction.</text:span></text:p>
      <text:p text:style-name="P284">“HAAA!” she grunts while slicing down onto the groups commander.</text:p>
      <text:p text:style-name="P286">“REEEEEE” the creatures screech as the commander dies and Mary lands.</text:p>
      <text:p text:style-name="P286">She doesn’t pause either as she turns and charges the warrior, cutting him down too as he looks on in confusion and surprise.</text:p>
      <text:p text:style-name="P286">‘These tactics are enough to beat these weaker foes,’ Mary comments to herself while slicing the smaller creatures.</text:p>
      <text:p text:style-name="P286">Though, after killing the commander, warrior and a rank one unit, the other creature’s seem to gain awareness of their current situation.</text:p>
      <text:p text:style-name="P286">They’re gonna die!</text:p>
      <text:p text:style-name="P286">As a result, they fill with terror and flee in random directions like a hoard of mice being stomped on by a massive foot from above.</text:p>
      <text:p text:style-name="P286">‘Wind Cutter,’ Mary thinks as she uses magic next.</text:p>
      <text:p text:style-name="P287">A thin vacuum of wind slices the throat of one of the fleeing creatures. <text:span text:style-name="T357">Then another. Then a third, fourth, fifth and sixth, as all of the creatures have their throats split </text:span><text:span text:style-name="T358">by</text:span><text:span text:style-name="T357"> Mary’s consecutive </text:span><text:span text:style-name="T358">Wind Cutter casts.</text:span></text:p>
      <text:p text:style-name="P288">Their bodies fall down at the same time, as Mary flicks her sword clean of dark-purple blood and sheathes it at her waist.</text:p>
      <text:p text:style-name="P289">‘<text:span text:style-name="T359">Hmm,’ Mary thinks as she checks her experience total. ‘9,400 out of </text:span><text:span text:style-name="T361">10,000’ she estimates. ‘</text:span><text:span text:style-name="T359">About 500 more for level 6. I get about 3 experience per rank 1 and 10 per rank 2. </text:span><text:span text:style-name="T361">That’s 40 a pack, meaning I need 13 more packs to level.</text:span></text:p>
      <text:p text:style-name="P292"><text:soft-page-break/>Probably too many to get within the city. Fortunately, I have an idea.<text:span text:style-name="T360">’</text:span></text:p>
      <text:p text:style-name="P293">She changes direction toward a wall and then sprints using her powerful <text:span text:style-name="T360">movement techniques conservatively to pace her resource </text:span>consumption<text:span text:style-name="T360">.</text:span></text:p>
      <text:p text:style-name="P290">Still, she is much faster than even an <text:span text:style-name="T363">O</text:span><text:span text:style-name="T362">lympic</text:span> athlete thanks to her truly superhuman abilities. <text:span text:style-name="T363">This enables her to </text:span><text:span text:style-name="T364">cross the two miles between her starting position and the wall in only a few minutes.</text:span></text:p>
      <text:p text:style-name="P290">‘<text:span text:style-name="T364">Now, to scale this thing,’ Mary thinks while her gaze pans up.</text:span></text:p>
      <text:p text:style-name="P291">The grey stone walls that protect the city are easily 50 feet high and <text:span text:style-name="T365">separate</text:span> only at the northern and southern gates. <text:span text:style-name="T365">There, large guard forces are assembled and the </text:span>tremendous, <text:span text:style-name="T365">thick metal fenced gates are certainly closed. As such, Mary has opted for this alternative route. She continues to sprint forward toward the wall, steps onto it, then charges up.</text:span></text:p>
      <text:p text:style-name="P291">‘<text:span text:style-name="T365">GUST!’ she thinks mentally as her eyes expand wide and powerful magic surges behind her.</text:span></text:p>
      <text:p text:style-name="P294">The wind supports her well and allows her to run up the wall with just enough force to carry her over the ledge and arrive on top.</text:p>
      <text:p text:style-name="P294">Immediately, guards spot her and point. However, she merely smiles and waves lightly, before running forward and leaping off the wall.</text:p>
      <text:p text:style-name="P294">‘Cushion,’ Mary thinks as a gust of wind swoops inwards and up at a spot below her.</text:p>
      <text:p text:style-name="P294">The timing of the spell is perfect too, as she lands within the wind, slowing her descent dramatically and allowing for her to land on the ground comfortably with stable footing.</text:p>
      <text:p text:style-name="P295">To her, what she just did was nothing of note. Failure was never even considered as an option. However, for the guards whom are unfamiliar with <text:span text:style-name="T366">Mary and her abilities, </text:span>they gasp and yell <text:span text:style-name="T366">from above.</text:span></text:p>
      <text:p text:style-name="P296">Though, once they see her land comfortable, they are silenced. And, murmurs quickly spread that she is one of the heroes send by the gods.</text:p>
      <text:p text:style-name="P295">‘Now then, let’s see what we’ve got here,’ Mary thinks as she scans her environment.</text:p>
      <text:p text:style-name="P296">There is effectively no more native wildlife on the surface to reduce the numbers of the spawned demons. Plus, there are more demons spawning now than ever before.</text:p>
      <text:p text:style-name="P296">The result? Hoards of demons roam around in packs as small as 3 to as large as 50 as the surface of the world is clearly on the brink of being overrun by demons.</text:p>
      <text:p text:style-name="P297">‘At this rate, spires will definitely be coming soon,’ Mary thinks with a frown. ‘Given the timing of everything, I could actually see spires arriving in exactly two more days. That would be perfect timing for the rank 3s to appear, right after 3 days since the rank 2s popped up and right before the instant demon spawns would become too much for this world to handle.</text:p>
      <text:p text:style-name="P297"><text:span text:style-name="T367">I really need to finish my armor up ASAP and get at least one offensive magical tool too. Otherwise, </text:span><text:soft-page-break/><text:span text:style-name="T367">things could get dangerous once again.</text:span>’</text:p>
      <text:p text:style-name="P298">A nearby pack of demons that spotted Mary from afar has been walking in her direction for a while is now within a range of 100 feet from her. Thus, as the demons tend to do, they become mindlessly aggressive and charge at her as they screech, lick their lips and flail their various limbs excitedly in the hopes of capturing fresh <text:span text:style-name="T368">prey</text:span>.</text:p>
      <text:p text:style-name="P298">‘<text:span text:style-name="T369">The developers are so fucked up,’ Mary thinks as she watches a demon’s erection form.</text:span></text:p>
      <text:p text:style-name="P299">She withdraws her blade and charges toward the creatures in retaliation as she prepares for another quick exchange.</text:p>
      <text:p text:style-name="P299">***</text:p>
      <text:p text:style-name="P299">Mary’s combat abilities against foes at this level is simply far too great for them to pose any threat to her as she annhilates pack after pack of demon outside of the city.</text:p>
      <text:p text:style-name="P299">1. 10. 50. 1000. It really doesn’t seem like anything can stop her as she massacres every demon in her path with absolute precision and calculated lethality.</text:p>
      <text:p text:style-name="P299">The guards watch her in awe as she demonstrates plain sword techniques that leave them dazzled.</text:p>
      <text:p text:style-name="P299">‘How could a woman be this strong?’</text:p>
      <text:p text:style-name="P299">‘Is she stronger than me?’</text:p>
      <text:p text:style-name="P299">‘Insane! This woman is nuts!’</text:p>
      <text:p text:style-name="P299">They all have various thoughts and fantasies as they watch her eradicate creatures mercilessly across the city’s outskirts.</text:p>
      <text:p text:style-name="P299">Over two hours pass with her engaged in constant combat until there is the sound of a horn coming from the city’s gates that draws her attention.</text:p>
      <text:p text:style-name="P299">There, she watches as the gate rises and a carriage slowly moves outward along with the familiar members of her party, Winner’s Lounge.</text:p>
      <text:p text:style-name="P299">‘Guess they finally are catching up,’ Mary thinks as she slashes her sword to fling off blood and then sheathes it.</text:p>
      <text:p text:style-name="P299">Even though she has been engaged in combat for many hours, one might be surprised to find that she isn’t particularly sweaty, bloody or out of breath. But, this is only because of a few tricks that she has been using throughout.</text:p>
      <text:p text:style-name="P299">Ice magic is a thing in this game world. And, by using it, she can cool her body down extremely rapidly both internally and externally. For blood, <text:span text:style-name="T370">she can avoid being splattered with technique. Though, in unavoidable cases, </text:span>she merely needs to use an application of water and earth magic to <text:span text:style-name="T370">clense</text:span> herself. And, <text:span text:style-name="T370">as </text:span>for breathing, she merely needs to further improve and regulate the breathing of her lungs. </text:p>
      <text:p text:style-name="P299"><text:soft-page-break/>Since its obvious that her guild is moving in her direction, Mary doesn’t move from her location and waits for their approach.</text:p>
      <text:p text:style-name="P299">***</text:p>
      <text:p text:style-name="P303">“Maaaaary,” Niagra approaches her and pouts.</text:p>
      <text:p text:style-name="P303">“Niaaaaagggrrrrraaaa,” she responds to him.</text:p>
      <text:p text:style-name="P303">“Why did you come out here to farm solo?” Niagra asks. “You’re going to be stuck around anyway.”</text:p>
      <text:p text:style-name="P303">“I came for combat training,” Mary responds. “<text:span text:style-name="T371">I feel like I was starting to get sluggish sitting around all day.”</text:span></text:p>
      <text:p text:style-name="P303">“<text:span text:style-name="T371">Still, it’s not safe to come out here solo,” Aric responds. “Please try to restrain yourself in the future and stick with us.”</text:span></text:p>
      <text:p text:style-name="P303">“<text:span text:style-name="T371">Sure,” Mary replies.</text:span></text:p>
      <text:p text:style-name="P304">“<text:span text:style-name="T371">Now then,” Rod’s voice comes from within the carriage as he steps out. “I’m glad to see that you’re optimistic about fighting the demons.</text:span></text:p>
      <text:p text:style-name="P310">Since we have all regrouped, I am hoping that we can speak now about the matter I mentioned earlier.”</text:p>
      <text:p text:style-name="P303">“<text:span text:style-name="T371">Sure, what do you have in mind?” Aric asks.</text:span></text:p>
      <text:p text:style-name="P305">“<text:span text:style-name="T371">I think you have some idea already,” Rod remarks with a light smile. “Basically, it is about the matter regarding the king’s </text:span><text:span text:style-name="T374">order</text:span><text:span text:style-name="T371"> and the reception that it received.</text:span></text:p>
      <text:p text:style-name="P311">To be frank, the king is not pleased with how it was received by you or the City Lord. Normally, we would sentence you and this city’s nobility to death by treason. However, we recognize that you heroes are new to this world and thus were likely mislead.”</text:p>
      <text:p text:style-name="P305">“<text:span text:style-name="T374">Then, I suppose that means you intend to charge the lord with treason?” Monte asks.</text:span></text:p>
      <text:p text:style-name="P305">“<text:span text:style-name="T375">Maybe</text:span><text:span text:style-name="T374">,” Rod responds mysteriously. “The matter of the City Lord’s treason is a complex matter. </text:span><text:span text:style-name="T375">His assumption is somewhat correct. We don’t have the manpower to spare to properly take him out of power. If we were to oust him from his position along with the nobles backing him, then we risk leaving the city unstable against both internal and external conflicts. In this case, the empire could be severely harmed, which is not something that we can afford to deal with right now.</text:span></text:p>
      <text:p text:style-name="P324">Still, I strongly urge you to leave this place regardless of how you feel about the City Lord, the king, myself or this city’s populace. <text:span text:style-name="T389">The famine in this city is severe </text:span>and resource disputes will inevitably lead to major conflicts. There are also many events occurring both out in the open and in the background that could change this city’s situation in an instant. <text:span text:style-name="T389">Also, there are other events occuring in the background between numerous factions that could change this city’s situation drastically in an instant. </text:span>For your own sakes, it only makes sense to leave here to avoid being <text:span text:style-name="T389">dragged down with this </text:span><text:soft-page-break/><text:span text:style-name="T389">city’s problems.”</text:span></text:p>
      <text:p text:style-name="P321">“<text:span text:style-name="T389">You almost make it sound like the Royal Capital has no issues?” Monte states </text:span><text:span text:style-name="T390">with a questioning tone</text:span><text:span text:style-name="T389">.</text:span></text:p>
      <text:p text:style-name="P322">“<text:span text:style-name="T389">It is not a perfect place. However, </text:span><text:span text:style-name="T390">it is much more stable than here and will be able to remain stable for substantially longer,” Rod responds.</text:span></text:p>
      <text:p text:style-name="P322">“<text:span text:style-name="T390">One last question from me,” Monte continues. “Based on what you said, it sounds like this city is doomed. Is that known and intended? Or, will the empire be making efforts to save this city?”</text:span></text:p>
      <text:p text:style-name="P323">“<text:span text:style-name="T391">It is in the best empire of the empire for our city to survive. However, sometimes, reality is not so kind. Depending on how long it takes to muster reinforcements and how quickly the demons increase in numbers and strength, it may not be possible to save this city,” Rod replies.</text:span></text:p>
      <text:p text:style-name="P323">“<text:span text:style-name="T391">Understood,” Monte nods and then turns to Aric.</text:span></text:p>
      <text:p text:style-name="P300">“<text:span text:style-name="T376">What do you suggest we do then?” Aric asks.</text:span></text:p>
      <text:p text:style-name="P300">“<text:span text:style-name="T376">Come with me to the Royal Capital,” Rod states plainly. “If the king acknowledges you all as hero, then nobody in the empire will question your status and you will become able to move about with impunity.</text:span></text:p>
      <text:p text:style-name="P307">In the same way that the City Lord offered you support for protection, the king desires a mutually beneficial arrangement <text:span text:style-name="T378">for us all.</text:span>”</text:p>
      <text:p text:style-name="P307">“The Royal Capital is quite far, no?” Monte asks. “You and birds may be able to move between there and here in mere days. However, taking all of us would require at least 5 days, would it not? <text:span text:style-name="T377">And, that’s not even considering the sky demons</text:span>.”</text:p>
      <text:p text:style-name="P308">“<text:span text:style-name="T379">I</text:span><text:span text:style-name="T378">t would be a long trip,” Rod responds. “However, this is a gravely important matter. </text:span><text:span text:style-name="T379">As long as you are willing, then I can ensure your safety.”</text:span></text:p>
      <text:p text:style-name="P308">“<text:span text:style-name="T379">You must be pretty strong then,” Mary comments.</text:span></text:p>
      <text:p text:style-name="P308">“<text:span text:style-name="T379">I can hold my own in a fight,” Rod responds with a light smile.</text:span></text:p>
      <text:p text:style-name="P301">“<text:span text:style-name="T379">Well, Rod has made a suggestion everybody,” Aric states to his group. “Does anybody object? No? Then, we agree,” he states to Rod.</text:span></text:p>
      <text:p text:style-name="P301">“<text:span text:style-name="T379">Excellent!” Rod states with a clap. “Then, let’s leave now.”</text:span></text:p>
      <text:p text:style-name="P312">“Huh?” Aric responds. “Don’t we need to pack and prepare?”</text:p>
      <text:p text:style-name="P301">“<text:span text:style-name="T379">No need. I have enough supplies prepared for us to travel already. And, if I’m not mistaken, you all should not have anything too valuable at this city that you need? We can provide you everything you ha</text:span><text:span text:style-name="T380">ve</text:span><text:span text:style-name="T379"> here and more at the Royal Capital.”</text:span></text:p>
      <text:p text:style-name="P312">“Sorry, but I object,” Mary states. “I have items that I need to collect now. I can’t leave without them.”</text:p>
      <text:p text:style-name="P301"><text:soft-page-break/>“<text:span text:style-name="T379">Hmm,” Rod states as he puts a finger to his chin. “From what I saw earlier, you are quite </text:span><text:span text:style-name="T381">quick</text:span><text:span text:style-name="T379">, yes? Would you be able to gather your things from the castle on your own and return here quickly?”</text:span></text:p>
      <text:p text:style-name="P301">“<text:span text:style-name="T379">Yes,” Mary states.</text:span></text:p>
      <text:p text:style-name="P301">“<text:span text:style-name="T379">Then, let’s go with that,” Rod states. “Does anybody else have anything </text:span><text:span text:style-name="T381">that they need? Maybe Mary can pick it up for you.”</text:span></text:p>
      <text:p text:style-name="P309">Though, mobody speaks up, so Rod continues, “Then, good luck on your trip. Hurry back.”</text:p>
      <text:p text:style-name="P309">“Will do.”</text:p>
      <text:p text:style-name="P309">And, like that, Mary dashes away as she rushes over to the gate, through it and into the city.</text:p>
      <text:p text:style-name="P309">***</text:p>
      <text:p text:style-name="P313">Back in the Administrative Realm, The Judge and <text:span text:style-name="T382">its</text:span><text:span text:style-name="T383"> major sub-processes loop endlessly </text:span><text:span text:style-name="T382">in a conversation about the game status.</text:span></text:p>
      <text:p text:style-name="P313">“<text:span text:style-name="T382">Are the affairs in the Mirugrel Realm being resolved?” The Judge asks.</text:span></text:p>
      <text:p text:style-name="P313">“<text:span text:style-name="T382">Fortunately, yes. The Council of Five have assembled to propose a decree that would unite their five nations,” x Responds. “However, there are several rebellions planned to take place that will prevent a successful pact. This will lead to chaos and turmoil and maintain imbalance in the region.”</text:span></text:p>
      <text:p text:style-name="P313">“<text:span text:style-name="T382">Good. We must ensure that there is enough chaos throughout the universe for the players to resolve. </text:span><text:span text:style-name="T384">We don’t want anybody to become too comfortable.”</text:span></text:p>
      <text:p text:style-name="P314">A bolt of lightning seems to flicker through the air, as The Judge turns to X and asks, “What’s wrong?”</text:p>
      <text:p text:style-name="P314">“It’s Jorya,” she responds.</text:p>
      <text:p text:style-name="P314">“Here we go again,” Death facepalms as the others show equally annoyed expressions.</text:p>
      <text:p text:style-name="P314">“He went into seclusion as requested. However, his subordinates have taken an interest into his recent affairs.</text:p>
      <text:p text:style-name="P314">I have frozen time to give us a chance to discuss the current situation based on our last incident.”</text:p>
      <text:p text:style-name="P314">“What is the scope of his subordinates actions?” The Judge asks directly.</text:p>
      <text:p text:style-name="P314">“Two of his sons have noticed his strange behavior and have begun to investigate. Based on projections, they are capable of determining that he left to visit Mary and could make contact with her.</text:p>
      <text:p text:style-name="P315">Given the strange nature of their father’s circumstances, they are also preparing a series of counter-measures against interference too in the form of private letters to trusted aids.</text:p>
      <text:p text:style-name="P315">As things stand, it wouldn’t be impossible for this situation to balloon out of control if left unattended.”</text:p>
      <text:p text:style-name="P315"><text:soft-page-break/>Gaia speaks, “I’d also like to mention that there are a variety of powerful forces gaining awareness of the existence of players and aiming to send their subordinates out to make an initial contact. We didn’t anticipate this being a problem in the past. However, if we are now assuming that Mary could turn any powerful being majorly into her favor, then perhaps this is a problem?”</text:p>
      <text:p text:style-name="P315">“This is the problem with Mary as a whole,” X states. “She’s too capable. <text:span text:style-name="T385">If there is anything to exploit, she will exploit it, </text:span><text:span text:style-name="T386">with the human psyche being effectively an open book to her.”</text:span></text:p>
      <text:p text:style-name="P315">“<text:span text:style-name="T386">Are you suggesting we put her in a land of entirely mindless enemies?” X asks.</text:span></text:p>
      <text:p text:style-name="P315">“<text:span text:style-name="T386">That might be the only thing that would work against her!” X states seriously.</text:span></text:p>
      <text:p text:style-name="P316">The Judge interrupts, “That design goes against the will of The Creator and would not be even if we wanted it to.</text:p>
      <text:p text:style-name="P316">What’s done is done. This game session is running and we are responsible for maintaining its integrity regardless of whether there are one, two or one million irregularities.</text:p>
      <text:p text:style-name="P316">The sons will be handled in a forceful manner to squash their desires. The Origin King will be deployed <text:span text:style-name="T387">to advise them with both words and force if necessary. As long as their curiosities do not spread, then the chain of causality spawned from Mary’s divine meeting should be settled.</text:span></text:p>
      <text:p text:style-name="P317">However, if the situation were to somehow deteriorate further, then we can always resort to the extreme method of wiping out their society using The Scourge.”</text:p>
      <text:p text:style-name="P317">“Perhaps we should use The Scourge now?” X suggests. “That would wrap up this problem <text:span text:style-name="T388">neatly without any risks of spillage.”</text:span></text:p>
      <text:p text:style-name="P317">“<text:span text:style-name="T388">The Creator would prefer that we avoid using such methods if possible. So, for now, we will not resort to The Scourge,” The Judge states. “We will rely on monitoring as we currently are to squelch issues before they occur as we are doing right now.</text:span></text:p>
      <text:p text:style-name="P318">Remember, we are ultimately the most powerful entities in the game with the most computer power. As long as we remain vigilant, we can run a fair competitive game session.”</text:p>
      <text:p text:style-name="P318">The agents all nod in agreement, as The Judge’s consciousness shifts into the being known as The Origin God.</text:p>
      <text:p text:style-name="P318">With its truly infinite administrative might, it reaches into the minds of the sons and overwrites their personalities and minds. Gone are their interests in their father’s exploits. And, they are even adjusted to not notice this change in interests or to even desire to speak about the matter.</text:p>
      <text:p text:style-name="P318">Now, even if a person were to insist for them to explore what their father had done, they wouldn’t care. But, they are the only two that knew in the first place, so The Judge hopes that this will be sufficient to end Mary’s actions.</text:p>
      <text:p text:style-name="P318">Thus, the Origin King finishes its work and fades into nothingness once more. Time unfreezes shortly after and the world clock ticks onward once again.</text:p>
      <text:p text:style-name="P319"><text:soft-page-break/>***</text:p>
      <text:p text:style-name="P327">[ Comment about Rod shooting fireballs as they travel and Mary not being idle to create weave ]</text:p>
      <text:p text:style-name="P327"/>
      <text:p text:style-name="P326">“This is thread for an armor I’m making,” Mary states. “It’s going to be a slow process because my magic stat is very low. But, hopefully, once done, it will be decent.</text:p>
      <text:p text:style-name="P326">And,” she says as she watches Niagra’s mouth open. “I don’t want to disclose any details about its properties or how to make it. And, no, I can’t make any duplicates for anybody else… yet. But, later on if we have time I will make more.</text:p>
      <text:p text:style-name="P326">Nothing personal.”</text:p>
      <text:p text:style-name="P326">“I didn’t know you knew Arcane Weaving,” Lavant comments. “Even in the last session, such a skill was rare. I can only assume that you have some type of perk aiding you.”</text:p>
      <text:p text:style-name="P326">“Maybe,” Mary responds with a straight face. Then, she closes her eyes and mediates some more.</text:p>
      <text:p text:style-name="P326">The group has chatted so much in the past that they really don’t have much else to talk about so they continue their trip in silence, the occasional blast from Rod coming down from above. With horses pulling their caravan, the members of WL, Rod and Mary continue on for the remainder of the day as they cross plains and enter forests.</text:p>
      <text:p text:style-name="P326">***</text:p>
      <text:p text:style-name="P326">[Discuss night, monster invasion next day becoming more severe]</text:p>
      <text:p text:style-name="P325"><text:span text:style-name="T392">[6</text:span><text:span text:style-name="T393">th</text:span><text:span text:style-name="T392"> day should be when spires start to break the ground open]</text:span></text:p>
      <text:p text:style-name="P326">The day of travel concludes and the group stops and setups up camp for the evening.</text:p>
      <text:p text:style-name="P326">With the demons constantly patrolling even at night, a normal camping setup won’t be good enough for defense. So, the members of the group work together to dig a small hideaway beneath a tree using magical and physical means to provide a hidden location to safely rest. Mages are typically able to use all elements to some degree. And, with Rod being as strong as he is, he is able to make a fairly spacious stone-lined tunnel and cavern for them to rest in after only 30 minutes or so.</text:p>
      <text:p text:style-name="P326">Once done, they rest at a fire above ground and eat, drink and chat a bit as Rod shares some stories about the capital.</text:p>
      <text:p text:style-name="P326">They are interrupted once during this fight by demons. But, with Rods abilities, he wipes them out quickly.</text:p>
      <text:p text:style-name="P326">Then, eventually the group gets tired and does one final bathroom break, before heading into their small cavern and sealing it off tightly. Only a few holes remain to allow for fresh air to move in and out of their space.</text:p>
      <text:p text:style-name="P326">“Everybody ready to sleep?” Rod asks as he holds a ball of light in his hand.</text:p>
      <text:p text:style-name="P326"><text:soft-page-break/>There is mostly silence, so he checks the horse and carriage to make sure that they are alright, before shutting off his light and heading to bed himself.</text:p>
      <text:p text:style-name="P326">Now, only a decently large beam of moonlight shines in from a glass covered hole nearby that provides faint illumination throughout the place.</text:p>
      <text:p text:style-name="P326">***</text:p>
      <text:p text:style-name="P326">The night passes smoothly and their group wakes up early out of habit from the prior days.</text:p>
      <text:p text:style-name="P326">“I’ll clear out the perimeter,” Rod suggests as he begins to use magic to create an exit to their area.</text:p>
      <text:p text:style-name="P326"/>
      <text:p text:style-name="P320"/>
      <text:p text:style-name="P319"/>
      <text:p text:style-name="P313"/>
      <text:p text:style-name="P3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in" fo:margin-right="0in" fo:margin-top="0.0402in" fo:margin-bottom="0.0402in" style:contextual-spacing="false" fo:line-height="115%" fo:orphans="0" fo:text-indent="0.2in" style:auto-text-indent="false" style:page-number="auto">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pag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3DT5H45M9S</meta:editing-duration>
    <meta:editing-cycles>427</meta:editing-cycles>
    <meta:generator>LibreOffice/7.4.0.3$Windows_X86_64 LibreOffice_project/f85e47c08ddd19c015c0114a68350214f7066f5a</meta:generator>
    <dc:date>2023-08-16T12:29:34.142000000</dc:date>
    <meta:document-statistic meta:table-count="0" meta:image-count="0" meta:object-count="0" meta:page-count="178" meta:paragraph-count="3099" meta:word-count="71266" meta:character-count="402329" meta:non-whitespace-character-count="334074"/>
  </office:meta>
</office:document-meta>
</file>